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21.4pt"/>
    </style:style>
    <style:style style:family="table-column" style:name="co2">
      <style:table-column-properties fo:break-before="auto" style:column-width="40.45pt"/>
    </style:style>
    <style:style style:family="table-column" style:name="co3">
      <style:table-column-properties fo:break-before="auto" style:column-width="36.45pt"/>
    </style:style>
    <style:style style:family="table-column" style:name="co4">
      <style:table-column-properties fo:break-before="auto" style:column-width="57.09pt"/>
    </style:style>
    <style:style style:family="table-column" style:name="co5">
      <style:table-column-properties fo:break-before="auto" style:column-width="70.55pt"/>
    </style:style>
    <style:style style:family="table-column" style:name="co6">
      <style:table-column-properties fo:break-before="auto" style:column-width="98.31pt"/>
    </style:style>
    <style:style style:family="table-column" style:name="co7">
      <style:table-column-properties fo:break-before="auto" style:column-width="11.11pt"/>
    </style:style>
    <style:style style:family="table-column" style:name="co8">
      <style:table-column-properties fo:break-before="auto" style:column-width="46.74pt"/>
    </style:style>
    <style:style style:family="table-column" style:name="co9">
      <style:table-column-properties fo:break-before="auto" style:column-width="34.1pt"/>
    </style:style>
    <style:style style:family="table-column" style:name="co10">
      <style:table-column-properties fo:break-before="auto" style:column-width="38.86pt"/>
    </style:style>
    <style:style style:family="table-column" style:name="co11">
      <style:table-column-properties fo:break-before="auto" style:column-width="30.9pt"/>
    </style:style>
    <style:style style:family="table-column" style:name="co12">
      <style:table-column-properties fo:break-before="auto" style:column-width="49.15pt"/>
    </style:style>
    <style:style style:family="table-column" style:name="co13">
      <style:table-column-properties fo:break-before="auto" style:column-width="35.66pt"/>
    </style:style>
    <style:style style:family="table-column" style:name="co14">
      <style:table-column-properties fo:break-before="auto" style:column-width="28.54pt"/>
    </style:style>
    <style:style style:family="table-column" style:name="co15">
      <style:table-column-properties fo:break-before="auto" style:column-width="41.19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45.01pt"/>
    </style:style>
    <style:style style:family="table-row" style:name="ro3">
      <style:table-row-properties fo:break-before="auto" style:use-optimal-row-height="false" style:row-height="29.11pt"/>
    </style:style>
    <style:style style:family="table-row" style:name="ro4">
      <style:table-row-properties fo:break-before="auto" style:use-optimal-row-height="false" style:row-height="56.44pt"/>
    </style:style>
    <style:style style:family="table-row" style:name="ro5">
      <style:table-row-properties fo:break-before="auto" style:use-optimal-row-height="false" style:row-height="16.36pt"/>
    </style:style>
    <style:style style:family="table-row" style:name="ro6">
      <style:table-row-properties fo:break-before="auto" style:use-optimal-row-height="false" style:row-height="13.15pt"/>
    </style:style>
    <style:style style:family="table-row" style:name="ro7">
      <style:table-row-properties fo:break-before="auto" style:use-optimal-row-height="false" style:row-height="12.76pt"/>
    </style:style>
    <style:style style:family="table-row" style:name="ro8">
      <style:table-row-properties fo:break-before="auto" style:use-optimal-row-height="false" style:row-height="25.51pt"/>
    </style:style>
    <style:style style:family="table-row" style:name="ro9">
      <style:table-row-properties fo:break-before="auto" style:use-optimal-row-height="false" style:row-height="51.59pt"/>
    </style:style>
    <style:style style:family="table-row" style:name="ro10">
      <style:table-row-properties fo:break-before="auto" style:use-optimal-row-height="false" style:row-height="38.24pt"/>
    </style:style>
    <style:style style:family="table-row" style:name="ro11">
      <style:table-row-properties fo:break-before="auto" style:use-optimal-row-height="false" style:row-height="11.25pt"/>
    </style:style>
    <style:style style:family="table-row" style:name="ro12">
      <style:table-row-properties fo:break-before="auto" style:use-optimal-row-height="false" style:row-height="15.76pt"/>
    </style:style>
    <style:style style:family="table" style:name="ta1" style:master-page-name="PageStyle_5f_Eerste_20_gedeelte">
      <style:table-properties style:writing-mode="lr-tb" table:display="true"/>
    </style:style>
    <style:style style:family="table-cell" style:parent-style-name="TL_20_Title" style:name="ce1">
      <style:table-cell-properties style:glyph-orientation-vertical="0" fo:border-left="1.76pt solid #000000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style:direction="ltr" style:repeat-content="false" style:shrink-to-fit="false" fo:wrap-option="no-wrap" style:vertical-align="automatic" ns42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5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6">
      <style:table-cell-properties style:glyph-orientation-vertical="0" style:text-align-source="fix" style:direction="ltr" style:repeat-content="false" style:shrink-to-fit="false" fo:wrap-option="no-wrap" style:vertical-align="middle" ns42:vertical-justify="auto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7">
      <style:table-cell-properties style:glyph-orientation-vertical="0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top" ns42:vertical-justify="auto" style:diagonal-bl-tr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8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2:vertical-justify="auto" style:diagonal-bl-tr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2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2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11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2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HRowHeader" style:name="ce12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top" ns42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top" ns42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style:glyph-orientation-vertical="0" fo:padding="2.01pt" style:text-align-source="value-type" style:direction="ltr" style:repeat-content="false" style:shrink-to-fit="false" fo:wrap-option="no-wrap" style:vertical-align="automatic" ns42:vertical-justify="auto" style:rotation-align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17">
      <style:table-cell-properties style:glyph-orientation-vertical="0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8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9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20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21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22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3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4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5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6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7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8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9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0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1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2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3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4">
      <style:table-cell-properties style:glyph-orientation-vertical="0" style:text-align-source="value-type" style:direction="ltr" style:repeat-content="false" style:shrink-to-fit="false" fo:wrap-option="wrap" style:vertical-align="middle" ns42:vertical-justify="auto" style:rotation-angle="0"/>
      <style:paragraph-properties fo:margin-left="0pt" style:writing-mode="page" css3t:text-justify="auto"/>
    </style:style>
    <style:style style:family="table-cell" style:parent-style-name="Default" style:name="ce35">
      <style:table-cell-properties style:glyph-orientation-vertical="0" style:text-align-source="value-type" style:direction="ltr" style:repeat-content="false" style:shrink-to-fit="false" fo:wrap-option="wrap" style:vertical-align="middle" ns42:vertical-justify="auto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6">
      <style:table-cell-properties style:glyph-orientation-vertical="0" style:text-align-source="fix" fo:border="none" style:direction="ltr" style:repeat-content="false" style:diagonal-tl-br="none" style:shrink-to-fit="false" fo:wrap-option="wrap" style:vertical-align="automatic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Property" style:name="ce37">
      <style:table-cell-properties style:glyph-orientation-vertical="0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38">
      <style:table-cell-properties style:glyph-orientation-vertical="0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39">
      <style:table-cell-properties style:glyph-orientation-vertical="0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0">
      <style:table-cell-properties style:glyph-orientation-vertical="0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1">
      <style:table-cell-properties style:glyph-orientation-vertical="0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automatic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2">
      <style:table-cell-properties fo:border-left="none" fo:border-top="none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3">
      <style:table-cell-properties style:glyph-orientation-vertical="0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2.01pt" style:text-align-source="fix" style:direction="ltr" style:repeat-content="false" style:shrink-to-fit="false" fo:wrap-option="wrap" style:vertical-align="middle" ns42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45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6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7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49">
      <style:table-cell-properties fo:border-left="1.76pt solid #000000" fo:border-top="1.76pt solid #000000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0">
      <style:table-cell-properties fo:border-left="1.76pt solid #000000" fo:border-top="none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51">
      <style:table-cell-properties fo:border-left="1.76pt solid #000000" fo:border-top="none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2">
      <style:table-cell-properties fo:border-left="1.76pt solid #000000" fo:border-top="none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ColHeader" style:name="ce53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4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5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57">
      <style:table-cell-properties fo:border-left="none" fo:border-top="1.76pt solid #000000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8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59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60">
      <style:table-cell-properties fo:border-left="none" fo:border-top="none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ColHeader" style:name="ce61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2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3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style:text-align-source="fix" style:direction="ltr" style:repeat-content="false" style:shrink-to-fit="false" fo:wrap-option="no-wrap" style:vertical-align="middle" ns42:vertical-justify="auto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ColHeader" style:name="ce65">
      <style:table-cell-properties style:glyph-orientation-vertical="0" fo:border-left="0.74pt solid #000000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6">
      <style:table-cell-properties style:glyph-orientation-vertical="0" fo:border-left="0.74pt solid #000000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7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68">
      <style:table-cell-properties fo:border-left="none" fo:border-top="1.76pt solid #000000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69">
      <style:table-cell-properties fo:border-left="none" fo:border-top="none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70">
      <style:table-cell-properties fo:border-left="none" fo:border-top="none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71">
      <style:table-cell-properties fo:border-left="none" fo:border-top="none" fo:border-right="1.76pt solid #000000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72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3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4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5">
      <style:table-cell-properties style:glyph-orientation-vertical="0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6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7">
      <style:table-cell-properties style:glyph-orientation-vertical="0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1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2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3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5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6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7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8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9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1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2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93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7">
      <style:table-cell-properties style:glyph-orientation-vertical="0" style:text-align-source="fix" fo:border="none" style:direction="ltr" style:repeat-content="false" style:diagonal-tl-br="none" style:shrink-to-fit="false" fo:wrap-option="no-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98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0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2">
      <style:table-cell-properties fo:border-left="none" fo:border-top="1.76pt solid #000000" fo:border-right="1.76pt solid #000000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03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4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e1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2:graphic-properties draw:fill-color="#ffffe1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style:font-size-asian="8pt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fo:color="#000000" style:font-name-asian="Droid Sans Fallback" style:text-outline="false" fo:country="GB" style:text-line-through-mode="continuous" style:font-family-complex="Tahoma" style:font-relief="none" style:text-position="0% 100%" style:text-overline-color="font-color" style:font-family-generic-complex="swiss" style:font-family-generic="swiss" fo:language="en" style:font-style-asian="normal" style:text-line-through-style="none" style:font-weight-complex="normal" style:font-pitch-complex="variable" style:font-pitch="variable" style:font-weight-asian="normal" style:text-emphasize="none" fo:font-family="Tahoma"/>
    </style:style>
    <style:style style:family="text" style:name="T2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bold" style:font-weight-asian="bold" fo:font-size="10pt" style:font-name="Arial" style:text-position="0%" fo:font-weight="bold" style:text-underline-style="none" fo:text-shadow="none"/>
    </style:style>
    <style:style style:family="text" style:name="T3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Eerste gedeelte">
        <office:forms form:apply-design-mode="false" form:automatic-focus="false"/>
        <table:table-column table:style-name="co1" table:default-cell-style-name="ce14"/>
        <table:table-column table:style-name="co2" table:default-cell-style-name="ce23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23"/>
        <table:table-column table:style-name="co7" table:default-cell-style-name="ce23"/>
        <table:table-column table:style-name="co8" table:default-cell-style-name="ce23" table:number-columns-repeated="2"/>
        <table:table-column table:style-name="co9" table:default-cell-style-name="ce23" table:number-columns-repeated="3"/>
        <table:table-column table:style-name="co8" table:default-cell-style-name="ce23" table:number-columns-repeated="2"/>
        <table:table-column table:style-name="co10" table:default-cell-style-name="ce23" table:number-columns-repeated="2"/>
        <table:table-column table:style-name="co8" table:default-cell-style-name="ce23" table:number-columns-repeated="2"/>
        <table:table-column table:style-name="co10" table:default-cell-style-name="ce23" table:number-columns-repeated="2"/>
        <table:table-column table:style-name="co11" table:default-cell-style-name="ce32"/>
        <table:table-column table:style-name="co10" table:default-cell-style-name="ce23"/>
        <table:table-column table:style-name="co11" table:default-cell-style-name="ce23" table:number-columns-repeated="2"/>
        <table:table-column table:style-name="co12" table:default-cell-style-name="ce101"/>
        <table:table-column table:style-name="co13" table:default-cell-style-name="ce101"/>
        <table:table-column table:style-name="co14" table:default-cell-style-name="ce101"/>
        <table:table-column table:style-name="co15" table:default-cell-style-name="ce101"/>
        <table:table-column table:style-name="co12" table:default-cell-style-name="ce23" table:number-columns-repeated="229"/>
        <table:table-column table:style-name="co12" table:default-cell-style-name="Default" table:number-columns-repeated="767"/>
        <table:table-row table:style-name="ro1">
          <table:table-cell ns41:value-type="string" table:style-name="ce1" office:value-type="string">
            <text:p>PROVINCIE DRENTHE; EERSTE GEDEELTE: PLAATSELIJKE INDEELING. HUIZEN, BEWOOND EN ONBEWOOND, BEWOONDE SCHEPEN EN GETELDE PERSONEN</text:p>
          </table:table-cell>
          <table:table-cell table:style-name="ce15" table:number-columns-repeated="23"/>
          <table:table-cell table:style-name="ce92" table:number-columns-repeated="3"/>
          <table:table-cell table:style-name="ce102"/>
          <table:table-cell table:style-name="ce24" table:number-columns-repeated="996"/>
        </table:table-row>
        <table:table-row table:style-name="ro1">
          <table:table-cell table:style-name="ce2"/>
          <table:table-cell table:style-name="ce16"/>
          <table:table-cell table:style-name="ce24" table:number-columns-repeated="3"/>
          <table:table-cell table:style-name="ce16" table:number-columns-repeated="15"/>
          <table:table-cell table:style-name="ce24"/>
          <table:table-cell table:style-name="ce16" table:number-columns-repeated="3"/>
          <table:table-cell table:style-name="ce93" table:number-columns-repeated="4"/>
          <table:table-cell table:style-name="ce16" table:number-columns-repeated="996"/>
        </table:table-row>
        <table:table-row table:style-name="ro2">
          <table:table-cell ns41:value-type="string" table:number-rows-spanned="4" table:style-name="ce3" table:number-columns-spanned="1" office:value-type="string">
            <text:p>GEMEENTEN</text:p>
          </table:table-cell>
          <table:table-cell ns41:value-type="string" table:number-rows-spanned="2" table:style-name="ce17" table:number-columns-spanned="5" office:value-type="string">
            <text:p>PLAATSELIJKE INDELING</text:p>
          </table:table-cell>
          <table:covered-table-cell table:style-name="ce25" table:number-columns-repeated="3"/>
          <table:covered-table-cell table:style-name="ce17"/>
          <table:table-cell table:style-name="ce44"/>
          <table:table-cell ns41:value-type="string" table:number-rows-spanned="1" table:style-name="ce45" table:number-columns-spanned="4" office:value-type="string">
            <text:p>Woningen in de gemeente</text:p>
          </table:table-cell>
          <table:covered-table-cell table:style-name="ce53" table:number-columns-repeated="3"/>
          <table:table-cell ns41:value-type="string" table:number-rows-spanned="4" table:style-name="ce62" table:number-columns-spanned="1" office:value-type="string">
            <text:p>Tijdelijk aanwezige schepen</text:p>
          </table:table-cell>
          <table:table-cell ns41:value-type="string" table:number-rows-spanned="1" table:style-name="ce53" table:number-columns-spanned="6" office:value-type="string">
            <text:p>BEVOLKING</text:p>
          </table:table-cell>
          <table:covered-table-cell table:style-name="ce53" table:number-columns-repeated="5"/>
          <table:table-cell ns41:value-type="string" table:number-rows-spanned="3" table:style-name="ce65" table:number-columns-spanned="2" office:value-type="string">
            <text:p>Tijdelijk aanwezig</text:p>
          </table:table-cell>
          <table:covered-table-cell table:style-name="ce65"/>
          <table:table-cell ns41:value-type="string" table:number-rows-spanned="4" table:style-name="ce72" table:number-columns-spanned="1" office:value-type="string">
            <text:p>CBS nummer</text:p>
          </table:table-cell>
          <table:table-cell ns41:value-type="string" table:number-rows-spanned="4" table:style-name="ce78" table:number-columns-spanned="1" office:value-type="string">
            <text:p>Amsterdamse code</text:p>
          </table:table-cell>
          <table:table-cell ns41:value-type="string" table:number-rows-spanned="4" table:style-name="ce78" table:number-columns-spanned="1" office:value-type="string">
            <text:p>Grootteklasse</text:p>
          </table:table-cell>
          <table:table-cell ns41:value-type="string" table:number-rows-spanned="4" table:style-name="ce86" table:number-columns-spanned="1" office:value-type="string">
            <text:p>Provincie</text:p>
          </table:table-cell>
          <table:table-cell ns41:value-type="string" table:number-rows-spanned="4" table:style-name="ce94" table:number-columns-spanned="1" office:value-type="string">
            <text:p>Telling</text:p>
          </table:table-cell>
          <table:table-cell ns41:value-type="string" table:number-rows-spanned="4" table:style-name="ce78" table:number-columns-spanned="1" office:value-type="string">
            <text:p>Tabel</text:p>
          </table:table-cell>
          <table:table-cell ns41:value-type="string" table:number-rows-spanned="4" table:style-name="ce78" table:number-columns-spanned="1" office:value-type="string">
            <text:p>Pagina</text:p>
          </table:table-cell>
          <table:table-cell ns41:value-type="string" table:number-rows-spanned="4" table:style-name="ce86" table:number-columns-spanned="1" office:value-type="string">
            <text:p>Image nummer</text:p>
          </table:table-cell>
          <table:table-cell table:style-name="ce44" table:number-columns-repeated="996"/>
        </table:table-row>
        <table:table-row table:style-name="ro3">
          <table:covered-table-cell table:style-name="ce4"/>
          <table:covered-table-cell table:style-name="ce18"/>
          <table:covered-table-cell table:style-name="ce26" table:number-columns-repeated="3"/>
          <table:covered-table-cell table:style-name="ce37"/>
          <table:table-cell table:style-name="ce44"/>
          <table:table-cell ns41:value-type="string" table:number-rows-spanned="1" table:style-name="ce46" table:number-columns-spanned="3" office:value-type="string">
            <text:p>Woonhuizen</text:p>
          </table:table-cell>
          <table:covered-table-cell table:style-name="ce54" table:number-columns-repeated="2"/>
          <table:table-cell ns41:value-type="string" table:number-rows-spanned="3" table:style-name="ce55" table:number-columns-spanned="1" office:value-type="string">
            <text:p>Bewoonde schepen</text:p>
          </table:table-cell>
          <table:covered-table-cell table:style-name="ce61"/>
          <table:table-cell ns41:value-type="string" table:number-rows-spanned="2" table:style-name="ce54" table:number-columns-spanned="2" office:value-type="string">
            <text:p>Bij de telling aanwezig</text:p>
          </table:table-cell>
          <table:covered-table-cell table:style-name="ce54"/>
          <table:table-cell ns41:value-type="string" table:number-rows-spanned="2" table:style-name="ce54" table:number-columns-spanned="2" office:value-type="string">
            <text:p>Tijdelijk afwezig</text:p>
          </table:table-cell>
          <table:covered-table-cell table:style-name="ce54"/>
          <table:table-cell ns41:value-type="string" table:number-rows-spanned="2" table:style-name="ce54" table:number-columns-spanned="2" office:value-type="string">
            <text:p>Totaal</text:p>
          </table:table-cell>
          <table:covered-table-cell table:style-name="ce54" table:number-columns-repeated="2"/>
          <table:covered-table-cell table:style-name="ce66"/>
          <table:covered-table-cell table:style-name="ce73"/>
          <table:covered-table-cell table:style-name="ce79" table:number-columns-repeated="2"/>
          <table:covered-table-cell table:style-name="ce87"/>
          <table:covered-table-cell table:style-name="ce95"/>
          <table:covered-table-cell table:style-name="ce79" table:number-columns-repeated="2"/>
          <table:covered-table-cell table:style-name="ce87"/>
          <table:table-cell table:style-name="ce44" table:number-columns-repeated="996"/>
        </table:table-row>
        <table:table-row table:style-name="ro4">
          <table:covered-table-cell table:style-name="ce4"/>
          <table:table-cell ns41:value-type="string" table:number-rows-spanned="2" table:style-name="ce19" table:number-columns-spanned="1" office:value-type="string">
            <text:p>Kom / Buiten de kom</text:p>
          </table:table-cell>
          <table:table-cell ns41:value-type="string" table:number-rows-spanned="2" table:style-name="ce27" table:number-columns-spanned="1" office:value-type="string">
            <text:p>Wijk</text:p>
          </table:table-cell>
          <table:table-cell ns41:value-type="string" table:number-rows-spanned="2" table:style-name="ce27" table:number-columns-spanned="1" office:value-type="string">
            <text:p>Soort plaats</text:p>
          </table:table-cell>
          <table:table-cell ns41:value-type="string" table:number-rows-spanned="2" table:style-name="ce27" table:number-columns-spanned="1" office:value-type="string">
            <text:p>Naam</text:p>
          </table:table-cell>
          <table:table-cell ns41:value-type="string" table:number-rows-spanned="2" table:style-name="ce38" table:number-columns-spanned="1" office:value-type="string">
            <text:p>Onderkomens</text:p>
          </table:table-cell>
          <table:table-cell table:style-name="ce44"/>
          <table:table-cell ns41:value-type="string" table:number-rows-spanned="2" table:style-name="ce47" table:number-columns-spanned="1" office:value-type="string">
            <text:p>Bewoond</text:p>
          </table:table-cell>
          <table:table-cell ns41:value-type="string" table:number-rows-spanned="2" table:style-name="ce55" table:number-columns-spanned="1" office:value-type="string">
            <text:p>Onbewoond</text:p>
          </table:table-cell>
          <table:table-cell ns41:value-type="string" table:number-rows-spanned="2" table:style-name="ce55" table:number-columns-spanned="1" office:value-type="string">
            <text:p>In aanbouw</text:p>
          </table:table-cell>
          <table:covered-table-cell table:style-name="ce61" table:number-columns-repeated="2"/>
          <table:covered-table-cell table:style-name="ce54" table:number-columns-repeated="7"/>
          <table:covered-table-cell table:style-name="ce66"/>
          <table:covered-table-cell table:style-name="ce73"/>
          <table:covered-table-cell table:style-name="ce79" table:number-columns-repeated="2"/>
          <table:covered-table-cell table:style-name="ce87"/>
          <table:covered-table-cell table:style-name="ce95"/>
          <table:covered-table-cell table:style-name="ce79" table:number-columns-repeated="2"/>
          <table:covered-table-cell table:style-name="ce87"/>
          <table:table-cell table:style-name="ce44" table:number-columns-repeated="996"/>
        </table:table-row>
        <table:table-row table:style-name="ro5">
          <table:covered-table-cell table:style-name="ce5"/>
          <table:covered-table-cell table:style-name="ce19"/>
          <table:covered-table-cell table:style-name="ce27" table:number-columns-repeated="3"/>
          <table:covered-table-cell table:style-name="ce38"/>
          <table:table-cell table:style-name="ce44"/>
          <table:covered-table-cell table:style-name="ce48"/>
          <table:covered-table-cell table:style-name="ce56" table:number-columns-repeated="4"/>
          <table:table-cell ns41:value-type="string" table:style-name="ce63" office:value-type="string">
            <text:p>M</text:p>
          </table:table-cell>
          <table:table-cell ns41:value-type="string" table:style-name="ce63" office:value-type="string">
            <text:p>V</text:p>
          </table:table-cell>
          <table:table-cell ns41:value-type="string" table:style-name="ce63" office:value-type="string">
            <text:p>M</text:p>
          </table:table-cell>
          <table:table-cell ns41:value-type="string" table:style-name="ce63" office:value-type="string">
            <text:p>V</text:p>
          </table:table-cell>
          <table:table-cell ns41:value-type="string" table:style-name="ce63" office:value-type="string">
            <text:p>M</text:p>
          </table:table-cell>
          <table:table-cell ns41:value-type="string" table:style-name="ce63" office:value-type="string">
            <text:p>V</text:p>
          </table:table-cell>
          <table:table-cell ns41:value-type="string" table:style-name="ce63" office:value-type="string">
            <text:p>M</text:p>
          </table:table-cell>
          <table:table-cell ns41:value-type="string" table:style-name="ce67" office:value-type="string">
            <text:p>V</text:p>
          </table:table-cell>
          <table:covered-table-cell table:style-name="ce74"/>
          <table:covered-table-cell table:style-name="ce80" table:number-columns-repeated="2"/>
          <table:covered-table-cell table:style-name="ce88"/>
          <table:covered-table-cell table:style-name="ce96"/>
          <table:covered-table-cell table:style-name="ce80" table:number-columns-repeated="2"/>
          <table:covered-table-cell table:style-name="ce88"/>
          <table:table-cell table:style-name="ce44" table:number-columns-repeated="996"/>
        </table:table-row>
        <table:table-row table:style-name="ro6">
          <table:table-cell table:style-name="ce6"/>
          <table:table-cell table:style-name="Default" table:number-columns-repeated="6"/>
          <table:table-cell table:style-name="ce6" table:number-columns-repeated="5"/>
          <table:table-cell table:style-name="ce64" table:number-columns-repeated="12"/>
          <table:table-cell table:style-name="ce97" table:number-columns-repeated="4"/>
          <table:table-cell table:style-name="ce32" table:number-columns-repeated="229"/>
          <table:table-cell table:number-columns-repeated="767"/>
        </table:table-row>
        <table:table-row table:style-name="ro7">
          <table:table-cell ns41:value-type="string" table:number-rows-spanned="15" table:style-name="ce7" table:number-columns-spanned="1" office:value-type="string">
            <text:p>Anlo</text:p>
          </table:table-cell>
          <table:table-cell ns41:value-type="string" table:style-name="ce20" office:value-type="string">
            <text:p>Kom</text:p>
          </table:table-cell>
          <table:table-cell table:style-name="ce28"/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Anlo</text:p>
          </table:table-cell>
          <table:table-cell ns41:value-type="string" table:style-name="ce39" office:value-type="string">
            <text:p>Werkhuis</text:p>
          </table:table-cell>
          <table:table-cell table:style-name="Default"/>
          <table:table-cell ns41:value-type="float" table:style-name="ce49" office:value="1" office:value-type="float">
            <text:p>1</text:p>
          </table:table-cell>
          <table:table-cell table:style-name="ce57" table:number-columns-repeated="4"/>
          <table:table-cell ns41:value-type="float" table:style-name="ce57" office:value="4" office:value-type="float">
            <text:p>4</text:p>
          </table:table-cell>
          <table:table-cell ns41:value-type="float" table:style-name="ce57" office:value="9" office:value-type="float">
            <text:p>9</text:p>
          </table:table-cell>
          <table:table-cell table:style-name="ce57" table:number-columns-repeated="2"/>
          <table:table-cell ns41:value-type="float" table:style-name="ce57" office:value="4" office:value-type="float">
            <text:p>4</text:p>
          </table:table-cell>
          <table:table-cell ns41:value-type="float" table:style-name="ce57" office:value="9" office:value-type="float">
            <text:p>9</text:p>
          </table:table-cell>
          <table:table-cell table:style-name="ce57"/>
          <table:table-cell table:style-name="ce68"/>
          <table:table-cell ns41:value-type="float" table:style-name="ce75" office:value="105" office:value-type="float">
            <text:p>105</text:p>
          </table:table-cell>
          <table:table-cell ns41:value-type="float" table:style-name="ce81" office:value="10787" office:value-type="float">
            <text:p>10787</text:p>
          </table:table-cell>
          <table:table-cell ns41:value-type="float" table:style-name="ce81" office:value="4" office:value-type="float">
            <text:p>4</text:p>
          </table:table-cell>
          <table:table-cell ns41:value-type="string" table:style-name="ce89" office:value-type="string">
            <text:p>DR</text:p>
          </table:table-cell>
          <table:table-cell ns41:value-type="string" table:style-name="ce98" office:value-type="string">
            <text:p>VT_1889</text:p>
          </table:table-cell>
          <table:table-cell ns41:value-type="string" table:style-name="ce81" office:value-type="string">
            <text:p>05_H1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9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46" office:value-type="float">
            <text:p>4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05" office:value-type="float">
            <text:p>105</text:p>
          </table:table-cell>
          <table:table-cell ns41:value-type="float" table:style-name="ce58" office:value="100" office:value-type="float">
            <text:p>100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107" office:value-type="float">
            <text:p>107</text:p>
          </table:table-cell>
          <table:table-cell ns41:value-type="float" table:style-name="ce58" office:value="100" office:value-type="float">
            <text:p>100</text:p>
          </table:table-cell>
          <table:table-cell table:style-name="ce58"/>
          <table:table-cell table:style-name="ce69"/>
          <table:table-cell ns41:value-type="float" table:style-name="ce76" office:value="105" office:value-type="float">
            <text:p>105</text:p>
          </table:table-cell>
          <table:table-cell ns41:value-type="float" table:style-name="ce82" office:value="10787" office:value-type="float">
            <text:p>10787</text:p>
          </table:table-cell>
          <table:table-cell ns41:value-type="float" table:style-name="ce82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1" office:value-type="string">
            <text:p>BK</text:p>
          </table:table-cell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Schipborg</text:p>
          </table:table-cell>
          <table:table-cell table:style-name="ce40"/>
          <table:table-cell table:style-name="Default"/>
          <table:table-cell ns41:value-type="float" table:style-name="ce50" office:value="22" office:value-type="float">
            <text:p>22</text:p>
          </table:table-cell>
          <table:table-cell table:style-name="ce58" table:number-columns-repeated="4"/>
          <table:table-cell ns41:value-type="float" table:style-name="ce58" office:value="65" office:value-type="float">
            <text:p>65</text:p>
          </table:table-cell>
          <table:table-cell ns41:value-type="float" table:style-name="ce58" office:value="44" office:value-type="float">
            <text:p>44</text:p>
          </table:table-cell>
          <table:table-cell table:style-name="ce58" table:number-columns-repeated="2"/>
          <table:table-cell ns41:value-type="float" table:style-name="ce58" office:value="65" office:value-type="float">
            <text:p>65</text:p>
          </table:table-cell>
          <table:table-cell ns41:value-type="float" table:style-name="ce58" office:value="44" office:value-type="float">
            <text:p>44</text:p>
          </table:table-cell>
          <table:table-cell table:style-name="ce58"/>
          <table:table-cell table:style-name="ce69"/>
          <table:table-cell ns41:value-type="float" table:style-name="ce76" office:value="105" office:value-type="float">
            <text:p>105</text:p>
          </table:table-cell>
          <table:table-cell ns41:value-type="float" table:style-name="ce82" office:value="10787" office:value-type="float">
            <text:p>10787</text:p>
          </table:table-cell>
          <table:table-cell ns41:value-type="float" table:style-name="ce82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2"/>
          <table:table-cell ns41:value-type="string" table:style-name="ce29" office:value-type="string">
            <text:p>Gasteren</text:p>
          </table:table-cell>
          <table:table-cell table:style-name="ce40"/>
          <table:table-cell table:style-name="Default"/>
          <table:table-cell ns41:value-type="float" table:style-name="ce50" office:value="39" office:value-type="float">
            <text:p>39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05" office:value-type="float">
            <text:p>105</text:p>
          </table:table-cell>
          <table:table-cell ns41:value-type="float" table:style-name="ce58" office:value="95" office:value-type="float">
            <text:p>95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06" office:value-type="float">
            <text:p>106</text:p>
          </table:table-cell>
          <table:table-cell ns41:value-type="float" table:style-name="ce58" office:value="95" office:value-type="float">
            <text:p>95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05" office:value-type="float">
            <text:p>105</text:p>
          </table:table-cell>
          <table:table-cell ns41:value-type="float" table:style-name="ce82" office:value="10787" office:value-type="float">
            <text:p>10787</text:p>
          </table:table-cell>
          <table:table-cell ns41:value-type="float" table:style-name="ce82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2"/>
          <table:table-cell ns41:value-type="string" table:style-name="ce29" office:value-type="string">
            <text:p>Anderen</text:p>
          </table:table-cell>
          <table:table-cell table:style-name="ce40"/>
          <table:table-cell table:style-name="Default"/>
          <table:table-cell ns41:value-type="float" table:style-name="ce50" office:value="26" office:value-type="float">
            <text:p>2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86" office:value-type="float">
            <text:p>86</text:p>
          </table:table-cell>
          <table:table-cell ns41:value-type="float" table:style-name="ce58" office:value="76" office:value-type="float">
            <text:p>76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87" office:value-type="float">
            <text:p>87</text:p>
          </table:table-cell>
          <table:table-cell ns41:value-type="float" table:style-name="ce58" office:value="76" office:value-type="float">
            <text:p>76</text:p>
          </table:table-cell>
          <table:table-cell table:style-name="ce58"/>
          <table:table-cell table:style-name="ce69"/>
          <table:table-cell ns41:value-type="float" table:style-name="ce76" office:value="105" office:value-type="float">
            <text:p>105</text:p>
          </table:table-cell>
          <table:table-cell ns41:value-type="float" table:style-name="ce82" office:value="10787" office:value-type="float">
            <text:p>10787</text:p>
          </table:table-cell>
          <table:table-cell ns41:value-type="float" table:style-name="ce82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/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Eext</text:p>
          </table:table-cell>
          <table:table-cell table:style-name="ce40"/>
          <table:table-cell table:style-name="Default"/>
          <table:table-cell ns41:value-type="float" table:style-name="ce50" office:value="110" office:value-type="float">
            <text:p>110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64" office:value-type="float">
            <text:p>264</text:p>
          </table:table-cell>
          <table:table-cell ns41:value-type="float" table:style-name="ce58" office:value="232" office:value-type="float">
            <text:p>232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66" office:value-type="float">
            <text:p>266</text:p>
          </table:table-cell>
          <table:table-cell ns41:value-type="float" table:style-name="ce58" office:value="233" office:value-type="float">
            <text:p>233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9" office:value="5" office:value-type="float">
            <text:p>5</text:p>
          </table:table-cell>
          <table:table-cell ns41:value-type="float" table:style-name="ce76" office:value="105" office:value-type="float">
            <text:p>105</text:p>
          </table:table-cell>
          <table:table-cell ns41:value-type="float" table:style-name="ce82" office:value="10787" office:value-type="float">
            <text:p>10787</text:p>
          </table:table-cell>
          <table:table-cell ns41:value-type="float" table:style-name="ce82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Zandvoort</text:p>
          </table:table-cell>
          <table:table-cell table:style-name="ce40"/>
          <table:table-cell table:style-name="Default"/>
          <table:table-cell ns41:value-type="float" table:style-name="ce50" office:value="29" office:value-type="float">
            <text:p>29</text:p>
          </table:table-cell>
          <table:table-cell table:style-name="ce58" table:number-columns-repeated="4"/>
          <table:table-cell ns41:value-type="float" table:style-name="ce58" office:value="75" office:value-type="float">
            <text:p>75</text:p>
          </table:table-cell>
          <table:table-cell ns41:value-type="float" table:style-name="ce58" office:value="70" office:value-type="float">
            <text:p>70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76" office:value-type="float">
            <text:p>76</text:p>
          </table:table-cell>
          <table:table-cell ns41:value-type="float" table:style-name="ce58" office:value="70" office:value-type="float">
            <text:p>70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05" office:value-type="float">
            <text:p>105</text:p>
          </table:table-cell>
          <table:table-cell ns41:value-type="float" table:style-name="ce82" office:value="10787" office:value-type="float">
            <text:p>10787</text:p>
          </table:table-cell>
          <table:table-cell ns41:value-type="float" table:style-name="ce82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2"/>
          <table:table-cell ns41:value-type="string" table:style-name="ce29" office:value-type="string">
            <text:p>Annen</text:p>
          </table:table-cell>
          <table:table-cell table:style-name="ce40"/>
          <table:table-cell table:style-name="Default"/>
          <table:table-cell ns41:value-type="float" table:style-name="ce50" office:value="162" office:value-type="float">
            <text:p>162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404" office:value-type="float">
            <text:p>404</text:p>
          </table:table-cell>
          <table:table-cell ns41:value-type="float" table:style-name="ce58" office:value="351" office:value-type="float">
            <text:p>35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09" office:value-type="float">
            <text:p>409</text:p>
          </table:table-cell>
          <table:table-cell ns41:value-type="float" table:style-name="ce58" office:value="354" office:value-type="float">
            <text:p>354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05" office:value-type="float">
            <text:p>105</text:p>
          </table:table-cell>
          <table:table-cell ns41:value-type="float" table:style-name="ce82" office:value="10787" office:value-type="float">
            <text:p>10787</text:p>
          </table:table-cell>
          <table:table-cell ns41:value-type="float" table:style-name="ce82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/>
          <table:table-cell table:style-name="ce29"/>
          <table:table-cell ns41:value-type="string" table:style-name="ce29" office:value-type="string">
            <text:p>Buurtschap</text:p>
          </table:table-cell>
          <table:table-cell ns41:value-type="string" table:style-name="ce29" office:value-type="string">
            <text:p>Annerveen</text:p>
          </table:table-cell>
          <table:table-cell table:style-name="ce40"/>
          <table:table-cell table:style-name="Default"/>
          <table:table-cell ns41:value-type="float" table:style-name="ce50" office:value="61" office:value-type="float">
            <text:p>61</text:p>
          </table:table-cell>
          <table:table-cell table:style-name="ce58" table:number-columns-repeated="4"/>
          <table:table-cell ns41:value-type="float" table:style-name="ce58" office:value="156" office:value-type="float">
            <text:p>156</text:p>
          </table:table-cell>
          <table:table-cell ns41:value-type="float" table:style-name="ce58" office:value="142" office:value-type="float">
            <text:p>142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158" office:value-type="float">
            <text:p>158</text:p>
          </table:table-cell>
          <table:table-cell ns41:value-type="float" table:style-name="ce58" office:value="142" office:value-type="float">
            <text:p>142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05" office:value-type="float">
            <text:p>105</text:p>
          </table:table-cell>
          <table:table-cell ns41:value-type="float" table:style-name="ce82" office:value="10787" office:value-type="float">
            <text:p>10787</text:p>
          </table:table-cell>
          <table:table-cell ns41:value-type="float" table:style-name="ce82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2"/>
          <table:table-cell ns41:value-type="string" table:style-name="ce29" office:value-type="string">
            <text:p>Eexterveen</text:p>
          </table:table-cell>
          <table:table-cell table:style-name="ce40"/>
          <table:table-cell table:style-name="Default"/>
          <table:table-cell ns41:value-type="float" table:style-name="ce50" office:value="64" office:value-type="float">
            <text:p>64</text:p>
          </table:table-cell>
          <table:table-cell table:style-name="ce58" table:number-columns-repeated="4"/>
          <table:table-cell ns41:value-type="float" table:style-name="ce58" office:value="171" office:value-type="float">
            <text:p>171</text:p>
          </table:table-cell>
          <table:table-cell ns41:value-type="float" table:style-name="ce58" office:value="164" office:value-type="float">
            <text:p>16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74" office:value-type="float">
            <text:p>174</text:p>
          </table:table-cell>
          <table:table-cell ns41:value-type="float" table:style-name="ce58" office:value="168" office:value-type="float">
            <text:p>168</text:p>
          </table:table-cell>
          <table:table-cell table:style-name="ce58"/>
          <table:table-cell table:style-name="ce69"/>
          <table:table-cell ns41:value-type="float" table:style-name="ce76" office:value="105" office:value-type="float">
            <text:p>105</text:p>
          </table:table-cell>
          <table:table-cell ns41:value-type="float" table:style-name="ce82" office:value="10787" office:value-type="float">
            <text:p>10787</text:p>
          </table:table-cell>
          <table:table-cell ns41:value-type="float" table:style-name="ce82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/>
          <table:table-cell table:style-name="ce29"/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Annerveensche kanaal</text:p>
          </table:table-cell>
          <table:table-cell table:style-name="ce40"/>
          <table:table-cell table:style-name="Default"/>
          <table:table-cell ns41:value-type="float" table:style-name="ce50" office:value="95" office:value-type="float">
            <text:p>95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21" office:value-type="float">
            <text:p>221</text:p>
          </table:table-cell>
          <table:table-cell ns41:value-type="float" table:style-name="ce58" office:value="235" office:value-type="float">
            <text:p>235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29" office:value-type="float">
            <text:p>229</text:p>
          </table:table-cell>
          <table:table-cell ns41:value-type="float" table:style-name="ce58" office:value="236" office:value-type="float">
            <text:p>23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05" office:value-type="float">
            <text:p>105</text:p>
          </table:table-cell>
          <table:table-cell ns41:value-type="float" table:style-name="ce82" office:value="10787" office:value-type="float">
            <text:p>10787</text:p>
          </table:table-cell>
          <table:table-cell ns41:value-type="float" table:style-name="ce82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/>
          <table:table-cell table:style-name="ce29"/>
          <table:table-cell ns41:value-type="string" table:style-name="ce29" office:value-type="string">
            <text:p>Buurtschap</text:p>
          </table:table-cell>
          <table:table-cell ns41:value-type="string" table:style-name="ce29" office:value-type="string">
            <text:p>Eexterveensche kanaal</text:p>
          </table:table-cell>
          <table:table-cell table:style-name="ce40"/>
          <table:table-cell table:style-name="Default"/>
          <table:table-cell ns41:value-type="float" table:style-name="ce50" office:value="50" office:value-type="float">
            <text:p>5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18" office:value-type="float">
            <text:p>118</text:p>
          </table:table-cell>
          <table:table-cell ns41:value-type="float" table:style-name="ce58" office:value="120" office:value-type="float">
            <text:p>120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24" office:value-type="float">
            <text:p>124</text:p>
          </table:table-cell>
          <table:table-cell ns41:value-type="float" table:style-name="ce58" office:value="125" office:value-type="float">
            <text:p>12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05" office:value-type="float">
            <text:p>105</text:p>
          </table:table-cell>
          <table:table-cell ns41:value-type="float" table:style-name="ce82" office:value="10787" office:value-type="float">
            <text:p>10787</text:p>
          </table:table-cell>
          <table:table-cell ns41:value-type="float" table:style-name="ce82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1" office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1" office:value="47" office:value-type="float">
            <text:p>47</text:p>
          </table:table-cell>
          <table:table-cell ns41:value-type="float" table:style-name="ce59" office:value="1" office:value-type="float">
            <text:p>1</text:p>
          </table:table-cell>
          <table:table-cell table:style-name="ce59" table:number-columns-repeated="3"/>
          <table:table-cell ns41:value-type="float" office:value="109" table:style-name="ce59" table:number-columns-repeated="2" office:value-type="float">
            <text:p>109</text:p>
          </table:table-cell>
          <table:table-cell ns41:value-type="float" table:style-name="ce59" office:value="2" office:value-type="float">
            <text:p>2</text:p>
          </table:table-cell>
          <table:table-cell table:style-name="ce59"/>
          <table:table-cell ns41:value-type="float" table:style-name="ce59" office:value="111" office:value-type="float">
            <text:p>111</text:p>
          </table:table-cell>
          <table:table-cell ns41:value-type="float" table:style-name="ce59" office:value="109" office:value-type="float">
            <text:p>109</text:p>
          </table:table-cell>
          <table:table-cell table:style-name="ce59"/>
          <table:table-cell table:style-name="ce70"/>
          <table:table-cell ns41:value-type="float" table:style-name="ce76" office:value="105" office:value-type="float">
            <text:p>105</text:p>
          </table:table-cell>
          <table:table-cell ns41:value-type="float" table:style-name="ce82" office:value="10787" office:value-type="float">
            <text:p>10787</text:p>
          </table:table-cell>
          <table:table-cell ns41:value-type="float" table:style-name="ce82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1" office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658" office:value-type="float">
            <text:p>658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665" office:value-type="float">
            <text:p>1665</text:p>
          </table:table-cell>
          <table:table-cell ns41:value-type="float" table:style-name="ce58" office:value="1529" office:value-type="float">
            <text:p>1529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1694" office:value-type="float">
            <text:p>1694</text:p>
          </table:table-cell>
          <table:table-cell ns41:value-type="float" table:style-name="ce58" office:value="1543" office:value-type="float">
            <text:p>1543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69" office:value="11" office:value-type="float">
            <text:p>11</text:p>
          </table:table-cell>
          <table:table-cell ns41:value-type="float" table:style-name="ce76" office:value="105" office:value-type="float">
            <text:p>105</text:p>
          </table:table-cell>
          <table:table-cell ns41:value-type="float" table:style-name="ce82" office:value="10787" office:value-type="float">
            <text:p>10787</text:p>
          </table:table-cell>
          <table:table-cell ns41:value-type="float" table:style-name="ce82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1" office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705" office:value-type="float">
            <text:p>705</text:p>
          </table:table-cell>
          <table:table-cell ns41:value-type="float" table:style-name="ce58" office:value="11" office:value-type="float">
            <text:p>1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774" office:value-type="float">
            <text:p>1774</text:p>
          </table:table-cell>
          <table:table-cell ns41:value-type="float" table:style-name="ce58" office:value="1638" office:value-type="float">
            <text:p>1638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1805" office:value-type="float">
            <text:p>1805</text:p>
          </table:table-cell>
          <table:table-cell ns41:value-type="float" table:style-name="ce58" office:value="1652" office:value-type="float">
            <text:p>1652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69" office:value="11" office:value-type="float">
            <text:p>11</text:p>
          </table:table-cell>
          <table:table-cell ns41:value-type="float" table:style-name="ce76" office:value="105" office:value-type="float">
            <text:p>105</text:p>
          </table:table-cell>
          <table:table-cell ns41:value-type="float" table:style-name="ce82" office:value="10787" office:value-type="float">
            <text:p>10787</text:p>
          </table:table-cell>
          <table:table-cell ns41:value-type="float" table:style-name="ce82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table-cell ns41:value-type="string" table:number-rows-spanned="52" table:style-name="ce9" table:number-columns-spanned="1" office:value-type="string">
            <text:p>Assen</text:p>
          </table:table-cell>
          <table:table-cell ns41:value-type="string" table:style-name="ce21" office:value-type="string">
            <text:p>Kom</text:p>
          </table:table-cell>
          <table:table-cell ns41:value-type="string" table:style-name="ce29" office:value-type="string">
            <text:p>A</text:p>
          </table:table-cell>
          <table:table-cell table:style-name="ce29" table:number-columns-repeated="2"/>
          <table:table-cell ns41:value-type="string" table:style-name="ce40" office:value-type="string">
            <text:p>Kazerne der Infanterie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26" office:value-type="float">
            <text:p>26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28" office:value-type="float">
            <text:p>28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39" office:value-type="float">
            <text:p>39</text:p>
          </table:table-cell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Default"/>
          <table:table-cell table:style-name="ce29" table:number-columns-repeated="2"/>
          <table:table-cell ns41:value-type="string" table:style-name="ce40" office:value-type="string">
            <text:p>Diaconie Arm-, Wees en werkhu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7" office:value-type="float">
            <text:p>17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2"/>
          <table:table-cell ns41:value-type="float" table:style-name="ce58" office:value="17" office:value-type="float">
            <text:p>17</text:p>
          </table:table-cell>
          <table:table-cell ns41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Hulpstrafgevangen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2" office:value-type="float">
            <text:p>2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45" office:value-type="float">
            <text:p>45</text:p>
          </table:table-cell>
          <table:table-cell ns41:value-type="float" table:style-name="ce69" office:value="4" office:value-type="float">
            <text:p>4</text:p>
          </table:table-cell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Kazerne der Marchaussee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8" office:value-type="float">
            <text:p>8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8" office:value-type="float">
            <text:p>8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1125" office:value-type="float">
            <text:p>1125</text:p>
          </table:table-cell>
          <table:table-cell ns41:value-type="float" table:style-name="ce58" office:value="36" office:value-type="float">
            <text:p>36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2378" office:value-type="float">
            <text:p>2378</text:p>
          </table:table-cell>
          <table:table-cell ns41:value-type="float" table:style-name="ce58" office:value="2752" office:value-type="float">
            <text:p>2752</text:p>
          </table:table-cell>
          <table:table-cell ns41:value-type="float" table:style-name="ce58" office:value="139" office:value-type="float">
            <text:p>139</text:p>
          </table:table-cell>
          <table:table-cell ns41:value-type="float" table:style-name="ce58" office:value="93" office:value-type="float">
            <text:p>93</text:p>
          </table:table-cell>
          <table:table-cell ns41:value-type="float" table:style-name="ce58" office:value="2517" office:value-type="float">
            <text:p>2517</text:p>
          </table:table-cell>
          <table:table-cell ns41:value-type="float" table:style-name="ce58" office:value="2845" office:value-type="float">
            <text:p>2845</text:p>
          </table:table-cell>
          <table:table-cell ns41:value-type="float" table:style-name="ce58" office:value="96" office:value-type="float">
            <text:p>96</text:p>
          </table:table-cell>
          <table:table-cell ns41:value-type="float" table:style-name="ce69" office:value="68" office:value-type="float">
            <text:p>68</text:p>
          </table:table-cell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8" office:value-type="float">
            <text:p>8</text:p>
          </table:table-cell>
          <table:table-cell table:style-name="ce58"/>
          <table:table-cell ns41:value-type="float" table:style-name="ce58" office:value="10" office:value-type="float">
            <text:p>10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5" office:value-type="float">
            <text:p>5</text:p>
          </table:table-cell>
          <table:table-cell table:style-name="ce58" table:number-columns-repeated="6"/>
          <table:table-cell ns41:value-type="float" table:style-name="ce58" office:value="9" office:value-type="float">
            <text:p>9</text:p>
          </table:table-cell>
          <table:table-cell ns41:value-type="float" table:style-name="ce69" office:value="7" office:value-type="float">
            <text:p>7</text:p>
          </table:table-cell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9">
          <table:covered-table-cell table:style-name="ce10"/>
          <table:table-cell ns41:value-type="string" table:style-name="ce21" office:value-type="string">
            <text:p>BK</text:p>
          </table:table-cell>
          <table:table-cell ns41:value-type="string" table:style-name="ce29" office:value-type="string">
            <text:p>B</text:p>
          </table:table-cell>
          <table:table-cell table:style-name="ce29" table:number-columns-repeated="2"/>
          <table:table-cell ns41:value-type="string" table:style-name="ce40" office:value-type="string">
            <text:p>Ziekenhuis ter verpleging van lijders aan besmettelijke ziekten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1:value-type="float" office:value="1" table:style-name="ce58" table:number-columns-repeated="3" office:value-type="float">
            <text:p>1</text:p>
          </table:table-cell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Kloosterveen</text:p>
          </table:table-cell>
          <table:table-cell table:style-name="ce40"/>
          <table:table-cell table:style-name="Default"/>
          <table:table-cell ns41:value-type="float" table:style-name="ce50" office:value="146" office:value-type="float">
            <text:p>146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339" office:value-type="float">
            <text:p>339</text:p>
          </table:table-cell>
          <table:table-cell ns41:value-type="float" table:style-name="ce58" office:value="330" office:value-type="float">
            <text:p>330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345" office:value-type="float">
            <text:p>345</text:p>
          </table:table-cell>
          <table:table-cell ns41:value-type="float" table:style-name="ce58" office:value="338" office:value-type="float">
            <text:p>338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Luchiesland</text:p>
          </table:table-cell>
          <table:table-cell table:style-name="ce40"/>
          <table:table-cell table:style-name="Default"/>
          <table:table-cell ns41:value-type="float" table:style-name="ce50" office:value="14" office:value-type="float">
            <text:p>14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6" office:value-type="float">
            <text:p>26</text:p>
          </table:table-cell>
          <table:table-cell ns41:value-type="float" table:style-name="ce58" office:value="19" office:value-type="float">
            <text:p>19</text:p>
          </table:table-cell>
          <table:table-cell table:style-name="ce58" table:number-columns-repeated="2"/>
          <table:table-cell ns41:value-type="float" table:style-name="ce58" office:value="26" office:value-type="float">
            <text:p>26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Langendijk</text:p>
          </table:table-cell>
          <table:table-cell table:style-name="ce40"/>
          <table:table-cell table:style-name="Default"/>
          <table:table-cell ns41:value-type="float" table:style-name="ce50" office:value="18" office:value-type="float">
            <text:p>18</text:p>
          </table:table-cell>
          <table:table-cell table:style-name="ce58" table:number-columns-repeated="4"/>
          <table:table-cell ns41:value-type="float" table:style-name="ce58" office:value="41" office:value-type="float">
            <text:p>41</text:p>
          </table:table-cell>
          <table:table-cell ns41:value-type="float" table:style-name="ce58" office:value="37" office:value-type="float">
            <text:p>37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43" office:value-type="float">
            <text:p>43</text:p>
          </table:table-cell>
          <table:table-cell ns41:value-type="float" table:style-name="ce58" office:value="37" office:value-type="float">
            <text:p>37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Veeneweg</text:p>
          </table:table-cell>
          <table:table-cell table:style-name="ce40"/>
          <table:table-cell table:style-name="Default"/>
          <table:table-cell ns41:value-type="float" table:style-name="ce50" office:value="24" office:value-type="float">
            <text:p>24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69" office:value-type="float">
            <text:p>69</text:p>
          </table:table-cell>
          <table:table-cell ns41:value-type="float" table:style-name="ce58" office:value="61" office:value-type="float">
            <text:p>61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70" office:value-type="float">
            <text:p>70</text:p>
          </table:table-cell>
          <table:table-cell ns41:value-type="float" table:style-name="ce58" office:value="61" office:value-type="float">
            <text:p>61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10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Noord- Willemskanaal</text:p>
          </table:table-cell>
          <table:table-cell table:style-name="ce40"/>
          <table:table-cell table:style-name="Default"/>
          <table:table-cell ns41:value-type="float" table:style-name="ce50" office:value="11" office:value-type="float">
            <text:p>11</text:p>
          </table:table-cell>
          <table:table-cell table:style-name="ce58" table:number-columns-repeated="4"/>
          <table:table-cell ns41:value-type="float" table:style-name="ce58" office:value="30" office:value-type="float">
            <text:p>30</text:p>
          </table:table-cell>
          <table:table-cell ns41:value-type="float" table:style-name="ce58" office:value="25" office:value-type="float">
            <text:p>25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Molenweg</text:p>
          </table:table-cell>
          <table:table-cell table:style-name="ce40"/>
          <table:table-cell table:style-name="Default"/>
          <table:table-cell ns41:value-type="float" table:style-name="ce50" office:value="10" office:value-type="float">
            <text:p>10</text:p>
          </table:table-cell>
          <table:table-cell table:style-name="ce58" table:number-columns-repeated="4"/>
          <table:table-cell ns41:value-type="float" table:style-name="ce58" office:value="16" office:value-type="float">
            <text:p>16</text:p>
          </table:table-cell>
          <table:table-cell ns41:value-type="float" table:style-name="ce58" office:value="21" office:value-type="float">
            <text:p>21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Asserwijk</text:p>
          </table:table-cell>
          <table:table-cell table:style-name="ce40"/>
          <table:table-cell table:style-name="Default"/>
          <table:table-cell ns41:value-type="float" table:style-name="ce50" office:value="16" office:value-type="float">
            <text:p>16</text:p>
          </table:table-cell>
          <table:table-cell table:style-name="ce58" table:number-columns-repeated="4"/>
          <table:table-cell ns41:value-type="float" table:style-name="ce58" office:value="35" office:value-type="float">
            <text:p>35</text:p>
          </table:table-cell>
          <table:table-cell ns41:value-type="float" table:style-name="ce58" office:value="36" office:value-type="float">
            <text:p>3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office:value="37" table:style-name="ce58" table:number-columns-repeated="2" office:value-type="float">
            <text:p>37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Domeinwijk</text:p>
          </table:table-cell>
          <table:table-cell table:style-name="ce40"/>
          <table:table-cell table:style-name="Default"/>
          <table:table-cell ns41:value-type="float" table:style-name="ce50" office:value="13" office:value-type="float">
            <text:p>13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43" office:value-type="float">
            <text:p>43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44" office:value-type="float">
            <text:p>44</text:p>
          </table:table-cell>
          <table:table-cell ns41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Norgervaart</text:p>
          </table:table-cell>
          <table:table-cell table:style-name="ce40"/>
          <table:table-cell table:style-name="Default"/>
          <table:table-cell ns41:value-type="float" table:style-name="ce50" office:value="3" office:value-type="float">
            <text:p>3</text:p>
          </table:table-cell>
          <table:table-cell table:style-name="ce58" table:number-columns-repeated="4"/>
          <table:table-cell ns41:value-type="float" table:style-name="ce58" office:value="9" office:value-type="float">
            <text:p>9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2"/>
          <table:table-cell ns41:value-type="float" table:style-name="ce58" office:value="9" office:value-type="float">
            <text:p>9</text:p>
          </table:table-cell>
          <table:table-cell ns41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Witterweg</text:p>
          </table:table-cell>
          <table:table-cell table:style-name="ce40"/>
          <table:table-cell table:style-name="Default"/>
          <table:table-cell ns41:value-type="float" table:style-name="ce50" office:value="16" office:value-type="float">
            <text:p>16</text:p>
          </table:table-cell>
          <table:table-cell table:style-name="ce58" table:number-columns-repeated="4"/>
          <table:table-cell ns41:value-type="float" table:style-name="ce58" office:value="39" office:value-type="float">
            <text:p>39</text:p>
          </table:table-cell>
          <table:table-cell ns41:value-type="float" table:style-name="ce58" office:value="40" office:value-type="float">
            <text:p>40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39" office:value-type="float">
            <text:p>39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Stadsbosch</text:p>
          </table:table-cell>
          <table:table-cell table:style-name="ce40"/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office:value="3" table:style-name="ce58" table:number-columns-repeated="2" office:value-type="float">
            <text:p>3</text:p>
          </table:table-cell>
          <table:table-cell table:style-name="ce58" table:number-columns-repeated="2"/>
          <table:table-cell ns41:value-type="float" office:value="3" table:style-name="ce58" table:number-columns-repeated="2" office:value-type="float">
            <text:p>3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Broek</text:p>
          </table:table-cell>
          <table:table-cell table:style-name="ce40"/>
          <table:table-cell table:style-name="Default"/>
          <table:table-cell ns41:value-type="float" table:style-name="ce50" office:value="2" office:value-type="float">
            <text:p>2</text:p>
          </table:table-cell>
          <table:table-cell table:style-name="ce58" table:number-columns-repeated="4"/>
          <table:table-cell ns41:value-type="float" office:value="4" table:style-name="ce58" table:number-columns-repeated="2" office:value-type="float">
            <text:p>4</text:p>
          </table:table-cell>
          <table:table-cell table:style-name="ce58" table:number-columns-repeated="2"/>
          <table:table-cell ns41:value-type="float" office:value="4" table:style-name="ce58" table:number-columns-repeated="2" office:value-type="float">
            <text:p>4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Baggelhuizen</text:p>
          </table:table-cell>
          <table:table-cell table:style-name="ce40"/>
          <table:table-cell table:style-name="Default"/>
          <table:table-cell ns41:value-type="float" table:style-name="ce50" office:value="4" office:value-type="float">
            <text:p>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5" office:value-type="float">
            <text:p>5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2"/>
          <table:table-cell ns41:value-type="float" table:style-name="ce58" office:value="5" office:value-type="float">
            <text:p>5</text:p>
          </table:table-cell>
          <table:table-cell ns41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Witten</text:p>
          </table:table-cell>
          <table:table-cell table:style-name="ce40"/>
          <table:table-cell table:style-name="Default"/>
          <table:table-cell ns41:value-type="float" table:style-name="ce50" office:value="12" office:value-type="float">
            <text:p>12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41" office:value-type="float">
            <text:p>41</text:p>
          </table:table-cell>
          <table:table-cell ns41:value-type="float" table:style-name="ce58" office:value="39" office:value-type="float">
            <text:p>39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43" office:value-type="float">
            <text:p>43</text:p>
          </table:table-cell>
          <table:table-cell ns41:value-type="float" table:style-name="ce58" office:value="39" office:value-type="float">
            <text:p>39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De Haar</text:p>
          </table:table-cell>
          <table:table-cell table:style-name="ce40"/>
          <table:table-cell table:style-name="Default"/>
          <table:table-cell ns41:value-type="float" table:style-name="ce50" office:value="4" office:value-type="float">
            <text:p>4</text:p>
          </table:table-cell>
          <table:table-cell table:style-name="ce58" table:number-columns-repeated="4"/>
          <table:table-cell ns41:value-type="float" table:style-name="ce58" office:value="18" office:value-type="float">
            <text:p>18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2"/>
          <table:table-cell ns41:value-type="float" table:style-name="ce58" office:value="18" office:value-type="float">
            <text:p>18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Graswijk</text:p>
          </table:table-cell>
          <table:table-cell table:style-name="ce40"/>
          <table:table-cell table:style-name="Default"/>
          <table:table-cell ns41:value-type="float" table:style-name="ce50" office:value="8" office:value-type="float">
            <text:p>8</text:p>
          </table:table-cell>
          <table:table-cell table:style-name="ce58" table:number-columns-repeated="4"/>
          <table:table-cell ns41:value-type="float" table:style-name="ce58" office:value="18" office:value-type="float">
            <text:p>18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office:value="19" table:style-name="ce58" table:number-columns-repeated="2" office:value-type="float">
            <text:p>19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Beilerstraatweg</text:p>
          </table:table-cell>
          <table:table-cell table:style-name="ce40"/>
          <table:table-cell table:style-name="Default"/>
          <table:table-cell ns41:value-type="float" table:style-name="ce50" office:value="2" office:value-type="float">
            <text:p>2</text:p>
          </table:table-cell>
          <table:table-cell table:style-name="ce58" table:number-columns-repeated="4"/>
          <table:table-cell ns41:value-type="float" table:style-name="ce58" office:value="3" office:value-type="float">
            <text:p>3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Eerste steen</text:p>
          </table:table-cell>
          <table:table-cell table:style-name="ce40"/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5" office:value-type="float">
            <text:p>5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0" office:value-type="float">
            <text:p>10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7" office:value-type="float">
            <text:p>7</text:p>
          </table:table-cell>
          <table:table-cell table:style-name="ce58" table:number-columns-repeated="6"/>
          <table:table-cell ns41:value-type="float" table:style-name="ce58" office:value="27" office:value-type="float">
            <text:p>27</text:p>
          </table:table-cell>
          <table:table-cell ns41:value-type="float" table:style-name="ce69" office:value="23" office:value-type="float">
            <text:p>23</text:p>
          </table:table-cell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1:value-type="string" table:style-name="ce29" office:value-type="string">
            <text:p>C</text:p>
          </table:table-cell>
          <table:table-cell table:style-name="ce29"/>
          <table:table-cell ns41:value-type="string" table:style-name="ce29" office:value-type="string">
            <text:p>Beilerstraatweg</text:p>
          </table:table-cell>
          <table:table-cell table:style-name="ce40"/>
          <table:table-cell table:style-name="Default"/>
          <table:table-cell ns41:value-type="float" table:style-name="ce50" office:value="8" office:value-type="float">
            <text:p>8</text:p>
          </table:table-cell>
          <table:table-cell table:style-name="ce58" table:number-columns-repeated="4"/>
          <table:table-cell ns41:value-type="float" table:style-name="ce58" office:value="16" office:value-type="float">
            <text:p>16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7" office:value-type="float">
            <text:p>17</text:p>
          </table:table-cell>
          <table:table-cell ns41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Eerste steen</text:p>
          </table:table-cell>
          <table:table-cell table:style-name="ce40"/>
          <table:table-cell table:style-name="Default"/>
          <table:table-cell ns41:value-type="float" table:style-name="ce50" office:value="6" office:value-type="float">
            <text:p>6</text:p>
          </table:table-cell>
          <table:table-cell table:style-name="ce58" table:number-columns-repeated="4"/>
          <table:table-cell ns41:value-type="float" table:style-name="ce58" office:value="9" office:value-type="float">
            <text:p>9</text:p>
          </table:table-cell>
          <table:table-cell ns41:value-type="float" table:style-name="ce58" office:value="17" office:value-type="float">
            <text:p>17</text:p>
          </table:table-cell>
          <table:table-cell table:style-name="ce58" table:number-columns-repeated="2"/>
          <table:table-cell ns41:value-type="float" table:style-name="ce58" office:value="9" office:value-type="float">
            <text:p>9</text:p>
          </table:table-cell>
          <table:table-cell ns41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Graswijk</text:p>
          </table:table-cell>
          <table:table-cell table:style-name="ce40"/>
          <table:table-cell table:style-name="Default"/>
          <table:table-cell ns41:value-type="float" table:style-name="ce50" office:value="12" office:value-type="float">
            <text:p>12</text:p>
          </table:table-cell>
          <table:table-cell table:style-name="ce58" table:number-columns-repeated="4"/>
          <table:table-cell ns41:value-type="float" office:value="23" table:style-name="ce58" table:number-columns-repeated="2" office:value-type="float">
            <text:p>23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58" office:value="26" office:value-type="float">
            <text:p>26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Anreeperveld</text:p>
          </table:table-cell>
          <table:table-cell table:style-name="ce40"/>
          <table:table-cell table:style-name="Default"/>
          <table:table-cell ns41:value-type="float" table:style-name="ce50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8" office:value-type="float">
            <text:p>18</text:p>
          </table:table-cell>
          <table:table-cell ns41:value-type="float" table:style-name="ce58" office:value="15" office:value-type="float">
            <text:p>15</text:p>
          </table:table-cell>
          <table:table-cell table:style-name="ce58" table:number-columns-repeated="2"/>
          <table:table-cell ns41:value-type="float" table:style-name="ce58" office:value="18" office:value-type="float">
            <text:p>18</text:p>
          </table:table-cell>
          <table:table-cell ns41:value-type="float" table:style-name="ce58" office:value="15" office:value-type="float">
            <text:p>15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Aardscheveld</text:p>
          </table:table-cell>
          <table:table-cell table:style-name="ce40"/>
          <table:table-cell table:style-name="Default"/>
          <table:table-cell ns41:value-type="float" table:style-name="ce50" office:value="93" office:value-type="float">
            <text:p>93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23" office:value-type="float">
            <text:p>223</text:p>
          </table:table-cell>
          <table:table-cell ns41:value-type="float" table:style-name="ce58" office:value="185" office:value-type="float">
            <text:p>185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225" office:value-type="float">
            <text:p>225</text:p>
          </table:table-cell>
          <table:table-cell ns41:value-type="float" table:style-name="ce58" office:value="185" office:value-type="float">
            <text:p>18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Anreep </text:p>
          </table:table-cell>
          <table:table-cell table:style-name="ce40"/>
          <table:table-cell table:style-name="Default"/>
          <table:table-cell ns41:value-type="float" table:style-name="ce50" office:value="10" office:value-type="float">
            <text:p>10</text:p>
          </table:table-cell>
          <table:table-cell table:style-name="ce58" table:number-columns-repeated="4"/>
          <table:table-cell ns41:value-type="float" table:style-name="ce58" office:value="36" office:value-type="float">
            <text:p>36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38" office:value-type="float">
            <text:p>38</text:p>
          </table:table-cell>
          <table:table-cell ns41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Schieven</text:p>
          </table:table-cell>
          <table:table-cell table:style-name="ce40"/>
          <table:table-cell table:style-name="Default"/>
          <table:table-cell ns41:value-type="float" table:style-name="ce50" office:value="3" office:value-type="float">
            <text:p>3</text:p>
          </table:table-cell>
          <table:table-cell table:style-name="ce58" table:number-columns-repeated="4"/>
          <table:table-cell ns41:value-type="float" office:value="11" table:style-name="ce58" table:number-columns-repeated="2" office:value-type="float">
            <text:p>11</text:p>
          </table:table-cell>
          <table:table-cell table:style-name="ce58" table:number-columns-repeated="2"/>
          <table:table-cell ns41:value-type="float" office:value="11" table:style-name="ce58" table:number-columns-repeated="2" office:value-type="float">
            <text:p>11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Amelte</text:p>
          </table:table-cell>
          <table:table-cell table:style-name="ce40"/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Vredeveld</text:p>
          </table:table-cell>
          <table:table-cell table:style-name="ce40"/>
          <table:table-cell table:style-name="Default"/>
          <table:table-cell ns41:value-type="float" table:style-name="ce50" office:value="13" office:value-type="float">
            <text:p>13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31" office:value-type="float">
            <text:p>31</text:p>
          </table:table-cell>
          <table:table-cell ns41:value-type="float" table:style-name="ce58" office:value="25" office:value-type="float">
            <text:p>25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Steendijk</text:p>
          </table:table-cell>
          <table:table-cell table:style-name="ce40"/>
          <table:table-cell table:style-name="Default"/>
          <table:table-cell ns41:value-type="float" table:style-name="ce50" office:value="59" office:value-type="float">
            <office:annotation draw:style-name="gr1" svg:height="55.5pt" draw:caption-point-y="248.51pt" svg:width="92.83pt" svg:x="453.43pt" draw:caption-point-x="-71.63pt" svg:y="768.16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59</text:p>
          </table:table-cell>
          <table:table-cell table:style-name="ce58" table:number-columns-repeated="4"/>
          <table:table-cell ns41:value-type="float" table:style-name="ce58" office:value="129" office:value-type="float">
            <text:p>129</text:p>
          </table:table-cell>
          <table:table-cell ns41:value-type="float" table:style-name="ce58" office:value="119" office:value-type="float">
            <text:p>119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37" office:value-type="float">
            <text:p>137</text:p>
          </table:table-cell>
          <table:table-cell ns41:value-type="float" table:style-name="ce58" office:value="125" office:value-type="float">
            <text:p>12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Loonerweg</text:p>
          </table:table-cell>
          <table:table-cell table:style-name="ce40"/>
          <table:table-cell table:style-name="Default"/>
          <table:table-cell ns41:value-type="float" table:style-name="ce50" office:value="21" office:value-type="float">
            <text:p>21</text:p>
          </table:table-cell>
          <table:table-cell table:style-name="ce58" table:number-columns-repeated="4"/>
          <table:table-cell ns41:value-type="float" table:style-name="ce58" office:value="43" office:value-type="float">
            <text:p>43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44" office:value-type="float">
            <text:p>44</text:p>
          </table:table-cell>
          <table:table-cell ns41:value-type="float" table:style-name="ce58" office:value="46" office:value-type="float">
            <text:p>46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D</text:p>
          </table:table-cell>
          <table:table-cell table:style-name="ce29"/>
          <table:table-cell ns41:value-type="string" table:style-name="ce29" office:value-type="string">
            <text:p>Loon </text:p>
          </table:table-cell>
          <table:table-cell table:style-name="ce40"/>
          <table:table-cell table:style-name="Default"/>
          <table:table-cell ns41:value-type="float" table:style-name="ce50" office:value="30" office:value-type="float">
            <text:p>30</text:p>
          </table:table-cell>
          <table:table-cell table:style-name="ce58" table:number-columns-repeated="4"/>
          <table:table-cell ns41:value-type="float" table:style-name="ce58" office:value="100" office:value-type="float">
            <text:p>100</text:p>
          </table:table-cell>
          <table:table-cell ns41:value-type="float" table:style-name="ce58" office:value="93" office:value-type="float">
            <text:p>93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101" office:value-type="float">
            <text:p>101</text:p>
          </table:table-cell>
          <table:table-cell ns41:value-type="float" table:style-name="ce58" office:value="94" office:value-type="float">
            <text:p>94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Loonerveld</text:p>
          </table:table-cell>
          <table:table-cell table:style-name="ce40"/>
          <table:table-cell table:style-name="Default"/>
          <table:table-cell ns41:value-type="float" table:style-name="ce50" office:value="41" office:value-type="float">
            <office:annotation draw:style-name="gr1" svg:height="55.47pt" draw:caption-point-y="248.49pt" svg:width="92.83pt" svg:x="453.43pt" draw:caption-point-x="-71.63pt" svg:y="806.43pt" draw:text-style-name="P2">
              <dc:creator>CDM</dc:creator>
              <dc:date>2014-12-12T00:00:00</dc:date>
              <text:p text:style-name="P1"><text:span text:style-name="T1">Hieronder 5 woonwagens</text:span></text:p>
            </office:annotation>
            <text:p>41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77" office:value-type="float">
            <text:p>77</text:p>
          </table:table-cell>
          <table:table-cell ns41:value-type="float" table:style-name="ce58" office:value="93" office:value-type="float">
            <text:p>93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92" office:value-type="float">
            <text:p>92</text:p>
          </table:table-cell>
          <table:table-cell ns41:value-type="float" table:style-name="ce58" office:value="103" office:value-type="float">
            <text:p>103</text:p>
          </table:table-cell>
          <table:table-cell table:style-name="ce58"/>
          <table:table-cell ns41:value-type="float" table:style-name="ce69" office:value="2" office:value-type="float">
            <text:p>2</text:p>
          </table:table-cell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10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Noord- Willemskanaal</text:p>
          </table:table-cell>
          <table:table-cell table:style-name="ce40"/>
          <table:table-cell table:style-name="Default"/>
          <table:table-cell ns41:value-type="float" table:style-name="ce50" office:value="36" office:value-type="float">
            <text:p>36</text:p>
          </table:table-cell>
          <table:table-cell table:style-name="ce58" table:number-columns-repeated="4"/>
          <table:table-cell ns41:value-type="float" table:style-name="ce58" office:value="82" office:value-type="float">
            <text:p>82</text:p>
          </table:table-cell>
          <table:table-cell ns41:value-type="float" table:style-name="ce58" office:value="78" office:value-type="float">
            <text:p>78</text:p>
          </table:table-cell>
          <table:table-cell table:style-name="ce58" table:number-columns-repeated="2"/>
          <table:table-cell ns41:value-type="float" table:style-name="ce58" office:value="82" office:value-type="float">
            <text:p>82</text:p>
          </table:table-cell>
          <table:table-cell ns41:value-type="float" table:style-name="ce58" office:value="78" office:value-type="float">
            <text:p>78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Peelo</text:p>
          </table:table-cell>
          <table:table-cell table:style-name="ce40"/>
          <table:table-cell table:style-name="Default"/>
          <table:table-cell ns41:value-type="float" table:style-name="ce50" office:value="57" office:value-type="float">
            <text:p>57</text:p>
          </table:table-cell>
          <table:table-cell table:style-name="ce58" table:number-columns-repeated="4"/>
          <table:table-cell ns41:value-type="float" table:style-name="ce58" office:value="144" office:value-type="float">
            <text:p>144</text:p>
          </table:table-cell>
          <table:table-cell ns41:value-type="float" table:style-name="ce58" office:value="127" office:value-type="float">
            <text:p>127</text:p>
          </table:table-cell>
          <table:table-cell table:style-name="ce58" table:number-columns-repeated="2"/>
          <table:table-cell ns41:value-type="float" table:style-name="ce58" office:value="144" office:value-type="float">
            <text:p>144</text:p>
          </table:table-cell>
          <table:table-cell ns41:value-type="float" table:style-name="ce58" office:value="127" office:value-type="float">
            <text:p>127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Groningerstraatweg</text:p>
          </table:table-cell>
          <table:table-cell table:style-name="ce40"/>
          <table:table-cell table:style-name="Default"/>
          <table:table-cell ns41:value-type="float" table:style-name="ce50" office:value="37" office:value-type="float">
            <text:p>37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79" office:value-type="float">
            <text:p>79</text:p>
          </table:table-cell>
          <table:table-cell ns41:value-type="float" table:style-name="ce58" office:value="78" office:value-type="float">
            <text:p>78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81" office:value-type="float">
            <text:p>81</text:p>
          </table:table-cell>
          <table:table-cell ns41:value-type="float" table:style-name="ce58" office:value="78" office:value-type="float">
            <text:p>7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Zwartwaterweg</text:p>
          </table:table-cell>
          <table:table-cell table:style-name="ce40"/>
          <table:table-cell table:style-name="Default"/>
          <table:table-cell ns41:value-type="float" table:style-name="ce50" office:value="9" office:value-type="float">
            <text:p>9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3" office:value-type="float">
            <text:p>23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4" office:value-type="float">
            <text:p>24</text:p>
          </table:table-cell>
          <table:table-cell ns41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Molenweg</text:p>
          </table:table-cell>
          <table:table-cell table:style-name="ce40"/>
          <table:table-cell table:style-name="Default"/>
          <table:table-cell ns41:value-type="float" table:style-name="ce50" office:value="20" office:value-type="float">
            <text:p>20</text:p>
          </table:table-cell>
          <table:table-cell table:style-name="ce58" table:number-columns-repeated="4"/>
          <table:table-cell ns41:value-type="float" table:style-name="ce58" office:value="46" office:value-type="float">
            <text:p>46</text:p>
          </table:table-cell>
          <table:table-cell ns41:value-type="float" table:style-name="ce58" office:value="44" office:value-type="float">
            <text:p>44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58" office:value="45" office:value-type="float">
            <text:p>45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2" office:value-type="float">
            <text:p>2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129" office:value-type="float">
            <text:p>1129</text:p>
          </table:table-cell>
          <table:table-cell ns41:value-type="float" table:style-name="ce58" office:value="36" office:value-type="float">
            <text:p>3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441" office:value-type="float">
            <text:p>2441</text:p>
          </table:table-cell>
          <table:table-cell ns41:value-type="float" table:style-name="ce58" office:value="2789" office:value-type="float">
            <text:p>2789</text:p>
          </table:table-cell>
          <table:table-cell ns41:value-type="float" table:style-name="ce58" office:value="142" office:value-type="float">
            <text:p>142</text:p>
          </table:table-cell>
          <table:table-cell ns41:value-type="float" table:style-name="ce58" office:value="97" office:value-type="float">
            <text:p>97</text:p>
          </table:table-cell>
          <table:table-cell ns41:value-type="float" table:style-name="ce58" office:value="2583" office:value-type="float">
            <text:p>2583</text:p>
          </table:table-cell>
          <table:table-cell ns41:value-type="float" table:style-name="ce58" office:value="2886" office:value-type="float">
            <text:p>2886</text:p>
          </table:table-cell>
          <table:table-cell ns41:value-type="float" table:style-name="ce58" office:value="189" office:value-type="float">
            <text:p>189</text:p>
          </table:table-cell>
          <table:table-cell ns41:value-type="float" table:style-name="ce69" office:value="79" office:value-type="float">
            <text:p>79</text:p>
          </table:table-cell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767" office:value-type="float">
            <office:annotation draw:style-name="gr1" svg:height="55.5pt" draw:caption-point-y="312.26pt" svg:width="92.83pt" svg:x="453.43pt" draw:caption-point-x="-71.63pt" svg:y="895.66pt" draw:text-style-name="P2">
              <dc:creator>CDM</dc:creator>
              <dc:date>2014-12-12T00:00:00</dc:date>
              <text:p text:style-name="P1"><text:span text:style-name="T1">Hieronder 8 woonwagens</text:span></text:p>
            </office:annotation>
            <text:p>767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1834" office:value-type="float">
            <text:p>1834</text:p>
          </table:table-cell>
          <table:table-cell ns41:value-type="float" table:style-name="ce58" office:value="1716" office:value-type="float">
            <text:p>1716</text:p>
          </table:table-cell>
          <table:table-cell ns41:value-type="float" table:style-name="ce58" office:value="65" office:value-type="float">
            <text:p>65</text:p>
          </table:table-cell>
          <table:table-cell ns41:value-type="float" table:style-name="ce58" office:value="43" office:value-type="float">
            <text:p>43</text:p>
          </table:table-cell>
          <table:table-cell ns41:value-type="float" table:style-name="ce58" office:value="1899" office:value-type="float">
            <text:p>1899</text:p>
          </table:table-cell>
          <table:table-cell ns41:value-type="float" table:style-name="ce58" office:value="1759" office:value-type="float">
            <text:p>1759</text:p>
          </table:table-cell>
          <table:table-cell ns41:value-type="float" table:style-name="ce58" office:value="55" office:value-type="float">
            <text:p>55</text:p>
          </table:table-cell>
          <table:table-cell ns41:value-type="float" table:style-name="ce69" office:value="45" office:value-type="float">
            <text:p>45</text:p>
          </table:table-cell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896" office:value-type="float">
            <office:annotation draw:style-name="gr1" svg:height="55.47pt" draw:caption-point-y="312.26pt" svg:width="92.83pt" svg:x="453.43pt" draw:caption-point-x="-71.63pt" svg:y="908.42pt" draw:text-style-name="P2">
              <dc:creator>CDM</dc:creator>
              <dc:date>2014-12-12T00:00:00</dc:date>
              <text:p text:style-name="P1"><text:span text:style-name="T1">Hieronder 8 woonwagens</text:span></text:p>
            </office:annotation>
            <text:p>1896</text:p>
          </table:table-cell>
          <table:table-cell ns41:value-type="float" table:style-name="ce58" office:value="60" office:value-type="float">
            <text:p>60</text:p>
          </table:table-cell>
          <table:table-cell ns41:value-type="float" table:style-name="ce58" office:value="4" office:value-type="float">
            <text:p>4</text:p>
          </table:table-cell>
          <table:table-cell ns41:value-type="float" office:value="13" table:style-name="ce58" table:number-columns-repeated="2" office:value-type="float">
            <text:p>13</text:p>
          </table:table-cell>
          <table:table-cell ns41:value-type="float" table:style-name="ce58" office:value="4275" office:value-type="float">
            <text:p>4275</text:p>
          </table:table-cell>
          <table:table-cell ns41:value-type="float" table:style-name="ce58" office:value="4505" office:value-type="float">
            <text:p>4505</text:p>
          </table:table-cell>
          <table:table-cell ns41:value-type="float" table:style-name="ce58" office:value="207" office:value-type="float">
            <text:p>207</text:p>
          </table:table-cell>
          <table:table-cell ns41:value-type="float" table:style-name="ce58" office:value="140" office:value-type="float">
            <text:p>140</text:p>
          </table:table-cell>
          <table:table-cell ns41:value-type="float" table:style-name="ce58" office:value="4482" office:value-type="float">
            <text:p>4482</text:p>
          </table:table-cell>
          <table:table-cell ns41:value-type="float" table:style-name="ce58" office:value="4645" office:value-type="float">
            <text:p>4645</text:p>
          </table:table-cell>
          <table:table-cell ns41:value-type="float" table:style-name="ce58" office:value="244" office:value-type="float">
            <text:p>244</text:p>
          </table:table-cell>
          <table:table-cell ns41:value-type="float" table:style-name="ce69" office:value="124" office:value-type="float">
            <text:p>124</text:p>
          </table:table-cell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Pers</text:p>
          </table:table-cell>
          <table:table-cell table:style-name="ce29" table:number-columns-repeated="2"/>
          <table:table-cell table:style-name="ce36"/>
          <table:table-cell table:style-name="ce41"/>
          <table:table-cell table:style-name="Default"/>
          <table:table-cell table:style-name="ce50"/>
          <table:table-cell table:style-name="ce58" table:number-columns-repeated="7"/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AT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896" office:value-type="float">
            <text:p>1896</text:p>
          </table:table-cell>
          <table:table-cell ns41:value-type="float" table:style-name="ce58" office:value="60" office:value-type="float">
            <text:p>60</text:p>
          </table:table-cell>
          <table:table-cell ns41:value-type="float" table:style-name="ce58" office:value="4" office:value-type="float">
            <text:p>4</text:p>
          </table:table-cell>
          <table:table-cell ns41:value-type="float" office:value="13" table:style-name="ce58" table:number-columns-repeated="2" office:value-type="float">
            <text:p>13</text:p>
          </table:table-cell>
          <table:table-cell ns41:value-type="float" table:style-name="ce58" office:value="4275" office:value-type="float">
            <text:p>4275</text:p>
          </table:table-cell>
          <table:table-cell ns41:value-type="float" table:style-name="ce58" office:value="4505" office:value-type="float">
            <text:p>4505</text:p>
          </table:table-cell>
          <table:table-cell ns41:value-type="float" table:style-name="ce58" office:value="207" office:value-type="float">
            <text:p>207</text:p>
          </table:table-cell>
          <table:table-cell ns41:value-type="float" table:style-name="ce58" office:value="143" office:value-type="float">
            <text:p>143</text:p>
          </table:table-cell>
          <table:table-cell ns41:value-type="float" table:style-name="ce58" office:value="4482" office:value-type="float">
            <text:p>4482</text:p>
          </table:table-cell>
          <table:table-cell ns41:value-type="float" table:style-name="ce58" office:value="4648" office:value-type="float">
            <text:p>4648</text:p>
          </table:table-cell>
          <table:table-cell ns41:value-type="float" table:style-name="ce58" office:value="244" office:value-type="float">
            <text:p>244</text:p>
          </table:table-cell>
          <table:table-cell ns41:value-type="float" table:style-name="ce69" office:value="124" office:value-type="float">
            <text:p>124</text:p>
          </table:table-cell>
          <table:table-cell ns41:value-type="float" table:style-name="ce76" office:value="106" office:value-type="float">
            <text:p>106</text:p>
          </table:table-cell>
          <table:table-cell ns41:value-type="float" table:style-name="ce82" office:value="10522" office:value-type="float">
            <text:p>10522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table-cell ns41:value-type="string" table:number-rows-spanned="36" table:style-name="ce9" table:number-columns-spanned="1" office:value-type="string">
            <text:p>Beilen</text:p>
          </table:table-cell>
          <table:table-cell ns41:value-type="string" table:style-name="ce21" office:value-type="string">
            <text:p>Kom</text:p>
          </table:table-cell>
          <table:table-cell ns41:value-type="string" table:style-name="ce29" office:value-type="string">
            <text:p>A</text:p>
          </table:table-cell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Beilen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159" office:value-type="float">
            <office:annotation draw:style-name="gr1" svg:height="55.47pt" draw:caption-point-y="337.75pt" svg:width="92.83pt" svg:x="453.43pt" draw:caption-point-x="-71.63pt" svg:y="921.17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159</text:p>
          </table:table-cell>
          <table:table-cell table:style-name="ce58" table:number-columns-repeated="4"/>
          <table:table-cell ns41:value-type="float" table:style-name="ce58" office:value="467" office:value-type="float">
            <text:p>467</text:p>
          </table:table-cell>
          <table:table-cell ns41:value-type="float" table:style-name="ce58" office:value="481" office:value-type="float">
            <text:p>481</text:p>
          </table:table-cell>
          <table:table-cell ns41:value-type="float" office:value="10" table:style-name="ce58" table:number-columns-repeated="2" office:value-type="float">
            <text:p>10</text:p>
          </table:table-cell>
          <table:table-cell ns41:value-type="float" table:style-name="ce58" office:value="477" office:value-type="float">
            <text:p>477</text:p>
          </table:table-cell>
          <table:table-cell ns41:value-type="float" table:style-name="ce58" office:value="491" office:value-type="float">
            <text:p>491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6" office:value-type="float">
            <text:p>6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B</text:p>
          </table:table-cell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Eursing</text:p>
          </table:table-cell>
          <table:table-cell table:style-name="ce40"/>
          <table:table-cell table:style-name="Default"/>
          <table:table-cell ns41:value-type="float" table:style-name="ce50" office:value="17" office:value-type="float">
            <text:p>17</text:p>
          </table:table-cell>
          <table:table-cell table:style-name="ce58" table:number-columns-repeated="4"/>
          <table:table-cell ns41:value-type="float" table:style-name="ce58" office:value="86" office:value-type="float">
            <text:p>86</text:p>
          </table:table-cell>
          <table:table-cell ns41:value-type="float" table:style-name="ce58" office:value="78" office:value-type="float">
            <text:p>78</text:p>
          </table:table-cell>
          <table:table-cell table:style-name="ce58" table:number-columns-repeated="2"/>
          <table:table-cell ns41:value-type="float" table:style-name="ce58" office:value="86" office:value-type="float">
            <text:p>86</text:p>
          </table:table-cell>
          <table:table-cell ns41:value-type="float" table:style-name="ce58" office:value="78" office:value-type="float">
            <text:p>78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L</text:p>
          </table:table-cell>
          <table:table-cell table:style-name="ce29"/>
          <table:table-cell ns41:value-type="string" table:style-name="ce29" office:value-type="string">
            <text:p>Klatering</text:p>
          </table:table-cell>
          <table:table-cell table:style-name="ce40"/>
          <table:table-cell table:style-name="Default"/>
          <table:table-cell ns41:value-type="float" table:style-name="ce50" office:value="11" office:value-type="float">
            <text:p>11</text:p>
          </table:table-cell>
          <table:table-cell table:style-name="ce58" table:number-columns-repeated="4"/>
          <table:table-cell ns41:value-type="float" table:style-name="ce58" office:value="43" office:value-type="float">
            <text:p>43</text:p>
          </table:table-cell>
          <table:table-cell ns41:value-type="float" table:style-name="ce58" office:value="46" office:value-type="float">
            <text:p>46</text:p>
          </table:table-cell>
          <table:table-cell table:style-name="ce58" table:number-columns-repeated="2"/>
          <table:table-cell ns41:value-type="float" table:style-name="ce58" office:value="43" office:value-type="float">
            <text:p>43</text:p>
          </table:table-cell>
          <table:table-cell ns41:value-type="float" table:style-name="ce58" office:value="46" office:value-type="float">
            <text:p>46</text:p>
          </table:table-cell>
          <table:table-cell table:style-name="ce58"/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Alting</text:p>
          </table:table-cell>
          <table:table-cell table:style-name="ce40"/>
          <table:table-cell table:style-name="Default"/>
          <table:table-cell ns41:value-type="float" table:style-name="ce50" office:value="8" office:value-type="float">
            <text:p>8</text:p>
          </table:table-cell>
          <table:table-cell table:style-name="ce58" table:number-columns-repeated="4"/>
          <table:table-cell ns41:value-type="float" table:style-name="ce58" office:value="23" office:value-type="float">
            <text:p>23</text:p>
          </table:table-cell>
          <table:table-cell ns41:value-type="float" table:style-name="ce58" office:value="25" office:value-type="float">
            <text:p>25</text:p>
          </table:table-cell>
          <table:table-cell table:style-name="ce58" table:number-columns-repeated="2"/>
          <table:table-cell ns41:value-type="float" table:style-name="ce58" office:value="23" office:value-type="float">
            <text:p>23</text:p>
          </table:table-cell>
          <table:table-cell ns41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I</text:p>
          </table:table-cell>
          <table:table-cell table:style-name="ce29"/>
          <table:table-cell ns41:value-type="string" table:style-name="ce29" office:value-type="string">
            <text:p>Lieving</text:p>
          </table:table-cell>
          <table:table-cell table:style-name="ce40"/>
          <table:table-cell table:style-name="Default"/>
          <table:table-cell ns41:value-type="float" table:style-name="ce50" office:value="7" office:value-type="float">
            <text:p>7</text:p>
          </table:table-cell>
          <table:table-cell table:style-name="ce58" table:number-columns-repeated="4"/>
          <table:table-cell ns41:value-type="float" table:style-name="ce58" office:value="19" office:value-type="float">
            <text:p>19</text:p>
          </table:table-cell>
          <table:table-cell ns41:value-type="float" table:style-name="ce58" office:value="18" office:value-type="float">
            <text:p>18</text:p>
          </table:table-cell>
          <table:table-cell table:style-name="ce58" table:number-columns-repeated="2"/>
          <table:table-cell ns41:value-type="float" table:style-name="ce58" office:value="19" office:value-type="float">
            <text:p>19</text:p>
          </table:table-cell>
          <table:table-cell ns41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Makkum</text:p>
          </table:table-cell>
          <table:table-cell table:style-name="ce40"/>
          <table:table-cell table:style-name="Default"/>
          <table:table-cell ns41:value-type="float" table:style-name="ce50" office:value="8" office:value-type="float">
            <text:p>8</text:p>
          </table:table-cell>
          <table:table-cell table:style-name="ce58" table:number-columns-repeated="4"/>
          <table:table-cell ns41:value-type="float" table:style-name="ce58" office:value="25" office:value-type="float">
            <text:p>25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6" office:value-type="float">
            <text:p>26</text:p>
          </table:table-cell>
          <table:table-cell ns41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K</text:p>
          </table:table-cell>
          <table:table-cell table:style-name="ce29"/>
          <table:table-cell ns41:value-type="string" table:style-name="ce29" office:value-type="string">
            <text:p>Holte</text:p>
          </table:table-cell>
          <table:table-cell table:style-name="ce40"/>
          <table:table-cell table:style-name="Default"/>
          <table:table-cell ns41:value-type="float" table:style-name="ce50" office:value="16" office:value-type="float">
            <text:p>16</text:p>
          </table:table-cell>
          <table:table-cell table:style-name="ce58" table:number-columns-repeated="4"/>
          <table:table-cell ns41:value-type="float" table:style-name="ce58" office:value="54" office:value-type="float">
            <text:p>54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55" office:value-type="float">
            <text:p>55</text:p>
          </table:table-cell>
          <table:table-cell ns41:value-type="float" table:style-name="ce58" office:value="46" office:value-type="float">
            <text:p>46</text:p>
          </table:table-cell>
          <table:table-cell table:style-name="ce58"/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1:value-type="string" table:style-name="ce29" office:value-type="string">
            <text:p>G</text:p>
          </table:table-cell>
          <table:table-cell table:style-name="ce29"/>
          <table:table-cell ns41:value-type="string" table:style-name="ce29" office:value-type="string">
            <text:p>Ter Horst en Smalbroek</text:p>
          </table:table-cell>
          <table:table-cell table:style-name="ce40"/>
          <table:table-cell table:style-name="Default"/>
          <table:table-cell ns41:value-type="float" table:style-name="ce50" office:value="10" office:value-type="float">
            <text:p>10</text:p>
          </table:table-cell>
          <table:table-cell table:style-name="ce58" table:number-columns-repeated="4"/>
          <table:table-cell ns41:value-type="float" table:style-name="ce58" office:value="35" office:value-type="float">
            <text:p>35</text:p>
          </table:table-cell>
          <table:table-cell ns41:value-type="float" table:style-name="ce58" office:value="31" office:value-type="float">
            <text:p>31</text:p>
          </table:table-cell>
          <table:table-cell table:style-name="ce58" table:number-columns-repeated="2"/>
          <table:table-cell ns41:value-type="float" table:style-name="ce58" office:value="35" office:value-type="float">
            <text:p>35</text:p>
          </table:table-cell>
          <table:table-cell ns41:value-type="float" table:style-name="ce58" office:value="31" office:value-type="float">
            <text:p>31</text:p>
          </table:table-cell>
          <table:table-cell table:style-name="ce58"/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D</text:p>
          </table:table-cell>
          <table:table-cell table:style-name="ce29"/>
          <table:table-cell ns41:value-type="string" table:style-name="ce29" office:value-type="string">
            <text:p>Laaghalen</text:p>
          </table:table-cell>
          <table:table-cell table:style-name="ce40"/>
          <table:table-cell table:style-name="Default"/>
          <table:table-cell ns41:value-type="float" table:style-name="ce50" office:value="10" office:value-type="float">
            <text:p>10</text:p>
          </table:table-cell>
          <table:table-cell table:style-name="ce58" table:number-columns-repeated="4"/>
          <table:table-cell ns41:value-type="float" table:style-name="ce58" office:value="41" office:value-type="float">
            <text:p>41</text:p>
          </table:table-cell>
          <table:table-cell ns41:value-type="float" table:style-name="ce58" office:value="42" office:value-type="float">
            <text:p>42</text:p>
          </table:table-cell>
          <table:table-cell table:style-name="ce58" table:number-columns-repeated="2"/>
          <table:table-cell ns41:value-type="float" table:style-name="ce58" office:value="41" office:value-type="float">
            <text:p>41</text:p>
          </table:table-cell>
          <table:table-cell ns41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Hooghalen</text:p>
          </table:table-cell>
          <table:table-cell table:style-name="ce40"/>
          <table:table-cell table:style-name="Default"/>
          <table:table-cell ns41:value-type="float" table:style-name="ce50" office:value="23" office:value-type="float">
            <text:p>23</text:p>
          </table:table-cell>
          <table:table-cell table:style-name="ce58" table:number-columns-repeated="4"/>
          <table:table-cell ns41:value-type="float" table:style-name="ce58" office:value="84" office:value-type="float">
            <text:p>84</text:p>
          </table:table-cell>
          <table:table-cell ns41:value-type="float" table:style-name="ce58" office:value="73" office:value-type="float">
            <text:p>73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84" office:value-type="float">
            <text:p>84</text:p>
          </table:table-cell>
          <table:table-cell ns41:value-type="float" table:style-name="ce58" office:value="74" office:value-type="float">
            <text:p>74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G</text:p>
          </table:table-cell>
          <table:table-cell table:style-name="ce29"/>
          <table:table-cell ns41:value-type="string" table:style-name="ce29" office:value-type="string">
            <text:p>Hijken</text:p>
          </table:table-cell>
          <table:table-cell table:style-name="ce40"/>
          <table:table-cell table:style-name="Default"/>
          <table:table-cell ns41:value-type="float" table:style-name="ce50" office:value="95" office:value-type="float">
            <text:p>95</text:p>
          </table:table-cell>
          <table:table-cell table:style-name="ce58" table:number-columns-repeated="4"/>
          <table:table-cell ns41:value-type="float" table:style-name="ce58" office:value="275" office:value-type="float">
            <text:p>275</text:p>
          </table:table-cell>
          <table:table-cell ns41:value-type="float" table:style-name="ce58" office:value="246" office:value-type="float">
            <text:p>24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78" office:value-type="float">
            <text:p>278</text:p>
          </table:table-cell>
          <table:table-cell ns41:value-type="float" table:style-name="ce58" office:value="247" office:value-type="float">
            <text:p>247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M</text:p>
          </table:table-cell>
          <table:table-cell table:style-name="ce29"/>
          <table:table-cell ns41:value-type="string" table:style-name="ce29" office:value-type="string">
            <text:p>Wijster</text:p>
          </table:table-cell>
          <table:table-cell table:style-name="ce40"/>
          <table:table-cell table:style-name="Default"/>
          <table:table-cell ns41:value-type="float" table:style-name="ce50" office:value="54" office:value-type="float">
            <text:p>54</text:p>
          </table:table-cell>
          <table:table-cell table:style-name="ce58" table:number-columns-repeated="4"/>
          <table:table-cell ns41:value-type="float" table:style-name="ce58" office:value="168" office:value-type="float">
            <text:p>168</text:p>
          </table:table-cell>
          <table:table-cell ns41:value-type="float" table:style-name="ce58" office:value="142" office:value-type="float">
            <text:p>142</text:p>
          </table:table-cell>
          <table:table-cell table:style-name="ce58" table:number-columns-repeated="2"/>
          <table:table-cell ns41:value-type="float" table:style-name="ce58" office:value="168" office:value-type="float">
            <text:p>168</text:p>
          </table:table-cell>
          <table:table-cell ns41:value-type="float" table:style-name="ce58" office:value="142" office:value-type="float">
            <text:p>142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N</text:p>
          </table:table-cell>
          <table:table-cell table:style-name="ce29"/>
          <table:table-cell ns41:value-type="string" table:style-name="ce29" office:value-type="string">
            <text:p>Drijber</text:p>
          </table:table-cell>
          <table:table-cell table:style-name="ce40"/>
          <table:table-cell table:style-name="Default"/>
          <table:table-cell ns41:value-type="float" table:style-name="ce50" office:value="11" office:value-type="float">
            <text:p>11</text:p>
          </table:table-cell>
          <table:table-cell table:style-name="ce58" table:number-columns-repeated="4"/>
          <table:table-cell ns41:value-type="float" table:style-name="ce58" office:value="44" office:value-type="float">
            <text:p>44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45" office:value-type="float">
            <text:p>45</text:p>
          </table:table-cell>
          <table:table-cell ns41:value-type="float" table:style-name="ce58" office:value="32" office:value-type="float">
            <text:p>32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H</text:p>
          </table:table-cell>
          <table:table-cell table:style-name="ce29"/>
          <table:table-cell ns41:value-type="string" table:style-name="ce29" office:value-type="string">
            <text:p>Spier</text:p>
          </table:table-cell>
          <table:table-cell table:style-name="ce40"/>
          <table:table-cell table:style-name="Default"/>
          <table:table-cell ns41:value-type="float" table:style-name="ce50" office:value="23" office:value-type="float">
            <text:p>23</text:p>
          </table:table-cell>
          <table:table-cell table:style-name="ce58" table:number-columns-repeated="4"/>
          <table:table-cell ns41:value-type="float" table:style-name="ce58" office:value="69" office:value-type="float">
            <text:p>69</text:p>
          </table:table-cell>
          <table:table-cell ns41:value-type="float" table:style-name="ce58" office:value="71" office:value-type="float">
            <text:p>71</text:p>
          </table:table-cell>
          <table:table-cell table:style-name="ce58" table:number-columns-repeated="2"/>
          <table:table-cell ns41:value-type="float" table:style-name="ce58" office:value="69" office:value-type="float">
            <text:p>69</text:p>
          </table:table-cell>
          <table:table-cell ns41:value-type="float" table:style-name="ce58" office:value="71" office:value-type="float">
            <text:p>71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BK</text:p>
          </table:table-cell>
          <table:table-cell ns41:value-type="string" table:style-name="ce29" office:value-type="string">
            <text:p>A</text:p>
          </table:table-cell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Beilen</text:p>
          </table:table-cell>
          <table:table-cell table:style-name="ce40"/>
          <table:table-cell table:style-name="Default"/>
          <table:table-cell ns41:value-type="float" table:style-name="ce50" office:value="3" office:value-type="float">
            <text:p>3</text:p>
          </table:table-cell>
          <table:table-cell table:style-name="ce58" table:number-columns-repeated="4"/>
          <table:table-cell ns41:value-type="float" table:style-name="ce58" office:value="3" office:value-type="float">
            <text:p>3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4" office:value-type="float">
            <text:p>4</text:p>
          </table:table-cell>
          <table:table-cell ns41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90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B</text:p>
          </table:table-cell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Eursing</text:p>
          </table:table-cell>
          <table:table-cell table:style-name="ce40"/>
          <table:table-cell table:style-name="Default"/>
          <table:table-cell ns41:value-type="float" table:style-name="ce50" office:value="28" office:value-type="float">
            <text:p>28</text:p>
          </table:table-cell>
          <table:table-cell table:style-name="ce58" table:number-columns-repeated="4"/>
          <table:table-cell ns41:value-type="float" table:style-name="ce58" office:value="55" office:value-type="float">
            <text:p>55</text:p>
          </table:table-cell>
          <table:table-cell ns41:value-type="float" table:style-name="ce58" office:value="53" office:value-type="float">
            <text:p>53</text:p>
          </table:table-cell>
          <table:table-cell table:style-name="ce58" table:number-columns-repeated="2"/>
          <table:table-cell ns41:value-type="float" table:style-name="ce58" office:value="55" office:value-type="float">
            <text:p>55</text:p>
          </table:table-cell>
          <table:table-cell ns41:value-type="float" table:style-name="ce58" office:value="53" office:value-type="float">
            <text:p>53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69" office:value="9" office:value-type="float">
            <text:p>9</text:p>
          </table:table-cell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L</text:p>
          </table:table-cell>
          <table:table-cell table:style-name="ce29"/>
          <table:table-cell ns41:value-type="string" table:style-name="ce29" office:value-type="string">
            <text:p>Klatering</text:p>
          </table:table-cell>
          <table:table-cell table:style-name="ce40"/>
          <table:table-cell table:style-name="Default"/>
          <table:table-cell ns41:value-type="float" table:style-name="ce50" office:value="12" office:value-type="float">
            <text:p>12</text:p>
          </table:table-cell>
          <table:table-cell table:style-name="ce58" table:number-columns-repeated="4"/>
          <table:table-cell ns41:value-type="float" table:style-name="ce58" office:value="27" office:value-type="float">
            <text:p>27</text:p>
          </table:table-cell>
          <table:table-cell ns41:value-type="float" table:style-name="ce58" office:value="29" office:value-type="float">
            <text:p>29</text:p>
          </table:table-cell>
          <table:table-cell table:style-name="ce58" table:number-columns-repeated="2"/>
          <table:table-cell ns41:value-type="float" table:style-name="ce58" office:value="27" office:value-type="float">
            <text:p>27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I</text:p>
          </table:table-cell>
          <table:table-cell table:style-name="ce29"/>
          <table:table-cell ns41:value-type="string" table:style-name="ce29" office:value-type="string">
            <text:p>Lieving</text:p>
          </table:table-cell>
          <table:table-cell table:style-name="ce40"/>
          <table:table-cell table:style-name="Default"/>
          <table:table-cell ns41:value-type="float" table:style-name="ce50" office:value="6" office:value-type="float">
            <text:p>6</text:p>
          </table:table-cell>
          <table:table-cell table:style-name="ce58" table:number-columns-repeated="4"/>
          <table:table-cell ns41:value-type="float" table:style-name="ce58" office:value="14" office:value-type="float">
            <text:p>14</text:p>
          </table:table-cell>
          <table:table-cell ns41:value-type="float" table:style-name="ce58" office:value="22" office:value-type="float">
            <text:p>22</text:p>
          </table:table-cell>
          <table:table-cell table:style-name="ce58" table:number-columns-repeated="2"/>
          <table:table-cell ns41:value-type="float" table:style-name="ce58" office:value="14" office:value-type="float">
            <text:p>14</text:p>
          </table:table-cell>
          <table:table-cell ns41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Makkum</text:p>
          </table:table-cell>
          <table:table-cell table:style-name="ce40"/>
          <table:table-cell table:style-name="Default"/>
          <table:table-cell ns41:value-type="float" table:style-name="ce50" office:value="10" office:value-type="float">
            <text:p>10</text:p>
          </table:table-cell>
          <table:table-cell table:style-name="ce58" table:number-columns-repeated="4"/>
          <table:table-cell ns41:value-type="float" table:style-name="ce58" office:value="18" office:value-type="float">
            <text:p>18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9" office:value-type="float">
            <text:p>19</text:p>
          </table:table-cell>
          <table:table-cell ns41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K</text:p>
          </table:table-cell>
          <table:table-cell table:style-name="ce29"/>
          <table:table-cell ns41:value-type="string" table:style-name="ce29" office:value-type="string">
            <text:p>Holte</text:p>
          </table:table-cell>
          <table:table-cell table:style-name="ce40"/>
          <table:table-cell table:style-name="Default"/>
          <table:table-cell ns41:value-type="float" table:style-name="ce50" office:value="16" office:value-type="float">
            <text:p>16</text:p>
          </table:table-cell>
          <table:table-cell table:style-name="ce58" table:number-columns-repeated="4"/>
          <table:table-cell ns41:value-type="float" table:style-name="ce58" office:value="43" office:value-type="float">
            <text:p>43</text:p>
          </table:table-cell>
          <table:table-cell ns41:value-type="float" table:style-name="ce58" office:value="42" office:value-type="float">
            <text:p>42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45" office:value-type="float">
            <text:p>45</text:p>
          </table:table-cell>
          <table:table-cell ns41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1:value-type="string" table:style-name="ce29" office:value-type="string">
            <text:p>G</text:p>
          </table:table-cell>
          <table:table-cell table:style-name="ce29"/>
          <table:table-cell ns41:value-type="string" table:style-name="ce29" office:value-type="string">
            <text:p>Ter Horst en Smalbroek</text:p>
          </table:table-cell>
          <table:table-cell ns41:value-type="string" table:style-name="ce40" office:value-type="string">
            <text:p>Armwerkhu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9" office:value-type="float">
            <text:p>9</text:p>
          </table:table-cell>
          <table:table-cell ns41:value-type="float" table:style-name="ce58" office:value="15" office:value-type="float">
            <text:p>15</text:p>
          </table:table-cell>
          <table:table-cell table:style-name="ce58" table:number-columns-repeated="2"/>
          <table:table-cell ns41:value-type="float" table:style-name="ce58" office:value="9" office:value-type="float">
            <text:p>9</text:p>
          </table:table-cell>
          <table:table-cell ns41:value-type="float" table:style-name="ce58" office:value="15" office:value-type="float">
            <text:p>15</text:p>
          </table:table-cell>
          <table:table-cell table:style-name="ce58"/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3" office:value-type="float">
            <text:p>3</text:p>
          </table:table-cell>
          <table:table-cell table:style-name="ce58" table:number-columns-repeated="4"/>
          <table:table-cell ns41:value-type="float" table:style-name="ce58" office:value="10" office:value-type="float">
            <text:p>10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2"/>
          <table:table-cell ns41:value-type="float" table:style-name="ce58" office:value="10" office:value-type="float">
            <text:p>10</text:p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D</text:p>
          </table:table-cell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Laaghalen</text:p>
          </table:table-cell>
          <table:table-cell table:style-name="ce40"/>
          <table:table-cell table:style-name="Default"/>
          <table:table-cell ns41:value-type="float" table:style-name="ce50" office:value="5" office:value-type="float">
            <text:p>5</text:p>
          </table:table-cell>
          <table:table-cell table:style-name="ce58" table:number-columns-repeated="4"/>
          <table:table-cell ns41:value-type="float" office:value="12" table:style-name="ce58" table:number-columns-repeated="2" office:value-type="float">
            <text:p>12</text:p>
          </table:table-cell>
          <table:table-cell table:style-name="ce58" table:number-columns-repeated="2"/>
          <table:table-cell ns41:value-type="float" office:value="12" table:style-name="ce58" table:number-columns-repeated="2" office:value-type="float">
            <text:p>12</text:p>
          </table:table-cell>
          <table:table-cell table:style-name="ce58"/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Hooghalen</text:p>
          </table:table-cell>
          <table:table-cell table:style-name="ce40"/>
          <table:table-cell table:style-name="Default"/>
          <table:table-cell ns41:value-type="float" table:style-name="ce50" office:value="18" office:value-type="float">
            <text:p>18</text:p>
          </table:table-cell>
          <table:table-cell table:style-name="ce58" table:number-columns-repeated="4"/>
          <table:table-cell ns41:value-type="float" table:style-name="ce58" office:value="53" office:value-type="float">
            <text:p>53</text:p>
          </table:table-cell>
          <table:table-cell ns41:value-type="float" table:style-name="ce58" office:value="49" office:value-type="float">
            <text:p>49</text:p>
          </table:table-cell>
          <table:table-cell table:style-name="ce58" table:number-columns-repeated="2"/>
          <table:table-cell ns41:value-type="float" table:style-name="ce58" office:value="53" office:value-type="float">
            <text:p>53</text:p>
          </table:table-cell>
          <table:table-cell ns41:value-type="float" table:style-name="ce58" office:value="49" office:value-type="float">
            <text:p>49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F</text:p>
          </table:table-cell>
          <table:table-cell table:style-name="ce29"/>
          <table:table-cell ns41:value-type="string" table:style-name="ce29" office:value-type="string">
            <text:p>Beilervaart</text:p>
          </table:table-cell>
          <table:table-cell table:style-name="ce40"/>
          <table:table-cell table:style-name="Default"/>
          <table:table-cell ns41:value-type="float" table:style-name="ce50" office:value="29" office:value-type="float">
            <text:p>29</text:p>
          </table:table-cell>
          <table:table-cell table:style-name="ce58" table:number-columns-repeated="4"/>
          <table:table-cell ns41:value-type="float" table:style-name="ce58" office:value="77" office:value-type="float">
            <text:p>77</text:p>
          </table:table-cell>
          <table:table-cell ns41:value-type="float" table:style-name="ce58" office:value="68" office:value-type="float">
            <text:p>68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78" office:value-type="float">
            <text:p>78</text:p>
          </table:table-cell>
          <table:table-cell ns41:value-type="float" table:style-name="ce58" office:value="68" office:value-type="float">
            <text:p>68</text:p>
          </table:table-cell>
          <table:table-cell ns41:value-type="float" table:style-name="ce58" office:value="2" office:value-type="float">
            <text:p>2</text:p>
          </table:table-cell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C</text:p>
          </table:table-cell>
          <table:table-cell table:style-name="ce29"/>
          <table:table-cell ns41:value-type="string" table:style-name="ce29" office:value-type="string">
            <text:p>Hijken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27" office:value-type="float">
            <text:p>27</text:p>
          </table:table-cell>
          <table:table-cell table:style-name="ce58" table:number-columns-repeated="4"/>
          <table:table-cell ns41:value-type="float" table:style-name="ce58" office:value="65" office:value-type="float">
            <text:p>65</text:p>
          </table:table-cell>
          <table:table-cell ns41:value-type="float" table:style-name="ce58" office:value="48" office:value-type="float">
            <text:p>48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67" office:value-type="float">
            <text:p>67</text:p>
          </table:table-cell>
          <table:table-cell ns41:value-type="float" table:style-name="ce58" office:value="48" office:value-type="float">
            <text:p>48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E</text:p>
          </table:table-cell>
          <table:table-cell table:style-name="ce29"/>
          <table:table-cell ns41:value-type="string" table:style-name="ce29" office:value-type="string">
            <text:p>Brunsting</text:p>
          </table:table-cell>
          <table:table-cell table:style-name="ce40"/>
          <table:table-cell table:style-name="Default"/>
          <table:table-cell ns41:value-type="float" table:style-name="ce50" office:value="20" office:value-type="float">
            <text:p>20</text:p>
          </table:table-cell>
          <table:table-cell table:style-name="ce58" table:number-columns-repeated="4"/>
          <table:table-cell ns41:value-type="float" table:style-name="ce58" office:value="68" office:value-type="float">
            <text:p>68</text:p>
          </table:table-cell>
          <table:table-cell ns41:value-type="float" table:style-name="ce58" office:value="46" office:value-type="float">
            <text:p>46</text:p>
          </table:table-cell>
          <table:table-cell table:style-name="ce58" table:number-columns-repeated="2"/>
          <table:table-cell ns41:value-type="float" table:style-name="ce58" office:value="68" office:value-type="float">
            <text:p>68</text:p>
          </table:table-cell>
          <table:table-cell ns41:value-type="float" table:style-name="ce58" office:value="46" office:value-type="float">
            <text:p>46</text:p>
          </table:table-cell>
          <table:table-cell table:style-name="ce58"/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M</text:p>
          </table:table-cell>
          <table:table-cell table:style-name="ce29"/>
          <table:table-cell ns41:value-type="string" table:style-name="ce29" office:value-type="string">
            <text:p>Wijster</text:p>
          </table:table-cell>
          <table:table-cell table:style-name="ce40"/>
          <table:table-cell table:style-name="Default"/>
          <table:table-cell ns41:value-type="float" table:style-name="ce50" office:value="32" office:value-type="float">
            <text:p>32</text:p>
          </table:table-cell>
          <table:table-cell table:style-name="ce58" table:number-columns-repeated="4"/>
          <table:table-cell ns41:value-type="float" table:style-name="ce58" office:value="82" office:value-type="float">
            <text:p>82</text:p>
          </table:table-cell>
          <table:table-cell ns41:value-type="float" table:style-name="ce58" office:value="75" office:value-type="float">
            <text:p>7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84" office:value-type="float">
            <text:p>84</text:p>
          </table:table-cell>
          <table:table-cell ns41:value-type="float" table:style-name="ce58" office:value="76" office:value-type="float">
            <text:p>76</text:p>
          </table:table-cell>
          <table:table-cell table:style-name="ce58"/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N</text:p>
          </table:table-cell>
          <table:table-cell table:style-name="ce29"/>
          <table:table-cell ns41:value-type="string" table:style-name="ce29" office:value-type="string">
            <text:p>Drijber</text:p>
          </table:table-cell>
          <table:table-cell table:style-name="ce40"/>
          <table:table-cell table:style-name="Default"/>
          <table:table-cell ns41:value-type="float" table:style-name="ce50" office:value="3" office:value-type="float">
            <text:p>3</text:p>
          </table:table-cell>
          <table:table-cell table:style-name="ce58" table:number-columns-repeated="4"/>
          <table:table-cell ns41:value-type="float" table:style-name="ce58" office:value="9" office:value-type="float">
            <text:p>9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2"/>
          <table:table-cell ns41:value-type="float" table:style-name="ce58" office:value="9" office:value-type="float">
            <text:p>9</text:p>
          </table:table-cell>
          <table:table-cell ns41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O</text:p>
          </table:table-cell>
          <table:table-cell table:style-name="ce29"/>
          <table:table-cell ns41:value-type="string" table:style-name="ce29" office:value-type="string">
            <text:p>Tiendeveen 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123" office:value-type="float">
            <office:annotation draw:style-name="gr1" svg:height="55.47pt" draw:caption-point-y="254.52pt" svg:width="92.83pt" svg:x="453.43pt" draw:caption-point-x="-71.63pt" svg:y="1425.15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123</text:p>
          </table:table-cell>
          <table:table-cell table:style-name="ce58" table:number-columns-repeated="4"/>
          <table:table-cell ns41:value-type="float" table:style-name="ce58" office:value="310" office:value-type="float">
            <text:p>310</text:p>
          </table:table-cell>
          <table:table-cell ns41:value-type="float" table:style-name="ce58" office:value="300" office:value-type="float">
            <text:p>300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316" office:value-type="float">
            <text:p>316</text:p>
          </table:table-cell>
          <table:table-cell ns41:value-type="float" table:style-name="ce58" office:value="301" office:value-type="float">
            <text:p>301</text:p>
          </table:table-cell>
          <table:table-cell ns41:value-type="float" table:style-name="ce58" office:value="2" office:value-type="float">
            <text:p>2</text:p>
          </table:table-cell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11">
          <table:covered-table-cell table:style-name="ce10"/>
          <table:table-cell ns41:value-type="string" table:style-name="ce21" office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452" office:value-type="float">
            <text:p>452</text:p>
          </table:table-cell>
          <table:table-cell table:style-name="ce58" table:number-columns-repeated="2"/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1439" office:value-type="float">
            <text:p>1439</text:p>
          </table:table-cell>
          <table:table-cell ns41:value-type="float" table:style-name="ce58" office:value="1356" office:value-type="float">
            <text:p>1356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1460" office:value-type="float">
            <text:p>1460</text:p>
          </table:table-cell>
          <table:table-cell ns41:value-type="float" table:style-name="ce58" office:value="1371" office:value-type="float">
            <text:p>1371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69" office:value="6" office:value-type="float">
            <text:p>6</text:p>
          </table:table-cell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336" office:value-type="float">
            <text:p>336</text:p>
          </table:table-cell>
          <table:table-cell table:style-name="ce58" table:number-columns-repeated="2"/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855" office:value-type="float">
            <text:p>855</text:p>
          </table:table-cell>
          <table:table-cell ns41:value-type="float" table:style-name="ce58" office:value="801" office:value-type="float">
            <text:p>801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873" office:value-type="float">
            <text:p>873</text:p>
          </table:table-cell>
          <table:table-cell ns41:value-type="float" table:style-name="ce58" office:value="804" office:value-type="float">
            <text:p>804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69" office:value="11" office:value-type="float">
            <text:p>11</text:p>
          </table:table-cell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788" office:value-type="float">
            <office:annotation draw:style-name="gr1" svg:height="55.47pt" draw:caption-point-y="259.74pt" svg:width="92.83pt" svg:x="453.43pt" draw:caption-point-x="-71.63pt" svg:y="1469.42pt" draw:text-style-name="P2">
              <dc:creator>CDM</dc:creator>
              <dc:date>2014-12-12T00:00:00</dc:date>
              <text:p text:style-name="P1"><text:span text:style-name="T1">Hieronder 5 woonwagens</text:span></text:p>
            </office:annotation>
            <text:p>788</text:p>
          </table:table-cell>
          <table:table-cell table:style-name="ce58" table:number-columns-repeated="2"/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294" office:value-type="float">
            <text:p>2294</text:p>
          </table:table-cell>
          <table:table-cell ns41:value-type="float" table:style-name="ce58" office:value="2157" office:value-type="float">
            <text:p>2157</text:p>
          </table:table-cell>
          <table:table-cell ns41:value-type="float" table:style-name="ce58" office:value="39" office:value-type="float">
            <text:p>39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2333" office:value-type="float">
            <text:p>2333</text:p>
          </table:table-cell>
          <table:table-cell ns41:value-type="float" table:style-name="ce58" office:value="2175" office:value-type="float">
            <text:p>2175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69" office:value="17" office:value-type="float">
            <text:p>17</text:p>
          </table:table-cell>
          <table:table-cell ns41:value-type="float" table:style-name="ce76" office:value="107" office:value-type="float">
            <text:p>107</text:p>
          </table:table-cell>
          <table:table-cell ns41:value-type="float" table:style-name="ce82" office:value="10520" office:value-type="float">
            <text:p>105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table-cell ns41:value-type="string" table:number-rows-spanned="43" table:style-name="ce9" table:number-columns-spanned="1" office:value-type="string">
            <text:p>Borger</text:p>
          </table:table-cell>
          <table:table-cell ns41:value-type="string" table:style-name="ce21" office:value-type="string">
            <text:p>Kom</text:p>
          </table:table-cell>
          <table:table-cell ns41:value-type="string" table:style-name="ce29" office:value-type="string">
            <text:p>A</text:p>
          </table:table-cell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Borger</text:p>
          </table:table-cell>
          <table:table-cell table:style-name="ce40"/>
          <table:table-cell table:style-name="Default"/>
          <table:table-cell ns41:value-type="float" table:style-name="ce50" office:value="125" office:value-type="float">
            <text:p>125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315" office:value-type="float">
            <text:p>315</text:p>
          </table:table-cell>
          <table:table-cell ns41:value-type="float" table:style-name="ce58" office:value="275" office:value-type="float">
            <text:p>275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324" office:value-type="float">
            <text:p>324</text:p>
          </table:table-cell>
          <table:table-cell ns41:value-type="float" table:style-name="ce58" office:value="281" office:value-type="float">
            <text:p>28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Westdorp</text:p>
          </table:table-cell>
          <table:table-cell table:style-name="ce40"/>
          <table:table-cell table:style-name="Default"/>
          <table:table-cell ns41:value-type="float" table:style-name="ce50" office:value="14" office:value-type="float">
            <text:p>14</text:p>
          </table:table-cell>
          <table:table-cell table:style-name="ce58" table:number-columns-repeated="4"/>
          <table:table-cell ns41:value-type="float" table:style-name="ce58" office:value="43" office:value-type="float">
            <text:p>43</text:p>
          </table:table-cell>
          <table:table-cell ns41:value-type="float" table:style-name="ce58" office:value="42" office:value-type="float">
            <text:p>42</text:p>
          </table:table-cell>
          <table:table-cell table:style-name="ce58" table:number-columns-repeated="2"/>
          <table:table-cell ns41:value-type="float" table:style-name="ce58" office:value="43" office:value-type="float">
            <text:p>43</text:p>
          </table:table-cell>
          <table:table-cell ns41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Ellertshaar</text:p>
          </table:table-cell>
          <table:table-cell table:style-name="ce40"/>
          <table:table-cell table:style-name="Default"/>
          <table:table-cell ns41:value-type="float" table:style-name="ce50" office:value="6" office:value-type="float">
            <text:p>6</text:p>
          </table:table-cell>
          <table:table-cell table:style-name="ce58" table:number-columns-repeated="4"/>
          <table:table-cell ns41:value-type="float" table:style-name="ce58" office:value="11" office:value-type="float">
            <text:p>11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2" office:value-type="float">
            <text:p>12</text:p>
          </table:table-cell>
          <table:table-cell ns41:value-type="float" table:style-name="ce58" office:value="16" office:value-type="float">
            <text:p>16</text:p>
          </table:table-cell>
          <table:table-cell table:style-name="ce58"/>
          <table:table-cell table:style-name="ce69"/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Ees</text:p>
          </table:table-cell>
          <table:table-cell table:style-name="ce40"/>
          <table:table-cell table:style-name="Default"/>
          <table:table-cell ns41:value-type="float" table:style-name="ce50" office:value="39" office:value-type="float">
            <text:p>39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13" office:value-type="float">
            <text:p>113</text:p>
          </table:table-cell>
          <table:table-cell ns41:value-type="float" table:style-name="ce58" office:value="85" office:value-type="float">
            <text:p>8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15" office:value-type="float">
            <text:p>115</text:p>
          </table:table-cell>
          <table:table-cell ns41:value-type="float" table:style-name="ce58" office:value="86" office:value-type="float">
            <text:p>86</text:p>
          </table:table-cell>
          <table:table-cell ns41:value-type="float" table:style-name="ce58" office:value="2" office:value-type="float">
            <text:p>2</text:p>
          </table:table-cell>
          <table:table-cell table:style-name="ce69"/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B</text:p>
          </table:table-cell>
          <table:table-cell table:style-name="ce29"/>
          <table:table-cell ns41:value-type="string" table:style-name="ce29" office:value-type="string">
            <text:p>Buinen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74" office:value-type="float">
            <text:p>7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25" office:value-type="float">
            <text:p>225</text:p>
          </table:table-cell>
          <table:table-cell ns41:value-type="float" table:style-name="ce58" office:value="193" office:value-type="float">
            <text:p>193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228" office:value-type="float">
            <text:p>228</text:p>
          </table:table-cell>
          <table:table-cell ns41:value-type="float" table:style-name="ce58" office:value="193" office:value-type="float">
            <text:p>193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5" office:value-type="float">
            <text:p>5</text:p>
          </table:table-cell>
          <table:table-cell ns41:value-type="float" table:style-name="ce69" office:value="4" office:value-type="float">
            <text:p>4</text:p>
          </table:table-cell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Bronger</text:p>
          </table:table-cell>
          <table:table-cell table:style-name="ce40"/>
          <table:table-cell table:style-name="Default"/>
          <table:table-cell ns41:value-type="float" table:style-name="ce50" office:value="16" office:value-type="float">
            <text:p>16</text:p>
          </table:table-cell>
          <table:table-cell table:style-name="ce58" table:number-columns-repeated="4"/>
          <table:table-cell ns41:value-type="float" table:style-name="ce58" office:value="51" office:value-type="float">
            <text:p>51</text:p>
          </table:table-cell>
          <table:table-cell ns41:value-type="float" table:style-name="ce58" office:value="50" office:value-type="float">
            <text:p>50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office:value="51" table:style-name="ce58" table:number-columns-repeated="2" office:value-type="float">
            <text:p>51</text:p>
          </table:table-cell>
          <table:table-cell table:style-name="ce58"/>
          <table:table-cell table:style-name="ce69"/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Drouwen</text:p>
          </table:table-cell>
          <table:table-cell table:style-name="ce40"/>
          <table:table-cell table:style-name="Default"/>
          <table:table-cell ns41:value-type="float" table:style-name="ce50" office:value="63" office:value-type="float">
            <text:p>63</text:p>
          </table:table-cell>
          <table:table-cell table:style-name="ce58" table:number-columns-repeated="4"/>
          <table:table-cell ns41:value-type="float" table:style-name="ce58" office:value="155" office:value-type="float">
            <text:p>155</text:p>
          </table:table-cell>
          <table:table-cell ns41:value-type="float" table:style-name="ce58" office:value="127" office:value-type="float">
            <text:p>127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158" office:value-type="float">
            <text:p>158</text:p>
          </table:table-cell>
          <table:table-cell ns41:value-type="float" table:style-name="ce58" office:value="127" office:value-type="float">
            <text:p>127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Dwarsdiep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82" office:value-type="float">
            <text:p>82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81" office:value-type="float">
            <text:p>181</text:p>
          </table:table-cell>
          <table:table-cell ns41:value-type="float" table:style-name="ce58" office:value="188" office:value-type="float">
            <text:p>188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91" office:value-type="float">
            <text:p>191</text:p>
          </table:table-cell>
          <table:table-cell ns41:value-type="float" table:style-name="ce58" office:value="192" office:value-type="float">
            <text:p>192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30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10"/>
          <table:table-cell ns41:value-type="float" table:style-name="ce58" office:value="2" office:value-type="float">
            <text:p>2</text:p>
          </table:table-cell>
          <table:table-cell ns41:value-type="float" table:style-name="ce69" office:value="5" office:value-type="float">
            <text:p>5</text:p>
          </table:table-cell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TL_20_HRowHeader"/>
          <table:table-cell table:style-name="ce29" table:number-columns-repeated="2"/>
          <table:table-cell ns41:value-type="string" table:style-name="ce29" office:value-type="string">
            <text:p>Zuiderdiep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209" office:value-type="float">
            <text:p>209</text:p>
          </table:table-cell>
          <table:table-cell table:style-name="ce58" table:number-columns-repeated="4"/>
          <table:table-cell ns41:value-type="float" table:style-name="ce58" office:value="516" office:value-type="float">
            <text:p>516</text:p>
          </table:table-cell>
          <table:table-cell ns41:value-type="float" table:style-name="ce58" office:value="493" office:value-type="float">
            <text:p>493</text:p>
          </table:table-cell>
          <table:table-cell ns41:value-type="float" office:value="5" table:style-name="ce58" table:number-columns-repeated="2" office:value-type="float">
            <text:p>5</text:p>
          </table:table-cell>
          <table:table-cell ns41:value-type="float" table:style-name="ce58" office:value="521" office:value-type="float">
            <text:p>521</text:p>
          </table:table-cell>
          <table:table-cell ns41:value-type="float" table:style-name="ce58" office:value="498" office:value-type="float">
            <text:p>498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1:value-type="float" office:value="2" table:style-name="ce58" table:number-columns-repeated="2" office:value-type="float">
            <text:p>2</text:p>
          </table:table-cell>
          <table:table-cell table:style-name="ce58"/>
          <table:table-cell table:style-name="ce69"/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2" office:value-type="float">
            <text:p>2</text:p>
          </table:table-cell>
          <table:table-cell table:style-name="ce58" table:number-columns-repeated="6"/>
          <table:table-cell ns41:value-type="float" table:style-name="ce58" office:value="3" office:value-type="float">
            <text:p>3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Noorderdiep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176" office:value-type="float">
            <text:p>176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401" office:value-type="float">
            <text:p>401</text:p>
          </table:table-cell>
          <table:table-cell ns41:value-type="float" table:style-name="ce58" office:value="441" office:value-type="float">
            <text:p>441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408" office:value-type="float">
            <text:p>408</text:p>
          </table:table-cell>
          <table:table-cell ns41:value-type="float" table:style-name="ce58" office:value="445" office:value-type="float">
            <text:p>445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C</text:p>
          </table:table-cell>
          <table:table-cell table:style-name="ce29" table:number-columns-repeated="2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13" office:value-type="float">
            <text:p>13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3" office:value-type="float">
            <text:p>3</text:p>
          </table:table-cell>
          <table:table-cell table:style-name="ce58" table:number-columns-repeated="6"/>
          <table:table-cell ns41:value-type="float" table:style-name="ce58" office:value="7" office:value-type="float">
            <text:p>7</text:p>
          </table:table-cell>
          <table:table-cell ns41:value-type="float" table:style-name="ce69" office:value="5" office:value-type="float">
            <text:p>5</text:p>
          </table:table-cell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table:style-name="ce30"/>
          <table:table-cell ns41:value-type="string" table:style-name="ce30" office:value-type="string">
            <text:p>Eiland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50" office:value-type="float">
            <text:p>50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16" office:value-type="float">
            <text:p>116</text:p>
          </table:table-cell>
          <table:table-cell ns41:value-type="float" table:style-name="ce58" office:value="111" office:value-type="float">
            <text:p>111</text:p>
          </table:table-cell>
          <table:table-cell ns41:value-type="float" table:style-name="ce58" office:value="5" office:value-type="float">
            <text:p>5</text:p>
          </table:table-cell>
          <table:table-cell table:style-name="ce58"/>
          <table:table-cell ns41:value-type="float" table:style-name="ce58" office:value="121" office:value-type="float">
            <text:p>121</text:p>
          </table:table-cell>
          <table:table-cell ns41:value-type="float" table:style-name="ce58" office:value="111" office:value-type="float">
            <text:p>111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office:value="4" table:style-name="ce58" table:number-columns-repeated="4" office:value-type="float">
            <text:p>4</text:p>
          </table:table-cell>
          <table:table-cell table:style-name="ce58"/>
          <table:table-cell table:style-name="ce69"/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Bruinerveen</text:p>
          </table:table-cell>
          <table:table-cell table:style-name="ce40"/>
          <table:table-cell table:style-name="Default"/>
          <table:table-cell ns41:value-type="float" table:style-name="ce50" office:value="72" office:value-type="float">
            <text:p>72</text:p>
          </table:table-cell>
          <table:table-cell table:style-name="ce58" table:number-columns-repeated="4"/>
          <table:table-cell ns41:value-type="float" table:style-name="ce58" office:value="204" office:value-type="float">
            <text:p>204</text:p>
          </table:table-cell>
          <table:table-cell ns41:value-type="float" table:style-name="ce58" office:value="146" office:value-type="float">
            <text:p>146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05" office:value-type="float">
            <text:p>205</text:p>
          </table:table-cell>
          <table:table-cell ns41:value-type="float" table:style-name="ce58" office:value="146" office:value-type="float">
            <text:p>146</text:p>
          </table:table-cell>
          <table:table-cell table:style-name="ce58"/>
          <table:table-cell table:style-name="ce69"/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_20_HRowHeader"/>
          <table:table-cell ns41:value-type="string" table:style-name="ce29" office:value-type="string">
            <text:p>D</text:p>
          </table:table-cell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Drouwenerveen</text:p>
          </table:table-cell>
          <table:table-cell table:style-name="ce40"/>
          <table:table-cell table:style-name="Default"/>
          <table:table-cell ns41:value-type="float" table:style-name="ce50" office:value="69" office:value-type="float">
            <text:p>69</text:p>
          </table:table-cell>
          <table:table-cell table:style-name="ce58" table:number-columns-repeated="4"/>
          <table:table-cell ns41:value-type="float" table:style-name="ce58" office:value="184" office:value-type="float">
            <text:p>184</text:p>
          </table:table-cell>
          <table:table-cell ns41:value-type="float" table:style-name="ce58" office:value="171" office:value-type="float">
            <text:p>171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186" office:value-type="float">
            <text:p>186</text:p>
          </table:table-cell>
          <table:table-cell ns41:value-type="float" table:style-name="ce58" office:value="171" office:value-type="float">
            <text:p>17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Drouwenermond 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112" office:value-type="float">
            <text:p>112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77" office:value-type="float">
            <text:p>277</text:p>
          </table:table-cell>
          <table:table-cell ns41:value-type="float" table:style-name="ce58" office:value="271" office:value-type="float">
            <text:p>27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79" office:value-type="float">
            <text:p>279</text:p>
          </table:table-cell>
          <table:table-cell ns41:value-type="float" table:style-name="ce58" office:value="274" office:value-type="float">
            <text:p>274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9" office:value="5" office:value-type="float">
            <text:p>5</text:p>
          </table:table-cell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12" office:value-type="float">
            <text:p>12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3" office:value-type="float">
            <text:p>3</text:p>
          </table:table-cell>
          <table:table-cell table:style-name="ce58" table:number-columns-repeated="6"/>
          <table:table-cell ns41:value-type="float" table:style-name="ce58" office:value="11" office:value-type="float">
            <text:p>11</text:p>
          </table:table-cell>
          <table:table-cell ns41:value-type="float" table:style-name="ce69" office:value="10" office:value-type="float">
            <text:p>10</text:p>
          </table:table-cell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Zuiderblokken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25" office:value-type="float">
            <text:p>25</text:p>
          </table:table-cell>
          <table:table-cell table:style-name="ce58" table:number-columns-repeated="4"/>
          <table:table-cell ns41:value-type="float" table:style-name="ce58" office:value="62" office:value-type="float">
            <text:p>62</text:p>
          </table:table-cell>
          <table:table-cell ns41:value-type="float" table:style-name="ce58" office:value="63" office:value-type="float">
            <text:p>63</text:p>
          </table:table-cell>
          <table:table-cell table:style-name="ce58" table:number-columns-repeated="2"/>
          <table:table-cell ns41:value-type="float" table:style-name="ce58" office:value="62" office:value-type="float">
            <text:p>62</text:p>
          </table:table-cell>
          <table:table-cell ns41:value-type="float" table:style-name="ce58" office:value="63" office:value-type="float">
            <text:p>63</text:p>
          </table:table-cell>
          <table:table-cell table:style-name="ce58"/>
          <table:table-cell table:style-name="ce69"/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3" office:value-type="float">
            <text:p>3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Noorderblokken</text:p>
          </table:table-cell>
          <table:table-cell table:style-name="ce40"/>
          <table:table-cell table:style-name="Default"/>
          <table:table-cell ns41:value-type="float" table:style-name="ce50" office:value="21" office:value-type="float">
            <text:p>21</text:p>
          </table:table-cell>
          <table:table-cell table:style-name="ce58" table:number-columns-repeated="4"/>
          <table:table-cell ns41:value-type="float" table:style-name="ce58" office:value="48" office:value-type="float">
            <text:p>48</text:p>
          </table:table-cell>
          <table:table-cell ns41:value-type="float" table:style-name="ce58" office:value="57" office:value-type="float">
            <text:p>5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49" office:value-type="float">
            <text:p>49</text:p>
          </table:table-cell>
          <table:table-cell ns41:value-type="float" table:style-name="ce58" office:value="57" office:value-type="float">
            <text:p>57</text:p>
          </table:table-cell>
          <table:table-cell table:style-name="ce58"/>
          <table:table-cell table:style-name="ce69"/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BK</text:p>
          </table:table-cell>
          <table:table-cell ns41:value-type="string" table:style-name="ce29" office:value-type="string">
            <text:p>A</text:p>
          </table:table-cell>
          <table:table-cell table:style-name="ce29" table:number-columns-repeated="2"/>
          <table:table-cell ns41:value-type="string" table:style-name="ce40" office:value-type="string">
            <text:p>Armwerkhu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2" office:value-type="float">
            <text:p>12</text:p>
          </table:table-cell>
          <table:table-cell ns41:value-type="float" table:style-name="ce58" office:value="16" office:value-type="float">
            <text:p>16</text:p>
          </table:table-cell>
          <table:table-cell table:style-name="ce58" table:number-columns-repeated="2"/>
          <table:table-cell ns41:value-type="float" table:style-name="ce58" office:value="12" office:value-type="float">
            <text:p>12</text:p>
          </table:table-cell>
          <table:table-cell ns41:value-type="float" table:style-name="ce58" office:value="16" office:value-type="float">
            <text:p>16</text:p>
          </table:table-cell>
          <table:table-cell table:style-name="ce58"/>
          <table:table-cell table:style-name="ce69"/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Borger</text:p>
          </table:table-cell>
          <table:table-cell ns41:value-type="string" table:style-name="ce40" office:value-type="string">
            <text:p>Huis van bewaring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11"/>
          <table:table-cell table:style-name="ce69"/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20" office:value-type="float">
            <office:annotation draw:style-name="gr1" svg:height="55.53pt" draw:caption-point-y="250.81pt" svg:width="92.83pt" svg:x="453.43pt" draw:caption-point-x="-71.63pt" svg:y="1886.37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20</text:p>
          </table:table-cell>
          <table:table-cell table:style-name="ce58" table:number-columns-repeated="4"/>
          <table:table-cell ns41:value-type="float" table:style-name="ce58" office:value="51" office:value-type="float">
            <text:p>51</text:p>
          </table:table-cell>
          <table:table-cell ns41:value-type="float" table:style-name="ce58" office:value="42" office:value-type="float">
            <text:p>42</text:p>
          </table:table-cell>
          <table:table-cell table:style-name="ce58" table:number-columns-repeated="2"/>
          <table:table-cell ns41:value-type="float" table:style-name="ce58" office:value="51" office:value-type="float">
            <text:p>51</text:p>
          </table:table-cell>
          <table:table-cell ns41:value-type="float" table:style-name="ce58" office:value="42" office:value-type="float">
            <text:p>4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Westdorp</text:p>
          </table:table-cell>
          <table:table-cell table:style-name="ce40"/>
          <table:table-cell table:style-name="Default"/>
          <table:table-cell ns41:value-type="float" table:style-name="ce50" office:value="2" office:value-type="float">
            <text:p>2</text:p>
          </table:table-cell>
          <table:table-cell table:style-name="ce58" table:number-columns-repeated="4"/>
          <table:table-cell ns41:value-type="float" table:style-name="ce58" office:value="8" office:value-type="float">
            <text:p>8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2"/>
          <table:table-cell ns41:value-type="float" table:style-name="ce58" office:value="8" office:value-type="float">
            <text:p>8</text:p>
          </table:table-cell>
          <table:table-cell ns41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Ellertshaar</text:p>
          </table:table-cell>
          <table:table-cell table:style-name="ce40"/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4" office:value-type="float">
            <text:p>4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2"/>
          <table:table-cell ns41:value-type="float" table:style-name="ce58" office:value="4" office:value-type="float">
            <text:p>4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B</text:p>
          </table:table-cell>
          <table:table-cell table:style-name="ce29"/>
          <table:table-cell ns41:value-type="string" table:style-name="ce29" office:value-type="string">
            <text:p>Ees</text:p>
          </table:table-cell>
          <table:table-cell table:style-name="ce40"/>
          <table:table-cell table:style-name="Default"/>
          <table:table-cell ns41:value-type="float" table:style-name="ce50" office:value="6" office:value-type="float">
            <text:p>6</text:p>
          </table:table-cell>
          <table:table-cell table:style-name="ce58" table:number-columns-repeated="4"/>
          <table:table-cell ns41:value-type="float" office:value="14" table:style-name="ce58" table:number-columns-repeated="2" office:value-type="float">
            <text:p>14</text:p>
          </table:table-cell>
          <table:table-cell ns41:value-type="float" office:value="2" table:style-name="ce58" table:number-columns-repeated="2" office:value-type="float">
            <text:p>2</text:p>
          </table:table-cell>
          <table:table-cell ns41:value-type="float" office:value="16" table:style-name="ce58" table:number-columns-repeated="2" office:value-type="float">
            <text:p>16</text:p>
          </table:table-cell>
          <table:table-cell table:style-name="ce58"/>
          <table:table-cell table:style-name="ce69"/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Buinen</text:p>
          </table:table-cell>
          <table:table-cell table:style-name="ce40"/>
          <table:table-cell table:style-name="Default"/>
          <table:table-cell ns41:value-type="float" table:style-name="ce50" office:value="9" office:value-type="float">
            <text:p>9</text:p>
          </table:table-cell>
          <table:table-cell table:style-name="ce58" table:number-columns-repeated="4"/>
          <table:table-cell ns41:value-type="float" table:style-name="ce58" office:value="26" office:value-type="float">
            <text:p>26</text:p>
          </table:table-cell>
          <table:table-cell ns41:value-type="float" table:style-name="ce58" office:value="16" office:value-type="float">
            <text:p>16</text:p>
          </table:table-cell>
          <table:table-cell table:style-name="ce58" table:number-columns-repeated="2"/>
          <table:table-cell ns41:value-type="float" table:style-name="ce58" office:value="26" office:value-type="float">
            <text:p>26</text:p>
          </table:table-cell>
          <table:table-cell ns41:value-type="float" table:style-name="ce58" office:value="16" office:value-type="float">
            <text:p>16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Bronger</text:p>
          </table:table-cell>
          <table:table-cell table:style-name="ce40"/>
          <table:table-cell table:style-name="Default"/>
          <table:table-cell ns41:value-type="float" table:style-name="ce50" office:value="22" office:value-type="float">
            <text:p>22</text:p>
          </table:table-cell>
          <table:table-cell table:style-name="ce58" table:number-columns-repeated="4"/>
          <table:table-cell ns41:value-type="float" table:style-name="ce58" office:value="65" office:value-type="float">
            <text:p>65</text:p>
          </table:table-cell>
          <table:table-cell ns41:value-type="float" table:style-name="ce58" office:value="56" office:value-type="float">
            <text:p>56</text:p>
          </table:table-cell>
          <table:table-cell table:style-name="ce58" table:number-columns-repeated="2"/>
          <table:table-cell ns41:value-type="float" table:style-name="ce58" office:value="65" office:value-type="float">
            <text:p>65</text:p>
          </table:table-cell>
          <table:table-cell ns41:value-type="float" table:style-name="ce58" office:value="56" office:value-type="float">
            <text:p>56</text:p>
          </table:table-cell>
          <table:table-cell ns41:value-type="float" table:style-name="ce58" office:value="2" office:value-type="float">
            <text:p>2</text:p>
          </table:table-cell>
          <table:table-cell table:style-name="ce69"/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Drouwen</text:p>
          </table:table-cell>
          <table:table-cell table:style-name="ce40"/>
          <table:table-cell table:style-name="Default"/>
          <table:table-cell ns41:value-type="float" table:style-name="ce50" office:value="4" office:value-type="float">
            <text:p>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2" office:value-type="float">
            <text:p>12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2"/>
          <table:table-cell ns41:value-type="float" table:style-name="ce58" office:value="12" office:value-type="float">
            <text:p>12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C</text:p>
          </table:table-cell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Zuiderdiep</text:p>
          </table:table-cell>
          <table:table-cell table:style-name="ce40"/>
          <table:table-cell table:style-name="Default"/>
          <table:table-cell ns41:value-type="float" table:style-name="ce50" office:value="20" office:value-type="float">
            <text:p>20</text:p>
          </table:table-cell>
          <table:table-cell table:style-name="ce58" table:number-columns-repeated="4"/>
          <table:table-cell ns41:value-type="float" table:style-name="ce58" office:value="46" office:value-type="float">
            <text:p>46</text:p>
          </table:table-cell>
          <table:table-cell ns41:value-type="float" table:style-name="ce58" office:value="59" office:value-type="float">
            <text:p>59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47" office:value-type="float">
            <text:p>47</text:p>
          </table:table-cell>
          <table:table-cell ns41:value-type="float" table:style-name="ce58" office:value="59" office:value-type="float">
            <text:p>59</text:p>
          </table:table-cell>
          <table:table-cell table:style-name="ce58"/>
          <table:table-cell table:style-name="ce69"/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Noorderdiep</text:p>
          </table:table-cell>
          <table:table-cell table:style-name="ce40"/>
          <table:table-cell table:style-name="Default"/>
          <table:table-cell ns41:value-type="float" table:style-name="ce50" office:value="2" office:value-type="float">
            <text:p>2</text:p>
          </table:table-cell>
          <table:table-cell table:style-name="ce58" table:number-columns-repeated="4"/>
          <table:table-cell ns41:value-type="float" table:style-name="ce58" office:value="6" office:value-type="float">
            <text:p>6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2"/>
          <table:table-cell ns41:value-type="float" table:style-name="ce58" office:value="6" office:value-type="float">
            <text:p>6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1:value-type="string" table:style-name="ce29" office:value-type="string">
            <text:p>D</text:p>
          </table:table-cell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Drouwenermond </text:p>
          </table:table-cell>
          <table:table-cell table:style-name="ce40"/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" office:value-type="float">
            <text:p>1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Zuiderblokken</text:p>
          </table:table-cell>
          <table:table-cell table:style-name="ce40"/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Noorderblokken</text:p>
          </table:table-cell>
          <table:table-cell table:style-name="ce40"/>
          <table:table-cell table:style-name="Default"/>
          <table:table-cell ns41:value-type="float" table:style-name="ce50" office:value="5" office:value-type="float">
            <text:p>5</text:p>
          </table:table-cell>
          <table:table-cell table:style-name="ce58" table:number-columns-repeated="4"/>
          <table:table-cell ns41:value-type="float" table:style-name="ce58" office:value="19" office:value-type="float">
            <text:p>19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2"/>
          <table:table-cell ns41:value-type="float" table:style-name="ce58" office:value="19" office:value-type="float">
            <text:p>19</text:p>
          </table:table-cell>
          <table:table-cell ns41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K</text:p>
          </table:table-cell>
          <table:table-cell table:style-name="ce30" table:number-columns-repeated="3"/>
          <table:table-cell table:style-name="ce42"/>
          <table:table-cell table:style-name="Default"/>
          <table:table-cell ns41:value-type="float" table:style-name="ce50" office:value="1153" office:value-type="float">
            <text:p>1153</text:p>
          </table:table-cell>
          <table:table-cell ns41:value-type="float" table:style-name="ce58" office:value="13" office:value-type="float">
            <text:p>13</text:p>
          </table:table-cell>
          <table:table-cell table:style-name="ce58"/>
          <table:table-cell ns41:value-type="float" office:value="11" table:style-name="ce58" table:number-columns-repeated="2" office:value-type="float">
            <text:p>11</text:p>
          </table:table-cell>
          <table:table-cell ns41:value-type="float" table:style-name="ce58" office:value="2904" office:value-type="float">
            <text:p>2904</text:p>
          </table:table-cell>
          <table:table-cell ns41:value-type="float" table:style-name="ce58" office:value="2731" office:value-type="float">
            <text:p>2731</text:p>
          </table:table-cell>
          <table:table-cell ns41:value-type="float" table:style-name="ce58" office:value="80" office:value-type="float">
            <text:p>80</text:p>
          </table:table-cell>
          <table:table-cell ns41:value-type="float" table:style-name="ce58" office:value="54" office:value-type="float">
            <text:p>54</text:p>
          </table:table-cell>
          <table:table-cell ns41:value-type="float" table:style-name="ce58" office:value="2984" office:value-type="float">
            <text:p>2984</text:p>
          </table:table-cell>
          <table:table-cell ns41:value-type="float" table:style-name="ce58" office:value="2785" office:value-type="float">
            <text:p>2785</text:p>
          </table:table-cell>
          <table:table-cell ns41:value-type="float" table:style-name="ce58" office:value="70" office:value-type="float">
            <text:p>70</text:p>
          </table:table-cell>
          <table:table-cell ns41:value-type="float" table:style-name="ce69" office:value="45" office:value-type="float">
            <text:p>45</text:p>
          </table:table-cell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95" office:value-type="float">
            <office:annotation draw:style-name="gr1" svg:height="55.53pt" draw:caption-point-y="277.03pt" svg:width="92.83pt" svg:x="453.43pt" draw:caption-point-x="-71.63pt" svg:y="2051.3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9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67" office:value-type="float">
            <text:p>267</text:p>
          </table:table-cell>
          <table:table-cell ns41:value-type="float" table:style-name="ce58" office:value="238" office:value-type="float">
            <text:p>238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270" office:value-type="float">
            <text:p>270</text:p>
          </table:table-cell>
          <table:table-cell ns41:value-type="float" table:style-name="ce58" office:value="240" office:value-type="float">
            <text:p>24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9" office:value="4" office:value-type="float">
            <text:p>4</text:p>
          </table:table-cell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248" office:value-type="float">
            <office:annotation draw:style-name="gr1" svg:height="55.47pt" draw:caption-point-y="289.02pt" svg:width="92.83pt" svg:x="453.43pt" draw:caption-point-x="-71.63pt" svg:y="2052.14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1248</text:p>
          </table:table-cell>
          <table:table-cell ns41:value-type="float" table:style-name="ce58" office:value="14" office:value-type="float">
            <text:p>14</text:p>
          </table:table-cell>
          <table:table-cell table:style-name="ce58"/>
          <table:table-cell ns41:value-type="float" office:value="11" table:style-name="ce58" table:number-columns-repeated="2" office:value-type="float">
            <text:p>11</text:p>
          </table:table-cell>
          <table:table-cell ns41:value-type="float" table:style-name="ce58" office:value="3171" office:value-type="float">
            <text:p>3171</text:p>
          </table:table-cell>
          <table:table-cell ns41:value-type="float" table:style-name="ce58" office:value="2969" office:value-type="float">
            <text:p>2969</text:p>
          </table:table-cell>
          <table:table-cell ns41:value-type="float" table:style-name="ce58" office:value="83" office:value-type="float">
            <text:p>83</text:p>
          </table:table-cell>
          <table:table-cell ns41:value-type="float" table:style-name="ce58" office:value="56" office:value-type="float">
            <text:p>56</text:p>
          </table:table-cell>
          <table:table-cell ns41:value-type="float" table:style-name="ce58" office:value="3254" office:value-type="float">
            <text:p>3254</text:p>
          </table:table-cell>
          <table:table-cell ns41:value-type="float" table:style-name="ce58" office:value="3025" office:value-type="float">
            <text:p>3025</text:p>
          </table:table-cell>
          <table:table-cell ns41:value-type="float" table:style-name="ce58" office:value="73" office:value-type="float">
            <text:p>73</text:p>
          </table:table-cell>
          <table:table-cell ns41:value-type="float" table:style-name="ce69" office:value="49" office:value-type="float">
            <text:p>49</text:p>
          </table:table-cell>
          <table:table-cell ns41:value-type="float" table:style-name="ce76" office:value="108" office:value-type="float">
            <text:p>108</text:p>
          </table:table-cell>
          <table:table-cell ns41:value-type="float" table:style-name="ce82" office:value="10448" office:value-type="float">
            <text:p>1044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table-cell ns41:value-type="string" table:number-rows-spanned="14" table:style-name="ce9" table:number-columns-spanned="1" office:value-type="string">
            <text:p>Coevorden</text:p>
          </table:table-cell>
          <table:table-cell ns41:value-type="string" table:style-name="ce21" office:value-type="string">
            <text:p>Kom</text:p>
          </table:table-cell>
          <table:table-cell table:style-name="ce29" table:number-columns-repeated="3"/>
          <table:table-cell ns41:value-type="string" table:style-name="ce40" office:value-type="string">
            <text:p>Weeshu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5" office:value-type="float">
            <text:p>5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2"/>
          <table:table-cell ns41:value-type="float" table:style-name="ce58" office:value="5" office:value-type="float">
            <text:p>5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09" office:value-type="float">
            <text:p>109</text:p>
          </table:table-cell>
          <table:table-cell ns41:value-type="float" table:style-name="ce82" office:value="10383" office:value-type="float">
            <text:p>1038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D</text:p>
          </table:table-cell>
          <table:table-cell table:style-name="ce29" table:number-columns-repeated="2"/>
          <table:table-cell ns41:value-type="string" table:style-name="ce40" office:value-type="string">
            <text:p>Overige huzen</text:p>
          </table:table-cell>
          <table:table-cell table:style-name="Default"/>
          <table:table-cell ns41:value-type="float" table:style-name="ce50" office:value="413" office:value-type="float">
            <text:p>413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894" office:value-type="float">
            <text:p>894</text:p>
          </table:table-cell>
          <table:table-cell ns41:value-type="float" table:style-name="ce58" office:value="951" office:value-type="float">
            <text:p>951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920" office:value-type="float">
            <text:p>920</text:p>
          </table:table-cell>
          <table:table-cell ns41:value-type="float" table:style-name="ce58" office:value="965" office:value-type="float">
            <text:p>965</text:p>
          </table:table-cell>
          <table:table-cell ns41:value-type="float" table:style-name="ce58" office:value="35" office:value-type="float">
            <text:p>35</text:p>
          </table:table-cell>
          <table:table-cell ns41:value-type="float" table:style-name="ce69" office:value="14" office:value-type="float">
            <text:p>14</text:p>
          </table:table-cell>
          <table:table-cell ns41:value-type="float" table:style-name="ce76" office:value="109" office:value-type="float">
            <text:p>109</text:p>
          </table:table-cell>
          <table:table-cell ns41:value-type="float" table:style-name="ce82" office:value="10383" office:value-type="float">
            <text:p>1038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4" office:value-type="float">
            <text:p>4</text:p>
          </table:table-cell>
          <table:table-cell table:style-name="ce58" table:number-columns-repeated="6"/>
          <table:table-cell ns41:value-type="float" table:style-name="ce58" office:value="12" office:value-type="float">
            <text:p>12</text:p>
          </table:table-cell>
          <table:table-cell ns41:value-type="float" table:style-name="ce69" office:value="7" office:value-type="float">
            <text:p>7</text:p>
          </table:table-cell>
          <table:table-cell ns41:value-type="float" table:style-name="ce76" office:value="109" office:value-type="float">
            <text:p>109</text:p>
          </table:table-cell>
          <table:table-cell ns41:value-type="float" table:style-name="ce82" office:value="10383" office:value-type="float">
            <text:p>1038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9"/>
          <table:table-cell ns41:value-type="string" table:style-name="ce21" office:value-type="string">
            <text:p>BK</text:p>
          </table:table-cell>
          <table:table-cell ns41:value-type="string" table:style-name="ce29" office:value-type="string">
            <text:p>A</text:p>
          </table:table-cell>
          <table:table-cell table:style-name="ce29"/>
          <table:table-cell ns41:value-type="string" table:style-name="ce29" office:value-type="string">
            <text:p>Steenwijksmoer</text:p>
          </table:table-cell>
          <table:table-cell table:style-name="ce40"/>
          <table:table-cell table:style-name="Default"/>
          <table:table-cell ns41:value-type="float" table:style-name="ce50" office:value="131" office:value-type="float">
            <text:p>131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64" office:value-type="float">
            <text:p>364</text:p>
          </table:table-cell>
          <table:table-cell ns41:value-type="float" table:style-name="ce58" office:value="321" office:value-type="float">
            <text:p>321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371" office:value-type="float">
            <text:p>371</text:p>
          </table:table-cell>
          <table:table-cell ns41:value-type="float" table:style-name="ce58" office:value="324" office:value-type="float">
            <text:p>324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9" office:value="6" office:value-type="float">
            <text:p>6</text:p>
          </table:table-cell>
          <table:table-cell ns41:value-type="float" table:style-name="ce76" office:value="109" office:value-type="float">
            <text:p>109</text:p>
          </table:table-cell>
          <table:table-cell ns41:value-type="float" table:style-name="ce82" office:value="10383" office:value-type="float">
            <text:p>1038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B</text:p>
          </table:table-cell>
          <table:table-cell table:style-name="ce29"/>
          <table:table-cell ns41:value-type="string" table:style-name="ce29" office:value-type="string">
            <text:p>Ballast</text:p>
          </table:table-cell>
          <table:table-cell table:style-name="ce40"/>
          <table:table-cell table:style-name="Default"/>
          <table:table-cell ns41:value-type="float" table:style-name="ce50" office:value="15" office:value-type="float">
            <text:p>15</text:p>
          </table:table-cell>
          <table:table-cell table:style-name="ce58" table:number-columns-repeated="4"/>
          <table:table-cell ns41:value-type="float" table:style-name="ce58" office:value="48" office:value-type="float">
            <text:p>48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49" office:value-type="float">
            <text:p>49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09" office:value-type="float">
            <text:p>109</text:p>
          </table:table-cell>
          <table:table-cell ns41:value-type="float" table:style-name="ce82" office:value="10383" office:value-type="float">
            <text:p>1038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C</text:p>
          </table:table-cell>
          <table:table-cell table:style-name="ce29"/>
          <table:table-cell ns41:value-type="string" table:style-name="ce29" office:value-type="string">
            <text:p>Loo</text:p>
          </table:table-cell>
          <table:table-cell table:style-name="ce40"/>
          <table:table-cell table:style-name="Default"/>
          <table:table-cell ns41:value-type="float" table:style-name="ce50" office:value="15" office:value-type="float">
            <office:annotation draw:style-name="gr1" svg:height="55.53pt" draw:caption-point-y="251.55pt" svg:width="92.83pt" svg:x="453.43pt" draw:caption-point-x="-71.63pt" svg:y="2178.8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15</text:p>
          </table:table-cell>
          <table:table-cell table:style-name="ce58" table:number-columns-repeated="4"/>
          <table:table-cell ns41:value-type="float" table:style-name="ce58" office:value="45" office:value-type="float">
            <text:p>45</text:p>
          </table:table-cell>
          <table:table-cell ns41:value-type="float" table:style-name="ce58" office:value="37" office:value-type="float">
            <text:p>3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50" office:value-type="float">
            <text:p>50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09" office:value-type="float">
            <text:p>109</text:p>
          </table:table-cell>
          <table:table-cell ns41:value-type="float" table:style-name="ce82" office:value="10383" office:value-type="float">
            <text:p>1038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E</text:p>
          </table:table-cell>
          <table:table-cell table:style-name="ce29"/>
          <table:table-cell ns41:value-type="string" table:style-name="ce29" office:value-type="string">
            <text:p>Klooster</text:p>
          </table:table-cell>
          <table:table-cell table:style-name="ce40"/>
          <table:table-cell table:style-name="Default"/>
          <table:table-cell ns41:value-type="float" table:style-name="ce50" office:value="14" office:value-type="float">
            <text:p>14</text:p>
          </table:table-cell>
          <table:table-cell table:style-name="ce58" table:number-columns-repeated="4"/>
          <table:table-cell ns41:value-type="float" table:style-name="ce58" office:value="40" office:value-type="float">
            <text:p>40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43" office:value-type="float">
            <text:p>43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09" office:value-type="float">
            <text:p>109</text:p>
          </table:table-cell>
          <table:table-cell ns41:value-type="float" table:style-name="ce82" office:value="10383" office:value-type="float">
            <text:p>1038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ns41:value-type="string" table:style-name="ce29" office:value-type="string">
            <text:p>F</text:p>
          </table:table-cell>
          <table:table-cell table:style-name="ce29"/>
          <table:table-cell ns41:value-type="string" table:style-name="ce29" office:value-type="string">
            <text:p>Coevorderkanaal</text:p>
          </table:table-cell>
          <table:table-cell table:style-name="ce40"/>
          <table:table-cell table:style-name="Default"/>
          <table:table-cell ns41:value-type="float" table:style-name="ce50" office:value="6" office:value-type="float">
            <text:p>6</text:p>
          </table:table-cell>
          <table:table-cell table:style-name="ce58" table:number-columns-repeated="4"/>
          <table:table-cell ns41:value-type="float" table:style-name="ce58" office:value="20" office:value-type="float">
            <text:p>20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09" office:value-type="float">
            <text:p>109</text:p>
          </table:table-cell>
          <table:table-cell ns41:value-type="float" table:style-name="ce82" office:value="10383" office:value-type="float">
            <text:p>1038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G</text:p>
          </table:table-cell>
          <table:table-cell table:style-name="ce29"/>
          <table:table-cell ns41:value-type="string" table:style-name="ce29" office:value-type="string">
            <text:p>Pikveld</text:p>
          </table:table-cell>
          <table:table-cell table:style-name="ce40"/>
          <table:table-cell table:style-name="Default"/>
          <table:table-cell ns41:value-type="float" table:style-name="ce50" office:value="8" office:value-type="float">
            <text:p>8</text:p>
          </table:table-cell>
          <table:table-cell table:style-name="ce58" table:number-columns-repeated="4"/>
          <table:table-cell ns41:value-type="float" table:style-name="ce58" office:value="23" office:value-type="float">
            <text:p>23</text:p>
          </table:table-cell>
          <table:table-cell ns41:value-type="float" table:style-name="ce58" office:value="32" office:value-type="float">
            <text:p>32</text:p>
          </table:table-cell>
          <table:table-cell table:style-name="ce58" table:number-columns-repeated="2"/>
          <table:table-cell ns41:value-type="float" table:style-name="ce58" office:value="23" office:value-type="float">
            <text:p>23</text:p>
          </table:table-cell>
          <table:table-cell ns41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1:value-type="float" table:style-name="ce76" office:value="109" office:value-type="float">
            <text:p>109</text:p>
          </table:table-cell>
          <table:table-cell ns41:value-type="float" table:style-name="ce82" office:value="10383" office:value-type="float">
            <text:p>1038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H</text:p>
          </table:table-cell>
          <table:table-cell table:style-name="ce29"/>
          <table:table-cell ns41:value-type="string" table:style-name="ce29" office:value-type="string">
            <text:p>Meededeelen</text:p>
          </table:table-cell>
          <table:table-cell table:style-name="ce40"/>
          <table:table-cell table:style-name="Default"/>
          <table:table-cell ns41:value-type="float" table:style-name="ce50" office:value="8" office:value-type="float">
            <text:p>8</text:p>
          </table:table-cell>
          <table:table-cell table:style-name="ce58" table:number-columns-repeated="4"/>
          <table:table-cell ns41:value-type="float" table:style-name="ce58" office:value="21" office:value-type="float">
            <text:p>21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2"/>
          <table:table-cell ns41:value-type="float" table:style-name="ce58" office:value="21" office:value-type="float">
            <text:p>21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09" office:value-type="float">
            <text:p>109</text:p>
          </table:table-cell>
          <table:table-cell ns41:value-type="float" table:style-name="ce82" office:value="10383" office:value-type="float">
            <text:p>1038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I</text:p>
          </table:table-cell>
          <table:table-cell table:style-name="ce29"/>
          <table:table-cell ns41:value-type="string" table:style-name="ce29" office:value-type="string">
            <text:p>Weijerswold</text:p>
          </table:table-cell>
          <table:table-cell table:style-name="ce40"/>
          <table:table-cell table:style-name="Default"/>
          <table:table-cell ns41:value-type="float" table:style-name="ce50" office:value="21" office:value-type="float">
            <text:p>21</text:p>
          </table:table-cell>
          <table:table-cell table:style-name="ce58" table:number-columns-repeated="4"/>
          <table:table-cell ns41:value-type="float" table:style-name="ce58" office:value="85" office:value-type="float">
            <text:p>85</text:p>
          </table:table-cell>
          <table:table-cell ns41:value-type="float" table:style-name="ce58" office:value="61" office:value-type="float">
            <text:p>6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88" office:value-type="float">
            <text:p>88</text:p>
          </table:table-cell>
          <table:table-cell ns41:value-type="float" table:style-name="ce58" office:value="62" office:value-type="float">
            <text:p>62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09" office:value-type="float">
            <text:p>109</text:p>
          </table:table-cell>
          <table:table-cell ns41:value-type="float" table:style-name="ce82" office:value="10383" office:value-type="float">
            <text:p>1038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414" office:value-type="float">
            <text:p>414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4" office:value-type="float">
            <text:p>4</text:p>
          </table:table-cell>
          <table:table-cell ns41:value-type="float" table:style-name="ce58" office:value="899" office:value-type="float">
            <text:p>899</text:p>
          </table:table-cell>
          <table:table-cell ns41:value-type="float" table:style-name="ce58" office:value="959" office:value-type="float">
            <text:p>959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925" office:value-type="float">
            <text:p>925</text:p>
          </table:table-cell>
          <table:table-cell ns41:value-type="float" table:style-name="ce58" office:value="973" office:value-type="float">
            <text:p>973</text:p>
          </table:table-cell>
          <table:table-cell ns41:value-type="float" table:style-name="ce58" office:value="48" office:value-type="float">
            <text:p>48</text:p>
          </table:table-cell>
          <table:table-cell ns41:value-type="float" table:style-name="ce69" office:value="21" office:value-type="float">
            <text:p>21</text:p>
          </table:table-cell>
          <table:table-cell ns41:value-type="float" table:style-name="ce76" office:value="109" office:value-type="float">
            <text:p>109</text:p>
          </table:table-cell>
          <table:table-cell ns41:value-type="float" table:style-name="ce82" office:value="10383" office:value-type="float">
            <text:p>1038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218" office:value-type="float">
            <office:annotation draw:style-name="gr1" svg:height="55.53pt" draw:caption-point-y="265.04pt" svg:width="92.83pt" svg:x="453.43pt" draw:caption-point-x="-71.63pt" svg:y="2267.3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21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646" office:value-type="float">
            <text:p>646</text:p>
          </table:table-cell>
          <table:table-cell ns41:value-type="float" table:style-name="ce58" office:value="549" office:value-type="float">
            <text:p>549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667" office:value-type="float">
            <text:p>667</text:p>
          </table:table-cell>
          <table:table-cell ns41:value-type="float" table:style-name="ce58" office:value="561" office:value-type="float">
            <text:p>561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69" office:value="10" office:value-type="float">
            <text:p>10</text:p>
          </table:table-cell>
          <table:table-cell ns41:value-type="float" table:style-name="ce76" office:value="109" office:value-type="float">
            <text:p>109</text:p>
          </table:table-cell>
          <table:table-cell ns41:value-type="float" table:style-name="ce82" office:value="10383" office:value-type="float">
            <text:p>1038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632" office:value-type="float">
            <office:annotation draw:style-name="gr1" svg:height="55.53pt" draw:caption-point-y="273.29pt" svg:width="92.83pt" svg:x="453.43pt" draw:caption-point-x="-71.63pt" svg:y="2271.8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632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4" office:value-type="float">
            <text:p>4</text:p>
          </table:table-cell>
          <table:table-cell ns41:value-type="float" table:style-name="ce58" office:value="1545" office:value-type="float">
            <text:p>1545</text:p>
          </table:table-cell>
          <table:table-cell ns41:value-type="float" table:style-name="ce58" office:value="1508" office:value-type="float">
            <text:p>1508</text:p>
          </table:table-cell>
          <table:table-cell ns41:value-type="float" table:style-name="ce58" office:value="47" office:value-type="float">
            <text:p>47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1592" office:value-type="float">
            <text:p>1592</text:p>
          </table:table-cell>
          <table:table-cell ns41:value-type="float" table:style-name="ce58" office:value="1534" office:value-type="float">
            <text:p>1534</text:p>
          </table:table-cell>
          <table:table-cell ns41:value-type="float" table:style-name="ce58" office:value="63" office:value-type="float">
            <text:p>63</text:p>
          </table:table-cell>
          <table:table-cell ns41:value-type="float" table:style-name="ce69" office:value="31" office:value-type="float">
            <text:p>31</text:p>
          </table:table-cell>
          <table:table-cell ns41:value-type="float" table:style-name="ce76" office:value="109" office:value-type="float">
            <text:p>109</text:p>
          </table:table-cell>
          <table:table-cell ns41:value-type="float" table:style-name="ce82" office:value="10383" office:value-type="float">
            <text:p>1038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table-cell ns41:value-type="string" table:number-rows-spanned="19" table:style-name="ce9" table:number-columns-spanned="1" office:value-type="string">
            <text:p>Dalen</text:p>
          </table:table-cell>
          <table:table-cell ns41:value-type="string" table:style-name="ce21" office:value-type="string">
            <text:p>Kom</text:p>
          </table:table-cell>
          <table:table-cell table:style-name="ce29"/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Dalen</text:p>
          </table:table-cell>
          <table:table-cell ns41:value-type="string" table:style-name="ce40" office:value-type="string">
            <text:p>Armwerkhu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3" office:value-type="float">
            <text:p>3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1:value-type="float" table:style-name="ce76" office:value="110" office:value-type="float">
            <text:p>110</text:p>
          </table:table-cell>
          <table:table-cell ns41:value-type="float" table:style-name="ce82" office:value="11004" office:value-type="float">
            <text:p>1100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236" office:value-type="float">
            <text:p>23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533" office:value-type="float">
            <text:p>533</text:p>
          </table:table-cell>
          <table:table-cell ns41:value-type="float" table:style-name="ce58" office:value="504" office:value-type="float">
            <text:p>504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544" office:value-type="float">
            <text:p>544</text:p>
          </table:table-cell>
          <table:table-cell ns41:value-type="float" table:style-name="ce58" office:value="511" office:value-type="float">
            <text:p>511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69" office:value="6" office:value-type="float">
            <text:p>6</text:p>
          </table:table-cell>
          <table:table-cell ns41:value-type="float" table:style-name="ce76" office:value="110" office:value-type="float">
            <text:p>110</text:p>
          </table:table-cell>
          <table:table-cell ns41:value-type="float" table:style-name="ce82" office:value="11004" office:value-type="float">
            <text:p>1100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De Loo</text:p>
          </table:table-cell>
          <table:table-cell table:style-name="ce40"/>
          <table:table-cell table:style-name="Default"/>
          <table:table-cell ns41:value-type="float" table:style-name="ce50" office:value="10" office:value-type="float">
            <text:p>10</text:p>
          </table:table-cell>
          <table:table-cell table:style-name="ce58" table:number-columns-repeated="4"/>
          <table:table-cell ns41:value-type="float" table:style-name="ce58" office:value="39" office:value-type="float">
            <text:p>39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40" office:value-type="float">
            <text:p>40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10" office:value-type="float">
            <text:p>110</text:p>
          </table:table-cell>
          <table:table-cell ns41:value-type="float" table:style-name="ce82" office:value="11004" office:value-type="float">
            <text:p>1100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30" office:value-type="string">
            <text:p>Vossebelt</text:p>
          </table:table-cell>
          <table:table-cell table:style-name="ce42"/>
          <table:table-cell table:style-name="Default"/>
          <table:table-cell ns41:value-type="float" table:style-name="ce50" office:value="24" office:value-type="float">
            <text:p>24</text:p>
          </table:table-cell>
          <table:table-cell table:style-name="ce58" table:number-columns-repeated="4"/>
          <table:table-cell ns41:value-type="float" table:style-name="ce58" office:value="56" office:value-type="float">
            <text:p>56</text:p>
          </table:table-cell>
          <table:table-cell ns41:value-type="float" table:style-name="ce58" office:value="59" office:value-type="float">
            <text:p>59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57" office:value-type="float">
            <text:p>57</text:p>
          </table:table-cell>
          <table:table-cell ns41:value-type="float" table:style-name="ce58" office:value="59" office:value-type="float">
            <text:p>59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10" office:value-type="float">
            <text:p>110</text:p>
          </table:table-cell>
          <table:table-cell ns41:value-type="float" table:style-name="ce82" office:value="11004" office:value-type="float">
            <text:p>1100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De Veenhuizen</text:p>
          </table:table-cell>
          <table:table-cell table:style-name="ce40"/>
          <table:table-cell table:style-name="Default"/>
          <table:table-cell ns41:value-type="float" table:style-name="ce50" office:value="5" office:value-type="float">
            <text:p>5</text:p>
          </table:table-cell>
          <table:table-cell table:style-name="ce58" table:number-columns-repeated="4"/>
          <table:table-cell ns41:value-type="float" table:style-name="ce58" office:value="21" office:value-type="float">
            <text:p>21</text:p>
          </table:table-cell>
          <table:table-cell ns41:value-type="float" table:style-name="ce58" office:value="17" office:value-type="float">
            <text:p>17</text:p>
          </table:table-cell>
          <table:table-cell table:style-name="ce58" table:number-columns-repeated="2"/>
          <table:table-cell ns41:value-type="float" table:style-name="ce58" office:value="21" office:value-type="float">
            <text:p>21</text:p>
          </table:table-cell>
          <table:table-cell ns41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1:value-type="float" table:style-name="ce76" office:value="110" office:value-type="float">
            <text:p>110</text:p>
          </table:table-cell>
          <table:table-cell ns41:value-type="float" table:style-name="ce82" office:value="11004" office:value-type="float">
            <text:p>1100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Dalerveen</text:p>
          </table:table-cell>
          <table:table-cell table:style-name="ce40"/>
          <table:table-cell table:style-name="Default"/>
          <table:table-cell ns41:value-type="float" table:style-name="ce50" office:value="68" office:value-type="float">
            <text:p>68</text:p>
          </table:table-cell>
          <table:table-cell table:style-name="ce58" table:number-columns-repeated="4"/>
          <table:table-cell ns41:value-type="float" table:style-name="ce58" office:value="192" office:value-type="float">
            <text:p>192</text:p>
          </table:table-cell>
          <table:table-cell ns41:value-type="float" table:style-name="ce58" office:value="159" office:value-type="float">
            <text:p>159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192" office:value-type="float">
            <text:p>192</text:p>
          </table:table-cell>
          <table:table-cell ns41:value-type="float" table:style-name="ce58" office:value="160" office:value-type="float">
            <text:p>160</text:p>
          </table:table-cell>
          <table:table-cell ns41:value-type="float" table:style-name="ce58" office:value="2" office:value-type="float">
            <text:p>2</text:p>
          </table:table-cell>
          <table:table-cell table:style-name="ce69"/>
          <table:table-cell ns41:value-type="float" table:style-name="ce76" office:value="110" office:value-type="float">
            <text:p>110</text:p>
          </table:table-cell>
          <table:table-cell ns41:value-type="float" table:style-name="ce82" office:value="11004" office:value-type="float">
            <text:p>1100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table:style-name="Default"/>
          <table:table-cell ns41:value-type="string" table:style-name="ce29" office:value-type="string">
            <text:p>Wachtum</text:p>
          </table:table-cell>
          <table:table-cell table:style-name="ce40"/>
          <table:table-cell table:style-name="Default"/>
          <table:table-cell ns41:value-type="float" table:style-name="ce50" office:value="50" office:value-type="float">
            <text:p>5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79" office:value-type="float">
            <text:p>179</text:p>
          </table:table-cell>
          <table:table-cell ns41:value-type="float" table:style-name="ce58" office:value="137" office:value-type="float">
            <text:p>13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81" office:value-type="float">
            <text:p>181</text:p>
          </table:table-cell>
          <table:table-cell ns41:value-type="float" table:style-name="ce58" office:value="138" office:value-type="float">
            <text:p>138</text:p>
          </table:table-cell>
          <table:table-cell table:style-name="ce58"/>
          <table:table-cell table:style-name="ce69"/>
          <table:table-cell ns41:value-type="float" table:style-name="ce76" office:value="110" office:value-type="float">
            <text:p>110</text:p>
          </table:table-cell>
          <table:table-cell ns41:value-type="float" table:style-name="ce82" office:value="11004" office:value-type="float">
            <text:p>1100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BK</text:p>
          </table:table-cell>
          <table:table-cell table:style-name="ce29"/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Dalen</text:p>
          </table:table-cell>
          <table:table-cell table:style-name="ce40"/>
          <table:table-cell table:style-name="Default"/>
          <table:table-cell ns41:value-type="float" table:style-name="ce50" office:value="79" office:value-type="float">
            <text:p>79</text:p>
          </table:table-cell>
          <table:table-cell table:style-name="ce58" table:number-columns-repeated="4"/>
          <table:table-cell ns41:value-type="float" table:style-name="ce58" office:value="198" office:value-type="float">
            <text:p>198</text:p>
          </table:table-cell>
          <table:table-cell ns41:value-type="float" table:style-name="ce58" office:value="183" office:value-type="float">
            <text:p>183</text:p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ns41:value-type="float" table:style-name="ce58" office:value="204" office:value-type="float">
            <text:p>204</text:p>
          </table:table-cell>
          <table:table-cell ns41:value-type="float" table:style-name="ce58" office:value="183" office:value-type="float">
            <text:p>183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10" office:value-type="float">
            <text:p>110</text:p>
          </table:table-cell>
          <table:table-cell ns41:value-type="float" table:style-name="ce82" office:value="11004" office:value-type="float">
            <text:p>1100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De Loo</text:p>
          </table:table-cell>
          <table:table-cell table:style-name="ce40"/>
          <table:table-cell table:style-name="Default"/>
          <table:table-cell ns41:value-type="float" table:style-name="ce50" office:value="8" office:value-type="float">
            <text:p>8</text:p>
          </table:table-cell>
          <table:table-cell table:style-name="ce58" table:number-columns-repeated="4"/>
          <table:table-cell ns41:value-type="float" table:style-name="ce58" office:value="19" office:value-type="float">
            <text:p>19</text:p>
          </table:table-cell>
          <table:table-cell ns41:value-type="float" table:style-name="ce58" office:value="18" office:value-type="float">
            <text:p>18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20" office:value-type="float">
            <text:p>20</text:p>
          </table:table-cell>
          <table:table-cell table:style-name="ce58"/>
          <table:table-cell table:style-name="ce69"/>
          <table:table-cell ns41:value-type="float" table:style-name="ce76" office:value="110" office:value-type="float">
            <text:p>110</text:p>
          </table:table-cell>
          <table:table-cell ns41:value-type="float" table:style-name="ce82" office:value="11004" office:value-type="float">
            <text:p>1100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_20_HRowHeader"/>
          <table:table-cell table:style-name="ce29" table:number-columns-repeated="2"/>
          <table:table-cell ns41:value-type="string" table:style-name="ce29" office:value-type="string">
            <text:p>Vossebelt</text:p>
          </table:table-cell>
          <table:table-cell table:style-name="ce40"/>
          <table:table-cell table:style-name="Default"/>
          <table:table-cell ns41:value-type="float" table:style-name="ce50" office:value="11" office:value-type="float">
            <text:p>11</text:p>
          </table:table-cell>
          <table:table-cell table:style-name="ce58" table:number-columns-repeated="4"/>
          <table:table-cell ns41:value-type="float" table:style-name="ce58" office:value="28" office:value-type="float">
            <text:p>28</text:p>
          </table:table-cell>
          <table:table-cell ns41:value-type="float" table:style-name="ce58" office:value="26" office:value-type="float">
            <text:p>26</text:p>
          </table:table-cell>
          <table:table-cell table:style-name="ce58" table:number-columns-repeated="2"/>
          <table:table-cell ns41:value-type="float" table:style-name="ce58" office:value="28" office:value-type="float">
            <text:p>28</text:p>
          </table:table-cell>
          <table:table-cell ns41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1:value-type="float" table:style-name="ce76" office:value="110" office:value-type="float">
            <text:p>110</text:p>
          </table:table-cell>
          <table:table-cell ns41:value-type="float" table:style-name="ce82" office:value="11004" office:value-type="float">
            <text:p>1100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De Veenhuizen</text:p>
          </table:table-cell>
          <table:table-cell table:style-name="ce40"/>
          <table:table-cell table:style-name="Default"/>
          <table:table-cell ns41:value-type="float" table:style-name="ce50" office:value="9" office:value-type="float">
            <text:p>9</text:p>
          </table:table-cell>
          <table:table-cell table:style-name="ce58" table:number-columns-repeated="4"/>
          <table:table-cell ns41:value-type="float" table:style-name="ce58" office:value="24" office:value-type="float">
            <text:p>24</text:p>
          </table:table-cell>
          <table:table-cell ns41:value-type="float" table:style-name="ce58" office:value="32" office:value-type="float">
            <text:p>32</text:p>
          </table:table-cell>
          <table:table-cell table:style-name="ce58" table:number-columns-repeated="2"/>
          <table:table-cell ns41:value-type="float" table:style-name="ce58" office:value="24" office:value-type="float">
            <text:p>24</text:p>
          </table:table-cell>
          <table:table-cell ns41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1:value-type="float" table:style-name="ce76" office:value="110" office:value-type="float">
            <text:p>110</text:p>
          </table:table-cell>
          <table:table-cell ns41:value-type="float" table:style-name="ce82" office:value="11004" office:value-type="float">
            <text:p>1100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Dalerveen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9" office:value-type="float">
            <text:p>9</text:p>
          </table:table-cell>
          <table:table-cell table:style-name="ce58" table:number-columns-repeated="4"/>
          <table:table-cell ns41:value-type="float" table:style-name="ce58" office:value="18" office:value-type="float">
            <text:p>18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9" office:value-type="float">
            <text:p>19</text:p>
          </table:table-cell>
          <table:table-cell ns41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1:value-type="float" table:style-name="ce76" office:value="110" office:value-type="float">
            <text:p>110</text:p>
          </table:table-cell>
          <table:table-cell ns41:value-type="float" table:style-name="ce82" office:value="11004" office:value-type="float">
            <text:p>1100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2" office:value-type="float">
            <text:p>2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10" office:value-type="float">
            <text:p>110</text:p>
          </table:table-cell>
          <table:table-cell ns41:value-type="float" table:style-name="ce82" office:value="11004" office:value-type="float">
            <text:p>1100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Wachtum</text:p>
          </table:table-cell>
          <table:table-cell table:style-name="Default"/>
          <table:table-cell ns41:value-type="float" table:style-name="ce50" office:value="8" office:value-type="float">
            <text:p>8</text:p>
          </table:table-cell>
          <table:table-cell table:style-name="ce58" table:number-columns-repeated="4"/>
          <table:table-cell ns41:value-type="float" table:style-name="ce58" office:value="26" office:value-type="float">
            <text:p>26</text:p>
          </table:table-cell>
          <table:table-cell ns41:value-type="float" table:style-name="ce58" office:value="31" office:value-type="float">
            <text:p>31</text:p>
          </table:table-cell>
          <table:table-cell table:style-name="ce58" table:number-columns-repeated="2"/>
          <table:table-cell ns41:value-type="float" table:style-name="ce58" office:value="26" office:value-type="float">
            <text:p>26</text:p>
          </table:table-cell>
          <table:table-cell ns41:value-type="float" table:style-name="ce58" office:value="31" office:value-type="float">
            <text:p>31</text:p>
          </table:table-cell>
          <table:table-cell table:style-name="ce58"/>
          <table:table-cell table:style-name="ce69"/>
          <table:table-cell ns41:value-type="float" table:style-name="ce76" office:value="110" office:value-type="float">
            <text:p>110</text:p>
          </table:table-cell>
          <table:table-cell ns41:value-type="float" table:style-name="ce82" office:value="11004" office:value-type="float">
            <text:p>1100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394" office:value-type="float">
            <text:p>39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1023" office:value-type="float">
            <text:p>1023</text:p>
          </table:table-cell>
          <table:table-cell ns41:value-type="float" table:style-name="ce58" office:value="911" office:value-type="float">
            <text:p>911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038" office:value-type="float">
            <text:p>1038</text:p>
          </table:table-cell>
          <table:table-cell ns41:value-type="float" table:style-name="ce58" office:value="920" office:value-type="float">
            <text:p>920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69" office:value="7" office:value-type="float">
            <text:p>7</text:p>
          </table:table-cell>
          <table:table-cell ns41:value-type="float" table:style-name="ce76" office:value="110" office:value-type="float">
            <text:p>110</text:p>
          </table:table-cell>
          <table:table-cell ns41:value-type="float" table:style-name="ce82" office:value="11004" office:value-type="float">
            <text:p>1100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24" office:value-type="float">
            <text:p>124</text:p>
          </table:table-cell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ns41:value-type="float" table:style-name="ce58" office:value="313" office:value-type="float">
            <text:p>313</text:p>
          </table:table-cell>
          <table:table-cell ns41:value-type="float" table:style-name="ce58" office:value="311" office:value-type="float">
            <text:p>311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20" office:value-type="float">
            <text:p>320</text:p>
          </table:table-cell>
          <table:table-cell ns41:value-type="float" table:style-name="ce58" office:value="313" office:value-type="float">
            <text:p>31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10" office:value-type="float">
            <text:p>110</text:p>
          </table:table-cell>
          <table:table-cell ns41:value-type="float" table:style-name="ce82" office:value="11004" office:value-type="float">
            <text:p>1100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518" office:value-type="float">
            <text:p>518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1336" office:value-type="float">
            <text:p>1336</text:p>
          </table:table-cell>
          <table:table-cell ns41:value-type="float" table:style-name="ce58" office:value="1222" office:value-type="float">
            <text:p>1222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1358" office:value-type="float">
            <text:p>1358</text:p>
          </table:table-cell>
          <table:table-cell ns41:value-type="float" table:style-name="ce58" office:value="1233" office:value-type="float">
            <text:p>1233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69" office:value="9" office:value-type="float">
            <text:p>9</text:p>
          </table:table-cell>
          <table:table-cell ns41:value-type="float" table:style-name="ce76" office:value="110" office:value-type="float">
            <text:p>110</text:p>
          </table:table-cell>
          <table:table-cell ns41:value-type="float" table:style-name="ce82" office:value="11004" office:value-type="float">
            <text:p>1100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Pers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1:value-type="float" table:style-name="ce76" office:value="110" office:value-type="float">
            <text:p>110</text:p>
          </table:table-cell>
          <table:table-cell ns41:value-type="float" table:style-name="ce82" office:value="11004" office:value-type="float">
            <text:p>1100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AT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518" office:value-type="float">
            <text:p>518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1336" office:value-type="float">
            <text:p>1336</text:p>
          </table:table-cell>
          <table:table-cell ns41:value-type="float" table:style-name="ce58" office:value="1222" office:value-type="float">
            <text:p>1222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1359" office:value-type="float">
            <text:p>1359</text:p>
          </table:table-cell>
          <table:table-cell ns41:value-type="float" table:style-name="ce58" office:value="1233" office:value-type="float">
            <text:p>1233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69" office:value="9" office:value-type="float">
            <text:p>9</text:p>
          </table:table-cell>
          <table:table-cell ns41:value-type="float" table:style-name="ce76" office:value="110" office:value-type="float">
            <text:p>110</text:p>
          </table:table-cell>
          <table:table-cell ns41:value-type="float" table:style-name="ce82" office:value="11004" office:value-type="float">
            <text:p>1100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table-cell ns41:value-type="string" table:number-rows-spanned="31" table:style-name="ce9" table:number-columns-spanned="1" office:value-type="string">
            <text:p>Diever</text:p>
          </table:table-cell>
          <table:table-cell ns41:value-type="string" table:style-name="ce21" office:value-type="string">
            <text:p>Kom</text:p>
          </table:table-cell>
          <table:table-cell table:style-name="ce29" table:number-columns-repeated="2"/>
          <table:table-cell ns41:value-type="string" table:style-name="ce30" office:value-type="string">
            <text:p>Diever</text:p>
          </table:table-cell>
          <table:table-cell table:style-name="ce42"/>
          <table:table-cell table:style-name="Default"/>
          <table:table-cell ns41:value-type="float" table:style-name="ce50" office:value="88" office:value-type="float">
            <text:p>88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09" office:value-type="float">
            <text:p>209</text:p>
          </table:table-cell>
          <table:table-cell ns41:value-type="float" table:style-name="ce58" office:value="229" office:value-type="float">
            <text:p>229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10" office:value-type="float">
            <text:p>210</text:p>
          </table:table-cell>
          <table:table-cell ns41:value-type="float" table:style-name="ce58" office:value="229" office:value-type="float">
            <text:p>22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BK</text:p>
          </table:table-cell>
          <table:table-cell table:style-name="ce29"/>
          <table:table-cell ns41:value-type="string" table:number-rows-spanned="10" table:style-name="ce33" table:number-columns-spanned="1" office:value-type="string">
            <text:p>Diever</text:p>
          </table:table-cell>
          <table:table-cell ns41:value-type="string" table:style-name="ce29" office:value-type="string">
            <text:p>Diever</text:p>
          </table:table-cell>
          <table:table-cell table:style-name="ce40"/>
          <table:table-cell table:style-name="Default"/>
          <table:table-cell ns41:value-type="float" table:style-name="ce50" office:value="17" office:value-type="float">
            <text:p>17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7" office:value-type="float">
            <text:p>37</text:p>
          </table:table-cell>
          <table:table-cell ns41:value-type="float" table:style-name="ce58" office:value="39" office:value-type="float">
            <text:p>39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38" office:value-type="float">
            <text:p>38</text:p>
          </table:table-cell>
          <table:table-cell ns41:value-type="float" table:style-name="ce58" office:value="39" office:value-type="float">
            <text:p>39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1:value-type="string" table:style-name="ce29" office:value-type="string">
            <text:p>Kalteren</text:p>
          </table:table-cell>
          <table:table-cell table:style-name="ce40"/>
          <table:table-cell table:style-name="Default"/>
          <table:table-cell ns41:value-type="float" table:style-name="ce50" office:value="23" office:value-type="float">
            <text:p>23</text:p>
          </table:table-cell>
          <table:table-cell table:style-name="ce58" table:number-columns-repeated="4"/>
          <table:table-cell ns41:value-type="float" table:style-name="ce58" office:value="51" office:value-type="float">
            <text:p>51</text:p>
          </table:table-cell>
          <table:table-cell ns41:value-type="float" table:style-name="ce58" office:value="49" office:value-type="float">
            <text:p>49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49" office:value-type="float">
            <text:p>49</text:p>
          </table:table-cell>
          <table:table-cell table:style-name="ce58"/>
          <table:table-cell table:style-name="ce69"/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1:value-type="string" table:style-name="ce29" office:value-type="string">
            <text:p>Berkenheuvel</text:p>
          </table:table-cell>
          <table:table-cell table:style-name="ce40"/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1:value-type="string" table:style-name="ce29" office:value-type="string">
            <text:p>Kasteel</text:p>
          </table:table-cell>
          <table:table-cell ns41:value-type="string" table:style-name="ce40" office:value-type="string">
            <text:p>Armwerkhu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7" office:value-type="float">
            <text:p>7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2"/>
          <table:table-cell ns41:value-type="float" table:style-name="ce58" office:value="7" office:value-type="float">
            <text:p>7</text:p>
          </table:table-cell>
          <table:table-cell ns41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table:style-name="ce29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36" office:value-type="float">
            <text:p>3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74" office:value-type="float">
            <text:p>74</text:p>
          </table:table-cell>
          <table:table-cell ns41:value-type="float" table:style-name="ce58" office:value="67" office:value-type="float">
            <text:p>67</text:p>
          </table:table-cell>
          <table:table-cell table:style-name="ce58" table:number-columns-repeated="2"/>
          <table:table-cell ns41:value-type="float" table:style-name="ce58" office:value="74" office:value-type="float">
            <text:p>74</text:p>
          </table:table-cell>
          <table:table-cell ns41:value-type="float" table:style-name="ce58" office:value="67" office:value-type="float">
            <text:p>67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1:value-type="string" table:style-name="ce29" office:value-type="string">
            <text:p>Vaart</text:p>
          </table:table-cell>
          <table:table-cell table:style-name="ce40"/>
          <table:table-cell table:style-name="Default"/>
          <table:table-cell ns41:value-type="float" table:style-name="ce50" office:value="11" office:value-type="float">
            <text:p>11</text:p>
          </table:table-cell>
          <table:table-cell table:style-name="ce58" table:number-columns-repeated="4"/>
          <table:table-cell ns41:value-type="float" table:style-name="ce58" office:value="24" office:value-type="float">
            <text:p>24</text:p>
          </table:table-cell>
          <table:table-cell ns41:value-type="float" table:style-name="ce58" office:value="21" office:value-type="float">
            <text:p>21</text:p>
          </table:table-cell>
          <table:table-cell table:style-name="ce58" table:number-columns-repeated="2"/>
          <table:table-cell ns41:value-type="float" table:style-name="ce58" office:value="24" office:value-type="float">
            <text:p>24</text:p>
          </table:table-cell>
          <table:table-cell ns41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1:value-type="string" table:style-name="ce29" office:value-type="string">
            <text:p>Dieverveld</text:p>
          </table:table-cell>
          <table:table-cell table:style-name="ce40"/>
          <table:table-cell table:style-name="Default"/>
          <table:table-cell ns41:value-type="float" table:style-name="ce50" office:value="2" office:value-type="float">
            <text:p>2</text:p>
          </table:table-cell>
          <table:table-cell table:style-name="ce58" table:number-columns-repeated="4"/>
          <table:table-cell ns41:value-type="float" office:value="4" table:style-name="ce58" table:number-columns-repeated="2" office:value-type="float">
            <text:p>4</text:p>
          </table:table-cell>
          <table:table-cell table:style-name="ce58" table:number-columns-repeated="2"/>
          <table:table-cell ns41:value-type="float" office:value="4" table:style-name="ce58" table:number-columns-repeated="2" office:value-type="float">
            <text:p>4</text:p>
          </table:table-cell>
          <table:table-cell table:style-name="ce58"/>
          <table:table-cell table:style-name="ce69"/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1:value-type="string" table:style-name="ce29" office:value-type="string">
            <text:p>Dieverbrug</text:p>
          </table:table-cell>
          <table:table-cell table:style-name="ce40"/>
          <table:table-cell table:style-name="Default"/>
          <table:table-cell ns41:value-type="float" table:style-name="ce50" office:value="9" office:value-type="float">
            <text:p>9</text:p>
          </table:table-cell>
          <table:table-cell table:style-name="ce58" table:number-columns-repeated="4"/>
          <table:table-cell ns41:value-type="float" table:style-name="ce58" office:value="24" office:value-type="float">
            <text:p>24</text:p>
          </table:table-cell>
          <table:table-cell ns41:value-type="float" table:style-name="ce58" office:value="20" office:value-type="float">
            <text:p>20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covered-table-cell table:style-name="ce33"/>
          <table:table-cell ns41:value-type="string" table:style-name="ce29" office:value-type="string">
            <text:p>Oldendieverbrug</text:p>
          </table:table-cell>
          <table:table-cell table:style-name="ce40"/>
          <table:table-cell table:style-name="Default"/>
          <table:table-cell ns41:value-type="float" table:style-name="ce50" office:value="2" office:value-type="float">
            <text:p>2</text:p>
          </table:table-cell>
          <table:table-cell table:style-name="ce58" table:number-columns-repeated="4"/>
          <table:table-cell ns41:value-type="float" table:style-name="ce58" office:value="5" office:value-type="float">
            <text:p>5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5" office:value-type="float">
            <text:p>5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1:value-type="string" table:style-name="ce29" office:value-type="string">
            <text:p>Oldendiever </text:p>
          </table:table-cell>
          <table:table-cell table:style-name="ce40"/>
          <table:table-cell table:style-name="Default"/>
          <table:table-cell ns41:value-type="float" table:style-name="ce50" office:value="39" office:value-type="float">
            <text:p>39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99" office:value-type="float">
            <text:p>99</text:p>
          </table:table-cell>
          <table:table-cell ns41:value-type="float" table:style-name="ce58" office:value="94" office:value-type="float">
            <text:p>94</text:p>
          </table:table-cell>
          <table:table-cell table:style-name="ce58" table:number-columns-repeated="2"/>
          <table:table-cell ns41:value-type="float" table:style-name="ce58" office:value="99" office:value-type="float">
            <text:p>99</text:p>
          </table:table-cell>
          <table:table-cell ns41:value-type="float" table:style-name="ce58" office:value="94" office:value-type="float">
            <text:p>94</text:p>
          </table:table-cell>
          <table:table-cell table:style-name="ce58"/>
          <table:table-cell table:style-name="ce69"/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1:value-type="string" table:number-rows-spanned="5" table:style-name="ce33" table:number-columns-spanned="1" office:value-type="string">
            <text:p>Wapse</text:p>
          </table:table-cell>
          <table:table-cell ns41:value-type="string" table:style-name="ce29" office:value-type="string">
            <text:p>Ten Darp</text:p>
          </table:table-cell>
          <table:table-cell table:style-name="ce40"/>
          <table:table-cell table:style-name="Default"/>
          <table:table-cell ns41:value-type="float" table:style-name="ce50" office:value="9" office:value-type="float">
            <text:p>9</text:p>
          </table:table-cell>
          <table:table-cell table:style-name="ce58" table:number-columns-repeated="4"/>
          <table:table-cell ns41:value-type="float" table:style-name="ce58" office:value="31" office:value-type="float">
            <text:p>31</text:p>
          </table:table-cell>
          <table:table-cell ns41:value-type="float" table:style-name="ce58" office:value="19" office:value-type="float">
            <text:p>19</text:p>
          </table:table-cell>
          <table:table-cell table:style-name="ce58" table:number-columns-repeated="2"/>
          <table:table-cell ns41:value-type="float" table:style-name="ce58" office:value="31" office:value-type="float">
            <text:p>31</text:p>
          </table:table-cell>
          <table:table-cell ns41:value-type="float" table:style-name="ce58" office:value="19" office:value-type="float">
            <text:p>19</text:p>
          </table:table-cell>
          <table:table-cell table:style-name="ce58"/>
          <table:table-cell table:style-name="ce69"/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1:value-type="string" table:style-name="ce29" office:value-type="string">
            <text:p>Soerthe</text:p>
          </table:table-cell>
          <table:table-cell table:style-name="ce40"/>
          <table:table-cell table:style-name="Default"/>
          <table:table-cell ns41:value-type="float" table:style-name="ce50" office:value="9" office:value-type="float">
            <text:p>9</text:p>
          </table:table-cell>
          <table:table-cell table:style-name="ce58" table:number-columns-repeated="4"/>
          <table:table-cell ns41:value-type="float" table:style-name="ce58" office:value="28" office:value-type="float">
            <text:p>28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30" office:value-type="float">
            <text:p>30</text:p>
          </table:table-cell>
          <table:table-cell ns41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1:value-type="string" table:style-name="ce29" office:value-type="string">
            <text:p>Ten Have</text:p>
          </table:table-cell>
          <table:table-cell table:style-name="ce40"/>
          <table:table-cell table:style-name="Default"/>
          <table:table-cell ns41:value-type="float" table:style-name="ce50" office:value="20" office:value-type="float">
            <text:p>20</text:p>
          </table:table-cell>
          <table:table-cell table:style-name="ce58" table:number-columns-repeated="4"/>
          <table:table-cell ns41:value-type="float" table:style-name="ce58" office:value="51" office:value-type="float">
            <text:p>51</text:p>
          </table:table-cell>
          <table:table-cell ns41:value-type="float" table:style-name="ce58" office:value="39" office:value-type="float">
            <text:p>39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39" office:value-type="float">
            <text:p>39</text:p>
          </table:table-cell>
          <table:table-cell table:style-name="ce58"/>
          <table:table-cell table:style-name="ce69"/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1:value-type="string" table:style-name="ce29" office:value-type="string">
            <text:p>Veldhuizen</text:p>
          </table:table-cell>
          <table:table-cell table:style-name="ce40"/>
          <table:table-cell table:style-name="Default"/>
          <table:table-cell ns41:value-type="float" table:style-name="ce50" office:value="33" office:value-type="float">
            <text:p>33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93" office:value-type="float">
            <text:p>93</text:p>
          </table:table-cell>
          <table:table-cell ns41:value-type="float" table:style-name="ce58" office:value="70" office:value-type="float">
            <text:p>70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95" office:value-type="float">
            <text:p>95</text:p>
          </table:table-cell>
          <table:table-cell ns41:value-type="float" table:style-name="ce58" office:value="70" office:value-type="float">
            <text:p>70</text:p>
          </table:table-cell>
          <table:table-cell table:style-name="ce58"/>
          <table:table-cell table:style-name="ce69"/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1:value-type="string" table:style-name="ce29" office:value-type="string">
            <text:p>Veenhuizen</text:p>
          </table:table-cell>
          <table:table-cell table:style-name="ce40"/>
          <table:table-cell table:style-name="Default"/>
          <table:table-cell ns41:value-type="float" table:style-name="ce50" office:value="22" office:value-type="float">
            <text:p>22</text:p>
          </table:table-cell>
          <table:table-cell table:style-name="ce58" table:number-columns-repeated="4"/>
          <table:table-cell ns41:value-type="float" table:style-name="ce58" office:value="67" office:value-type="float">
            <text:p>67</text:p>
          </table:table-cell>
          <table:table-cell ns41:value-type="float" table:style-name="ce58" office:value="51" office:value-type="float">
            <text:p>5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67" office:value-type="float">
            <text:p>67</text:p>
          </table:table-cell>
          <table:table-cell ns41:value-type="float" table:style-name="ce58" office:value="52" office:value-type="float">
            <text:p>52</text:p>
          </table:table-cell>
          <table:table-cell table:style-name="ce58"/>
          <table:table-cell table:style-name="ce69"/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1:value-type="string" table:number-rows-spanned="7" table:style-name="ce33" table:number-columns-spanned="1" office:value-type="string">
            <text:p>Wittelte</text:p>
          </table:table-cell>
          <table:table-cell ns41:value-type="string" table:style-name="ce29" office:value-type="string">
            <text:p>Noord- Wittelte</text:p>
          </table:table-cell>
          <table:table-cell table:style-name="ce40"/>
          <table:table-cell table:style-name="Default"/>
          <table:table-cell ns41:value-type="float" table:style-name="ce50" office:value="5" office:value-type="float">
            <text:p>5</text:p>
          </table:table-cell>
          <table:table-cell table:style-name="ce58" table:number-columns-repeated="4"/>
          <table:table-cell ns41:value-type="float" table:style-name="ce58" office:value="16" office:value-type="float">
            <text:p>16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2"/>
          <table:table-cell ns41:value-type="float" table:style-name="ce58" office:value="16" office:value-type="float">
            <text:p>16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1:value-type="string" table:style-name="ce29" office:value-type="string">
            <text:p>Wittelte</text:p>
          </table:table-cell>
          <table:table-cell table:style-name="ce40"/>
          <table:table-cell table:style-name="Default"/>
          <table:table-cell ns41:value-type="float" table:style-name="ce50" office:value="15" office:value-type="float">
            <text:p>15</text:p>
          </table:table-cell>
          <table:table-cell table:style-name="ce58" table:number-columns-repeated="4"/>
          <table:table-cell ns41:value-type="float" table:style-name="ce58" office:value="44" office:value-type="float">
            <text:p>44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office:value="46" table:style-name="ce58" table:number-columns-repeated="2" office:value-type="float">
            <text:p>46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1:value-type="string" table:style-name="ce29" office:value-type="string">
            <text:p>Heersvaartje</text:p>
          </table:table-cell>
          <table:table-cell table:style-name="ce40"/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1:value-type="float" office:value="2" table:style-name="ce58" table:number-columns-repeated="2" office:value-type="float">
            <text:p>2</text:p>
          </table:table-cell>
          <table:table-cell table:style-name="ce58"/>
          <table:table-cell table:style-name="ce69"/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1:value-type="string" table:style-name="ce29" office:value-type="string">
            <text:p>Wittelterbrug</text:p>
          </table:table-cell>
          <table:table-cell table:style-name="ce40"/>
          <table:table-cell table:style-name="Default"/>
          <table:table-cell ns41:value-type="float" table:style-name="ce50" office:value="11" office:value-type="float">
            <text:p>11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7" office:value-type="float">
            <text:p>27</text:p>
          </table:table-cell>
          <table:table-cell ns41:value-type="float" table:style-name="ce58" office:value="23" office:value-type="float">
            <text:p>23</text:p>
          </table:table-cell>
          <table:table-cell table:style-name="ce58" table:number-columns-repeated="2"/>
          <table:table-cell ns41:value-type="float" table:style-name="ce58" office:value="27" office:value-type="float">
            <text:p>27</text:p>
          </table:table-cell>
          <table:table-cell ns41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1:value-type="string" table:style-name="ce29" office:value-type="string">
            <text:p>Bergrug</text:p>
          </table:table-cell>
          <table:table-cell table:style-name="ce40"/>
          <table:table-cell table:style-name="Default"/>
          <table:table-cell ns41:value-type="float" table:style-name="ce50" office:value="2" office:value-type="float">
            <text:p>2</text:p>
          </table:table-cell>
          <table:table-cell table:style-name="ce58" table:number-columns-repeated="4"/>
          <table:table-cell ns41:value-type="float" table:style-name="ce58" office:value="2" office:value-type="float">
            <text:p>2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ns41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1:value-type="string" table:style-name="ce29" office:value-type="string">
            <text:p>'t Veld</text:p>
          </table:table-cell>
          <table:table-cell table:style-name="ce40"/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5" office:value-type="float">
            <text:p>5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5" office:value-type="float">
            <text:p>5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1:value-type="string" table:style-name="ce29" office:value-type="string">
            <text:p>'t Moer</text:p>
          </table:table-cell>
          <table:table-cell table:style-name="ce40"/>
          <table:table-cell table:style-name="Default"/>
          <table:table-cell ns41:value-type="float" table:style-name="ce50" office:value="2" office:value-type="float">
            <text:p>2</text:p>
          </table:table-cell>
          <table:table-cell table:style-name="ce58" table:number-columns-repeated="4"/>
          <table:table-cell ns41:value-type="float" table:style-name="ce58" office:value="7" office:value-type="float">
            <text:p>7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2"/>
          <table:table-cell ns41:value-type="float" table:style-name="ce58" office:value="7" office:value-type="float">
            <text:p>7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1:value-type="string" table:number-rows-spanned="5" table:style-name="ce33" table:number-columns-spanned="1" office:value-type="string">
            <text:p>Wateren</text:p>
          </table:table-cell>
          <table:table-cell ns41:value-type="string" table:style-name="ce29" office:value-type="string">
            <text:p>Oude Willem</text:p>
          </table:table-cell>
          <table:table-cell table:style-name="ce40"/>
          <table:table-cell table:style-name="Default"/>
          <table:table-cell ns41:value-type="float" table:style-name="ce50" office:value="3" office:value-type="float">
            <text:p>3</text:p>
          </table:table-cell>
          <table:table-cell table:style-name="ce58" table:number-columns-repeated="4"/>
          <table:table-cell ns41:value-type="float" table:style-name="ce58" office:value="11" office:value-type="float">
            <text:p>11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2" office:value-type="float">
            <text:p>12</text:p>
          </table:table-cell>
          <table:table-cell ns41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covered-table-cell table:style-name="ce33"/>
          <table:table-cell ns41:value-type="string" table:style-name="ce29" office:value-type="string">
            <text:p>Groot Wateren</text:p>
          </table:table-cell>
          <table:table-cell table:style-name="ce40"/>
          <table:table-cell table:style-name="Default"/>
          <table:table-cell ns41:value-type="float" table:style-name="ce50" office:value="7" office:value-type="float">
            <text:p>7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9" office:value-type="float">
            <text:p>19</text:p>
          </table:table-cell>
          <table:table-cell ns41:value-type="float" table:style-name="ce58" office:value="18" office:value-type="float">
            <text:p>18</text:p>
          </table:table-cell>
          <table:table-cell table:style-name="ce58" table:number-columns-repeated="2"/>
          <table:table-cell ns41:value-type="float" table:style-name="ce58" office:value="19" office:value-type="float">
            <text:p>19</text:p>
          </table:table-cell>
          <table:table-cell ns41:value-type="float" table:style-name="ce58" office:value="18" office:value-type="float">
            <text:p>18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1:value-type="string" table:style-name="ce29" office:value-type="string">
            <text:p>Broek</text:p>
          </table:table-cell>
          <table:table-cell table:style-name="ce40"/>
          <table:table-cell table:style-name="Default"/>
          <table:table-cell ns41:value-type="float" table:style-name="ce50" office:value="2" office:value-type="float">
            <text:p>2</text:p>
          </table:table-cell>
          <table:table-cell table:style-name="ce58" table:number-columns-repeated="4"/>
          <table:table-cell ns41:value-type="float" table:style-name="ce58" office:value="7" office:value-type="float">
            <text:p>7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2"/>
          <table:table-cell ns41:value-type="float" table:style-name="ce58" office:value="7" office:value-type="float">
            <text:p>7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1:value-type="string" table:style-name="ce29" office:value-type="string">
            <text:p>Klein Wateren</text:p>
          </table:table-cell>
          <table:table-cell table:style-name="ce40"/>
          <table:table-cell table:style-name="Default"/>
          <table:table-cell ns41:value-type="float" table:style-name="ce50" office:value="4" office:value-type="float">
            <text:p>4</text:p>
          </table:table-cell>
          <table:table-cell table:style-name="ce58" table:number-columns-repeated="4"/>
          <table:table-cell ns41:value-type="float" table:style-name="ce58" office:value="10" office:value-type="float">
            <text:p>10</text:p>
          </table:table-cell>
          <table:table-cell ns41:value-type="float" table:style-name="ce58" office:value="8" office:value-type="float">
            <text:p>8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11">
          <table:covered-table-cell table:style-name="ce9"/>
          <table:table-cell table:style-name="ce21"/>
          <table:table-cell table:style-name="ce29"/>
          <table:covered-table-cell table:style-name="ce33"/>
          <table:table-cell ns41:value-type="string" table:style-name="ce29" office:value-type="string">
            <text:p>Zorgvliet</text:p>
          </table:table-cell>
          <table:table-cell table:style-name="ce40"/>
          <table:table-cell table:style-name="Default"/>
          <table:table-cell ns41:value-type="float" table:style-name="ce50" office:value="12" office:value-type="float">
            <text:p>12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31" office:value-type="float">
            <text:p>31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58" office:value="3" office:value-type="float">
            <text:p>3</text:p>
          </table:table-cell>
          <table:table-cell table:style-name="ce69"/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12">
          <table:covered-table-cell table:style-name="ce9"/>
          <table:table-cell ns41:value-type="string" table:style-name="ce21" office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88" office:value-type="float">
            <text:p>88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09" office:value-type="float">
            <text:p>209</text:p>
          </table:table-cell>
          <table:table-cell ns41:value-type="float" table:style-name="ce58" office:value="229" office:value-type="float">
            <text:p>229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10" office:value-type="float">
            <text:p>210</text:p>
          </table:table-cell>
          <table:table-cell ns41:value-type="float" table:style-name="ce58" office:value="229" office:value-type="float">
            <text:p>22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12">
          <table:covered-table-cell table:style-name="ce9"/>
          <table:table-cell ns41:value-type="string" table:style-name="ce21" office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299" office:value-type="float">
            <text:p>299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3"/>
          <table:table-cell ns41:value-type="float" table:style-name="ce58" office:value="779" office:value-type="float">
            <text:p>779</text:p>
          </table:table-cell>
          <table:table-cell ns41:value-type="float" table:style-name="ce58" office:value="679" office:value-type="float">
            <text:p>679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792" office:value-type="float">
            <text:p>792</text:p>
          </table:table-cell>
          <table:table-cell ns41:value-type="float" table:style-name="ce58" office:value="683" office:value-type="float">
            <text:p>683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387" office:value-type="float">
            <text:p>387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3"/>
          <table:table-cell ns41:value-type="float" table:style-name="ce58" office:value="988" office:value-type="float">
            <text:p>988</text:p>
          </table:table-cell>
          <table:table-cell ns41:value-type="float" table:style-name="ce58" office:value="908" office:value-type="float">
            <text:p>908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002" office:value-type="float">
            <text:p>1002</text:p>
          </table:table-cell>
          <table:table-cell ns41:value-type="float" table:style-name="ce58" office:value="912" office:value-type="float">
            <text:p>912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9" office:value="4" office:value-type="float">
            <text:p>4</text:p>
          </table:table-cell>
          <table:table-cell ns41:value-type="float" table:style-name="ce76" office:value="111" office:value-type="float">
            <text:p>111</text:p>
          </table:table-cell>
          <table:table-cell ns41:value-type="float" table:style-name="ce82" office:value="10418" office:value-type="float">
            <text:p>10418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table-cell ns41:value-type="string" table:number-rows-spanned="11" table:style-name="ce9" table:number-columns-spanned="1" office:value-type="string">
            <text:p>Dwingelo</text:p>
          </table:table-cell>
          <table:table-cell ns41:value-type="string" table:style-name="ce21" office:value-type="string">
            <text:p>Kom</text:p>
          </table:table-cell>
          <table:table-cell table:style-name="ce29" table:number-columns-repeated="2"/>
          <table:table-cell ns41:value-type="string" table:style-name="ce29" office:value-type="string">
            <text:p>Werkhuis</text:p>
          </table:table-cell>
          <table:table-cell table:style-name="ce40"/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8" office:value-type="float">
            <text:p>8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8" office:value-type="float">
            <text:p>8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1:value-type="float" table:style-name="ce76" office:value="112" office:value-type="float">
            <text:p>112</text:p>
          </table:table-cell>
          <table:table-cell ns41:value-type="float" table:style-name="ce82" office:value="10331" office:value-type="float">
            <text:p>10331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Overige huizen</text:p>
          </table:table-cell>
          <table:table-cell table:style-name="ce40"/>
          <table:table-cell table:style-name="Default"/>
          <table:table-cell ns41:value-type="float" table:style-name="ce50" office:value="99" office:value-type="float">
            <text:p>99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03" office:value-type="float">
            <text:p>303</text:p>
          </table:table-cell>
          <table:table-cell ns41:value-type="float" table:style-name="ce58" office:value="296" office:value-type="float">
            <text:p>296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10" office:value-type="float">
            <text:p>310</text:p>
          </table:table-cell>
          <table:table-cell ns41:value-type="float" table:style-name="ce58" office:value="298" office:value-type="float">
            <text:p>298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9" office:value="11" office:value-type="float">
            <text:p>11</text:p>
          </table:table-cell>
          <table:table-cell ns41:value-type="float" table:style-name="ce76" office:value="112" office:value-type="float">
            <text:p>112</text:p>
          </table:table-cell>
          <table:table-cell ns41:value-type="float" table:style-name="ce82" office:value="10331" office:value-type="float">
            <text:p>10331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BK</text:p>
          </table:table-cell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Westeinde</text:p>
          </table:table-cell>
          <table:table-cell table:style-name="ce40"/>
          <table:table-cell table:style-name="Default"/>
          <table:table-cell ns41:value-type="float" table:style-name="ce50" office:value="39" office:value-type="float">
            <text:p>39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46" office:value-type="float">
            <text:p>146</text:p>
          </table:table-cell>
          <table:table-cell ns41:value-type="float" table:style-name="ce58" office:value="97" office:value-type="float">
            <text:p>9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48" office:value-type="float">
            <text:p>148</text:p>
          </table:table-cell>
          <table:table-cell ns41:value-type="float" table:style-name="ce58" office:value="98" office:value-type="float">
            <text:p>98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12" office:value-type="float">
            <text:p>112</text:p>
          </table:table-cell>
          <table:table-cell ns41:value-type="float" table:style-name="ce82" office:value="10331" office:value-type="float">
            <text:p>10331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Lhee</text:p>
          </table:table-cell>
          <table:table-cell table:style-name="ce40"/>
          <table:table-cell table:style-name="Default"/>
          <table:table-cell ns41:value-type="float" table:style-name="ce50" office:value="65" office:value-type="float">
            <text:p>65</text:p>
          </table:table-cell>
          <table:table-cell table:style-name="ce58" table:number-columns-repeated="4"/>
          <table:table-cell ns41:value-type="float" table:style-name="ce58" office:value="194" office:value-type="float">
            <text:p>194</text:p>
          </table:table-cell>
          <table:table-cell ns41:value-type="float" table:style-name="ce58" office:value="157" office:value-type="float">
            <text:p>157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195" office:value-type="float">
            <text:p>195</text:p>
          </table:table-cell>
          <table:table-cell ns41:value-type="float" table:style-name="ce58" office:value="158" office:value-type="float">
            <text:p>158</text:p>
          </table:table-cell>
          <table:table-cell table:style-name="ce58"/>
          <table:table-cell table:style-name="ce69"/>
          <table:table-cell ns41:value-type="float" table:style-name="ce76" office:value="112" office:value-type="float">
            <text:p>112</text:p>
          </table:table-cell>
          <table:table-cell ns41:value-type="float" table:style-name="ce82" office:value="10331" office:value-type="float">
            <text:p>10331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Lheebroek</text:p>
          </table:table-cell>
          <table:table-cell table:style-name="ce40"/>
          <table:table-cell table:style-name="Default"/>
          <table:table-cell ns41:value-type="float" table:style-name="ce50" office:value="12" office:value-type="float">
            <text:p>12</text:p>
          </table:table-cell>
          <table:table-cell table:style-name="ce58" table:number-columns-repeated="4"/>
          <table:table-cell ns41:value-type="float" table:style-name="ce58" office:value="44" office:value-type="float">
            <text:p>44</text:p>
          </table:table-cell>
          <table:table-cell ns41:value-type="float" table:style-name="ce58" office:value="34" office:value-type="float">
            <text:p>34</text:p>
          </table:table-cell>
          <table:table-cell table:style-name="ce58" table:number-columns-repeated="2"/>
          <table:table-cell ns41:value-type="float" table:style-name="ce58" office:value="44" office:value-type="float">
            <text:p>44</text:p>
          </table:table-cell>
          <table:table-cell ns41:value-type="float" table:style-name="ce58" office:value="34" office:value-type="float">
            <text:p>34</text:p>
          </table:table-cell>
          <table:table-cell table:style-name="ce58"/>
          <table:table-cell table:style-name="ce69"/>
          <table:table-cell ns41:value-type="float" table:style-name="ce76" office:value="112" office:value-type="float">
            <text:p>112</text:p>
          </table:table-cell>
          <table:table-cell ns41:value-type="float" table:style-name="ce82" office:value="10331" office:value-type="float">
            <text:p>10331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Eemster</text:p>
          </table:table-cell>
          <table:table-cell table:style-name="ce40"/>
          <table:table-cell table:style-name="Default"/>
          <table:table-cell ns41:value-type="float" table:style-name="ce50" office:value="55" office:value-type="float">
            <text:p>55</text:p>
          </table:table-cell>
          <table:table-cell table:style-name="ce58" table:number-columns-repeated="4"/>
          <table:table-cell ns41:value-type="float" table:style-name="ce58" office:value="177" office:value-type="float">
            <text:p>177</text:p>
          </table:table-cell>
          <table:table-cell ns41:value-type="float" table:style-name="ce58" office:value="145" office:value-type="float">
            <text:p>145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179" office:value-type="float">
            <text:p>179</text:p>
          </table:table-cell>
          <table:table-cell ns41:value-type="float" table:style-name="ce58" office:value="145" office:value-type="float">
            <text:p>145</text:p>
          </table:table-cell>
          <table:table-cell table:style-name="ce58"/>
          <table:table-cell table:style-name="ce69"/>
          <table:table-cell ns41:value-type="float" table:style-name="ce76" office:value="112" office:value-type="float">
            <text:p>112</text:p>
          </table:table-cell>
          <table:table-cell ns41:value-type="float" table:style-name="ce82" office:value="10331" office:value-type="float">
            <text:p>10331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Leggelo 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97" office:value-type="float">
            <text:p>97</text:p>
          </table:table-cell>
          <table:table-cell table:style-name="ce58" table:number-columns-repeated="4"/>
          <table:table-cell ns41:value-type="float" table:style-name="ce58" office:value="256" office:value-type="float">
            <text:p>256</text:p>
          </table:table-cell>
          <table:table-cell ns41:value-type="float" table:style-name="ce58" office:value="241" office:value-type="float">
            <text:p>241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65" office:value-type="float">
            <text:p>265</text:p>
          </table:table-cell>
          <table:table-cell ns41:value-type="float" table:style-name="ce58" office:value="242" office:value-type="float">
            <text:p>242</text:p>
          </table:table-cell>
          <table:table-cell table:style-name="ce58"/>
          <table:table-cell table:style-name="ce69"/>
          <table:table-cell ns41:value-type="float" table:style-name="ce76" office:value="112" office:value-type="float">
            <text:p>112</text:p>
          </table:table-cell>
          <table:table-cell ns41:value-type="float" table:style-name="ce82" office:value="10331" office:value-type="float">
            <text:p>10331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5" office:value-type="float">
            <text:p>5</text:p>
          </table:table-cell>
          <table:table-cell table:style-name="ce58" table:number-columns-repeated="6"/>
          <table:table-cell ns41:value-type="float" table:style-name="ce58" office:value="15" office:value-type="float">
            <text:p>15</text:p>
          </table:table-cell>
          <table:table-cell ns41:value-type="float" table:style-name="ce69" office:value="12" office:value-type="float">
            <text:p>12</text:p>
          </table:table-cell>
          <table:table-cell ns41:value-type="float" table:style-name="ce76" office:value="112" office:value-type="float">
            <text:p>112</text:p>
          </table:table-cell>
          <table:table-cell ns41:value-type="float" table:style-name="ce82" office:value="10331" office:value-type="float">
            <text:p>10331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00" office:value-type="float">
            <text:p>10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11" office:value-type="float">
            <text:p>311</text:p>
          </table:table-cell>
          <table:table-cell ns41:value-type="float" table:style-name="ce58" office:value="298" office:value-type="float">
            <text:p>298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18" office:value-type="float">
            <text:p>318</text:p>
          </table:table-cell>
          <table:table-cell ns41:value-type="float" table:style-name="ce58" office:value="300" office:value-type="float">
            <text:p>300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9" office:value="11" office:value-type="float">
            <text:p>11</text:p>
          </table:table-cell>
          <table:table-cell ns41:value-type="float" table:style-name="ce76" office:value="112" office:value-type="float">
            <text:p>112</text:p>
          </table:table-cell>
          <table:table-cell ns41:value-type="float" table:style-name="ce82" office:value="10331" office:value-type="float">
            <text:p>10331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268" office:value-type="float">
            <text:p>26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5" office:value-type="float">
            <text:p>5</text:p>
          </table:table-cell>
          <table:table-cell ns41:value-type="float" table:style-name="ce58" office:value="817" office:value-type="float">
            <text:p>817</text:p>
          </table:table-cell>
          <table:table-cell ns41:value-type="float" table:style-name="ce58" office:value="674" office:value-type="float">
            <text:p>674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831" office:value-type="float">
            <text:p>831</text:p>
          </table:table-cell>
          <table:table-cell ns41:value-type="float" table:style-name="ce58" office:value="677" office:value-type="float">
            <text:p>677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69" office:value="12" office:value-type="float">
            <text:p>12</text:p>
          </table:table-cell>
          <table:table-cell ns41:value-type="float" table:style-name="ce76" office:value="112" office:value-type="float">
            <text:p>112</text:p>
          </table:table-cell>
          <table:table-cell ns41:value-type="float" table:style-name="ce82" office:value="10331" office:value-type="float">
            <text:p>10331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368" office:value-type="float">
            <text:p>368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5" office:value-type="float">
            <text:p>5</text:p>
          </table:table-cell>
          <table:table-cell ns41:value-type="float" table:style-name="ce58" office:value="1128" office:value-type="float">
            <text:p>1128</text:p>
          </table:table-cell>
          <table:table-cell ns41:value-type="float" table:style-name="ce58" office:value="972" office:value-type="float">
            <text:p>972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149" office:value-type="float">
            <text:p>1149</text:p>
          </table:table-cell>
          <table:table-cell ns41:value-type="float" table:style-name="ce58" office:value="977" office:value-type="float">
            <text:p>977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69" office:value="23" office:value-type="float">
            <text:p>23</text:p>
          </table:table-cell>
          <table:table-cell ns41:value-type="float" table:style-name="ce76" office:value="112" office:value-type="float">
            <text:p>112</text:p>
          </table:table-cell>
          <table:table-cell ns41:value-type="float" table:style-name="ce82" office:value="10331" office:value-type="float">
            <text:p>10331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table-cell ns41:value-type="string" table:number-rows-spanned="15" table:style-name="ce9" table:number-columns-spanned="1" office:value-type="string">
            <text:p>Eelde</text:p>
          </table:table-cell>
          <table:table-cell ns41:value-type="string" table:style-name="ce21" office:value-type="string">
            <text:p>Kom</text:p>
          </table:table-cell>
          <table:table-cell ns41:value-type="string" table:style-name="ce29" office:value-type="string">
            <text:p>A</text:p>
          </table:table-cell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Eelde</text:p>
          </table:table-cell>
          <table:table-cell table:style-name="ce40"/>
          <table:table-cell table:style-name="Default"/>
          <table:table-cell ns41:value-type="float" table:style-name="ce50" office:value="111" office:value-type="float">
            <text:p>111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82" office:value-type="float">
            <text:p>282</text:p>
          </table:table-cell>
          <table:table-cell ns41:value-type="float" table:style-name="ce58" office:value="254" office:value-type="float">
            <text:p>254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283" office:value-type="float">
            <text:p>283</text:p>
          </table:table-cell>
          <table:table-cell ns41:value-type="float" table:style-name="ce58" office:value="255" office:value-type="float">
            <text:p>255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9" office:value="4" office:value-type="float">
            <text:p>4</text:p>
          </table:table-cell>
          <table:table-cell ns41:value-type="float" table:style-name="ce76" office:value="113" office:value-type="float">
            <text:p>113</text:p>
          </table:table-cell>
          <table:table-cell ns41:value-type="float" table:style-name="ce82" office:value="10622" office:value-type="float">
            <text:p>1062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B</text:p>
          </table:table-cell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Paterwolde</text:p>
          </table:table-cell>
          <table:table-cell table:style-name="ce40"/>
          <table:table-cell table:style-name="Default"/>
          <table:table-cell ns41:value-type="float" table:style-name="ce50" office:value="115" office:value-type="float">
            <text:p>115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78" office:value-type="float">
            <text:p>278</text:p>
          </table:table-cell>
          <table:table-cell ns41:value-type="float" table:style-name="ce58" office:value="265" office:value-type="float">
            <text:p>265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79" office:value-type="float">
            <text:p>279</text:p>
          </table:table-cell>
          <table:table-cell ns41:value-type="float" table:style-name="ce58" office:value="265" office:value-type="float">
            <text:p>265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9" office:value="4" office:value-type="float">
            <text:p>4</text:p>
          </table:table-cell>
          <table:table-cell ns41:value-type="float" table:style-name="ce76" office:value="113" office:value-type="float">
            <text:p>113</text:p>
          </table:table-cell>
          <table:table-cell ns41:value-type="float" table:style-name="ce82" office:value="10622" office:value-type="float">
            <text:p>1062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Buurtschap</text:p>
          </table:table-cell>
          <table:table-cell ns41:value-type="string" table:style-name="ce29" office:value-type="string">
            <text:p>Schelfhorst</text:p>
          </table:table-cell>
          <table:table-cell table:style-name="ce40"/>
          <table:table-cell table:style-name="Default"/>
          <table:table-cell ns41:value-type="float" table:style-name="ce50" office:value="5" office:value-type="float">
            <text:p>5</text:p>
          </table:table-cell>
          <table:table-cell table:style-name="ce58" table:number-columns-repeated="4"/>
          <table:table-cell ns41:value-type="float" table:style-name="ce58" office:value="13" office:value-type="float">
            <text:p>13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2"/>
          <table:table-cell ns41:value-type="float" table:style-name="ce58" office:value="13" office:value-type="float">
            <text:p>13</text:p>
          </table:table-cell>
          <table:table-cell ns41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1:value-type="float" table:style-name="ce76" office:value="113" office:value-type="float">
            <text:p>113</text:p>
          </table:table-cell>
          <table:table-cell ns41:value-type="float" table:style-name="ce82" office:value="10622" office:value-type="float">
            <text:p>1062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ns41:value-type="string" table:style-name="ce21" office:value-type="string">
            <text:p>BK</text:p>
          </table:table-cell>
          <table:table-cell ns41:value-type="string" table:style-name="ce29" office:value-type="string">
            <text:p>A</text:p>
          </table:table-cell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Eelde</text:p>
          </table:table-cell>
          <table:table-cell ns41:value-type="string" table:style-name="ce40" office:value-type="string">
            <text:p>Werkhuis der Nederl.</text:p>
          </table:table-cell>
          <table:table-cell table:style-name="Default"/>
          <table:table-cell table:style-name="ce50"/>
          <table:table-cell table:style-name="ce58" table:number-columns-repeated="11"/>
          <table:table-cell table:style-name="ce69"/>
          <table:table-cell ns41:value-type="float" table:style-name="ce76" office:value="113" office:value-type="float">
            <text:p>113</text:p>
          </table:table-cell>
          <table:table-cell ns41:value-type="float" table:style-name="ce82" office:value="10622" office:value-type="float">
            <text:p>1062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Herv. Gemeente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1" office:value-type="float">
            <text:p>11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11" office:value-type="float">
            <text:p>11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1:value-type="float" table:style-name="ce76" office:value="113" office:value-type="float">
            <text:p>113</text:p>
          </table:table-cell>
          <table:table-cell ns41:value-type="float" table:style-name="ce82" office:value="10622" office:value-type="float">
            <text:p>1062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71" office:value-type="float">
            <text:p>71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59" office:value-type="float">
            <text:p>159</text:p>
          </table:table-cell>
          <table:table-cell ns41:value-type="float" table:style-name="ce58" office:value="174" office:value-type="float">
            <text:p>174</text:p>
          </table:table-cell>
          <table:table-cell table:style-name="ce58" table:number-columns-repeated="2"/>
          <table:table-cell ns41:value-type="float" table:style-name="ce58" office:value="159" office:value-type="float">
            <text:p>159</text:p>
          </table:table-cell>
          <table:table-cell ns41:value-type="float" table:style-name="ce58" office:value="174" office:value-type="float">
            <text:p>174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13" office:value-type="float">
            <text:p>113</text:p>
          </table:table-cell>
          <table:table-cell ns41:value-type="float" table:style-name="ce82" office:value="10622" office:value-type="float">
            <text:p>1062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_20_HRowHeader"/>
          <table:table-cell ns41:value-type="string" table:style-name="ce29" office:value-type="string">
            <text:p>B</text:p>
          </table:table-cell>
          <table:table-cell ns41:value-type="string" table:style-name="ce29" office:value-type="string">
            <text:p>Buurtschap</text:p>
          </table:table-cell>
          <table:table-cell ns41:value-type="string" table:style-name="ce29" office:value-type="string">
            <text:p>Oosterbroek</text:p>
          </table:table-cell>
          <table:table-cell table:style-name="ce40"/>
          <table:table-cell table:style-name="Default"/>
          <table:table-cell ns41:value-type="float" table:style-name="ce50" office:value="19" office:value-type="float">
            <text:p>19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47" office:value-type="float">
            <text:p>47</text:p>
          </table:table-cell>
          <table:table-cell ns41:value-type="float" table:style-name="ce58" office:value="40" office:value-type="float">
            <text:p>40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0" office:value-type="float">
            <text:p>40</text:p>
          </table:table-cell>
          <table:table-cell table:style-name="ce58"/>
          <table:table-cell table:style-name="ce69"/>
          <table:table-cell ns41:value-type="float" table:style-name="ce76" office:value="113" office:value-type="float">
            <text:p>113</text:p>
          </table:table-cell>
          <table:table-cell ns41:value-type="float" table:style-name="ce82" office:value="10622" office:value-type="float">
            <text:p>1062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Paterswolde</text:p>
          </table:table-cell>
          <table:table-cell table:style-name="ce40"/>
          <table:table-cell table:style-name="Default"/>
          <table:table-cell ns41:value-type="float" table:style-name="ce50" office:value="19" office:value-type="float">
            <text:p>19</text:p>
          </table:table-cell>
          <table:table-cell table:style-name="ce58" table:number-columns-repeated="4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office:value="51" table:style-name="ce58" table:number-columns-repeated="2" office:value-type="float">
            <text:p>51</text:p>
          </table:table-cell>
          <table:table-cell table:style-name="ce58"/>
          <table:table-cell table:style-name="ce69"/>
          <table:table-cell ns41:value-type="float" table:style-name="ce76" office:value="113" office:value-type="float">
            <text:p>113</text:p>
          </table:table-cell>
          <table:table-cell ns41:value-type="float" table:style-name="ce82" office:value="10622" office:value-type="float">
            <text:p>1062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Buurtschap</text:p>
          </table:table-cell>
          <table:table-cell ns41:value-type="string" table:style-name="ce29" office:value-type="string">
            <text:p>Helmerdijk</text:p>
          </table:table-cell>
          <table:table-cell table:style-name="ce40"/>
          <table:table-cell table:style-name="Default"/>
          <table:table-cell ns41:value-type="float" table:style-name="ce50" office:value="7" office:value-type="float">
            <text:p>7</text:p>
          </table:table-cell>
          <table:table-cell table:style-name="ce58" table:number-columns-repeated="4"/>
          <table:table-cell ns41:value-type="float" table:style-name="ce58" office:value="19" office:value-type="float">
            <text:p>19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0" office:value-type="float">
            <text:p>20</text:p>
          </table:table-cell>
          <table:table-cell ns41:value-type="float" table:style-name="ce58" office:value="13" office:value-type="float">
            <text:p>13</text:p>
          </table:table-cell>
          <table:table-cell table:style-name="ce58"/>
          <table:table-cell table:style-name="ce69"/>
          <table:table-cell ns41:value-type="float" table:style-name="ce76" office:value="113" office:value-type="float">
            <text:p>113</text:p>
          </table:table-cell>
          <table:table-cell ns41:value-type="float" table:style-name="ce82" office:value="10622" office:value-type="float">
            <text:p>1062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Schelfhorst</text:p>
          </table:table-cell>
          <table:table-cell table:style-name="ce40"/>
          <table:table-cell table:style-name="Default"/>
          <table:table-cell ns41:value-type="float" table:style-name="ce50" office:value="6" office:value-type="float">
            <text:p>6</text:p>
          </table:table-cell>
          <table:table-cell table:style-name="ce58" table:number-columns-repeated="4"/>
          <table:table-cell ns41:value-type="float" table:style-name="ce58" office:value="15" office:value-type="float">
            <text:p>15</text:p>
          </table:table-cell>
          <table:table-cell ns41:value-type="float" table:style-name="ce58" office:value="14" office:value-type="float">
            <text:p>14</text:p>
          </table:table-cell>
          <table:table-cell table:style-name="ce58" table:number-columns-repeated="2"/>
          <table:table-cell ns41:value-type="float" table:style-name="ce58" office:value="15" office:value-type="float">
            <text:p>15</text:p>
          </table:table-cell>
          <table:table-cell ns41:value-type="float" table:style-name="ce58" office:value="14" office:value-type="float">
            <text:p>14</text:p>
          </table:table-cell>
          <table:table-cell table:style-name="ce58"/>
          <table:table-cell table:style-name="ce69"/>
          <table:table-cell ns41:value-type="float" table:style-name="ce76" office:value="113" office:value-type="float">
            <text:p>113</text:p>
          </table:table-cell>
          <table:table-cell ns41:value-type="float" table:style-name="ce82" office:value="10622" office:value-type="float">
            <text:p>1062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Eerderwolde</text:p>
          </table:table-cell>
          <table:table-cell table:style-name="ce40"/>
          <table:table-cell table:style-name="Default"/>
          <table:table-cell ns41:value-type="float" table:style-name="ce50" office:value="12" office:value-type="float">
            <text:p>12</text:p>
          </table:table-cell>
          <table:table-cell table:style-name="ce58" table:number-columns-repeated="4"/>
          <table:table-cell ns41:value-type="float" table:style-name="ce58" office:value="37" office:value-type="float">
            <text:p>37</text:p>
          </table:table-cell>
          <table:table-cell ns41:value-type="float" table:style-name="ce58" office:value="31" office:value-type="float">
            <text:p>31</text:p>
          </table:table-cell>
          <table:table-cell table:style-name="ce58" table:number-columns-repeated="2"/>
          <table:table-cell ns41:value-type="float" table:style-name="ce58" office:value="37" office:value-type="float">
            <text:p>37</text:p>
          </table:table-cell>
          <table:table-cell ns41:value-type="float" table:style-name="ce58" office:value="31" office:value-type="float">
            <text:p>31</text:p>
          </table:table-cell>
          <table:table-cell table:style-name="ce58"/>
          <table:table-cell table:style-name="ce69"/>
          <table:table-cell ns41:value-type="float" table:style-name="ce76" office:value="113" office:value-type="float">
            <text:p>113</text:p>
          </table:table-cell>
          <table:table-cell ns41:value-type="float" table:style-name="ce82" office:value="10622" office:value-type="float">
            <text:p>1062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Buurtschap</text:p>
          </table:table-cell>
          <table:table-cell ns41:value-type="string" table:style-name="ce29" office:value-type="string">
            <text:p>De Duinen</text:p>
          </table:table-cell>
          <table:table-cell table:style-name="ce40"/>
          <table:table-cell table:style-name="Default"/>
          <table:table-cell ns41:value-type="float" table:style-name="ce50" office:value="20" office:value-type="float">
            <text:p>20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55" office:value-type="float">
            <text:p>55</text:p>
          </table:table-cell>
          <table:table-cell ns41:value-type="float" table:style-name="ce58" office:value="39" office:value-type="float">
            <text:p>39</text:p>
          </table:table-cell>
          <table:table-cell table:style-name="ce58" table:number-columns-repeated="2"/>
          <table:table-cell ns41:value-type="float" table:style-name="ce58" office:value="55" office:value-type="float">
            <text:p>55</text:p>
          </table:table-cell>
          <table:table-cell ns41:value-type="float" table:style-name="ce58" office:value="39" office:value-type="float">
            <text:p>39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13" office:value-type="float">
            <text:p>113</text:p>
          </table:table-cell>
          <table:table-cell ns41:value-type="float" table:style-name="ce82" office:value="10622" office:value-type="float">
            <text:p>1062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231" office:value-type="float">
            <text:p>231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573" office:value-type="float">
            <text:p>573</text:p>
          </table:table-cell>
          <table:table-cell ns41:value-type="float" table:style-name="ce58" office:value="530" office:value-type="float">
            <text:p>530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575" office:value-type="float">
            <text:p>575</text:p>
          </table:table-cell>
          <table:table-cell ns41:value-type="float" table:style-name="ce58" office:value="531" office:value-type="float">
            <text:p>531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69" office:value="8" office:value-type="float">
            <text:p>8</text:p>
          </table:table-cell>
          <table:table-cell ns41:value-type="float" table:style-name="ce76" office:value="113" office:value-type="float">
            <text:p>113</text:p>
          </table:table-cell>
          <table:table-cell ns41:value-type="float" table:style-name="ce82" office:value="10622" office:value-type="float">
            <text:p>1062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55" office:value-type="float">
            <text:p>155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393" office:value-type="float">
            <text:p>393</text:p>
          </table:table-cell>
          <table:table-cell ns41:value-type="float" table:style-name="ce58" office:value="366" office:value-type="float">
            <text:p>366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396" office:value-type="float">
            <text:p>396</text:p>
          </table:table-cell>
          <table:table-cell ns41:value-type="float" table:style-name="ce58" office:value="366" office:value-type="float">
            <text:p>36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13" office:value-type="float">
            <text:p>113</text:p>
          </table:table-cell>
          <table:table-cell ns41:value-type="float" table:style-name="ce82" office:value="10622" office:value-type="float">
            <text:p>1062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7" office:value-type="float">
            <text:p>7</text:p>
          </table:table-cell>
          <table:table-cell ns41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386" office:value-type="float">
            <text:p>386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966" office:value-type="float">
            <text:p>966</text:p>
          </table:table-cell>
          <table:table-cell ns41:value-type="float" table:style-name="ce58" office:value="896" office:value-type="float">
            <text:p>896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971" office:value-type="float">
            <text:p>971</text:p>
          </table:table-cell>
          <table:table-cell ns41:value-type="float" table:style-name="ce58" office:value="897" office:value-type="float">
            <text:p>897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69" office:value="9" office:value-type="float">
            <text:p>9</text:p>
          </table:table-cell>
          <table:table-cell ns41:value-type="float" table:style-name="ce76" office:value="113" office:value-type="float">
            <text:p>113</text:p>
          </table:table-cell>
          <table:table-cell ns41:value-type="float" table:style-name="ce82" office:value="10622" office:value-type="float">
            <text:p>1062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table-cell ns41:value-type="string" table:number-rows-spanned="55" table:style-name="ce9" table:number-columns-spanned="1" office:value-type="string">
            <text:p>Emmen</text:p>
          </table:table-cell>
          <table:table-cell ns41:value-type="string" table:style-name="ce21" office:value-type="string">
            <text:p>Kom</text:p>
          </table:table-cell>
          <table:table-cell ns41:value-type="string" table:style-name="ce29" office:value-type="string">
            <text:p>C</text:p>
          </table:table-cell>
          <table:table-cell table:style-name="ce29"/>
          <table:table-cell ns41:value-type="string" table:style-name="ce29" office:value-type="string">
            <text:p>Emmen</text:p>
          </table:table-cell>
          <table:table-cell table:style-name="ce40"/>
          <table:table-cell table:style-name="Default"/>
          <table:table-cell ns41:value-type="float" table:style-name="ce50" office:value="133" office:value-type="float">
            <text:p>133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340" office:value-type="float">
            <text:p>340</text:p>
          </table:table-cell>
          <table:table-cell ns41:value-type="float" table:style-name="ce58" office:value="320" office:value-type="float">
            <text:p>320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46" office:value-type="float">
            <text:p>346</text:p>
          </table:table-cell>
          <table:table-cell ns41:value-type="float" table:style-name="ce58" office:value="322" office:value-type="float">
            <text:p>322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69" office:value="5" office:value-type="float">
            <text:p>5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ns41:value-type="string" table:style-name="ce21" office:value-type="string">
            <text:p>BK</text:p>
          </table:table-cell>
          <table:table-cell ns41:value-type="string" table:style-name="ce29" office:value-type="string">
            <text:p>A</text:p>
          </table:table-cell>
          <table:table-cell table:style-name="ce29"/>
          <table:table-cell ns41:value-type="string" table:style-name="ce29" office:value-type="string">
            <text:p>Nieuwe Schutting</text:p>
          </table:table-cell>
          <table:table-cell table:style-name="ce40"/>
          <table:table-cell table:style-name="Default"/>
          <table:table-cell ns41:value-type="float" table:style-name="ce50" office:value="28" office:value-type="float">
            <text:p>28</text:p>
          </table:table-cell>
          <table:table-cell table:style-name="ce58" table:number-columns-repeated="4"/>
          <table:table-cell ns41:value-type="float" table:style-name="ce58" office:value="69" office:value-type="float">
            <text:p>69</text:p>
          </table:table-cell>
          <table:table-cell ns41:value-type="float" table:style-name="ce58" office:value="67" office:value-type="float">
            <text:p>6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70" office:value-type="float">
            <text:p>70</text:p>
          </table:table-cell>
          <table:table-cell ns41:value-type="float" table:style-name="ce58" office:value="67" office:value-type="float">
            <text:p>67</text:p>
          </table:table-cell>
          <table:table-cell table:style-name="ce58"/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Oude Schutting</text:p>
          </table:table-cell>
          <table:table-cell table:style-name="ce40"/>
          <table:table-cell table:style-name="Default"/>
          <table:table-cell ns41:value-type="float" table:style-name="ce50" office:value="27" office:value-type="float">
            <text:p>27</text:p>
          </table:table-cell>
          <table:table-cell table:style-name="ce58" table:number-columns-repeated="4"/>
          <table:table-cell ns41:value-type="float" table:style-name="ce58" office:value="83" office:value-type="float">
            <text:p>83</text:p>
          </table:table-cell>
          <table:table-cell ns41:value-type="float" table:style-name="ce58" office:value="65" office:value-type="float">
            <text:p>65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87" office:value-type="float">
            <text:p>87</text:p>
          </table:table-cell>
          <table:table-cell ns41:value-type="float" table:style-name="ce58" office:value="65" office:value-type="float">
            <text:p>65</text:p>
          </table:table-cell>
          <table:table-cell table:style-name="ce58"/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Roswinkel</text:p>
          </table:table-cell>
          <table:table-cell table:style-name="ce40"/>
          <table:table-cell table:style-name="Default"/>
          <table:table-cell ns41:value-type="float" table:style-name="ce50" office:value="126" office:value-type="float">
            <text:p>126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321" office:value-type="float">
            <text:p>321</text:p>
          </table:table-cell>
          <table:table-cell ns41:value-type="float" table:style-name="ce58" office:value="306" office:value-type="float">
            <text:p>30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323" office:value-type="float">
            <text:p>323</text:p>
          </table:table-cell>
          <table:table-cell ns41:value-type="float" table:style-name="ce58" office:value="307" office:value-type="float">
            <text:p>307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Roswinkelschemarke</text:p>
          </table:table-cell>
          <table:table-cell table:style-name="ce40"/>
          <table:table-cell table:style-name="Default"/>
          <table:table-cell ns41:value-type="float" table:style-name="ce50" office:value="25" office:value-type="float">
            <text:p>25</text:p>
          </table:table-cell>
          <table:table-cell table:style-name="ce58" table:number-columns-repeated="4"/>
          <table:table-cell ns41:value-type="float" table:style-name="ce58" office:value="58" office:value-type="float">
            <text:p>58</text:p>
          </table:table-cell>
          <table:table-cell ns41:value-type="float" table:style-name="ce58" office:value="63" office:value-type="float">
            <text:p>63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59" office:value-type="float">
            <text:p>59</text:p>
          </table:table-cell>
          <table:table-cell ns41:value-type="float" table:style-name="ce58" office:value="63" office:value-type="float">
            <text:p>63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Maten</text:p>
          </table:table-cell>
          <table:table-cell table:style-name="ce40"/>
          <table:table-cell table:style-name="Default"/>
          <table:table-cell ns41:value-type="float" table:style-name="ce50" office:value="70" office:value-type="float">
            <text:p>7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75" office:value-type="float">
            <text:p>175</text:p>
          </table:table-cell>
          <table:table-cell ns41:value-type="float" table:style-name="ce58" office:value="160" office:value-type="float">
            <text:p>160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179" office:value-type="float">
            <text:p>179</text:p>
          </table:table-cell>
          <table:table-cell ns41:value-type="float" table:style-name="ce58" office:value="160" office:value-type="float">
            <text:p>160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Munsterscheveld</text:p>
          </table:table-cell>
          <table:table-cell table:style-name="ce40"/>
          <table:table-cell table:style-name="Default"/>
          <table:table-cell ns41:value-type="float" table:style-name="ce50" office:value="82" office:value-type="float">
            <text:p>82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34" office:value-type="float">
            <text:p>234</text:p>
          </table:table-cell>
          <table:table-cell ns41:value-type="float" table:style-name="ce58" office:value="188" office:value-type="float">
            <text:p>188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238" office:value-type="float">
            <text:p>238</text:p>
          </table:table-cell>
          <table:table-cell ns41:value-type="float" table:style-name="ce58" office:value="188" office:value-type="float">
            <text:p>188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B</text:p>
          </table:table-cell>
          <table:table-cell table:style-name="ce29"/>
          <table:table-cell ns41:value-type="string" table:style-name="ce29" office:value-type="string">
            <text:p>Weerdinge</text:p>
          </table:table-cell>
          <table:table-cell table:style-name="ce40"/>
          <table:table-cell table:style-name="Default"/>
          <table:table-cell ns41:value-type="float" table:style-name="ce50" office:value="62" office:value-type="float">
            <text:p>62</text:p>
          </table:table-cell>
          <table:table-cell table:style-name="ce58" table:number-columns-repeated="4"/>
          <table:table-cell ns41:value-type="float" table:style-name="ce58" office:value="181" office:value-type="float">
            <text:p>181</text:p>
          </table:table-cell>
          <table:table-cell ns41:value-type="float" table:style-name="ce58" office:value="156" office:value-type="float">
            <text:p>156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183" office:value-type="float">
            <text:p>183</text:p>
          </table:table-cell>
          <table:table-cell ns41:value-type="float" table:style-name="ce58" office:value="156" office:value-type="float">
            <text:p>156</text:p>
          </table:table-cell>
          <table:table-cell table:style-name="ce58"/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Weerdingerveen</text:p>
          </table:table-cell>
          <table:table-cell table:style-name="ce40"/>
          <table:table-cell table:style-name="Default"/>
          <table:table-cell ns41:value-type="float" table:style-name="ce50" office:value="139" office:value-type="float">
            <text:p>139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393" office:value-type="float">
            <text:p>393</text:p>
          </table:table-cell>
          <table:table-cell ns41:value-type="float" table:style-name="ce58" office:value="381" office:value-type="float">
            <text:p>38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98" office:value-type="float">
            <text:p>398</text:p>
          </table:table-cell>
          <table:table-cell ns41:value-type="float" table:style-name="ce58" office:value="383" office:value-type="float">
            <text:p>383</text:p>
          </table:table-cell>
          <table:table-cell table:style-name="ce58"/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Weerdingermarke</text:p>
          </table:table-cell>
          <table:table-cell table:style-name="ce40"/>
          <table:table-cell table:style-name="Default"/>
          <table:table-cell ns41:value-type="float" table:style-name="ce50" office:value="81" office:value-type="float">
            <text:p>81</text:p>
          </table:table-cell>
          <table:table-cell table:style-name="ce58" table:number-columns-repeated="4"/>
          <table:table-cell ns41:value-type="float" table:style-name="ce58" office:value="202" office:value-type="float">
            <text:p>202</text:p>
          </table:table-cell>
          <table:table-cell ns41:value-type="float" table:style-name="ce58" office:value="198" office:value-type="float">
            <text:p>198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06" office:value-type="float">
            <text:p>206</text:p>
          </table:table-cell>
          <table:table-cell ns41:value-type="float" table:style-name="ce58" office:value="199" office:value-type="float">
            <text:p>199</text:p>
          </table:table-cell>
          <table:table-cell table:style-name="ce58"/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C</text:p>
          </table:table-cell>
          <table:table-cell table:style-name="ce29"/>
          <table:table-cell ns41:value-type="string" table:style-name="ce29" office:value-type="string">
            <text:p>Emmen</text:p>
          </table:table-cell>
          <table:table-cell table:style-name="ce40"/>
          <table:table-cell table:style-name="Default"/>
          <table:table-cell ns41:value-type="float" table:style-name="ce50" office:value="7" office:value-type="float">
            <text:p>7</text:p>
          </table:table-cell>
          <table:table-cell table:style-name="ce58" table:number-columns-repeated="4"/>
          <table:table-cell ns41:value-type="float" table:style-name="ce58" office:value="20" office:value-type="float">
            <text:p>20</text:p>
          </table:table-cell>
          <table:table-cell ns41:value-type="float" table:style-name="ce58" office:value="17" office:value-type="float">
            <text:p>17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5" office:value-type="float">
            <text:p>5</text:p>
          </table:table-cell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Westenesch</text:p>
          </table:table-cell>
          <table:table-cell table:style-name="ce40"/>
          <table:table-cell table:style-name="Default"/>
          <table:table-cell ns41:value-type="float" table:style-name="ce50" office:value="44" office:value-type="float">
            <text:p>44</text:p>
          </table:table-cell>
          <table:table-cell table:style-name="ce58" table:number-columns-repeated="4"/>
          <table:table-cell ns41:value-type="float" table:style-name="ce58" office:value="137" office:value-type="float">
            <text:p>137</text:p>
          </table:table-cell>
          <table:table-cell ns41:value-type="float" table:style-name="ce58" office:value="117" office:value-type="float">
            <text:p>117</text:p>
          </table:table-cell>
          <table:table-cell table:style-name="ce58" table:number-columns-repeated="2"/>
          <table:table-cell ns41:value-type="float" table:style-name="ce58" office:value="137" office:value-type="float">
            <text:p>137</text:p>
          </table:table-cell>
          <table:table-cell ns41:value-type="float" table:style-name="ce58" office:value="117" office:value-type="float">
            <text:p>117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Tweedijk</text:p>
          </table:table-cell>
          <table:table-cell table:style-name="ce40"/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Emmerhout</text:p>
          </table:table-cell>
          <table:table-cell table:style-name="ce40"/>
          <table:table-cell table:style-name="Default"/>
          <table:table-cell ns41:value-type="float" table:style-name="ce50" office:value="3" office:value-type="float">
            <text:p>3</text:p>
          </table:table-cell>
          <table:table-cell table:style-name="ce58" table:number-columns-repeated="4"/>
          <table:table-cell ns41:value-type="float" table:style-name="ce58" office:value="6" office:value-type="float">
            <text:p>6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2"/>
          <table:table-cell ns41:value-type="float" table:style-name="ce58" office:value="6" office:value-type="float">
            <text:p>6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D</text:p>
          </table:table-cell>
          <table:table-cell table:style-name="ce29"/>
          <table:table-cell ns41:value-type="string" table:style-name="ce29" office:value-type="string">
            <text:p>Emmen</text:p>
          </table:table-cell>
          <table:table-cell table:style-name="ce40"/>
          <table:table-cell table:style-name="Default"/>
          <table:table-cell ns41:value-type="float" table:style-name="ce50" office:value="8" office:value-type="float">
            <text:p>8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18" office:value-type="float">
            <text:p>18</text:p>
          </table:table-cell>
          <table:table-cell ns41:value-type="float" table:style-name="ce58" office:value="16" office:value-type="float">
            <text:p>16</text:p>
          </table:table-cell>
          <table:table-cell table:style-name="ce58" table:number-columns-repeated="2"/>
          <table:table-cell ns41:value-type="float" table:style-name="ce58" office:value="18" office:value-type="float">
            <text:p>18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2" office:value-type="float">
            <text:p>2</text:p>
          </table:table-cell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Noord-Barge</text:p>
          </table:table-cell>
          <table:table-cell table:style-name="ce40"/>
          <table:table-cell table:style-name="Default"/>
          <table:table-cell ns41:value-type="float" table:style-name="ce50" office:value="130" office:value-type="float">
            <office:annotation draw:style-name="gr1" svg:height="55.47pt" draw:caption-point-y="261.24pt" svg:width="92.83pt" svg:x="453.43pt" draw:caption-point-x="-71.63pt" svg:y="3690.94pt" draw:text-style-name="P2">
              <dc:creator>CDM</dc:creator>
              <dc:date>2014-12-12T00:00:00</dc:date>
              <text:p text:style-name="P1"><text:span text:style-name="T1">Hieronder 4 woonwagens</text:span></text:p>
            </office:annotation>
            <text:p>130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357" office:value-type="float">
            <text:p>357</text:p>
          </table:table-cell>
          <table:table-cell ns41:value-type="float" table:style-name="ce58" office:value="292" office:value-type="float">
            <text:p>292</text:p>
          </table:table-cell>
          <table:table-cell ns41:value-type="float" office:value="10" table:style-name="ce58" table:number-columns-repeated="2" office:value-type="float">
            <text:p>10</text:p>
          </table:table-cell>
          <table:table-cell ns41:value-type="float" table:style-name="ce58" office:value="367" office:value-type="float">
            <text:p>367</text:p>
          </table:table-cell>
          <table:table-cell ns41:value-type="float" table:style-name="ce58" office:value="302" office:value-type="float">
            <text:p>302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Klinkmolenbrug</text:p>
          </table:table-cell>
          <table:table-cell table:style-name="ce40"/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Zuid-Barge</text:p>
          </table:table-cell>
          <table:table-cell table:style-name="ce40"/>
          <table:table-cell table:style-name="Default"/>
          <table:table-cell ns41:value-type="float" table:style-name="ce50" office:value="66" office:value-type="float">
            <text:p>66</text:p>
          </table:table-cell>
          <table:table-cell table:style-name="ce58" table:number-columns-repeated="4"/>
          <table:table-cell ns41:value-type="float" table:style-name="ce58" office:value="200" office:value-type="float">
            <text:p>200</text:p>
          </table:table-cell>
          <table:table-cell ns41:value-type="float" table:style-name="ce58" office:value="167" office:value-type="float">
            <text:p>16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01" office:value-type="float">
            <text:p>201</text:p>
          </table:table-cell>
          <table:table-cell ns41:value-type="float" table:style-name="ce58" office:value="167" office:value-type="float">
            <text:p>16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Wilhelmsoord</text:p>
          </table:table-cell>
          <table:table-cell table:style-name="ce40"/>
          <table:table-cell table:style-name="Default"/>
          <table:table-cell ns41:value-type="float" table:style-name="ce50" office:value="31" office:value-type="float">
            <text:p>31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79" office:value-type="float">
            <text:p>79</text:p>
          </table:table-cell>
          <table:table-cell ns41:value-type="float" table:style-name="ce58" office:value="76" office:value-type="float">
            <text:p>76</text:p>
          </table:table-cell>
          <table:table-cell table:style-name="ce58" table:number-columns-repeated="2"/>
          <table:table-cell ns41:value-type="float" table:style-name="ce58" office:value="79" office:value-type="float">
            <text:p>79</text:p>
          </table:table-cell>
          <table:table-cell ns41:value-type="float" table:style-name="ce58" office:value="76" office:value-type="float">
            <text:p>76</text:p>
          </table:table-cell>
          <table:table-cell table:style-name="ce58"/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Bargererfscheidenveen</text:p>
          </table:table-cell>
          <table:table-cell table:style-name="ce40"/>
          <table:table-cell table:style-name="Default"/>
          <table:table-cell ns41:value-type="float" table:style-name="ce50" office:value="67" office:value-type="float">
            <text:p>67</text:p>
          </table:table-cell>
          <table:table-cell table:style-name="ce58" table:number-columns-repeated="4"/>
          <table:table-cell ns41:value-type="float" table:style-name="ce58" office:value="159" office:value-type="float">
            <text:p>159</text:p>
          </table:table-cell>
          <table:table-cell ns41:value-type="float" table:style-name="ce58" office:value="166" office:value-type="float">
            <text:p>166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64" office:value-type="float">
            <text:p>164</text:p>
          </table:table-cell>
          <table:table-cell ns41:value-type="float" table:style-name="ce58" office:value="167" office:value-type="float">
            <text:p>167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E</text:p>
          </table:table-cell>
          <table:table-cell table:style-name="ce29"/>
          <table:table-cell ns41:value-type="string" table:style-name="ce29" office:value-type="string">
            <text:p>Emmerhout</text:p>
          </table:table-cell>
          <table:table-cell table:style-name="ce40"/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Emmer Runde</text:p>
          </table:table-cell>
          <table:table-cell table:style-name="ce40"/>
          <table:table-cell table:style-name="Default"/>
          <table:table-cell ns41:value-type="float" table:style-name="ce50" office:value="9" office:value-type="float">
            <text:p>9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0" office:value-type="float">
            <text:p>20</text:p>
          </table:table-cell>
          <table:table-cell ns41:value-type="float" table:style-name="ce58" office:value="26" office:value-type="float">
            <text:p>26</text:p>
          </table:table-cell>
          <table:table-cell table:style-name="ce58" table:number-columns-repeated="2"/>
          <table:table-cell ns41:value-type="float" table:style-name="ce58" office:value="20" office:value-type="float">
            <text:p>20</text:p>
          </table:table-cell>
          <table:table-cell ns41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Emmercompascuum</text:p>
          </table:table-cell>
          <table:table-cell table:style-name="ce40"/>
          <table:table-cell table:style-name="Default"/>
          <table:table-cell ns41:value-type="float" table:style-name="ce50" office:value="107" office:value-type="float">
            <text:p>107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62" office:value-type="float">
            <text:p>262</text:p>
          </table:table-cell>
          <table:table-cell ns41:value-type="float" table:style-name="ce58" office:value="283" office:value-type="float">
            <text:p>283</text:p>
          </table:table-cell>
          <table:table-cell ns41:value-type="float" office:value="5" table:style-name="ce58" table:number-columns-repeated="2" office:value-type="float">
            <text:p>5</text:p>
          </table:table-cell>
          <table:table-cell ns41:value-type="float" table:style-name="ce58" office:value="267" office:value-type="float">
            <text:p>267</text:p>
          </table:table-cell>
          <table:table-cell ns41:value-type="float" table:style-name="ce58" office:value="288" office:value-type="float">
            <text:p>28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7" office:value-type="float">
            <text:p>7</text:p>
          </table:table-cell>
          <table:table-cell table:style-name="ce58"/>
          <table:table-cell ns41:value-type="float" table:style-name="ce58" office:value="4" office:value-type="float">
            <text:p>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4" office:value-type="float">
            <text:p>4</text:p>
          </table:table-cell>
          <table:table-cell table:style-name="ce58" table:number-columns-repeated="6"/>
          <table:table-cell ns41:value-type="float" table:style-name="ce58" office:value="7" office:value-type="float">
            <text:p>7</text:p>
          </table:table-cell>
          <table:table-cell ns41:value-type="float" table:style-name="ce69" office:value="9" office:value-type="float">
            <text:p>9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F</text:p>
          </table:table-cell>
          <table:table-cell table:style-name="ce29"/>
          <table:table-cell ns41:value-type="string" table:style-name="ce29" office:value-type="string">
            <text:p>Emmen</text:p>
          </table:table-cell>
          <table:table-cell ns41:value-type="string" table:style-name="ce40" office:value-type="string">
            <text:p>Armwerkhu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6" office:value-type="float">
            <text:p>16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2"/>
          <table:table-cell ns41:value-type="float" table:style-name="ce58" office:value="16" office:value-type="float">
            <text:p>16</text:p>
          </table:table-cell>
          <table:table-cell ns41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26" office:value-type="float">
            <office:annotation draw:style-name="gr1" svg:height="55.5pt" draw:caption-point-y="325.02pt" svg:width="92.83pt" svg:x="453.43pt" draw:caption-point-x="-71.63pt" svg:y="3818.41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2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69" office:value-type="float">
            <text:p>69</text:p>
          </table:table-cell>
          <table:table-cell ns41:value-type="float" table:style-name="ce58" office:value="51" office:value-type="float">
            <text:p>51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79" office:value-type="float">
            <text:p>79</text:p>
          </table:table-cell>
          <table:table-cell ns41:value-type="float" table:style-name="ce58" office:value="56" office:value-type="float">
            <text:p>56</text:p>
          </table:table-cell>
          <table:table-cell ns41:value-type="float" table:style-name="ce58" office:value="2" office:value-type="float">
            <text:p>2</text:p>
          </table:table-cell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Bargermeer</text:p>
          </table:table-cell>
          <table:table-cell table:style-name="ce40"/>
          <table:table-cell table:style-name="Default"/>
          <table:table-cell ns41:value-type="float" table:style-name="ce50" office:value="8" office:value-type="float">
            <text:p>8</text:p>
          </table:table-cell>
          <table:table-cell table:style-name="ce58" table:number-columns-repeated="4"/>
          <table:table-cell ns41:value-type="float" table:style-name="ce58" office:value="21" office:value-type="float">
            <text:p>21</text:p>
          </table:table-cell>
          <table:table-cell ns41:value-type="float" table:style-name="ce58" office:value="25" office:value-type="float">
            <text:p>25</text:p>
          </table:table-cell>
          <table:table-cell table:style-name="ce58" table:number-columns-repeated="2"/>
          <table:table-cell ns41:value-type="float" table:style-name="ce58" office:value="21" office:value-type="float">
            <text:p>21</text:p>
          </table:table-cell>
          <table:table-cell ns41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Angelschendijk</text:p>
          </table:table-cell>
          <table:table-cell table:style-name="ce40"/>
          <table:table-cell table:style-name="Default"/>
          <table:table-cell ns41:value-type="float" table:style-name="ce50" office:value="4" office:value-type="float">
            <text:p>4</text:p>
          </table:table-cell>
          <table:table-cell table:style-name="ce58" table:number-columns-repeated="4"/>
          <table:table-cell ns41:value-type="float" office:value="10" table:style-name="ce58" table:number-columns-repeated="2" office:value-type="float">
            <text:p>10</text:p>
          </table:table-cell>
          <table:table-cell table:style-name="ce58" table:number-columns-repeated="2"/>
          <table:table-cell ns41:value-type="float" office:value="10" table:style-name="ce58" table:number-columns-repeated="2" office:value-type="float">
            <text:p>10</text:p>
          </table:table-cell>
          <table:table-cell table:style-name="ce58"/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Angelsloo</text:p>
          </table:table-cell>
          <table:table-cell table:style-name="ce40"/>
          <table:table-cell table:style-name="Default"/>
          <table:table-cell ns41:value-type="float" table:style-name="ce50" office:value="19" office:value-type="float">
            <text:p>19</text:p>
          </table:table-cell>
          <table:table-cell table:style-name="ce58" table:number-columns-repeated="4"/>
          <table:table-cell ns41:value-type="float" table:style-name="ce58" office:value="56" office:value-type="float">
            <text:p>56</text:p>
          </table:table-cell>
          <table:table-cell ns41:value-type="float" table:style-name="ce58" office:value="42" office:value-type="float">
            <text:p>42</text:p>
          </table:table-cell>
          <table:table-cell table:style-name="ce58" table:number-columns-repeated="2"/>
          <table:table-cell ns41:value-type="float" table:style-name="ce58" office:value="56" office:value-type="float">
            <text:p>56</text:p>
          </table:table-cell>
          <table:table-cell ns41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Den Oever</text:p>
          </table:table-cell>
          <table:table-cell table:style-name="ce40"/>
          <table:table-cell table:style-name="Default"/>
          <table:table-cell ns41:value-type="float" table:style-name="ce50" office:value="12" office:value-type="float">
            <text:p>12</text:p>
          </table:table-cell>
          <table:table-cell table:style-name="ce58" table:number-columns-repeated="4"/>
          <table:table-cell ns41:value-type="float" table:style-name="ce58" office:value="39" office:value-type="float">
            <text:p>39</text:p>
          </table:table-cell>
          <table:table-cell ns41:value-type="float" table:style-name="ce58" office:value="25" office:value-type="float">
            <text:p>25</text:p>
          </table:table-cell>
          <table:table-cell table:style-name="ce58" table:number-columns-repeated="2"/>
          <table:table-cell ns41:value-type="float" table:style-name="ce58" office:value="39" office:value-type="float">
            <text:p>39</text:p>
          </table:table-cell>
          <table:table-cell ns41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Oranjedorp</text:p>
          </table:table-cell>
          <table:table-cell table:style-name="ce40"/>
          <table:table-cell table:style-name="Default"/>
          <table:table-cell ns41:value-type="float" table:style-name="ce50" office:value="98" office:value-type="float">
            <text:p>98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68" office:value-type="float">
            <text:p>268</text:p>
          </table:table-cell>
          <table:table-cell ns41:value-type="float" table:style-name="ce58" office:value="277" office:value-type="float">
            <text:p>27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72" office:value-type="float">
            <text:p>272</text:p>
          </table:table-cell>
          <table:table-cell ns41:value-type="float" table:style-name="ce58" office:value="280" office:value-type="float">
            <text:p>280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Seupiesveen</text:p>
          </table:table-cell>
          <table:table-cell table:style-name="ce40"/>
          <table:table-cell table:style-name="Default"/>
          <table:table-cell ns41:value-type="float" table:style-name="ce50" office:value="8" office:value-type="float">
            <text:p>8</text:p>
          </table:table-cell>
          <table:table-cell table:style-name="ce58" table:number-columns-repeated="4"/>
          <table:table-cell ns41:value-type="float" table:style-name="ce58" office:value="25" office:value-type="float">
            <text:p>25</text:p>
          </table:table-cell>
          <table:table-cell ns41:value-type="float" table:style-name="ce58" office:value="24" office:value-type="float">
            <text:p>24</text:p>
          </table:table-cell>
          <table:table-cell table:style-name="ce58" table:number-columns-repeated="2"/>
          <table:table-cell ns41:value-type="float" table:style-name="ce58" office:value="25" office:value-type="float">
            <text:p>25</text:p>
          </table:table-cell>
          <table:table-cell ns41:value-type="float" table:style-name="ce58" office:value="24" office:value-type="float">
            <text:p>24</text:p>
          </table:table-cell>
          <table:table-cell table:style-name="ce58"/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Bargeroosterveld</text:p>
          </table:table-cell>
          <table:table-cell table:style-name="ce40"/>
          <table:table-cell table:style-name="Default"/>
          <table:table-cell ns41:value-type="float" table:style-name="ce50" office:value="52" office:value-type="float">
            <text:p>52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30" office:value-type="float">
            <text:p>130</text:p>
          </table:table-cell>
          <table:table-cell ns41:value-type="float" table:style-name="ce58" office:value="118" office:value-type="float">
            <text:p>118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131" office:value-type="float">
            <text:p>131</text:p>
          </table:table-cell>
          <table:table-cell ns41:value-type="float" table:style-name="ce58" office:value="119" office:value-type="float">
            <text:p>11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Nieuw-Dordrecht</text:p>
          </table:table-cell>
          <table:table-cell table:style-name="ce40"/>
          <table:table-cell table:style-name="Default"/>
          <table:table-cell ns41:value-type="float" table:style-name="ce50" office:value="47" office:value-type="float">
            <text:p>47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16" office:value-type="float">
            <text:p>116</text:p>
          </table:table-cell>
          <table:table-cell ns41:value-type="float" table:style-name="ce58" office:value="125" office:value-type="float">
            <text:p>125</text:p>
          </table:table-cell>
          <table:table-cell table:style-name="ce58" table:number-columns-repeated="2"/>
          <table:table-cell ns41:value-type="float" table:style-name="ce58" office:value="116" office:value-type="float">
            <text:p>116</text:p>
          </table:table-cell>
          <table:table-cell ns41:value-type="float" table:style-name="ce58" office:value="125" office:value-type="float">
            <text:p>125</text:p>
          </table:table-cell>
          <table:table-cell ns41:value-type="float" table:style-name="ce58" office:value="3" office:value-type="float">
            <text:p>3</text:p>
          </table:table-cell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Vastenow</text:p>
          </table:table-cell>
          <table:table-cell table:style-name="ce40"/>
          <table:table-cell table:style-name="Default"/>
          <table:table-cell ns41:value-type="float" table:style-name="ce50" office:value="71" office:value-type="float">
            <text:p>71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03" office:value-type="float">
            <text:p>203</text:p>
          </table:table-cell>
          <table:table-cell ns41:value-type="float" table:style-name="ce58" office:value="173" office:value-type="float">
            <text:p>173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04" office:value-type="float">
            <text:p>204</text:p>
          </table:table-cell>
          <table:table-cell ns41:value-type="float" table:style-name="ce58" office:value="173" office:value-type="float">
            <text:p>17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Smeulveen</text:p>
          </table:table-cell>
          <table:table-cell table:style-name="ce40"/>
          <table:table-cell table:style-name="Default"/>
          <table:table-cell ns41:value-type="float" table:style-name="ce50" office:value="22" office:value-type="float">
            <text:p>22</text:p>
          </table:table-cell>
          <table:table-cell table:style-name="ce58" table:number-columns-repeated="4"/>
          <table:table-cell ns41:value-type="float" table:style-name="ce58" office:value="60" office:value-type="float">
            <text:p>60</text:p>
          </table:table-cell>
          <table:table-cell ns41:value-type="float" table:style-name="ce58" office:value="53" office:value-type="float">
            <text:p>53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64" office:value-type="float">
            <text:p>64</text:p>
          </table:table-cell>
          <table:table-cell ns41:value-type="float" table:style-name="ce58" office:value="53" office:value-type="float">
            <text:p>53</text:p>
          </table:table-cell>
          <table:table-cell table:style-name="ce58"/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10" office:value-type="float">
            <text:p>10</text:p>
          </table:table-cell>
          <table:table-cell table:style-name="ce58" table:number-columns-repeated="6"/>
          <table:table-cell ns41:value-type="float" table:style-name="ce58" office:value="24" office:value-type="float">
            <text:p>24</text:p>
          </table:table-cell>
          <table:table-cell ns41:value-type="float" table:style-name="ce69" office:value="25" office:value-type="float">
            <text:p>25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G</text:p>
          </table:table-cell>
          <table:table-cell table:style-name="ce29"/>
          <table:table-cell ns41:value-type="string" table:style-name="ce29" office:value-type="string">
            <text:p>Oranjedorp</text:p>
          </table:table-cell>
          <table:table-cell table:style-name="ce40"/>
          <table:table-cell table:style-name="Default"/>
          <table:table-cell ns41:value-type="float" table:style-name="ce50" office:value="59" office:value-type="float">
            <text:p>59</text:p>
          </table:table-cell>
          <table:table-cell table:style-name="ce58" table:number-columns-repeated="4"/>
          <table:table-cell ns41:value-type="float" table:style-name="ce58" office:value="156" office:value-type="float">
            <text:p>156</text:p>
          </table:table-cell>
          <table:table-cell ns41:value-type="float" table:style-name="ce58" office:value="148" office:value-type="float">
            <text:p>148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60" office:value-type="float">
            <text:p>160</text:p>
          </table:table-cell>
          <table:table-cell ns41:value-type="float" table:style-name="ce58" office:value="150" office:value-type="float">
            <text:p>150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Erica</text:p>
          </table:table-cell>
          <table:table-cell table:style-name="ce40"/>
          <table:table-cell table:style-name="Default"/>
          <table:table-cell ns41:value-type="float" table:style-name="ce50" office:value="189" office:value-type="float">
            <text:p>189</text:p>
          </table:table-cell>
          <table:table-cell table:style-name="ce58" table:number-columns-repeated="4"/>
          <table:table-cell ns41:value-type="float" table:style-name="ce58" office:value="483" office:value-type="float">
            <text:p>483</text:p>
          </table:table-cell>
          <table:table-cell ns41:value-type="float" table:style-name="ce58" office:value="490" office:value-type="float">
            <text:p>490</text:p>
          </table:table-cell>
          <table:table-cell ns41:value-type="float" office:value="10" table:style-name="ce58" table:number-columns-repeated="2" office:value-type="float">
            <text:p>10</text:p>
          </table:table-cell>
          <table:table-cell ns41:value-type="float" table:style-name="ce58" office:value="493" office:value-type="float">
            <text:p>493</text:p>
          </table:table-cell>
          <table:table-cell ns41:value-type="float" table:style-name="ce58" office:value="500" office:value-type="float">
            <text:p>500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9" office:value="6" office:value-type="float">
            <text:p>6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Nieuw-Amsterdam</text:p>
          </table:table-cell>
          <table:table-cell table:style-name="ce40"/>
          <table:table-cell table:style-name="Default"/>
          <table:table-cell ns41:value-type="float" table:style-name="ce50" office:value="372" office:value-type="float">
            <text:p>372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937" office:value-type="float">
            <text:p>937</text:p>
          </table:table-cell>
          <table:table-cell ns41:value-type="float" table:style-name="ce58" office:value="984" office:value-type="float">
            <text:p>984</text:p>
          </table:table-cell>
          <table:table-cell ns41:value-type="float" table:style-name="ce58" office:value="34" office:value-type="float">
            <text:p>34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971" office:value-type="float">
            <text:p>971</text:p>
          </table:table-cell>
          <table:table-cell ns41:value-type="float" table:style-name="ce58" office:value="992" office:value-type="float">
            <text:p>992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69" office:value="10" office:value-type="float">
            <text:p>10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11" office:value-type="float">
            <text:p>11</text:p>
          </table:table-cell>
          <table:table-cell table:style-name="ce58"/>
          <table:table-cell ns41:value-type="float" table:style-name="ce58" office:value="5" office:value-type="float">
            <text:p>5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58" office:value="14" office:value-type="float">
            <text:p>14</text:p>
          </table:table-cell>
          <table:table-cell table:style-name="ce58"/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21" office:value-type="float">
            <text:p>21</text:p>
          </table:table-cell>
          <table:table-cell table:style-name="ce58" table:number-columns-repeated="6"/>
          <table:table-cell ns41:value-type="float" table:style-name="ce58" office:value="57" office:value-type="float">
            <text:p>57</text:p>
          </table:table-cell>
          <table:table-cell ns41:value-type="float" table:style-name="ce69" office:value="43" office:value-type="float">
            <text:p>43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1:value-type="string" table:style-name="ce29" office:value-type="string">
            <text:p>H</text:p>
          </table:table-cell>
          <table:table-cell table:style-name="ce29"/>
          <table:table-cell ns41:value-type="string" table:style-name="ce29" office:value-type="string">
            <text:p>Amsterdamscheveld</text:p>
          </table:table-cell>
          <table:table-cell table:style-name="ce40"/>
          <table:table-cell table:style-name="Default"/>
          <table:table-cell ns41:value-type="float" table:style-name="ce50" office:value="125" office:value-type="float">
            <text:p>125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334" office:value-type="float">
            <text:p>334</text:p>
          </table:table-cell>
          <table:table-cell ns41:value-type="float" table:style-name="ce58" office:value="351" office:value-type="float">
            <text:p>351</text:p>
          </table:table-cell>
          <table:table-cell ns41:value-type="float" table:style-name="ce58" office:value="11" office:value-type="float">
            <text:p>11</text:p>
          </table:table-cell>
          <table:table-cell table:style-name="ce58"/>
          <table:table-cell ns41:value-type="float" table:style-name="ce58" office:value="345" office:value-type="float">
            <text:p>345</text:p>
          </table:table-cell>
          <table:table-cell ns41:value-type="float" table:style-name="ce58" office:value="351" office:value-type="float">
            <text:p>35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9" office:value="6" office:value-type="float">
            <text:p>6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Bargeroosterveen</text:p>
          </table:table-cell>
          <table:table-cell table:style-name="ce40"/>
          <table:table-cell table:style-name="Default"/>
          <table:table-cell ns41:value-type="float" table:style-name="ce50" office:value="169" office:value-type="float">
            <text:p>169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430" office:value-type="float">
            <text:p>430</text:p>
          </table:table-cell>
          <table:table-cell ns41:value-type="float" table:style-name="ce58" office:value="380" office:value-type="float">
            <text:p>380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440" office:value-type="float">
            <text:p>440</text:p>
          </table:table-cell>
          <table:table-cell ns41:value-type="float" table:style-name="ce58" office:value="381" office:value-type="float">
            <text:p>38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Rundeveen</text:p>
          </table:table-cell>
          <table:table-cell table:style-name="ce40"/>
          <table:table-cell table:style-name="Default"/>
          <table:table-cell ns41:value-type="float" table:style-name="ce50" office:value="29" office:value-type="float">
            <text:p>29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85" office:value-type="float">
            <text:p>85</text:p>
          </table:table-cell>
          <table:table-cell ns41:value-type="float" table:style-name="ce58" office:value="65" office:value-type="float">
            <text:p>65</text:p>
          </table:table-cell>
          <table:table-cell table:style-name="ce58" table:number-columns-repeated="2"/>
          <table:table-cell ns41:value-type="float" table:style-name="ce58" office:value="85" office:value-type="float">
            <text:p>85</text:p>
          </table:table-cell>
          <table:table-cell ns41:value-type="float" table:style-name="ce58" office:value="65" office:value-type="float">
            <text:p>65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1:value-type="string" table:style-name="ce29" office:value-type="string">
            <text:p>I</text:p>
          </table:table-cell>
          <table:table-cell table:style-name="ce29"/>
          <table:table-cell ns41:value-type="string" table:style-name="ce29" office:value-type="string">
            <text:p>Bargercompascuum</text:p>
          </table:table-cell>
          <table:table-cell table:style-name="ce40"/>
          <table:table-cell table:style-name="Default"/>
          <table:table-cell ns41:value-type="float" table:style-name="ce50" office:value="110" office:value-type="float">
            <text:p>11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02" office:value-type="float">
            <text:p>302</text:p>
          </table:table-cell>
          <table:table-cell ns41:value-type="float" table:style-name="ce58" office:value="287" office:value-type="float">
            <text:p>287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308" office:value-type="float">
            <text:p>308</text:p>
          </table:table-cell>
          <table:table-cell ns41:value-type="float" table:style-name="ce58" office:value="291" office:value-type="float">
            <text:p>291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Zwartemeer</text:p>
          </table:table-cell>
          <table:table-cell table:style-name="ce40"/>
          <table:table-cell table:style-name="Default"/>
          <table:table-cell ns41:value-type="float" table:style-name="ce50" office:value="51" office:value-type="float">
            <text:p>51</text:p>
          </table:table-cell>
          <table:table-cell table:style-name="ce58" table:number-columns-repeated="4"/>
          <table:table-cell ns41:value-type="float" table:style-name="ce58" office:value="192" office:value-type="float">
            <text:p>192</text:p>
          </table:table-cell>
          <table:table-cell ns41:value-type="float" table:style-name="ce58" office:value="141" office:value-type="float">
            <text:p>141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196" office:value-type="float">
            <text:p>196</text:p>
          </table:table-cell>
          <table:table-cell ns41:value-type="float" table:style-name="ce58" office:value="141" office:value-type="float">
            <text:p>14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4" office:value-type="float">
            <text:p>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4" office:value-type="float">
            <text:p>4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33" office:value-type="float">
            <text:p>133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340" office:value-type="float">
            <text:p>340</text:p>
          </table:table-cell>
          <table:table-cell ns41:value-type="float" table:style-name="ce58" office:value="320" office:value-type="float">
            <text:p>320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46" office:value-type="float">
            <text:p>346</text:p>
          </table:table-cell>
          <table:table-cell ns41:value-type="float" table:style-name="ce58" office:value="322" office:value-type="float">
            <text:p>322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69" office:value="5" office:value-type="float">
            <text:p>5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2587" office:value-type="float">
            <office:annotation draw:style-name="gr1" svg:height="55.5pt" draw:caption-point-y="337.75pt" svg:width="92.83pt" svg:x="453.43pt" draw:caption-point-x="-71.63pt" svg:y="4200.92pt" draw:text-style-name="P2">
              <dc:creator>CDM</dc:creator>
              <dc:date>2014-12-12T00:00:00</dc:date>
              <text:p text:style-name="P1"><text:span text:style-name="T1">Hieronder 6 woonwagens</text:span></text:p>
            </office:annotation>
            <text:p>2587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35" office:value-type="float">
            <text:p>35</text:p>
          </table:table-cell>
          <table:table-cell ns41:value-type="float" table:style-name="ce58" office:value="6927" office:value-type="float">
            <text:p>6927</text:p>
          </table:table-cell>
          <table:table-cell ns41:value-type="float" table:style-name="ce58" office:value="6549" office:value-type="float">
            <text:p>6549</text:p>
          </table:table-cell>
          <table:table-cell ns41:value-type="float" table:style-name="ce58" office:value="181" office:value-type="float">
            <text:p>181</text:p>
          </table:table-cell>
          <table:table-cell ns41:value-type="float" table:style-name="ce58" office:value="81" office:value-type="float">
            <text:p>81</text:p>
          </table:table-cell>
          <table:table-cell ns41:value-type="float" table:style-name="ce58" office:value="7108" office:value-type="float">
            <text:p>7108</text:p>
          </table:table-cell>
          <table:table-cell ns41:value-type="float" table:style-name="ce58" office:value="6630" office:value-type="float">
            <text:p>6630</text:p>
          </table:table-cell>
          <table:table-cell ns41:value-type="float" table:style-name="ce58" office:value="157" office:value-type="float">
            <text:p>157</text:p>
          </table:table-cell>
          <table:table-cell ns41:value-type="float" table:style-name="ce69" office:value="126" office:value-type="float">
            <text:p>126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2720" office:value-type="float">
            <office:annotation draw:style-name="gr1" svg:height="55.5pt" draw:caption-point-y="346.03pt" svg:width="92.83pt" svg:x="453.43pt" draw:caption-point-x="-71.63pt" svg:y="4205.4pt" draw:text-style-name="P2">
              <dc:creator>CDM</dc:creator>
              <dc:date>2014-12-12T00:00:00</dc:date>
              <text:p text:style-name="P1"><text:span text:style-name="T1">Hieronder 6 woonwagens</text:span></text:p>
            </office:annotation>
            <text:p>2720</text:p>
          </table:table-cell>
          <table:table-cell ns41:value-type="float" table:style-name="ce58" office:value="36" office:value-type="float">
            <text:p>3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35" office:value-type="float">
            <text:p>35</text:p>
          </table:table-cell>
          <table:table-cell ns41:value-type="float" table:style-name="ce58" office:value="7267" office:value-type="float">
            <text:p>7267</text:p>
          </table:table-cell>
          <table:table-cell ns41:value-type="float" table:style-name="ce58" office:value="6869" office:value-type="float">
            <text:p>6869</text:p>
          </table:table-cell>
          <table:table-cell ns41:value-type="float" table:style-name="ce58" office:value="187" office:value-type="float">
            <text:p>187</text:p>
          </table:table-cell>
          <table:table-cell ns41:value-type="float" table:style-name="ce58" office:value="83" office:value-type="float">
            <text:p>83</text:p>
          </table:table-cell>
          <table:table-cell ns41:value-type="float" table:style-name="ce58" office:value="7454" office:value-type="float">
            <text:p>7454</text:p>
          </table:table-cell>
          <table:table-cell ns41:value-type="float" table:style-name="ce58" office:value="6952" office:value-type="float">
            <text:p>6952</text:p>
          </table:table-cell>
          <table:table-cell ns41:value-type="float" table:style-name="ce58" office:value="167" office:value-type="float">
            <text:p>167</text:p>
          </table:table-cell>
          <table:table-cell ns41:value-type="float" table:style-name="ce69" office:value="131" office:value-type="float">
            <text:p>131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Pers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table:style-name="ce69"/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AT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2720" office:value-type="float">
            <text:p>2720</text:p>
          </table:table-cell>
          <table:table-cell ns41:value-type="float" table:style-name="ce58" office:value="36" office:value-type="float">
            <text:p>3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35" office:value-type="float">
            <text:p>35</text:p>
          </table:table-cell>
          <table:table-cell ns41:value-type="float" table:style-name="ce58" office:value="7267" office:value-type="float">
            <text:p>7267</text:p>
          </table:table-cell>
          <table:table-cell ns41:value-type="float" table:style-name="ce58" office:value="6869" office:value-type="float">
            <text:p>6869</text:p>
          </table:table-cell>
          <table:table-cell ns41:value-type="float" table:style-name="ce58" office:value="189" office:value-type="float">
            <text:p>189</text:p>
          </table:table-cell>
          <table:table-cell ns41:value-type="float" table:style-name="ce58" office:value="83" office:value-type="float">
            <text:p>83</text:p>
          </table:table-cell>
          <table:table-cell ns41:value-type="float" table:style-name="ce58" office:value="7456" office:value-type="float">
            <text:p>7456</text:p>
          </table:table-cell>
          <table:table-cell ns41:value-type="float" table:style-name="ce58" office:value="6952" office:value-type="float">
            <text:p>6952</text:p>
          </table:table-cell>
          <table:table-cell ns41:value-type="float" table:style-name="ce58" office:value="167" office:value-type="float">
            <text:p>167</text:p>
          </table:table-cell>
          <table:table-cell ns41:value-type="float" table:style-name="ce69" office:value="131" office:value-type="float">
            <text:p>131</text:p>
          </table:table-cell>
          <table:table-cell ns41:value-type="float" table:style-name="ce76" office:value="114" office:value-type="float">
            <text:p>114</text:p>
          </table:table-cell>
          <table:table-cell ns41:value-type="float" table:style-name="ce82" office:value="11180" office:value-type="float">
            <text:p>1118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table-cell ns41:value-type="string" table:number-rows-spanned="19" table:style-name="ce9" table:number-columns-spanned="1" office:value-type="string">
            <text:p>Gasselte</text:p>
          </table:table-cell>
          <table:table-cell ns41:value-type="string" table:style-name="ce21" office:value-type="string">
            <text:p>Kom</text:p>
          </table:table-cell>
          <table:table-cell table:style-name="ce29"/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Gasselte</text:p>
          </table:table-cell>
          <table:table-cell table:style-name="ce40"/>
          <table:table-cell table:style-name="Default"/>
          <table:table-cell ns41:value-type="float" table:style-name="ce50" office:value="83" office:value-type="float">
            <text:p>83</text:p>
          </table:table-cell>
          <table:table-cell table:style-name="ce58" table:number-columns-repeated="4"/>
          <table:table-cell ns41:value-type="float" table:style-name="ce58" office:value="200" office:value-type="float">
            <text:p>200</text:p>
          </table:table-cell>
          <table:table-cell ns41:value-type="float" table:style-name="ce58" office:value="210" office:value-type="float">
            <text:p>210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04" office:value-type="float">
            <text:p>204</text:p>
          </table:table-cell>
          <table:table-cell ns41:value-type="float" table:style-name="ce58" office:value="211" office:value-type="float">
            <text:p>211</text:p>
          </table:table-cell>
          <table:table-cell ns41:value-type="float" table:style-name="ce58" office:value="3" office:value-type="float">
            <text:p>3</text:p>
          </table:table-cell>
          <table:table-cell table:style-name="ce69"/>
          <table:table-cell ns41:value-type="float" table:style-name="ce76" office:value="115" office:value-type="float">
            <text:p>115</text:p>
          </table:table-cell>
          <table:table-cell ns41:value-type="float" table:style-name="ce82" office:value="11099" office:value-type="float">
            <text:p>110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Buurtschap</text:p>
          </table:table-cell>
          <table:table-cell ns41:value-type="string" table:style-name="ce29" office:value-type="string">
            <text:p>Kostvlies</text:p>
          </table:table-cell>
          <table:table-cell table:style-name="ce40"/>
          <table:table-cell table:style-name="Default"/>
          <table:table-cell ns41:value-type="float" table:style-name="ce50" office:value="14" office:value-type="float">
            <text:p>14</text:p>
          </table:table-cell>
          <table:table-cell table:style-name="ce58" table:number-columns-repeated="4"/>
          <table:table-cell ns41:value-type="float" table:style-name="ce58" office:value="37" office:value-type="float">
            <text:p>37</text:p>
          </table:table-cell>
          <table:table-cell ns41:value-type="float" table:style-name="ce58" office:value="30" office:value-type="float">
            <text:p>30</text:p>
          </table:table-cell>
          <table:table-cell table:style-name="ce58" table:number-columns-repeated="2"/>
          <table:table-cell ns41:value-type="float" table:style-name="ce58" office:value="37" office:value-type="float">
            <text:p>37</text:p>
          </table:table-cell>
          <table:table-cell ns41:value-type="float" table:style-name="ce58" office:value="30" office:value-type="float">
            <text:p>30</text:p>
          </table:table-cell>
          <table:table-cell table:style-name="ce58"/>
          <table:table-cell table:style-name="ce69"/>
          <table:table-cell ns41:value-type="float" table:style-name="ce76" office:value="115" office:value-type="float">
            <text:p>115</text:p>
          </table:table-cell>
          <table:table-cell ns41:value-type="float" table:style-name="ce82" office:value="11099" office:value-type="float">
            <text:p>110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Gasselterboerveen</text:p>
          </table:table-cell>
          <table:table-cell table:style-name="ce40"/>
          <table:table-cell table:style-name="Default"/>
          <table:table-cell ns41:value-type="float" table:style-name="ce50" office:value="13" office:value-type="float">
            <text:p>13</text:p>
          </table:table-cell>
          <table:table-cell table:style-name="ce58" table:number-columns-repeated="4"/>
          <table:table-cell ns41:value-type="float" table:style-name="ce58" office:value="45" office:value-type="float">
            <text:p>45</text:p>
          </table:table-cell>
          <table:table-cell ns41:value-type="float" table:style-name="ce58" office:value="40" office:value-type="float">
            <text:p>40</text:p>
          </table:table-cell>
          <table:table-cell table:style-name="ce58" table:number-columns-repeated="2"/>
          <table:table-cell ns41:value-type="float" table:style-name="ce58" office:value="45" office:value-type="float">
            <text:p>45</text:p>
          </table:table-cell>
          <table:table-cell ns41:value-type="float" table:style-name="ce58" office:value="40" office:value-type="float">
            <text:p>40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15" office:value-type="float">
            <text:p>115</text:p>
          </table:table-cell>
          <table:table-cell ns41:value-type="float" table:style-name="ce82" office:value="11099" office:value-type="float">
            <text:p>110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Gasselter-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28" office:value-type="float">
            <text:p>28</text:p>
          </table:table-cell>
          <table:table-cell table:style-name="ce58" table:number-columns-repeated="4"/>
          <table:table-cell ns41:value-type="float" table:style-name="ce58" office:value="80" office:value-type="float">
            <text:p>80</text:p>
          </table:table-cell>
          <table:table-cell ns41:value-type="float" table:style-name="ce58" office:value="72" office:value-type="float">
            <text:p>72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82" office:value-type="float">
            <text:p>82</text:p>
          </table:table-cell>
          <table:table-cell ns41:value-type="float" table:style-name="ce58" office:value="72" office:value-type="float">
            <text:p>72</text:p>
          </table:table-cell>
          <table:table-cell table:style-name="ce58"/>
          <table:table-cell table:style-name="ce69"/>
          <table:table-cell ns41:value-type="float" table:style-name="ce76" office:value="115" office:value-type="float">
            <text:p>115</text:p>
          </table:table-cell>
          <table:table-cell ns41:value-type="float" table:style-name="ce82" office:value="11099" office:value-type="float">
            <text:p>110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Dorp</text:p>
          </table:table-cell>
          <table:table-cell table:style-name="ce29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2" office:value-type="float">
            <text:p>2</text:p>
          </table:table-cell>
          <table:table-cell table:style-name="ce69"/>
          <table:table-cell ns41:value-type="float" table:style-name="ce76" office:value="115" office:value-type="float">
            <text:p>115</text:p>
          </table:table-cell>
          <table:table-cell ns41:value-type="float" table:style-name="ce82" office:value="11099" office:value-type="float">
            <text:p>110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124" office:value-type="float">
            <text:p>124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office:value="256" table:style-name="ce58" table:number-columns-repeated="2" office:value-type="float">
            <text:p>256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278" office:value-type="float">
            <text:p>278</text:p>
          </table:table-cell>
          <table:table-cell ns41:value-type="float" table:style-name="ce58" office:value="271" office:value-type="float">
            <text:p>27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9" office:value="4" office:value-type="float">
            <text:p>4</text:p>
          </table:table-cell>
          <table:table-cell ns41:value-type="float" table:style-name="ce76" office:value="115" office:value-type="float">
            <text:p>115</text:p>
          </table:table-cell>
          <table:table-cell ns41:value-type="float" table:style-name="ce82" office:value="11099" office:value-type="float">
            <text:p>110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Gasselternijveen</text:p>
          </table:table-cell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43" office:value-type="float">
            <text:p>43</text:p>
          </table:table-cell>
          <table:table-cell table:style-name="ce58"/>
          <table:table-cell ns41:value-type="float" table:style-name="ce58" office:value="25" office:value-type="float">
            <text:p>25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56" office:value-type="float">
            <text:p>56</text:p>
          </table:table-cell>
          <table:table-cell ns41:value-type="float" table:style-name="ce58" office:value="53" office:value-type="float">
            <text:p>53</text:p>
          </table:table-cell>
          <table:table-cell ns41:value-type="float" table:style-name="ce58" office:value="81" office:value-type="float">
            <text:p>81</text:p>
          </table:table-cell>
          <table:table-cell ns41:value-type="float" table:style-name="ce58" office:value="66" office:value-type="float">
            <text:p>66</text:p>
          </table:table-cell>
          <table:table-cell table:style-name="ce58"/>
          <table:table-cell table:style-name="ce69"/>
          <table:table-cell ns41:value-type="float" table:style-name="ce76" office:value="115" office:value-type="float">
            <text:p>115</text:p>
          </table:table-cell>
          <table:table-cell ns41:value-type="float" table:style-name="ce82" office:value="11099" office:value-type="float">
            <text:p>110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2" office:value-type="float">
            <text:p>2</text:p>
          </table:table-cell>
          <table:table-cell table:style-name="ce69"/>
          <table:table-cell ns41:value-type="float" table:style-name="ce76" office:value="115" office:value-type="float">
            <text:p>115</text:p>
          </table:table-cell>
          <table:table-cell ns41:value-type="float" table:style-name="ce82" office:value="11099" office:value-type="float">
            <text:p>110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Gasselternijveenschemond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105" office:value-type="float">
            <text:p>10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50" office:value-type="float">
            <text:p>250</text:p>
          </table:table-cell>
          <table:table-cell ns41:value-type="float" table:style-name="ce58" office:value="245" office:value-type="float">
            <text:p>245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56" office:value-type="float">
            <text:p>256</text:p>
          </table:table-cell>
          <table:table-cell ns41:value-type="float" table:style-name="ce58" office:value="246" office:value-type="float">
            <text:p>24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15" office:value-type="float">
            <text:p>115</text:p>
          </table:table-cell>
          <table:table-cell ns41:value-type="float" table:style-name="ce82" office:value="11099" office:value-type="float">
            <text:p>110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2" office:value-type="float">
            <text:p>2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15" office:value-type="float">
            <text:p>115</text:p>
          </table:table-cell>
          <table:table-cell ns41:value-type="float" table:style-name="ce82" office:value="11099" office:value-type="float">
            <text:p>110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BK</text:p>
          </table:table-cell>
          <table:table-cell table:style-name="ce29"/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Gasselte</text:p>
          </table:table-cell>
          <table:table-cell table:style-name="ce40"/>
          <table:table-cell table:style-name="Default"/>
          <table:table-cell ns41:value-type="float" table:style-name="ce50" office:value="17" office:value-type="float">
            <text:p>17</text:p>
          </table:table-cell>
          <table:table-cell table:style-name="ce58" table:number-columns-repeated="4"/>
          <table:table-cell ns41:value-type="float" table:style-name="ce58" office:value="45" office:value-type="float">
            <text:p>45</text:p>
          </table:table-cell>
          <table:table-cell ns41:value-type="float" table:style-name="ce58" office:value="40" office:value-type="float">
            <text:p>40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46" office:value-type="float">
            <text:p>46</text:p>
          </table:table-cell>
          <table:table-cell ns41:value-type="float" table:style-name="ce58" office:value="40" office:value-type="float">
            <text:p>40</text:p>
          </table:table-cell>
          <table:table-cell table:style-name="ce58"/>
          <table:table-cell table:style-name="ce69"/>
          <table:table-cell ns41:value-type="float" table:style-name="ce76" office:value="115" office:value-type="float">
            <text:p>115</text:p>
          </table:table-cell>
          <table:table-cell ns41:value-type="float" table:style-name="ce82" office:value="11099" office:value-type="float">
            <text:p>110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_20_HRowHeader"/>
          <table:table-cell table:style-name="ce29"/>
          <table:table-cell ns41:value-type="string" table:style-name="ce29" office:value-type="string">
            <text:p>Buurtschap</text:p>
          </table:table-cell>
          <table:table-cell ns41:value-type="string" table:style-name="ce29" office:value-type="string">
            <text:p>Kostvlies</text:p>
          </table:table-cell>
          <table:table-cell table:style-name="ce40"/>
          <table:table-cell table:style-name="Default"/>
          <table:table-cell ns41:value-type="float" table:style-name="ce50" office:value="3" office:value-type="float">
            <text:p>3</text:p>
          </table:table-cell>
          <table:table-cell table:style-name="ce58" table:number-columns-repeated="4"/>
          <table:table-cell ns41:value-type="float" table:style-name="ce58" office:value="6" office:value-type="float">
            <text:p>6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2"/>
          <table:table-cell ns41:value-type="float" table:style-name="ce58" office:value="6" office:value-type="float">
            <text:p>6</text:p>
          </table:table-cell>
          <table:table-cell ns41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1:value-type="float" table:style-name="ce76" office:value="115" office:value-type="float">
            <text:p>115</text:p>
          </table:table-cell>
          <table:table-cell ns41:value-type="float" table:style-name="ce82" office:value="11099" office:value-type="float">
            <text:p>110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Gasselterboerveen</text:p>
          </table:table-cell>
          <table:table-cell table:style-name="ce40"/>
          <table:table-cell table:style-name="Default"/>
          <table:table-cell ns41:value-type="float" table:style-name="ce50" office:value="13" office:value-type="float">
            <text:p>13</text:p>
          </table:table-cell>
          <table:table-cell table:style-name="ce58" table:number-columns-repeated="4"/>
          <table:table-cell ns41:value-type="float" table:style-name="ce58" office:value="28" office:value-type="float">
            <text:p>28</text:p>
          </table:table-cell>
          <table:table-cell ns41:value-type="float" table:style-name="ce58" office:value="27" office:value-type="float">
            <text:p>27</text:p>
          </table:table-cell>
          <table:table-cell table:style-name="ce58" table:number-columns-repeated="2"/>
          <table:table-cell ns41:value-type="float" table:style-name="ce58" office:value="28" office:value-type="float">
            <text:p>28</text:p>
          </table:table-cell>
          <table:table-cell ns41:value-type="float" table:style-name="ce58" office:value="27" office:value-type="float">
            <text:p>27</text:p>
          </table:table-cell>
          <table:table-cell table:style-name="ce58"/>
          <table:table-cell table:style-name="ce69"/>
          <table:table-cell ns41:value-type="float" table:style-name="ce76" office:value="115" office:value-type="float">
            <text:p>115</text:p>
          </table:table-cell>
          <table:table-cell ns41:value-type="float" table:style-name="ce82" office:value="11099" office:value-type="float">
            <text:p>110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Gasselterboerveenschemond</text:p>
          </table:table-cell>
          <table:table-cell table:style-name="ce40"/>
          <table:table-cell table:style-name="Default"/>
          <table:table-cell ns41:value-type="float" table:style-name="ce50" office:value="4" office:value-type="float">
            <text:p>4</text:p>
          </table:table-cell>
          <table:table-cell table:style-name="ce58" table:number-columns-repeated="4"/>
          <table:table-cell ns41:value-type="float" table:style-name="ce58" office:value="15" office:value-type="float">
            <text:p>15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2"/>
          <table:table-cell ns41:value-type="float" table:style-name="ce58" office:value="15" office:value-type="float">
            <text:p>15</text:p>
          </table:table-cell>
          <table:table-cell ns41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1:value-type="float" table:style-name="ce76" office:value="115" office:value-type="float">
            <text:p>115</text:p>
          </table:table-cell>
          <table:table-cell ns41:value-type="float" table:style-name="ce82" office:value="11099" office:value-type="float">
            <text:p>110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Gasselternijveen</text:p>
          </table:table-cell>
          <table:table-cell table:style-name="ce40"/>
          <table:table-cell table:style-name="Default"/>
          <table:table-cell ns41:value-type="float" table:style-name="ce50" office:value="25" office:value-type="float">
            <text:p>25</text:p>
          </table:table-cell>
          <table:table-cell table:style-name="ce58" table:number-columns-repeated="4"/>
          <table:table-cell ns41:value-type="float" table:style-name="ce58" office:value="61" office:value-type="float">
            <text:p>61</text:p>
          </table:table-cell>
          <table:table-cell ns41:value-type="float" table:style-name="ce58" office:value="48" office:value-type="float">
            <text:p>48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62" office:value-type="float">
            <text:p>62</text:p>
          </table:table-cell>
          <table:table-cell ns41:value-type="float" table:style-name="ce58" office:value="48" office:value-type="float">
            <text:p>48</text:p>
          </table:table-cell>
          <table:table-cell table:style-name="ce58"/>
          <table:table-cell table:style-name="ce69"/>
          <table:table-cell ns41:value-type="float" table:style-name="ce76" office:value="115" office:value-type="float">
            <text:p>115</text:p>
          </table:table-cell>
          <table:table-cell ns41:value-type="float" table:style-name="ce82" office:value="11099" office:value-type="float">
            <text:p>110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Gasselternijveenschemond</text:p>
          </table:table-cell>
          <table:table-cell table:style-name="ce40"/>
          <table:table-cell table:style-name="Default"/>
          <table:table-cell ns41:value-type="float" table:style-name="ce50" office:value="16" office:value-type="float">
            <text:p>1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41" office:value-type="float">
            <text:p>41</text:p>
          </table:table-cell>
          <table:table-cell ns41:value-type="float" table:style-name="ce58" office:value="40" office:value-type="float">
            <text:p>40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42" office:value-type="float">
            <text:p>42</text:p>
          </table:table-cell>
          <table:table-cell ns41:value-type="float" table:style-name="ce58" office:value="40" office:value-type="float">
            <text:p>40</text:p>
          </table:table-cell>
          <table:table-cell table:style-name="ce58"/>
          <table:table-cell table:style-name="ce69"/>
          <table:table-cell ns41:value-type="float" table:style-name="ce76" office:value="115" office:value-type="float">
            <text:p>115</text:p>
          </table:table-cell>
          <table:table-cell ns41:value-type="float" table:style-name="ce82" office:value="11099" office:value-type="float">
            <text:p>110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367" office:value-type="float">
            <text:p>367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43" office:value-type="float">
            <text:p>43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893" office:value-type="float">
            <text:p>893</text:p>
          </table:table-cell>
          <table:table-cell ns41:value-type="float" table:style-name="ce58" office:value="866" office:value-type="float">
            <text:p>866</text:p>
          </table:table-cell>
          <table:table-cell ns41:value-type="float" table:style-name="ce58" office:value="90" office:value-type="float">
            <text:p>90</text:p>
          </table:table-cell>
          <table:table-cell ns41:value-type="float" table:style-name="ce58" office:value="70" office:value-type="float">
            <text:p>70</text:p>
          </table:table-cell>
          <table:table-cell ns41:value-type="float" table:style-name="ce58" office:value="983" office:value-type="float">
            <text:p>983</text:p>
          </table:table-cell>
          <table:table-cell ns41:value-type="float" table:style-name="ce58" office:value="936" office:value-type="float">
            <text:p>936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69" office:value="9" office:value-type="float">
            <text:p>9</text:p>
          </table:table-cell>
          <table:table-cell ns41:value-type="float" table:style-name="ce76" office:value="115" office:value-type="float">
            <text:p>115</text:p>
          </table:table-cell>
          <table:table-cell ns41:value-type="float" table:style-name="ce82" office:value="11099" office:value-type="float">
            <text:p>110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78" office:value-type="float">
            <text:p>7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96" office:value-type="float">
            <text:p>196</text:p>
          </table:table-cell>
          <table:table-cell ns41:value-type="float" table:style-name="ce58" office:value="173" office:value-type="float">
            <text:p>173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199" office:value-type="float">
            <text:p>199</text:p>
          </table:table-cell>
          <table:table-cell ns41:value-type="float" table:style-name="ce58" office:value="173" office:value-type="float">
            <text:p>173</text:p>
          </table:table-cell>
          <table:table-cell table:style-name="ce58"/>
          <table:table-cell table:style-name="ce69"/>
          <table:table-cell ns41:value-type="float" table:style-name="ce76" office:value="115" office:value-type="float">
            <text:p>115</text:p>
          </table:table-cell>
          <table:table-cell ns41:value-type="float" table:style-name="ce82" office:value="11099" office:value-type="float">
            <text:p>110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445" office:value-type="float">
            <text:p>445</text:p>
          </table:table-cell>
          <table:table-cell ns41:value-type="float" table:style-name="ce58" office:value="5" office:value-type="float">
            <text:p>5</text:p>
          </table:table-cell>
          <table:table-cell table:style-name="ce58"/>
          <table:table-cell ns41:value-type="float" table:style-name="ce58" office:value="43" office:value-type="float">
            <text:p>43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089" office:value-type="float">
            <text:p>1089</text:p>
          </table:table-cell>
          <table:table-cell ns41:value-type="float" table:style-name="ce58" office:value="1039" office:value-type="float">
            <text:p>1039</text:p>
          </table:table-cell>
          <table:table-cell ns41:value-type="float" table:style-name="ce58" office:value="93" office:value-type="float">
            <text:p>93</text:p>
          </table:table-cell>
          <table:table-cell ns41:value-type="float" table:style-name="ce58" office:value="70" office:value-type="float">
            <text:p>70</text:p>
          </table:table-cell>
          <table:table-cell ns41:value-type="float" table:style-name="ce58" office:value="1182" office:value-type="float">
            <text:p>1182</text:p>
          </table:table-cell>
          <table:table-cell ns41:value-type="float" table:style-name="ce58" office:value="1109" office:value-type="float">
            <text:p>1109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69" office:value="9" office:value-type="float">
            <text:p>9</text:p>
          </table:table-cell>
          <table:table-cell ns41:value-type="float" table:style-name="ce76" office:value="115" office:value-type="float">
            <text:p>115</text:p>
          </table:table-cell>
          <table:table-cell ns41:value-type="float" table:style-name="ce82" office:value="11099" office:value-type="float">
            <text:p>110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table-cell ns41:value-type="string" table:number-rows-spanned="12" table:style-name="ce9" table:number-columns-spanned="1" office:value-type="string">
            <text:p>Gieten</text:p>
          </table:table-cell>
          <table:table-cell ns41:value-type="string" table:style-name="ce21" office:value-type="string">
            <text:p>Kom</text:p>
          </table:table-cell>
          <table:table-cell ns41:value-type="string" table:style-name="ce29" office:value-type="string">
            <text:p>A</text:p>
          </table:table-cell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Gieten</text:p>
          </table:table-cell>
          <table:table-cell table:style-name="ce40"/>
          <table:table-cell table:style-name="Default"/>
          <table:table-cell ns41:value-type="float" table:style-name="ce50" office:value="83" office:value-type="float">
            <text:p>83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89" office:value-type="float">
            <text:p>189</text:p>
          </table:table-cell>
          <table:table-cell ns41:value-type="float" table:style-name="ce58" office:value="185" office:value-type="float">
            <text:p>185</text:p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ns41:value-type="float" table:style-name="ce58" office:value="195" office:value-type="float">
            <text:p>195</text:p>
          </table:table-cell>
          <table:table-cell ns41:value-type="float" table:style-name="ce58" office:value="185" office:value-type="float">
            <text:p>185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16" office:value-type="float">
            <text:p>116</text:p>
          </table:table-cell>
          <table:table-cell ns41:value-type="float" table:style-name="ce82" office:value="10506" office:value-type="float">
            <text:p>1050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Bonnen</text:p>
          </table:table-cell>
          <table:table-cell table:style-name="ce40"/>
          <table:table-cell table:style-name="Default"/>
          <table:table-cell ns41:value-type="float" table:style-name="ce50" office:value="29" office:value-type="float">
            <text:p>29</text:p>
          </table:table-cell>
          <table:table-cell table:style-name="ce58" table:number-columns-repeated="4"/>
          <table:table-cell ns41:value-type="float" table:style-name="ce58" office:value="67" office:value-type="float">
            <text:p>67</text:p>
          </table:table-cell>
          <table:table-cell ns41:value-type="float" table:style-name="ce58" office:value="63" office:value-type="float">
            <text:p>63</text:p>
          </table:table-cell>
          <table:table-cell table:style-name="ce58" table:number-columns-repeated="2"/>
          <table:table-cell ns41:value-type="float" table:style-name="ce58" office:value="67" office:value-type="float">
            <text:p>67</text:p>
          </table:table-cell>
          <table:table-cell ns41:value-type="float" table:style-name="ce58" office:value="63" office:value-type="float">
            <text:p>63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16" office:value-type="float">
            <text:p>116</text:p>
          </table:table-cell>
          <table:table-cell ns41:value-type="float" table:style-name="ce82" office:value="10506" office:value-type="float">
            <text:p>1050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B</text:p>
          </table:table-cell>
          <table:table-cell table:style-name="ce29"/>
          <table:table-cell ns41:value-type="string" table:style-name="ce29" office:value-type="string">
            <text:p>Gieterveen</text:p>
          </table:table-cell>
          <table:table-cell table:style-name="ce40"/>
          <table:table-cell table:style-name="Default"/>
          <table:table-cell ns41:value-type="float" table:style-name="ce50" office:value="22" office:value-type="float">
            <text:p>22</text:p>
          </table:table-cell>
          <table:table-cell table:style-name="ce58" table:number-columns-repeated="4"/>
          <table:table-cell ns41:value-type="float" table:style-name="ce58" office:value="60" office:value-type="float">
            <text:p>60</text:p>
          </table:table-cell>
          <table:table-cell ns41:value-type="float" table:style-name="ce58" office:value="52" office:value-type="float">
            <text:p>52</text:p>
          </table:table-cell>
          <table:table-cell table:style-name="ce58" table:number-columns-repeated="2"/>
          <table:table-cell ns41:value-type="float" table:style-name="ce58" office:value="60" office:value-type="float">
            <text:p>60</text:p>
          </table:table-cell>
          <table:table-cell ns41:value-type="float" table:style-name="ce58" office:value="52" office:value-type="float">
            <text:p>52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16" office:value-type="float">
            <text:p>116</text:p>
          </table:table-cell>
          <table:table-cell ns41:value-type="float" table:style-name="ce82" office:value="10506" office:value-type="float">
            <text:p>1050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BK</text:p>
          </table:table-cell>
          <table:table-cell table:style-name="ce29"/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Gieten</text:p>
          </table:table-cell>
          <table:table-cell table:style-name="ce40"/>
          <table:table-cell table:style-name="Default"/>
          <table:table-cell ns41:value-type="float" table:style-name="ce50" office:value="45" office:value-type="float">
            <text:p>45</text:p>
          </table:table-cell>
          <table:table-cell table:style-name="ce58" table:number-columns-repeated="4"/>
          <table:table-cell ns41:value-type="float" table:style-name="ce58" office:value="99" office:value-type="float">
            <text:p>99</text:p>
          </table:table-cell>
          <table:table-cell ns41:value-type="float" table:style-name="ce58" office:value="101" office:value-type="float">
            <text:p>10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01" office:value-type="float">
            <text:p>101</text:p>
          </table:table-cell>
          <table:table-cell ns41:value-type="float" table:style-name="ce58" office:value="102" office:value-type="float">
            <text:p>10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16" office:value-type="float">
            <text:p>116</text:p>
          </table:table-cell>
          <table:table-cell ns41:value-type="float" table:style-name="ce82" office:value="10506" office:value-type="float">
            <text:p>1050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Bonnen</text:p>
          </table:table-cell>
          <table:table-cell table:style-name="ce40"/>
          <table:table-cell table:style-name="Default"/>
          <table:table-cell ns41:value-type="float" table:style-name="ce50" office:value="46" office:value-type="float">
            <text:p>46</text:p>
          </table:table-cell>
          <table:table-cell table:style-name="ce58" table:number-columns-repeated="4"/>
          <table:table-cell ns41:value-type="float" table:style-name="ce58" office:value="98" office:value-type="float">
            <text:p>98</text:p>
          </table:table-cell>
          <table:table-cell ns41:value-type="float" table:style-name="ce58" office:value="102" office:value-type="float">
            <text:p>102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99" office:value-type="float">
            <text:p>99</text:p>
          </table:table-cell>
          <table:table-cell ns41:value-type="float" table:style-name="ce58" office:value="102" office:value-type="float">
            <text:p>10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16" office:value-type="float">
            <text:p>116</text:p>
          </table:table-cell>
          <table:table-cell ns41:value-type="float" table:style-name="ce82" office:value="10506" office:value-type="float">
            <text:p>1050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Zandvoort</text:p>
          </table:table-cell>
          <table:table-cell table:style-name="ce40"/>
          <table:table-cell table:style-name="Default"/>
          <table:table-cell ns41:value-type="float" table:style-name="ce50" office:value="18" office:value-type="float">
            <office:annotation draw:style-name="gr1" svg:height="55.47pt" draw:caption-point-y="357.25pt" svg:width="92.83pt" svg:x="453.43pt" draw:caption-point-x="-71.63pt" svg:y="4665.91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18</text:p>
          </table:table-cell>
          <table:table-cell table:style-name="ce58" table:number-columns-repeated="4"/>
          <table:table-cell ns41:value-type="float" table:style-name="ce58" office:value="51" office:value-type="float">
            <text:p>51</text:p>
          </table:table-cell>
          <table:table-cell ns41:value-type="float" table:style-name="ce58" office:value="40" office:value-type="float">
            <text:p>4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54" office:value-type="float">
            <text:p>54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16" office:value-type="float">
            <text:p>116</text:p>
          </table:table-cell>
          <table:table-cell ns41:value-type="float" table:style-name="ce82" office:value="10506" office:value-type="float">
            <text:p>1050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Bonnerveen</text:p>
          </table:table-cell>
          <table:table-cell table:style-name="ce40"/>
          <table:table-cell table:style-name="Default"/>
          <table:table-cell ns41:value-type="float" table:style-name="ce50" office:value="98" office:value-type="float">
            <text:p>98</text:p>
          </table:table-cell>
          <table:table-cell table:style-name="ce58" table:number-columns-repeated="4"/>
          <table:table-cell ns41:value-type="float" table:style-name="ce58" office:value="283" office:value-type="float">
            <text:p>283</text:p>
          </table:table-cell>
          <table:table-cell ns41:value-type="float" table:style-name="ce58" office:value="223" office:value-type="float">
            <text:p>223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91" office:value-type="float">
            <text:p>291</text:p>
          </table:table-cell>
          <table:table-cell ns41:value-type="float" table:style-name="ce58" office:value="227" office:value-type="float">
            <text:p>227</text:p>
          </table:table-cell>
          <table:table-cell table:style-name="ce58"/>
          <table:table-cell table:style-name="ce69"/>
          <table:table-cell ns41:value-type="float" table:style-name="ce76" office:value="116" office:value-type="float">
            <text:p>116</text:p>
          </table:table-cell>
          <table:table-cell ns41:value-type="float" table:style-name="ce82" office:value="10506" office:value-type="float">
            <text:p>1050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Gieterveen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124" office:value-type="float">
            <text:p>124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99" office:value-type="float">
            <text:p>299</text:p>
          </table:table-cell>
          <table:table-cell ns41:value-type="float" table:style-name="ce58" office:value="295" office:value-type="float">
            <text:p>295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304" office:value-type="float">
            <text:p>304</text:p>
          </table:table-cell>
          <table:table-cell ns41:value-type="float" table:style-name="ce58" office:value="298" office:value-type="float">
            <text:p>298</text:p>
          </table:table-cell>
          <table:table-cell table:style-name="ce58"/>
          <table:table-cell table:style-name="ce69"/>
          <table:table-cell ns41:value-type="float" table:style-name="ce76" office:value="116" office:value-type="float">
            <text:p>116</text:p>
          </table:table-cell>
          <table:table-cell ns41:value-type="float" table:style-name="ce82" office:value="10506" office:value-type="float">
            <text:p>1050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2" office:value-type="float">
            <text:p>2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16" office:value-type="float">
            <text:p>116</text:p>
          </table:table-cell>
          <table:table-cell ns41:value-type="float" table:style-name="ce82" office:value="10506" office:value-type="float">
            <text:p>1050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34" office:value-type="float">
            <text:p>13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16" office:value-type="float">
            <text:p>316</text:p>
          </table:table-cell>
          <table:table-cell ns41:value-type="float" table:style-name="ce58" office:value="300" office:value-type="float">
            <text:p>300</text:p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ns41:value-type="float" table:style-name="ce58" office:value="322" office:value-type="float">
            <text:p>322</text:p>
          </table:table-cell>
          <table:table-cell ns41:value-type="float" table:style-name="ce58" office:value="300" office:value-type="float">
            <text:p>300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16" office:value-type="float">
            <text:p>116</text:p>
          </table:table-cell>
          <table:table-cell ns41:value-type="float" table:style-name="ce82" office:value="10506" office:value-type="float">
            <text:p>1050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331" office:value-type="float">
            <office:annotation draw:style-name="gr1" svg:height="55.5pt" draw:caption-point-y="344.52pt" svg:width="92.83pt" svg:x="453.43pt" draw:caption-point-x="-71.63pt" svg:y="4742.39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31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830" office:value-type="float">
            <text:p>830</text:p>
          </table:table-cell>
          <table:table-cell ns41:value-type="float" table:style-name="ce58" office:value="761" office:value-type="float">
            <text:p>761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849" office:value-type="float">
            <text:p>849</text:p>
          </table:table-cell>
          <table:table-cell ns41:value-type="float" table:style-name="ce58" office:value="770" office:value-type="float">
            <text:p>770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69" office:value="8" office:value-type="float">
            <text:p>8</text:p>
          </table:table-cell>
          <table:table-cell ns41:value-type="float" table:style-name="ce76" office:value="116" office:value-type="float">
            <text:p>116</text:p>
          </table:table-cell>
          <table:table-cell ns41:value-type="float" table:style-name="ce82" office:value="10506" office:value-type="float">
            <text:p>1050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465" office:value-type="float">
            <office:annotation draw:style-name="gr1" svg:height="55.47pt" draw:caption-point-y="349.8pt" svg:width="92.83pt" svg:x="453.43pt" draw:caption-point-x="-71.63pt" svg:y="4749.87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465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1146" office:value-type="float">
            <text:p>1146</text:p>
          </table:table-cell>
          <table:table-cell ns41:value-type="float" table:style-name="ce58" office:value="1061" office:value-type="float">
            <text:p>1061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171" office:value-type="float">
            <text:p>1171</text:p>
          </table:table-cell>
          <table:table-cell ns41:value-type="float" table:style-name="ce58" office:value="1070" office:value-type="float">
            <text:p>1070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69" office:value="10" office:value-type="float">
            <text:p>10</text:p>
          </table:table-cell>
          <table:table-cell ns41:value-type="float" table:style-name="ce76" office:value="116" office:value-type="float">
            <text:p>116</text:p>
          </table:table-cell>
          <table:table-cell ns41:value-type="float" table:style-name="ce82" office:value="10506" office:value-type="float">
            <text:p>1050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table-cell ns41:value-type="string" table:number-rows-spanned="16" table:style-name="ce11" table:number-columns-spanned="1" office:value-type="string">
            <text:p><text:span text:style-name="T2">Havelte</text:span><text:span text:style-name="T3"> (Geene kom)</text:span></text:p>
          </table:table-cell>
          <table:table-cell ns41:value-type="string" table:style-name="ce21" office:value-type="string">
            <text:p>BK</text:p>
          </table:table-cell>
          <table:table-cell ns41:value-type="string" table:style-name="ce29" office:value-type="string">
            <text:p>H</text:p>
          </table:table-cell>
          <table:table-cell ns41:value-type="string" table:number-rows-spanned="4" table:style-name="ce33" table:number-columns-spanned="1" office:value-type="string">
            <text:p>Dorp Havelte</text:p>
          </table:table-cell>
          <table:table-cell ns41:value-type="string" table:style-name="ce29" office:value-type="string">
            <text:p>Ooster-Havelte</text:p>
          </table:table-cell>
          <table:table-cell ns41:value-type="string" table:style-name="ce40" office:value-type="string">
            <text:p>Armenwerkhu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4" office:value-type="float">
            <text:p>4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2"/>
          <table:table-cell ns41:value-type="float" table:style-name="ce58" office:value="4" office:value-type="float">
            <text:p>4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1:value-type="float" table:style-name="ce76" office:value="117" office:value-type="float">
            <text:p>117</text:p>
          </table:table-cell>
          <table:table-cell ns41:value-type="float" table:style-name="ce82" office:value="10186" office:value-type="float">
            <text:p>1018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Default"/>
          <table:covered-table-cell table:style-name="ce34"/>
          <table:table-cell table:style-name="Default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27" office:value-type="float">
            <text:p>27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office:value="65" table:style-name="ce58" table:number-columns-repeated="2" office:value-type="float">
            <text:p>6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67" office:value-type="float">
            <text:p>67</text:p>
          </table:table-cell>
          <table:table-cell ns41:value-type="float" table:style-name="ce58" office:value="69" office:value-type="float">
            <text:p>69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17" office:value-type="float">
            <text:p>117</text:p>
          </table:table-cell>
          <table:table-cell ns41:value-type="float" table:style-name="ce82" office:value="10186" office:value-type="float">
            <text:p>1018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/>
          <table:covered-table-cell table:style-name="ce34"/>
          <table:table-cell table:style-name="ce29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17" office:value-type="float">
            <text:p>117</text:p>
          </table:table-cell>
          <table:table-cell ns41:value-type="float" table:style-name="ce82" office:value="10186" office:value-type="float">
            <text:p>1018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covered-table-cell table:style-name="ce34"/>
          <table:table-cell ns41:value-type="string" table:style-name="ce29" office:value-type="string">
            <text:p>Wester-Havelte</text:p>
          </table:table-cell>
          <table:table-cell table:style-name="ce40"/>
          <table:table-cell table:style-name="Default"/>
          <table:table-cell ns41:value-type="float" table:style-name="ce50" office:value="33" office:value-type="float">
            <text:p>33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79" office:value-type="float">
            <text:p>79</text:p>
          </table:table-cell>
          <table:table-cell ns41:value-type="float" table:style-name="ce58" office:value="72" office:value-type="float">
            <text:p>7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82" office:value-type="float">
            <text:p>82</text:p>
          </table:table-cell>
          <table:table-cell ns41:value-type="float" table:style-name="ce58" office:value="73" office:value-type="float">
            <text:p>7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17" office:value-type="float">
            <text:p>117</text:p>
          </table:table-cell>
          <table:table-cell ns41:value-type="float" table:style-name="ce82" office:value="10186" office:value-type="float">
            <text:p>1018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Eursinge</text:p>
          </table:table-cell>
          <table:table-cell table:style-name="ce40"/>
          <table:table-cell table:style-name="Default"/>
          <table:table-cell ns41:value-type="float" table:style-name="ce50" office:value="39" office:value-type="float">
            <text:p>39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93" office:value-type="float">
            <text:p>93</text:p>
          </table:table-cell>
          <table:table-cell ns41:value-type="float" table:style-name="ce58" office:value="92" office:value-type="float">
            <text:p>92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95" office:value-type="float">
            <text:p>95</text:p>
          </table:table-cell>
          <table:table-cell ns41:value-type="float" table:style-name="ce58" office:value="92" office:value-type="float">
            <text:p>92</text:p>
          </table:table-cell>
          <table:table-cell table:style-name="ce58"/>
          <table:table-cell table:style-name="ce69"/>
          <table:table-cell ns41:value-type="float" table:style-name="ce76" office:value="117" office:value-type="float">
            <text:p>117</text:p>
          </table:table-cell>
          <table:table-cell ns41:value-type="float" table:style-name="ce82" office:value="10186" office:value-type="float">
            <text:p>1018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 table:number-columns-repeated="2"/>
          <table:table-cell ns41:value-type="string" table:style-name="ce29" office:value-type="string">
            <text:p>Darp</text:p>
          </table:table-cell>
          <table:table-cell table:style-name="ce40"/>
          <table:table-cell table:style-name="Default"/>
          <table:table-cell ns41:value-type="float" table:style-name="ce50" office:value="50" office:value-type="float">
            <text:p>50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98" office:value-type="float">
            <text:p>98</text:p>
          </table:table-cell>
          <table:table-cell ns41:value-type="float" table:style-name="ce58" office:value="96" office:value-type="float">
            <text:p>96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101" office:value-type="float">
            <text:p>101</text:p>
          </table:table-cell>
          <table:table-cell ns41:value-type="float" table:style-name="ce58" office:value="96" office:value-type="float">
            <text:p>96</text:p>
          </table:table-cell>
          <table:table-cell ns41:value-type="float" table:style-name="ce58" office:value="2" office:value-type="float">
            <text:p>2</text:p>
          </table:table-cell>
          <table:table-cell table:style-name="ce69"/>
          <table:table-cell ns41:value-type="float" table:style-name="ce76" office:value="117" office:value-type="float">
            <text:p>117</text:p>
          </table:table-cell>
          <table:table-cell ns41:value-type="float" table:style-name="ce82" office:value="10186" office:value-type="float">
            <text:p>1018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 table:number-columns-repeated="2"/>
          <table:table-cell ns41:value-type="string" table:style-name="ce29" office:value-type="string">
            <text:p>De Wal</text:p>
          </table:table-cell>
          <table:table-cell table:style-name="ce40"/>
          <table:table-cell table:style-name="Default"/>
          <table:table-cell ns41:value-type="float" table:style-name="ce50" office:value="35" office:value-type="float">
            <text:p>35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71" office:value-type="float">
            <text:p>71</text:p>
          </table:table-cell>
          <table:table-cell ns41:value-type="float" table:style-name="ce58" office:value="86" office:value-type="float">
            <text:p>86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71" office:value-type="float">
            <text:p>71</text:p>
          </table:table-cell>
          <table:table-cell ns41:value-type="float" table:style-name="ce58" office:value="87" office:value-type="float">
            <text:p>87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17" office:value-type="float">
            <text:p>117</text:p>
          </table:table-cell>
          <table:table-cell ns41:value-type="float" table:style-name="ce82" office:value="10186" office:value-type="float">
            <text:p>1018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ns41:value-type="string" table:style-name="ce29" office:value-type="string">
            <text:p>U</text:p>
          </table:table-cell>
          <table:table-cell ns41:value-type="string" table:number-rows-spanned="3" table:style-name="ce33" table:number-columns-spanned="1" office:value-type="string">
            <text:p>Gehucht Uffelte</text:p>
          </table:table-cell>
          <table:table-cell ns41:value-type="string" table:style-name="ce29" office:value-type="string">
            <text:p>Uffelte-Westeinde</text:p>
          </table:table-cell>
          <table:table-cell table:style-name="ce40"/>
          <table:table-cell table:style-name="Default"/>
          <table:table-cell ns41:value-type="float" table:style-name="ce50" office:value="96" office:value-type="float">
            <text:p>96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18" office:value-type="float">
            <text:p>218</text:p>
          </table:table-cell>
          <table:table-cell ns41:value-type="float" table:style-name="ce58" office:value="207" office:value-type="float">
            <text:p>207</text:p>
          </table:table-cell>
          <table:table-cell ns41:value-type="float" office:value="2" table:style-name="ce58" table:number-columns-repeated="2" office:value-type="float">
            <text:p>2</text:p>
          </table:table-cell>
          <table:table-cell ns41:value-type="float" table:style-name="ce58" office:value="220" office:value-type="float">
            <text:p>220</text:p>
          </table:table-cell>
          <table:table-cell ns41:value-type="float" table:style-name="ce58" office:value="209" office:value-type="float">
            <text:p>209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17" office:value-type="float">
            <text:p>117</text:p>
          </table:table-cell>
          <table:table-cell ns41:value-type="float" table:style-name="ce82" office:value="10186" office:value-type="float">
            <text:p>1018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covered-table-cell table:style-name="ce35"/>
          <table:table-cell ns41:value-type="string" table:style-name="ce29" office:value-type="string">
            <text:p>Uffelte Oosteinde</text:p>
          </table:table-cell>
          <table:table-cell table:style-name="ce40"/>
          <table:table-cell table:style-name="Default"/>
          <table:table-cell ns41:value-type="float" table:style-name="ce50" office:value="48" office:value-type="float">
            <text:p>4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33" office:value-type="float">
            <text:p>133</text:p>
          </table:table-cell>
          <table:table-cell ns41:value-type="float" table:style-name="ce58" office:value="104" office:value-type="float">
            <text:p>104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136" office:value-type="float">
            <text:p>136</text:p>
          </table:table-cell>
          <table:table-cell ns41:value-type="float" table:style-name="ce58" office:value="104" office:value-type="float">
            <text:p>104</text:p>
          </table:table-cell>
          <table:table-cell table:style-name="ce58"/>
          <table:table-cell table:style-name="ce69"/>
          <table:table-cell ns41:value-type="float" table:style-name="ce76" office:value="117" office:value-type="float">
            <text:p>117</text:p>
          </table:table-cell>
          <table:table-cell ns41:value-type="float" table:style-name="ce82" office:value="10186" office:value-type="float">
            <text:p>1018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covered-table-cell table:style-name="ce33"/>
          <table:table-cell ns41:value-type="string" table:style-name="ce29" office:value-type="string">
            <text:p>De Vaartsctreek</text:p>
          </table:table-cell>
          <table:table-cell table:style-name="ce40"/>
          <table:table-cell table:style-name="Default"/>
          <table:table-cell ns41:value-type="float" table:style-name="ce50" office:value="70" office:value-type="float">
            <text:p>7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68" office:value-type="float">
            <text:p>168</text:p>
          </table:table-cell>
          <table:table-cell ns41:value-type="float" table:style-name="ce58" office:value="158" office:value-type="float">
            <text:p>158</text:p>
          </table:table-cell>
          <table:table-cell table:style-name="ce58" table:number-columns-repeated="2"/>
          <table:table-cell ns41:value-type="float" table:style-name="ce58" office:value="168" office:value-type="float">
            <text:p>168</text:p>
          </table:table-cell>
          <table:table-cell ns41:value-type="float" table:style-name="ce58" office:value="158" office:value-type="float">
            <text:p>158</text:p>
          </table:table-cell>
          <table:table-cell table:style-name="ce58"/>
          <table:table-cell table:style-name="ce69"/>
          <table:table-cell ns41:value-type="float" table:style-name="ce76" office:value="117" office:value-type="float">
            <text:p>117</text:p>
          </table:table-cell>
          <table:table-cell ns41:value-type="float" table:style-name="ce82" office:value="10186" office:value-type="float">
            <text:p>1018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ns41:value-type="string" table:style-name="ce29" office:value-type="string">
            <text:p>V</text:p>
          </table:table-cell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Veendijk</text:p>
          </table:table-cell>
          <table:table-cell table:style-name="ce40"/>
          <table:table-cell table:style-name="Default"/>
          <table:table-cell ns41:value-type="float" table:style-name="ce50" office:value="64" office:value-type="float">
            <text:p>64</text:p>
          </table:table-cell>
          <table:table-cell table:style-name="ce58" table:number-columns-repeated="4"/>
          <table:table-cell ns41:value-type="float" table:style-name="ce58" office:value="136" office:value-type="float">
            <text:p>136</text:p>
          </table:table-cell>
          <table:table-cell ns41:value-type="float" table:style-name="ce58" office:value="135" office:value-type="float">
            <text:p>135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37" office:value-type="float">
            <text:p>137</text:p>
          </table:table-cell>
          <table:table-cell ns41:value-type="float" table:style-name="ce58" office:value="135" office:value-type="float">
            <text:p>13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17" office:value-type="float">
            <text:p>117</text:p>
          </table:table-cell>
          <table:table-cell ns41:value-type="float" table:style-name="ce82" office:value="10186" office:value-type="float">
            <text:p>1018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table-cell ns41:value-type="string" table:style-name="ce29" office:value-type="string">
            <text:p>Buurtschap</text:p>
          </table:table-cell>
          <table:table-cell ns41:value-type="string" table:style-name="ce29" office:value-type="string">
            <text:p>Nijentap</text:p>
          </table:table-cell>
          <table:table-cell table:style-name="ce40"/>
          <table:table-cell table:style-name="Default"/>
          <table:table-cell ns41:value-type="float" table:style-name="ce50" office:value="3" office:value-type="float">
            <text:p>3</text:p>
          </table:table-cell>
          <table:table-cell table:style-name="ce58" table:number-columns-repeated="4"/>
          <table:table-cell ns41:value-type="float" office:value="9" table:style-name="ce58" table:number-columns-repeated="2" office:value-type="float">
            <text:p>9</text:p>
          </table:table-cell>
          <table:table-cell table:style-name="ce58" table:number-columns-repeated="2"/>
          <table:table-cell ns41:value-type="float" office:value="9" table:style-name="ce58" table:number-columns-repeated="2" office:value-type="float">
            <text:p>9</text:p>
          </table:table-cell>
          <table:table-cell table:style-name="ce58"/>
          <table:table-cell table:style-name="ce69"/>
          <table:table-cell ns41:value-type="float" table:style-name="ce76" office:value="117" office:value-type="float">
            <text:p>117</text:p>
          </table:table-cell>
          <table:table-cell ns41:value-type="float" table:style-name="ce82" office:value="10186" office:value-type="float">
            <text:p>1018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Havelterberg</text:p>
          </table:table-cell>
          <table:table-cell table:style-name="ce40"/>
          <table:table-cell table:style-name="Default"/>
          <table:table-cell ns41:value-type="float" table:style-name="ce50" office:value="45" office:value-type="float">
            <text:p>45</text:p>
          </table:table-cell>
          <table:table-cell table:style-name="ce58" table:number-columns-repeated="4"/>
          <table:table-cell ns41:value-type="float" table:style-name="ce58" office:value="107" office:value-type="float">
            <text:p>107</text:p>
          </table:table-cell>
          <table:table-cell ns41:value-type="float" table:style-name="ce58" office:value="94" office:value-type="float">
            <text:p>9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10" office:value-type="float">
            <text:p>110</text:p>
          </table:table-cell>
          <table:table-cell ns41:value-type="float" table:style-name="ce58" office:value="95" office:value-type="float">
            <text:p>95</text:p>
          </table:table-cell>
          <table:table-cell table:style-name="ce58"/>
          <table:table-cell table:style-name="ce69"/>
          <table:table-cell ns41:value-type="float" table:style-name="ce76" office:value="117" office:value-type="float">
            <text:p>117</text:p>
          </table:table-cell>
          <table:table-cell ns41:value-type="float" table:style-name="ce82" office:value="10186" office:value-type="float">
            <text:p>1018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ns41:value-type="string" table:style-name="ce29" office:value-type="string">
            <text:p>W</text:p>
          </table:table-cell>
          <table:table-cell ns41:value-type="string" table:number-rows-spanned="2" table:style-name="ce33" table:number-columns-spanned="1" office:value-type="string">
            <text:p>Dorp Wapserveen</text:p>
          </table:table-cell>
          <table:table-cell ns41:value-type="string" table:style-name="ce29" office:value-type="string">
            <text:p>Wapserveen-Oosteinde</text:p>
          </table:table-cell>
          <table:table-cell table:style-name="ce40"/>
          <table:table-cell table:style-name="Default"/>
          <table:table-cell ns41:value-type="float" table:style-name="ce50" office:value="66" office:value-type="float">
            <text:p>66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188" office:value-type="float">
            <text:p>188</text:p>
          </table:table-cell>
          <table:table-cell ns41:value-type="float" table:style-name="ce58" office:value="147" office:value-type="float">
            <text:p>147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91" office:value-type="float">
            <text:p>191</text:p>
          </table:table-cell>
          <table:table-cell ns41:value-type="float" table:style-name="ce58" office:value="148" office:value-type="float">
            <text:p>14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17" office:value-type="float">
            <text:p>117</text:p>
          </table:table-cell>
          <table:table-cell ns41:value-type="float" table:style-name="ce82" office:value="10186" office:value-type="float">
            <text:p>1018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covered-table-cell table:style-name="ce33"/>
          <table:table-cell ns41:value-type="string" table:style-name="ce29" office:value-type="string">
            <text:p>Wapserveen-Westeinde</text:p>
          </table:table-cell>
          <table:table-cell table:style-name="ce40"/>
          <table:table-cell table:style-name="Default"/>
          <table:table-cell ns41:value-type="float" table:style-name="ce50" office:value="73" office:value-type="float">
            <text:p>73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87" office:value-type="float">
            <text:p>187</text:p>
          </table:table-cell>
          <table:table-cell ns41:value-type="float" table:style-name="ce58" office:value="163" office:value-type="float">
            <text:p>16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88" office:value-type="float">
            <text:p>188</text:p>
          </table:table-cell>
          <table:table-cell ns41:value-type="float" table:style-name="ce58" office:value="167" office:value-type="float">
            <text:p>16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17" office:value-type="float">
            <text:p>117</text:p>
          </table:table-cell>
          <table:table-cell ns41:value-type="float" table:style-name="ce82" office:value="10186" office:value-type="float">
            <text:p>1018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ns41:value-type="string" table:style-name="ce21" office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650" office:value-type="float">
            <text:p>650</text:p>
          </table:table-cell>
          <table:table-cell ns41:value-type="float" table:style-name="ce58" office:value="20" office:value-type="float">
            <text:p>20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1556" office:value-type="float">
            <text:p>1556</text:p>
          </table:table-cell>
          <table:table-cell ns41:value-type="float" table:style-name="ce58" office:value="1438" office:value-type="float">
            <text:p>1438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1579" office:value-type="float">
            <text:p>1579</text:p>
          </table:table-cell>
          <table:table-cell ns41:value-type="float" table:style-name="ce58" office:value="1452" office:value-type="float">
            <text:p>1452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69" office:value="10" office:value-type="float">
            <text:p>10</text:p>
          </table:table-cell>
          <table:table-cell ns41:value-type="float" table:style-name="ce76" office:value="117" office:value-type="float">
            <text:p>117</text:p>
          </table:table-cell>
          <table:table-cell ns41:value-type="float" table:style-name="ce82" office:value="10186" office:value-type="float">
            <text:p>10186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table-cell ns41:value-type="string" table:number-rows-spanned="41" table:style-name="ce9" table:number-columns-spanned="1" office:value-type="string">
            <text:p>Hoogeveen</text:p>
          </table:table-cell>
          <table:table-cell ns41:value-type="string" table:style-name="ce21" office:value-type="string">
            <text:p>Kom</text:p>
          </table:table-cell>
          <table:table-cell ns41:value-type="string" table:style-name="ce29" office:value-type="string">
            <text:p>A</text:p>
          </table:table-cell>
          <table:table-cell ns41:value-type="string" table:style-name="ce29" office:value-type="string">
            <text:p>Oostzijde</text:p>
          </table:table-cell>
          <table:table-cell table:style-name="Default"/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129" office:value-type="float">
            <text:p>129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243" office:value-type="float">
            <text:p>243</text:p>
          </table:table-cell>
          <table:table-cell ns41:value-type="float" table:style-name="ce58" office:value="302" office:value-type="float">
            <text:p>302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57" office:value-type="float">
            <text:p>257</text:p>
          </table:table-cell>
          <table:table-cell ns41:value-type="float" table:style-name="ce58" office:value="307" office:value-type="float">
            <text:p>307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69" office:value="15" office:value-type="float">
            <text:p>15</text:p>
          </table:table-cell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17" office:value-type="float">
            <text:p>17</text:p>
          </table:table-cell>
          <table:table-cell table:style-name="ce58"/>
          <table:table-cell ns41:value-type="float" office:value="40" table:style-name="ce58" table:number-columns-repeated="2" office:value-type="float">
            <text:p>40</text:p>
          </table:table-cell>
          <table:table-cell table:style-name="ce58" table:number-columns-repeated="2"/>
          <table:table-cell ns41:value-type="float" office:value="40" table:style-name="ce58" table:number-columns-repeated="2" office:value-type="float">
            <text:p>40</text:p>
          </table:table-cell>
          <table:table-cell table:style-name="ce58"/>
          <table:table-cell table:style-name="ce69"/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5" office:value-type="float">
            <text:p>5</text:p>
          </table:table-cell>
          <table:table-cell table:style-name="ce58" table:number-columns-repeated="6"/>
          <table:table-cell ns41:value-type="float" table:style-name="ce58" office:value="13" office:value-type="float">
            <text:p>13</text:p>
          </table:table-cell>
          <table:table-cell ns41:value-type="float" table:style-name="ce69" office:value="10" office:value-type="float">
            <text:p>10</text:p>
          </table:table-cell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Groote Kerkstraat</text:p>
          </table:table-cell>
          <table:table-cell table:style-name="ce40"/>
          <table:table-cell table:style-name="Default"/>
          <table:table-cell ns41:value-type="float" table:style-name="ce50" office:value="45" office:value-type="float">
            <text:p>4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86" office:value-type="float">
            <text:p>86</text:p>
          </table:table-cell>
          <table:table-cell ns41:value-type="float" table:style-name="ce58" office:value="91" office:value-type="float">
            <text:p>91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90" office:value-type="float">
            <text:p>90</text:p>
          </table:table-cell>
          <table:table-cell ns41:value-type="float" table:style-name="ce58" office:value="91" office:value-type="float">
            <text:p>91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Achter de Kerk</text:p>
          </table:table-cell>
          <table:table-cell table:style-name="ce40"/>
          <table:table-cell table:style-name="Default"/>
          <table:table-cell ns41:value-type="float" table:style-name="ce50" office:value="30" office:value-type="float">
            <text:p>30</text:p>
          </table:table-cell>
          <table:table-cell table:style-name="ce58" table:number-columns-repeated="4"/>
          <table:table-cell ns41:value-type="float" table:style-name="ce58" office:value="49" office:value-type="float">
            <text:p>49</text:p>
          </table:table-cell>
          <table:table-cell ns41:value-type="float" table:style-name="ce58" office:value="50" office:value-type="float">
            <text:p>50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49" office:value-type="float">
            <text:p>49</text:p>
          </table:table-cell>
          <table:table-cell ns41:value-type="float" table:style-name="ce58" office:value="51" office:value-type="float">
            <text:p>51</text:p>
          </table:table-cell>
          <table:table-cell table:style-name="ce58"/>
          <table:table-cell table:style-name="ce69"/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Kleine Kerksteeg</text:p>
          </table:table-cell>
          <table:table-cell ns41:value-type="string" table:style-name="ce40" office:value-type="string">
            <text:p>Armwerkhu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32" office:value-type="float">
            <text:p>32</text:p>
          </table:table-cell>
          <table:table-cell ns41:value-type="float" table:style-name="ce58" office:value="26" office:value-type="float">
            <text:p>26</text:p>
          </table:table-cell>
          <table:table-cell table:style-name="ce58" table:number-columns-repeated="2"/>
          <table:table-cell ns41:value-type="float" table:style-name="ce58" office:value="32" office:value-type="float">
            <text:p>32</text:p>
          </table:table-cell>
          <table:table-cell ns41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Default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18" office:value-type="float">
            <text:p>18</text:p>
          </table:table-cell>
          <table:table-cell table:style-name="ce58" table:number-columns-repeated="4"/>
          <table:table-cell ns41:value-type="float" table:style-name="ce58" office:value="43" office:value-type="float">
            <text:p>43</text:p>
          </table:table-cell>
          <table:table-cell ns41:value-type="float" table:style-name="ce58" office:value="47" office:value-type="float">
            <text:p>47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43" office:value-type="float">
            <text:p>43</text:p>
          </table:table-cell>
          <table:table-cell ns41:value-type="float" table:style-name="ce58" office:value="49" office:value-type="float">
            <text:p>49</text:p>
          </table:table-cell>
          <table:table-cell ns41:value-type="float" table:style-name="ce58" office:value="2" office:value-type="float">
            <text:p>2</text:p>
          </table:table-cell>
          <table:table-cell table:style-name="ce69"/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Noordzijde</text:p>
          </table:table-cell>
          <table:table-cell ns41:value-type="string" table:style-name="ce29" office:value-type="string">
            <text:p>Het Haagje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60" office:value-type="float">
            <text:p>60</text:p>
          </table:table-cell>
          <table:table-cell table:style-name="ce58" table:number-columns-repeated="4"/>
          <table:table-cell ns41:value-type="float" table:style-name="ce58" office:value="130" office:value-type="float">
            <text:p>130</text:p>
          </table:table-cell>
          <table:table-cell ns41:value-type="float" table:style-name="ce58" office:value="120" office:value-type="float">
            <text:p>120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31" office:value-type="float">
            <text:p>131</text:p>
          </table:table-cell>
          <table:table-cell ns41:value-type="float" table:style-name="ce58" office:value="120" office:value-type="float">
            <text:p>120</text:p>
          </table:table-cell>
          <table:table-cell table:style-name="ce58"/>
          <table:table-cell table:style-name="ce69"/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17" office:value-type="float">
            <text:p>17</text:p>
          </table:table-cell>
          <table:table-cell table:style-name="ce58"/>
          <table:table-cell ns41:value-type="float" table:style-name="ce58" office:value="34" office:value-type="float">
            <text:p>34</text:p>
          </table:table-cell>
          <table:table-cell ns41:value-type="float" table:style-name="ce58" office:value="30" office:value-type="float">
            <text:p>30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34" office:value-type="float">
            <text:p>34</text:p>
          </table:table-cell>
          <table:table-cell ns41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2" office:value-type="float">
            <text:p>2</text:p>
          </table:table-cell>
          <table:table-cell table:style-name="ce58" table:number-columns-repeated="6"/>
          <table:table-cell ns41:value-type="float" table:style-name="ce58" office:value="2" office:value-type="float">
            <text:p>2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Zuidzijde</text:p>
          </table:table-cell>
          <table:table-cell ns41:value-type="string" table:style-name="ce29" office:value-type="string">
            <text:p>Het Haagje</text:p>
          </table:table-cell>
          <table:table-cell table:style-name="ce40"/>
          <table:table-cell table:style-name="Default"/>
          <table:table-cell ns41:value-type="float" table:style-name="ce50" office:value="58" office:value-type="float">
            <text:p>58</text:p>
          </table:table-cell>
          <table:table-cell table:style-name="ce58" table:number-columns-repeated="4"/>
          <table:table-cell ns41:value-type="float" table:style-name="ce58" office:value="127" office:value-type="float">
            <text:p>127</text:p>
          </table:table-cell>
          <table:table-cell ns41:value-type="float" table:style-name="ce58" office:value="129" office:value-type="float">
            <text:p>129</text:p>
          </table:table-cell>
          <table:table-cell ns41:value-type="float" table:style-name="ce58" office:value="5" office:value-type="float">
            <text:p>5</text:p>
          </table:table-cell>
          <table:table-cell table:style-name="ce58"/>
          <table:table-cell ns41:value-type="float" table:style-name="ce58" office:value="132" office:value-type="float">
            <text:p>132</text:p>
          </table:table-cell>
          <table:table-cell ns41:value-type="float" table:style-name="ce58" office:value="129" office:value-type="float">
            <text:p>129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Oostzijde</text:p>
          </table:table-cell>
          <table:table-cell ns41:value-type="string" table:style-name="ce29" office:value-type="string">
            <text:p>De Sloot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55" office:value-type="float">
            <text:p>55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92" office:value-type="float">
            <text:p>92</text:p>
          </table:table-cell>
          <table:table-cell ns41:value-type="float" table:style-name="ce58" office:value="114" office:value-type="float">
            <text:p>114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96" office:value-type="float">
            <text:p>96</text:p>
          </table:table-cell>
          <table:table-cell ns41:value-type="float" table:style-name="ce58" office:value="117" office:value-type="float">
            <text:p>117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8" office:value-type="float">
            <text:p>8</text:p>
          </table:table-cell>
          <table:table-cell table:style-name="ce58"/>
          <table:table-cell ns41:value-type="float" table:style-name="ce58" office:value="30" office:value-type="float">
            <text:p>30</text:p>
          </table:table-cell>
          <table:table-cell ns41:value-type="float" table:style-name="ce58" office:value="18" office:value-type="float">
            <text:p>18</text:p>
          </table:table-cell>
          <table:table-cell table:style-name="ce58" table:number-columns-repeated="2"/>
          <table:table-cell ns41:value-type="float" table:style-name="ce58" office:value="30" office:value-type="float">
            <text:p>30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B</text:p>
          </table:table-cell>
          <table:table-cell ns41:value-type="string" table:style-name="ce29" office:value-type="string">
            <text:p>Westzijde</text:p>
          </table:table-cell>
          <table:table-cell ns41:value-type="string" table:style-name="ce29" office:value-type="string">
            <text:p>De Sloot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65" office:value-type="float">
            <text:p>65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3"/>
          <table:table-cell ns41:value-type="float" table:style-name="ce58" office:value="135" office:value-type="float">
            <text:p>135</text:p>
          </table:table-cell>
          <table:table-cell ns41:value-type="float" table:style-name="ce58" office:value="125" office:value-type="float">
            <text:p>125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40" office:value-type="float">
            <text:p>140</text:p>
          </table:table-cell>
          <table:table-cell ns41:value-type="float" table:style-name="ce58" office:value="129" office:value-type="float">
            <text:p>129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Zuidzijde</text:p>
          </table:table-cell>
          <table:table-cell ns41:value-type="string" table:style-name="ce29" office:value-type="string">
            <text:p>Het Schut</text:p>
          </table:table-cell>
          <table:table-cell table:style-name="ce40"/>
          <table:table-cell table:style-name="Default"/>
          <table:table-cell ns41:value-type="float" table:style-name="ce50" office:value="82" office:value-type="float">
            <text:p>82</text:p>
          </table:table-cell>
          <table:table-cell table:style-name="ce58" table:number-columns-repeated="4"/>
          <table:table-cell ns41:value-type="float" table:style-name="ce58" office:value="171" office:value-type="float">
            <text:p>171</text:p>
          </table:table-cell>
          <table:table-cell ns41:value-type="float" table:style-name="ce58" office:value="174" office:value-type="float">
            <text:p>174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175" office:value-type="float">
            <text:p>175</text:p>
          </table:table-cell>
          <table:table-cell ns41:value-type="float" table:style-name="ce58" office:value="174" office:value-type="float">
            <text:p>174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Noordzijde</text:p>
          </table:table-cell>
          <table:table-cell ns41:value-type="string" table:style-name="ce29" office:value-type="string">
            <text:p>Het Schut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55" office:value-type="float">
            <text:p>55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116" office:value-type="float">
            <text:p>116</text:p>
          </table:table-cell>
          <table:table-cell ns41:value-type="float" table:style-name="ce58" office:value="142" office:value-type="float">
            <text:p>142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120" office:value-type="float">
            <text:p>120</text:p>
          </table:table-cell>
          <table:table-cell ns41:value-type="float" table:style-name="ce58" office:value="142" office:value-type="float">
            <text:p>142</text:p>
          </table:table-cell>
          <table:table-cell ns41:value-type="float" table:style-name="ce58" office:value="5" office:value-type="float">
            <text:p>5</text:p>
          </table:table-cell>
          <table:table-cell table:style-name="ce69"/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34" office:value-type="float">
            <text:p>34</text:p>
          </table:table-cell>
          <table:table-cell table:style-name="ce58"/>
          <table:table-cell ns41:value-type="float" table:style-name="ce58" office:value="73" office:value-type="float">
            <text:p>73</text:p>
          </table:table-cell>
          <table:table-cell ns41:value-type="float" table:style-name="ce58" office:value="61" office:value-type="float">
            <text:p>61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75" office:value-type="float">
            <text:p>75</text:p>
          </table:table-cell>
          <table:table-cell ns41:value-type="float" table:style-name="ce58" office:value="61" office:value-type="float">
            <text:p>61</text:p>
          </table:table-cell>
          <table:table-cell table:style-name="ce58"/>
          <table:table-cell table:style-name="ce69"/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10" office:value-type="float">
            <text:p>10</text:p>
          </table:table-cell>
          <table:table-cell table:style-name="ce58" table:number-columns-repeated="6"/>
          <table:table-cell ns41:value-type="float" table:style-name="ce58" office:value="21" office:value-type="float">
            <text:p>21</text:p>
          </table:table-cell>
          <table:table-cell ns41:value-type="float" table:style-name="ce69" office:value="18" office:value-type="float">
            <text:p>18</text:p>
          </table:table-cell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_20_HRowHeader"/>
          <table:table-cell ns41:value-type="string" table:style-name="ce29" office:value-type="string">
            <text:p>A</text:p>
          </table:table-cell>
          <table:table-cell ns41:value-type="string" table:style-name="ce29" office:value-type="string">
            <text:p>Westzijde</text:p>
          </table:table-cell>
          <table:table-cell ns41:value-type="string" table:style-name="ce29" office:value-type="string">
            <text:p>De Huizen</text:p>
          </table:table-cell>
          <table:table-cell table:style-name="ce40"/>
          <table:table-cell table:style-name="Default"/>
          <table:table-cell ns41:value-type="float" table:style-name="ce50" office:value="147" office:value-type="float">
            <text:p>147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04" office:value-type="float">
            <text:p>304</text:p>
          </table:table-cell>
          <table:table-cell ns41:value-type="float" table:style-name="ce58" office:value="353" office:value-type="float">
            <text:p>353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319" office:value-type="float">
            <text:p>319</text:p>
          </table:table-cell>
          <table:table-cell ns41:value-type="float" table:style-name="ce58" office:value="361" office:value-type="float">
            <text:p>361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69" office:value="10" office:value-type="float">
            <text:p>10</text:p>
          </table:table-cell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BK</text:p>
          </table:table-cell>
          <table:table-cell table:style-name="ce29"/>
          <table:table-cell ns41:value-type="string" table:style-name="ce29" office:value-type="string">
            <text:p>Noordzijde</text:p>
          </table:table-cell>
          <table:table-cell ns41:value-type="string" table:style-name="ce29" office:value-type="string">
            <text:p>Het Haagje</text:p>
          </table:table-cell>
          <table:table-cell table:style-name="ce40"/>
          <table:table-cell table:style-name="Default"/>
          <table:table-cell ns41:value-type="float" table:style-name="ce50" office:value="9" office:value-type="float">
            <text:p>9</text:p>
          </table:table-cell>
          <table:table-cell table:style-name="ce58" table:number-columns-repeated="4"/>
          <table:table-cell ns41:value-type="float" table:style-name="ce58" office:value="20" office:value-type="float">
            <text:p>20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1" office:value-type="float">
            <text:p>21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Zuidzijde</text:p>
          </table:table-cell>
          <table:table-cell ns41:value-type="string" table:style-name="ce29" office:value-type="string">
            <text:p>Het haagje</text:p>
          </table:table-cell>
          <table:table-cell table:style-name="ce42"/>
          <table:table-cell table:style-name="Default"/>
          <table:table-cell ns41:value-type="float" table:style-name="ce50" office:value="31" office:value-type="float">
            <text:p>31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64" office:value-type="float">
            <text:p>64</text:p>
          </table:table-cell>
          <table:table-cell ns41:value-type="float" table:style-name="ce58" office:value="59" office:value-type="float">
            <text:p>59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67" office:value-type="float">
            <text:p>67</text:p>
          </table:table-cell>
          <table:table-cell ns41:value-type="float" table:style-name="ce58" office:value="59" office:value-type="float">
            <text:p>59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B</text:p>
          </table:table-cell>
          <table:table-cell ns41:value-type="string" table:style-name="ce29" office:value-type="string">
            <text:p>Oostzijde</text:p>
          </table:table-cell>
          <table:table-cell ns41:value-type="string" table:style-name="ce29" office:value-type="string">
            <text:p>De Sloot</text:p>
          </table:table-cell>
          <table:table-cell table:style-name="ce40"/>
          <table:table-cell table:style-name="Default"/>
          <table:table-cell ns41:value-type="float" table:style-name="ce50" office:value="18" office:value-type="float">
            <text:p>1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40" office:value-type="float">
            <text:p>40</text:p>
          </table:table-cell>
          <table:table-cell ns41:value-type="float" table:style-name="ce58" office:value="39" office:value-type="float">
            <text:p>39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41" office:value-type="float">
            <text:p>41</text:p>
          </table:table-cell>
          <table:table-cell ns41:value-type="float" table:style-name="ce58" office:value="39" office:value-type="float">
            <text:p>39</text:p>
          </table:table-cell>
          <table:table-cell table:style-name="ce58"/>
          <table:table-cell table:style-name="ce69"/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Westzijde</text:p>
          </table:table-cell>
          <table:table-cell ns41:value-type="string" table:style-name="ce29" office:value-type="string">
            <text:p>De Sloot</text:p>
          </table:table-cell>
          <table:table-cell table:style-name="ce40"/>
          <table:table-cell table:style-name="Default"/>
          <table:table-cell ns41:value-type="float" table:style-name="ce50" office:value="10" office:value-type="float">
            <text:p>10</text:p>
          </table:table-cell>
          <table:table-cell table:style-name="ce58" table:number-columns-repeated="4"/>
          <table:table-cell ns41:value-type="float" table:style-name="ce58" office:value="18" office:value-type="float">
            <text:p>18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9" office:value-type="float">
            <text:p>19</text:p>
          </table:table-cell>
          <table:table-cell ns41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Zuidzijde</text:p>
          </table:table-cell>
          <table:table-cell ns41:value-type="string" table:style-name="ce29" office:value-type="string">
            <text:p>Het Schut</text:p>
          </table:table-cell>
          <table:table-cell table:style-name="ce40"/>
          <table:table-cell table:style-name="Default"/>
          <table:table-cell ns41:value-type="float" table:style-name="ce50" office:value="40" office:value-type="float">
            <text:p>40</text:p>
          </table:table-cell>
          <table:table-cell table:style-name="ce58" table:number-columns-repeated="4"/>
          <table:table-cell ns41:value-type="float" table:style-name="ce58" office:value="77" office:value-type="float">
            <text:p>77</text:p>
          </table:table-cell>
          <table:table-cell ns41:value-type="float" table:style-name="ce58" office:value="83" office:value-type="float">
            <text:p>83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79" office:value-type="float">
            <text:p>79</text:p>
          </table:table-cell>
          <table:table-cell ns41:value-type="float" table:style-name="ce58" office:value="83" office:value-type="float">
            <text:p>83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Noordzijde</text:p>
          </table:table-cell>
          <table:table-cell ns41:value-type="string" table:style-name="ce29" office:value-type="string">
            <text:p>Het Schut</text:p>
          </table:table-cell>
          <table:table-cell table:style-name="ce40"/>
          <table:table-cell table:style-name="Default"/>
          <table:table-cell ns41:value-type="float" table:style-name="ce50" office:value="52" office:value-type="float">
            <text:p>52</text:p>
          </table:table-cell>
          <table:table-cell table:style-name="ce58" table:number-columns-repeated="4"/>
          <table:table-cell ns41:value-type="float" table:style-name="ce58" office:value="116" office:value-type="float">
            <text:p>116</text:p>
          </table:table-cell>
          <table:table-cell ns41:value-type="float" table:style-name="ce58" office:value="99" office:value-type="float">
            <text:p>99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19" office:value-type="float">
            <text:p>119</text:p>
          </table:table-cell>
          <table:table-cell ns41:value-type="float" table:style-name="ce58" office:value="103" office:value-type="float">
            <text:p>103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Default"/>
          <table:table-cell table:style-name="ce29"/>
          <table:table-cell ns41:value-type="string" table:style-name="ce29" office:value-type="string">
            <text:p>Toldijk</text:p>
          </table:table-cell>
          <table:table-cell table:style-name="ce40"/>
          <table:table-cell table:style-name="Default"/>
          <table:table-cell ns41:value-type="float" table:style-name="ce50" office:value="12" office:value-type="float">
            <text:p>12</text:p>
          </table:table-cell>
          <table:table-cell table:style-name="ce58" table:number-columns-repeated="4"/>
          <table:table-cell ns41:value-type="float" table:style-name="ce58" office:value="32" office:value-type="float">
            <text:p>32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33" office:value-type="float">
            <text:p>33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2" office:value-type="float">
            <text:p>2</text:p>
          </table:table-cell>
          <table:table-cell table:style-name="ce69"/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ns41:value-type="string" table:style-name="ce29" office:value-type="string">
            <text:p>C</text:p>
          </table:table-cell>
          <table:table-cell table:style-name="ce29"/>
          <table:table-cell ns41:value-type="string" table:style-name="ce29" office:value-type="string">
            <text:p>Achterom en Noord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406" office:value-type="float">
            <text:p>406</text:p>
          </table:table-cell>
          <table:table-cell ns41:value-type="float" table:style-name="ce58" office:value="19" office:value-type="float">
            <text:p>19</text:p>
          </table:table-cell>
          <table:table-cell table:style-name="ce58" table:number-columns-repeated="3"/>
          <table:table-cell ns41:value-type="float" table:style-name="ce58" office:value="925" office:value-type="float">
            <text:p>925</text:p>
          </table:table-cell>
          <table:table-cell ns41:value-type="float" table:style-name="ce58" office:value="913" office:value-type="float">
            <text:p>913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944" office:value-type="float">
            <text:p>944</text:p>
          </table:table-cell>
          <table:table-cell ns41:value-type="float" table:style-name="ce58" office:value="923" office:value-type="float">
            <text:p>923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11" office:value-type="float">
            <text:p>11</text:p>
          </table:table-cell>
          <table:table-cell table:style-name="ce58"/>
          <table:table-cell ns41:value-type="float" table:style-name="ce58" office:value="25" office:value-type="float">
            <text:p>25</text:p>
          </table:table-cell>
          <table:table-cell ns41:value-type="float" table:style-name="ce58" office:value="27" office:value-type="float">
            <text:p>27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28" office:value-type="float">
            <text:p>28</text:p>
          </table:table-cell>
          <table:table-cell table:style-name="ce58"/>
          <table:table-cell table:style-name="ce69"/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Default"/>
          <table:table-cell table:style-name="ce29" table:number-columns-repeated="2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2" office:value-type="float">
            <text:p>2</text:p>
          </table:table-cell>
          <table:table-cell ns41:value-type="float" table:style-name="ce69" office:value="4" office:value-type="float">
            <text:p>4</text:p>
          </table:table-cell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D</text:p>
          </table:table-cell>
          <table:table-cell table:style-name="ce29"/>
          <table:table-cell ns41:value-type="string" table:style-name="ce29" office:value-type="string">
            <text:p>Krakeel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139" office:value-type="float">
            <text:p>139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3"/>
          <table:table-cell ns41:value-type="float" table:style-name="ce58" office:value="372" office:value-type="float">
            <text:p>372</text:p>
          </table:table-cell>
          <table:table-cell ns41:value-type="float" table:style-name="ce58" office:value="306" office:value-type="float">
            <text:p>306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373" office:value-type="float">
            <text:p>373</text:p>
          </table:table-cell>
          <table:table-cell ns41:value-type="float" table:style-name="ce58" office:value="306" office:value-type="float">
            <text:p>306</text:p>
          </table:table-cell>
          <table:table-cell table:style-name="ce58"/>
          <table:table-cell table:style-name="ce69"/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22" office:value-type="float">
            <text:p>22</text:p>
          </table:table-cell>
          <table:table-cell table:style-name="ce58"/>
          <table:table-cell ns41:value-type="float" table:style-name="ce58" office:value="38" office:value-type="float">
            <text:p>38</text:p>
          </table:table-cell>
          <table:table-cell ns41:value-type="float" table:style-name="ce58" office:value="36" office:value-type="float">
            <text:p>36</text:p>
          </table:table-cell>
          <table:table-cell table:style-name="ce58" table:number-columns-repeated="2"/>
          <table:table-cell ns41:value-type="float" table:style-name="ce58" office:value="38" office:value-type="float">
            <text:p>38</text:p>
          </table:table-cell>
          <table:table-cell ns41:value-type="float" table:style-name="ce58" office:value="36" office:value-type="float">
            <text:p>36</text:p>
          </table:table-cell>
          <table:table-cell table:style-name="ce58"/>
          <table:table-cell table:style-name="ce69"/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ns41:value-type="string" table:style-name="ce29" office:value-type="string">
            <text:p>E</text:p>
          </table:table-cell>
          <table:table-cell table:style-name="ce29"/>
          <table:table-cell ns41:value-type="string" table:style-name="ce29" office:value-type="string">
            <text:p>Hollandsche Veld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572" office:value-type="float">
            <text:p>572</text:p>
          </table:table-cell>
          <table:table-cell ns41:value-type="float" table:style-name="ce58" office:value="14" office:value-type="float">
            <text:p>14</text:p>
          </table:table-cell>
          <table:table-cell table:style-name="ce58" table:number-columns-repeated="3"/>
          <table:table-cell ns41:value-type="float" table:style-name="ce58" office:value="1333" office:value-type="float">
            <text:p>1333</text:p>
          </table:table-cell>
          <table:table-cell ns41:value-type="float" table:style-name="ce58" office:value="1312" office:value-type="float">
            <text:p>1312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1352" office:value-type="float">
            <text:p>1352</text:p>
          </table:table-cell>
          <table:table-cell ns41:value-type="float" table:style-name="ce58" office:value="1322" office:value-type="float">
            <text:p>1322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8" office:value-type="float">
            <text:p>8</text:p>
          </table:table-cell>
          <table:table-cell table:style-name="ce58"/>
          <table:table-cell ns41:value-type="float" table:style-name="ce58" office:value="17" office:value-type="float">
            <text:p>17</text:p>
          </table:table-cell>
          <table:table-cell ns41:value-type="float" table:style-name="ce58" office:value="15" office:value-type="float">
            <text:p>15</text:p>
          </table:table-cell>
          <table:table-cell table:style-name="ce58" table:number-columns-repeated="2"/>
          <table:table-cell ns41:value-type="float" table:style-name="ce58" office:value="17" office:value-type="float">
            <text:p>17</text:p>
          </table:table-cell>
          <table:table-cell ns41:value-type="float" table:style-name="ce58" office:value="15" office:value-type="float">
            <text:p>15</text:p>
          </table:table-cell>
          <table:table-cell table:style-name="ce58"/>
          <table:table-cell table:style-name="ce69"/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1"/>
          <table:table-cell ns41:value-type="string" table:style-name="ce29" office:value-type="string">
            <text:p>F</text:p>
          </table:table-cell>
          <table:table-cell table:style-name="ce29"/>
          <table:table-cell ns41:value-type="string" table:style-name="ce29" office:value-type="string">
            <text:p>Alteveer en Riegshoogtendijk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153" office:value-type="float">
            <text:p>153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383" office:value-type="float">
            <text:p>383</text:p>
          </table:table-cell>
          <table:table-cell ns41:value-type="float" table:style-name="ce58" office:value="359" office:value-type="float">
            <text:p>359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407" office:value-type="float">
            <text:p>407</text:p>
          </table:table-cell>
          <table:table-cell ns41:value-type="float" table:style-name="ce58" office:value="369" office:value-type="float">
            <text:p>369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268" office:value-type="float">
            <text:p>268</text:p>
          </table:table-cell>
          <table:table-cell table:style-name="ce58" table:number-columns-repeated="3"/>
          <table:table-cell ns41:value-type="float" table:style-name="ce58" office:value="631" office:value-type="float">
            <text:p>631</text:p>
          </table:table-cell>
          <table:table-cell ns41:value-type="float" table:style-name="ce58" office:value="570" office:value-type="float">
            <text:p>570</text:p>
          </table:table-cell>
          <table:table-cell ns41:value-type="float" table:style-name="ce58" office:value="631" office:value-type="float">
            <text:p>631</text:p>
          </table:table-cell>
          <table:table-cell ns41:value-type="float" table:style-name="ce58" office:value="570" office:value-type="float">
            <text:p>570</text:p>
          </table:table-cell>
          <table:table-cell table:style-name="ce58"/>
          <table:table-cell table:style-name="ce69"/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K</text:p>
          </table:table-cell>
          <table:table-cell table:style-name="ce29" table:number-columns-repeated="2"/>
          <table:table-cell table:style-name="ce30"/>
          <table:table-cell table:style-name="ce42"/>
          <table:table-cell table:style-name="Default"/>
          <table:table-cell ns41:value-type="float" table:style-name="ce50" office:value="745" office:value-type="float">
            <text:p>745</text:p>
          </table:table-cell>
          <table:table-cell ns41:value-type="float" table:style-name="ce58" office:value="24" office:value-type="float">
            <text:p>24</text:p>
          </table:table-cell>
          <table:table-cell table:style-name="ce58"/>
          <table:table-cell ns41:value-type="float" table:style-name="ce58" office:value="77" office:value-type="float">
            <text:p>77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1706" office:value-type="float">
            <text:p>1706</text:p>
          </table:table-cell>
          <table:table-cell ns41:value-type="float" table:style-name="ce58" office:value="1822" office:value-type="float">
            <text:p>1822</text:p>
          </table:table-cell>
          <table:table-cell ns41:value-type="float" table:style-name="ce58" office:value="58" office:value-type="float">
            <text:p>58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1764" office:value-type="float">
            <text:p>1764</text:p>
          </table:table-cell>
          <table:table-cell ns41:value-type="float" table:style-name="ce58" office:value="1847" office:value-type="float">
            <text:p>1847</text:p>
          </table:table-cell>
          <table:table-cell ns41:value-type="float" table:style-name="ce58" office:value="96" office:value-type="float">
            <text:p>96</text:p>
          </table:table-cell>
          <table:table-cell ns41:value-type="float" table:style-name="ce69" office:value="63" office:value-type="float">
            <text:p>63</text:p>
          </table:table-cell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442" office:value-type="float">
            <text:p>1442</text:p>
          </table:table-cell>
          <table:table-cell ns41:value-type="float" table:style-name="ce58" office:value="52" office:value-type="float">
            <text:p>52</text:p>
          </table:table-cell>
          <table:table-cell table:style-name="ce58"/>
          <table:table-cell ns41:value-type="float" table:style-name="ce58" office:value="309" office:value-type="float">
            <text:p>30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3460" office:value-type="float">
            <text:p>3460</text:p>
          </table:table-cell>
          <table:table-cell ns41:value-type="float" table:style-name="ce58" office:value="3312" office:value-type="float">
            <text:p>3312</text:p>
          </table:table-cell>
          <table:table-cell ns41:value-type="float" table:style-name="ce58" office:value="706" office:value-type="float">
            <text:p>706</text:p>
          </table:table-cell>
          <table:table-cell ns41:value-type="float" table:style-name="ce58" office:value="605" office:value-type="float">
            <text:p>605</text:p>
          </table:table-cell>
          <table:table-cell ns41:value-type="float" table:style-name="ce58" office:value="4166" office:value-type="float">
            <text:p>4166</text:p>
          </table:table-cell>
          <table:table-cell ns41:value-type="float" table:style-name="ce58" office:value="3917" office:value-type="float">
            <text:p>3917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69" office:value="9" office:value-type="float">
            <text:p>9</text:p>
          </table:table-cell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2187" office:value-type="float">
            <text:p>2187</text:p>
          </table:table-cell>
          <table:table-cell ns41:value-type="float" table:style-name="ce58" office:value="76" office:value-type="float">
            <text:p>76</text:p>
          </table:table-cell>
          <table:table-cell table:style-name="ce58"/>
          <table:table-cell ns41:value-type="float" table:style-name="ce58" office:value="386" office:value-type="float">
            <text:p>386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5166" office:value-type="float">
            <text:p>5166</text:p>
          </table:table-cell>
          <table:table-cell ns41:value-type="float" table:style-name="ce58" office:value="5134" office:value-type="float">
            <text:p>5134</text:p>
          </table:table-cell>
          <table:table-cell ns41:value-type="float" table:style-name="ce58" office:value="764" office:value-type="float">
            <text:p>764</text:p>
          </table:table-cell>
          <table:table-cell ns41:value-type="float" table:style-name="ce58" office:value="630" office:value-type="float">
            <text:p>630</text:p>
          </table:table-cell>
          <table:table-cell ns41:value-type="float" table:style-name="ce58" office:value="5930" office:value-type="float">
            <text:p>5930</text:p>
          </table:table-cell>
          <table:table-cell ns41:value-type="float" table:style-name="ce58" office:value="5764" office:value-type="float">
            <text:p>5764</text:p>
          </table:table-cell>
          <table:table-cell ns41:value-type="float" table:style-name="ce58" office:value="120" office:value-type="float">
            <text:p>120</text:p>
          </table:table-cell>
          <table:table-cell ns41:value-type="float" table:style-name="ce69" office:value="72" office:value-type="float">
            <text:p>72</text:p>
          </table:table-cell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Pers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1:value-type="float" office:value="4" table:style-name="ce58" table:number-columns-repeated="4" office:value-type="float">
            <text:p>4</text:p>
          </table:table-cell>
          <table:table-cell table:style-name="ce58"/>
          <table:table-cell table:style-name="ce69"/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AT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2187" office:value-type="float">
            <text:p>2187</text:p>
          </table:table-cell>
          <table:table-cell ns41:value-type="float" table:style-name="ce58" office:value="76" office:value-type="float">
            <text:p>76</text:p>
          </table:table-cell>
          <table:table-cell table:style-name="ce58"/>
          <table:table-cell ns41:value-type="float" table:style-name="ce58" office:value="386" office:value-type="float">
            <text:p>386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5166" office:value-type="float">
            <text:p>5166</text:p>
          </table:table-cell>
          <table:table-cell ns41:value-type="float" table:style-name="ce58" office:value="5134" office:value-type="float">
            <text:p>5134</text:p>
          </table:table-cell>
          <table:table-cell ns41:value-type="float" table:style-name="ce58" office:value="768" office:value-type="float">
            <text:p>768</text:p>
          </table:table-cell>
          <table:table-cell ns41:value-type="float" table:style-name="ce58" office:value="634" office:value-type="float">
            <text:p>634</text:p>
          </table:table-cell>
          <table:table-cell ns41:value-type="float" table:style-name="ce58" office:value="5934" office:value-type="float">
            <text:p>5934</text:p>
          </table:table-cell>
          <table:table-cell ns41:value-type="float" table:style-name="ce58" office:value="5768" office:value-type="float">
            <text:p>5768</text:p>
          </table:table-cell>
          <table:table-cell ns41:value-type="float" table:style-name="ce58" office:value="120" office:value-type="float">
            <text:p>120</text:p>
          </table:table-cell>
          <table:table-cell ns41:value-type="float" table:style-name="ce69" office:value="72" office:value-type="float">
            <text:p>72</text:p>
          </table:table-cell>
          <table:table-cell ns41:value-type="float" table:style-name="ce76" office:value="118" office:value-type="float">
            <text:p>118</text:p>
          </table:table-cell>
          <table:table-cell ns41:value-type="float" table:style-name="ce82" office:value="10839" office:value-type="float">
            <text:p>10839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table-cell ns41:value-type="string" table:number-rows-spanned="42" table:style-name="ce9" table:number-columns-spanned="1" office:value-type="string">
            <text:p>Meppel</text:p>
          </table:table-cell>
          <table:table-cell ns41:value-type="string" table:style-name="ce21" office:value-type="string">
            <text:p>Kom</text:p>
          </table:table-cell>
          <table:table-cell ns41:value-type="string" table:style-name="ce29" office:value-type="string">
            <text:p>I</text:p>
          </table:table-cell>
          <table:table-cell table:style-name="ce29" table:number-columns-repeated="2"/>
          <table:table-cell ns41:value-type="string" table:style-name="ce40" office:value-type="string">
            <text:p>Diaconie-Armhu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32" office:value-type="float">
            <text:p>32</text:p>
          </table:table-cell>
          <table:table-cell ns41:value-type="float" table:style-name="ce58" office:value="27" office:value-type="float">
            <text:p>27</text:p>
          </table:table-cell>
          <table:table-cell table:style-name="ce58" table:number-columns-repeated="2"/>
          <table:table-cell ns41:value-type="float" table:style-name="ce58" office:value="32" office:value-type="float">
            <text:p>32</text:p>
          </table:table-cell>
          <table:table-cell ns41:value-type="float" table:style-name="ce58" office:value="27" office:value-type="float">
            <text:p>27</text:p>
          </table:table-cell>
          <table:table-cell table:style-name="ce58"/>
          <table:table-cell table:style-name="ce69"/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204" office:value-type="float">
            <text:p>204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3"/>
          <table:table-cell ns41:value-type="float" table:style-name="ce58" office:value="437" office:value-type="float">
            <text:p>437</text:p>
          </table:table-cell>
          <table:table-cell ns41:value-type="float" table:style-name="ce58" office:value="449" office:value-type="float">
            <text:p>449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50" office:value-type="float">
            <text:p>450</text:p>
          </table:table-cell>
          <table:table-cell ns41:value-type="float" table:style-name="ce58" office:value="452" office:value-type="float">
            <text:p>452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9" office:value="11" office:value-type="float">
            <text:p>11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II</text:p>
          </table:table-cell>
          <table:table-cell table:style-name="ce29" table:number-columns-repeated="2"/>
          <table:table-cell table:style-name="ce40"/>
          <table:table-cell table:style-name="Default"/>
          <table:table-cell ns41:value-type="float" table:style-name="ce50" office:value="261" office:value-type="float">
            <text:p>261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551" office:value-type="float">
            <text:p>551</text:p>
          </table:table-cell>
          <table:table-cell ns41:value-type="float" table:style-name="ce58" office:value="527" office:value-type="float">
            <text:p>527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564" office:value-type="float">
            <text:p>564</text:p>
          </table:table-cell>
          <table:table-cell ns41:value-type="float" table:style-name="ce58" office:value="532" office:value-type="float">
            <text:p>532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III</text:p>
          </table:table-cell>
          <table:table-cell table:style-name="ce29" table:number-columns-repeated="2"/>
          <table:table-cell table:style-name="ce40"/>
          <table:table-cell table:style-name="Default"/>
          <table:table-cell ns41:value-type="float" table:style-name="ce50" office:value="93" office:value-type="float">
            <text:p>93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177" office:value-type="float">
            <text:p>177</text:p>
          </table:table-cell>
          <table:table-cell ns41:value-type="float" table:style-name="ce58" office:value="201" office:value-type="float">
            <text:p>20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82" office:value-type="float">
            <text:p>182</text:p>
          </table:table-cell>
          <table:table-cell ns41:value-type="float" table:style-name="ce58" office:value="203" office:value-type="float">
            <text:p>203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9" office:value="4" office:value-type="float">
            <text:p>4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IV</text:p>
          </table:table-cell>
          <table:table-cell table:style-name="ce29" table:number-columns-repeated="2"/>
          <table:table-cell ns41:value-type="string" table:style-name="ce40" office:value-type="string">
            <text:p>Huis van Bewaring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" office:value-type="float">
            <text:p>1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85" office:value-type="float">
            <text:p>85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174" office:value-type="float">
            <text:p>174</text:p>
          </table:table-cell>
          <table:table-cell ns41:value-type="float" table:style-name="ce58" office:value="220" office:value-type="float">
            <text:p>22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77" office:value-type="float">
            <text:p>177</text:p>
          </table:table-cell>
          <table:table-cell ns41:value-type="float" table:style-name="ce58" office:value="221" office:value-type="float">
            <text:p>221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69" office:value="7" office:value-type="float">
            <text:p>7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V</text:p>
          </table:table-cell>
          <table:table-cell table:style-name="ce29" table:number-columns-repeated="2"/>
          <table:table-cell table:style-name="ce40"/>
          <table:table-cell table:style-name="Default"/>
          <table:table-cell ns41:value-type="float" table:style-name="ce50" office:value="92" office:value-type="float">
            <text:p>9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189" office:value-type="float">
            <text:p>189</text:p>
          </table:table-cell>
          <table:table-cell ns41:value-type="float" table:style-name="ce58" office:value="222" office:value-type="float">
            <text:p>222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94" office:value-type="float">
            <text:p>194</text:p>
          </table:table-cell>
          <table:table-cell ns41:value-type="float" table:style-name="ce58" office:value="224" office:value-type="float">
            <text:p>224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69" office:value="7" office:value-type="float">
            <text:p>7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VI</text:p>
          </table:table-cell>
          <table:table-cell table:style-name="ce29" table:number-columns-repeated="2"/>
          <table:table-cell table:style-name="ce40"/>
          <table:table-cell table:style-name="Default"/>
          <table:table-cell ns41:value-type="float" table:style-name="ce50" office:value="165" office:value-type="float">
            <text:p>165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3"/>
          <table:table-cell ns41:value-type="float" table:style-name="ce58" office:value="299" office:value-type="float">
            <text:p>299</text:p>
          </table:table-cell>
          <table:table-cell ns41:value-type="float" table:style-name="ce58" office:value="376" office:value-type="float">
            <text:p>376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309" office:value-type="float">
            <text:p>309</text:p>
          </table:table-cell>
          <table:table-cell ns41:value-type="float" table:style-name="ce58" office:value="385" office:value-type="float">
            <text:p>385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69" office:value="7" office:value-type="float">
            <text:p>7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VII</text:p>
          </table:table-cell>
          <table:table-cell table:style-name="ce29" table:number-columns-repeated="2"/>
          <table:table-cell table:style-name="ce40"/>
          <table:table-cell table:style-name="Default"/>
          <table:table-cell ns41:value-type="float" table:style-name="ce50" office:value="274" office:value-type="float">
            <text:p>274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3"/>
          <table:table-cell ns41:value-type="float" table:style-name="ce58" office:value="556" office:value-type="float">
            <text:p>556</text:p>
          </table:table-cell>
          <table:table-cell ns41:value-type="float" table:style-name="ce58" office:value="582" office:value-type="float">
            <text:p>582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578" office:value-type="float">
            <text:p>578</text:p>
          </table:table-cell>
          <table:table-cell ns41:value-type="float" table:style-name="ce58" office:value="592" office:value-type="float">
            <text:p>592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69" office:value="14" office:value-type="float">
            <text:p>14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VIII</text:p>
          </table:table-cell>
          <table:table-cell table:style-name="ce29" table:number-columns-repeated="2"/>
          <table:table-cell table:style-name="ce40"/>
          <table:table-cell table:style-name="Default"/>
          <table:table-cell ns41:value-type="float" table:style-name="ce50" office:value="265" office:value-type="float">
            <text:p>265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3"/>
          <table:table-cell ns41:value-type="float" table:style-name="ce58" office:value="539" office:value-type="float">
            <text:p>539</text:p>
          </table:table-cell>
          <table:table-cell ns41:value-type="float" table:style-name="ce58" office:value="677" office:value-type="float">
            <text:p>677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560" office:value-type="float">
            <text:p>560</text:p>
          </table:table-cell>
          <table:table-cell ns41:value-type="float" table:style-name="ce58" office:value="692" office:value-type="float">
            <text:p>692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69" office:value="19" office:value-type="float">
            <text:p>19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IX</text:p>
          </table:table-cell>
          <table:table-cell table:style-name="ce29" table:number-columns-repeated="2"/>
          <table:table-cell table:style-name="ce40"/>
          <table:table-cell table:style-name="Default"/>
          <table:table-cell ns41:value-type="float" table:style-name="ce50" office:value="175" office:value-type="float">
            <text:p>175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345" office:value-type="float">
            <text:p>345</text:p>
          </table:table-cell>
          <table:table-cell ns41:value-type="float" table:style-name="ce58" office:value="338" office:value-type="float">
            <text:p>338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353" office:value-type="float">
            <text:p>353</text:p>
          </table:table-cell>
          <table:table-cell ns41:value-type="float" table:style-name="ce58" office:value="342" office:value-type="float">
            <text:p>342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9" office:value="10" office:value-type="float">
            <text:p>10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X</text:p>
          </table:table-cell>
          <table:table-cell table:style-name="ce29" table:number-columns-repeated="2"/>
          <table:table-cell table:style-name="ce40"/>
          <table:table-cell table:style-name="Default"/>
          <table:table-cell ns41:value-type="float" table:style-name="ce50" office:value="74" office:value-type="float">
            <text:p>7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37" office:value-type="float">
            <text:p>137</text:p>
          </table:table-cell>
          <table:table-cell ns41:value-type="float" table:style-name="ce58" office:value="163" office:value-type="float">
            <text:p>163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43" office:value-type="float">
            <text:p>143</text:p>
          </table:table-cell>
          <table:table-cell ns41:value-type="float" table:style-name="ce58" office:value="164" office:value-type="float">
            <text:p>164</text:p>
          </table:table-cell>
          <table:table-cell ns41:value-type="float" table:style-name="ce58" office:value="4" office:value-type="float">
            <text:p>4</text:p>
          </table:table-cell>
          <table:table-cell table:style-name="ce69"/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XI</text:p>
          </table:table-cell>
          <table:table-cell table:style-name="ce29" table:number-columns-repeated="2"/>
          <table:table-cell table:style-name="ce40"/>
          <table:table-cell table:style-name="Default"/>
          <table:table-cell ns41:value-type="float" table:style-name="ce50" office:value="95" office:value-type="float">
            <text:p>95</text:p>
          </table:table-cell>
          <table:table-cell table:style-name="ce58" table:number-columns-repeated="4"/>
          <table:table-cell ns41:value-type="float" table:style-name="ce58" office:value="199" office:value-type="float">
            <text:p>199</text:p>
          </table:table-cell>
          <table:table-cell ns41:value-type="float" table:style-name="ce58" office:value="215" office:value-type="float">
            <text:p>21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01" office:value-type="float">
            <text:p>201</text:p>
          </table:table-cell>
          <table:table-cell ns41:value-type="float" table:style-name="ce58" office:value="216" office:value-type="float">
            <text:p>21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9" office:value="4" office:value-type="float">
            <text:p>4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1" office:value-type="float">
            <text:p>11</text:p>
          </table:table-cell>
          <table:table-cell ns41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BK</text:p>
          </table:table-cell>
          <table:table-cell ns41:value-type="string" table:style-name="ce29" office:value-type="string">
            <text:p>I</text:p>
          </table:table-cell>
          <table:table-cell table:style-name="ce29" table:number-columns-repeated="2"/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4" office:value-type="float">
            <office:annotation draw:style-name="gr1" svg:height="55.53pt" draw:caption-point-y="356.51pt" svg:width="92.83pt" svg:x="453.43pt" draw:caption-point-x="-71.63pt" svg:y="5839.65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4</text:p>
          </table:table-cell>
          <table:table-cell table:style-name="ce58" table:number-columns-repeated="4"/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9" office:value="7" office:value-type="float">
            <text:p>7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7" office:value-type="float">
            <text:p>7</text:p>
          </table:table-cell>
          <table:table-cell table:style-name="ce58"/>
          <table:table-cell ns41:value-type="float" table:style-name="ce58" office:value="16" office:value-type="float">
            <text:p>16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office:value="17" table:style-name="ce58" table:number-columns-repeated="2" office:value-type="float">
            <text:p>17</text:p>
          </table:table-cell>
          <table:table-cell table:style-name="ce58"/>
          <table:table-cell table:style-name="ce69"/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8" office:value-type="float">
            <text:p>8</text:p>
          </table:table-cell>
          <table:table-cell table:style-name="ce58" table:number-columns-repeated="6"/>
          <table:table-cell ns41:value-type="float" table:style-name="ce58" office:value="16" office:value-type="float">
            <text:p>16</text:p>
          </table:table-cell>
          <table:table-cell ns41:value-type="float" table:style-name="ce69" office:value="14" office:value-type="float">
            <text:p>14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II</text:p>
          </table:table-cell>
          <table:table-cell table:style-name="ce29" table:number-columns-repeated="2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5" office:value-type="float">
            <text:p>5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2"/>
          <table:table-cell ns41:value-type="float" table:style-name="ce58" office:value="5" office:value-type="float">
            <text:p>5</text:p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3" office:value-type="float">
            <text:p>3</text:p>
          </table:table-cell>
          <table:table-cell table:style-name="ce58" table:number-columns-repeated="6"/>
          <table:table-cell ns41:value-type="float" table:style-name="ce58" office:value="5" office:value-type="float">
            <text:p>5</text:p>
          </table:table-cell>
          <table:table-cell ns41:value-type="float" table:style-name="ce69" office:value="6" office:value-type="float">
            <text:p>6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V</text:p>
          </table:table-cell>
          <table:table-cell table:style-name="ce29" table:number-columns-repeated="2"/>
          <table:table-cell table:style-name="ce40"/>
          <table:table-cell table:style-name="Default"/>
          <table:table-cell ns41:value-type="float" table:style-name="ce50" office:value="5" office:value-type="float">
            <text:p>5</text:p>
          </table:table-cell>
          <table:table-cell table:style-name="ce58" table:number-columns-repeated="4"/>
          <table:table-cell ns41:value-type="float" table:style-name="ce58" office:value="12" office:value-type="float">
            <text:p>12</text:p>
          </table:table-cell>
          <table:table-cell ns41:value-type="float" table:style-name="ce58" office:value="16" office:value-type="float">
            <text:p>16</text:p>
          </table:table-cell>
          <table:table-cell table:style-name="ce58" table:number-columns-repeated="2"/>
          <table:table-cell ns41:value-type="float" table:style-name="ce58" office:value="12" office:value-type="float">
            <text:p>12</text:p>
          </table:table-cell>
          <table:table-cell ns41:value-type="float" table:style-name="ce58" office:value="16" office:value-type="float">
            <text:p>16</text:p>
          </table:table-cell>
          <table:table-cell table:style-name="ce58"/>
          <table:table-cell table:style-name="ce69"/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VI</text:p>
          </table:table-cell>
          <table:table-cell table:style-name="ce29" table:number-columns-repeated="2"/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4" office:value-type="float">
            <text:p>4</text:p>
          </table:table-cell>
          <table:table-cell table:style-name="ce58" table:number-columns-repeated="4"/>
          <table:table-cell ns41:value-type="float" office:value="8" table:style-name="ce58" table:number-columns-repeated="2" office:value-type="float">
            <text:p>8</text:p>
          </table:table-cell>
          <table:table-cell table:style-name="ce58" table:number-columns-repeated="2"/>
          <table:table-cell ns41:value-type="float" office:value="8" table:style-name="ce58" table:number-columns-repeated="2" office:value-type="float">
            <text:p>8</text:p>
          </table:table-cell>
          <table:table-cell table:style-name="ce58"/>
          <table:table-cell table:style-name="ce69"/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5" office:value-type="float">
            <text:p>5</text:p>
          </table:table-cell>
          <table:table-cell table:style-name="ce58"/>
          <table:table-cell ns41:value-type="float" table:style-name="ce58" office:value="8" office:value-type="float">
            <text:p>8</text:p>
          </table:table-cell>
          <table:table-cell ns41:value-type="float" table:style-name="ce58" office:value="14" office:value-type="float">
            <text:p>14</text:p>
          </table:table-cell>
          <table:table-cell table:style-name="ce58" table:number-columns-repeated="2"/>
          <table:table-cell ns41:value-type="float" table:style-name="ce58" office:value="8" office:value-type="float">
            <text:p>8</text:p>
          </table:table-cell>
          <table:table-cell ns41:value-type="float" table:style-name="ce58" office:value="14" office:value-type="float">
            <text:p>14</text:p>
          </table:table-cell>
          <table:table-cell table:style-name="ce58"/>
          <table:table-cell table:style-name="ce69"/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17" office:value-type="float">
            <text:p>17</text:p>
          </table:table-cell>
          <table:table-cell table:style-name="ce58" table:number-columns-repeated="6"/>
          <table:table-cell ns41:value-type="float" table:style-name="ce58" office:value="44" office:value-type="float">
            <text:p>44</text:p>
          </table:table-cell>
          <table:table-cell ns41:value-type="float" table:style-name="ce69" office:value="29" office:value-type="float">
            <text:p>29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VII</text:p>
          </table:table-cell>
          <table:table-cell table:style-name="ce29" table:number-columns-repeated="2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5" office:value-type="float">
            <text:p>5</text:p>
          </table:table-cell>
          <table:table-cell table:style-name="ce58"/>
          <table:table-cell ns41:value-type="float" table:style-name="ce58" office:value="16" office:value-type="float">
            <text:p>16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2"/>
          <table:table-cell ns41:value-type="float" table:style-name="ce58" office:value="16" office:value-type="float">
            <text:p>16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6" office:value-type="float">
            <text:p>6</text:p>
          </table:table-cell>
          <table:table-cell table:style-name="ce58" table:number-columns-repeated="6"/>
          <table:table-cell ns41:value-type="float" table:style-name="ce58" office:value="13" office:value-type="float">
            <text:p>13</text:p>
          </table:table-cell>
          <table:table-cell ns41:value-type="float" table:style-name="ce69" office:value="12" office:value-type="float">
            <text:p>12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VIII</text:p>
          </table:table-cell>
          <table:table-cell table:style-name="ce29" table:number-columns-repeated="2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5" office:value-type="float">
            <text:p>5</text:p>
          </table:table-cell>
          <table:table-cell table:style-name="ce58" table:number-columns-repeated="6"/>
          <table:table-cell ns41:value-type="float" table:style-name="ce58" office:value="8" office:value-type="float">
            <text:p>8</text:p>
          </table:table-cell>
          <table:table-cell ns41:value-type="float" table:style-name="ce69" office:value="17" office:value-type="float">
            <text:p>17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IX</text:p>
          </table:table-cell>
          <table:table-cell table:style-name="ce29" table:number-columns-repeated="2"/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11" office:value-type="float">
            <text:p>11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office:value="23" table:style-name="ce58" table:number-columns-repeated="2" office:value-type="float">
            <text:p>23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4" office:value-type="float">
            <text:p>24</text:p>
          </table:table-cell>
          <table:table-cell ns41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office:value="8" table:style-name="ce58" table:number-columns-repeated="2" office:value-type="float">
            <text:p>8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office:value="9" table:style-name="ce58" table:number-columns-repeated="2" office:value-type="float">
            <text:p>9</text:p>
          </table:table-cell>
          <table:table-cell table:style-name="ce58"/>
          <table:table-cell table:style-name="ce69"/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24" office:value-type="float">
            <text:p>24</text:p>
          </table:table-cell>
          <table:table-cell table:style-name="ce58" table:number-columns-repeated="6"/>
          <table:table-cell ns41:value-type="float" table:style-name="ce58" office:value="44" office:value-type="float">
            <text:p>44</text:p>
          </table:table-cell>
          <table:table-cell ns41:value-type="float" table:style-name="ce69" office:value="4" office:value-type="float">
            <text:p>4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X</text:p>
          </table:table-cell>
          <table:table-cell table:style-name="ce29" table:number-columns-repeated="2"/>
          <table:table-cell table:style-name="ce40"/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4" office:value-type="float">
            <text:p>4</text:p>
          </table:table-cell>
          <table:table-cell table:style-name="ce58" table:number-columns-repeated="6"/>
          <table:table-cell ns41:value-type="float" table:style-name="ce58" office:value="12" office:value-type="float">
            <text:p>12</text:p>
          </table:table-cell>
          <table:table-cell ns41:value-type="float" table:style-name="ce69" office:value="7" office:value-type="float">
            <text:p>7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XI</text:p>
          </table:table-cell>
          <table:table-cell table:style-name="ce29" table:number-columns-repeated="2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7" office:value-type="float">
            <text:p>7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2"/>
          <table:table-cell ns41:value-type="float" table:style-name="ce58" office:value="7" office:value-type="float">
            <text:p>7</text:p>
          </table:table-cell>
          <table:table-cell ns41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4" office:value-type="float">
            <text:p>4</text:p>
          </table:table-cell>
          <table:table-cell table:style-name="ce58" table:number-columns-repeated="6"/>
          <table:table-cell ns41:value-type="float" table:style-name="ce58" office:value="8" office:value-type="float">
            <text:p>8</text:p>
          </table:table-cell>
          <table:table-cell ns41:value-type="float" table:style-name="ce69" office:value="11" office:value-type="float">
            <text:p>11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XII</text:p>
          </table:table-cell>
          <table:table-cell table:style-name="ce29" table:number-columns-repeated="2"/>
          <table:table-cell ns41:value-type="string" table:style-name="ce40" office:value-type="string">
            <text:p>Oosterboer</text:p>
          </table:table-cell>
          <table:table-cell table:style-name="Default"/>
          <table:table-cell ns41:value-type="float" table:style-name="ce50" office:value="54" office:value-type="float">
            <text:p>54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33" office:value-type="float">
            <text:p>133</text:p>
          </table:table-cell>
          <table:table-cell ns41:value-type="float" table:style-name="ce58" office:value="132" office:value-type="float">
            <text:p>132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134" office:value-type="float">
            <text:p>134</text:p>
          </table:table-cell>
          <table:table-cell ns41:value-type="float" table:style-name="ce58" office:value="133" office:value-type="float">
            <text:p>13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XIII</text:p>
          </table:table-cell>
          <table:table-cell table:style-name="ce29" table:number-columns-repeated="2"/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37" office:value-type="float">
            <text:p>37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98" office:value-type="float">
            <text:p>98</text:p>
          </table:table-cell>
          <table:table-cell ns41:value-type="float" table:style-name="ce58" office:value="87" office:value-type="float">
            <text:p>87</text:p>
          </table:table-cell>
          <table:table-cell ns41:value-type="float" office:value="3" table:style-name="ce58" table:number-columns-repeated="2" office:value-type="float">
            <text:p>3</text:p>
          </table:table-cell>
          <table:table-cell ns41:value-type="float" table:style-name="ce58" office:value="101" office:value-type="float">
            <text:p>101</text:p>
          </table:table-cell>
          <table:table-cell ns41:value-type="float" table:style-name="ce58" office:value="90" office:value-type="float">
            <text:p>90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3" office:value-type="float">
            <text:p>3</text:p>
          </table:table-cell>
          <table:table-cell table:style-name="ce58" table:number-columns-repeated="6"/>
          <table:table-cell ns41:value-type="float" table:style-name="ce58" office:value="11" office:value-type="float">
            <text:p>11</text:p>
          </table:table-cell>
          <table:table-cell ns41:value-type="float" table:style-name="ce69" office:value="8" office:value-type="float">
            <text:p>8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94" office:value-type="float">
            <text:p>94</text:p>
          </table:table-cell>
          <table:table-cell table:style-name="ce58" table:number-columns-repeated="3"/>
          <table:table-cell ns41:value-type="float" table:style-name="ce58" office:value="239" office:value-type="float">
            <text:p>239</text:p>
          </table:table-cell>
          <table:table-cell ns41:value-type="float" table:style-name="ce58" office:value="172" office:value-type="float">
            <text:p>172</text:p>
          </table:table-cell>
          <table:table-cell ns41:value-type="float" table:style-name="ce58" office:value="239" office:value-type="float">
            <text:p>239</text:p>
          </table:table-cell>
          <table:table-cell ns41:value-type="float" table:style-name="ce58" office:value="172" office:value-type="float">
            <text:p>172</text:p>
          </table:table-cell>
          <table:table-cell table:style-name="ce58"/>
          <table:table-cell table:style-name="ce69"/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785" office:value-type="float">
            <text:p>1785</text:p>
          </table:table-cell>
          <table:table-cell ns41:value-type="float" table:style-name="ce58" office:value="59" office:value-type="float">
            <text:p>59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3636" office:value-type="float">
            <text:p>3636</text:p>
          </table:table-cell>
          <table:table-cell ns41:value-type="float" table:style-name="ce58" office:value="4003" office:value-type="float">
            <text:p>4003</text:p>
          </table:table-cell>
          <table:table-cell ns41:value-type="float" table:style-name="ce58" office:value="108" office:value-type="float">
            <text:p>108</text:p>
          </table:table-cell>
          <table:table-cell ns41:value-type="float" table:style-name="ce58" office:value="53" office:value-type="float">
            <text:p>53</text:p>
          </table:table-cell>
          <table:table-cell ns41:value-type="float" table:style-name="ce58" office:value="3744" office:value-type="float">
            <text:p>3744</text:p>
          </table:table-cell>
          <table:table-cell ns41:value-type="float" table:style-name="ce58" office:value="4056" office:value-type="float">
            <text:p>4056</text:p>
          </table:table-cell>
          <table:table-cell ns41:value-type="float" table:style-name="ce58" office:value="133" office:value-type="float">
            <text:p>133</text:p>
          </table:table-cell>
          <table:table-cell ns41:value-type="float" table:style-name="ce69" office:value="86" office:value-type="float">
            <text:p>86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15" office:value-type="float">
            <office:annotation draw:style-name="gr1" svg:height="55.47pt" draw:caption-point-y="298.01pt" svg:width="92.83pt" svg:x="453.43pt" draw:caption-point-x="-71.63pt" svg:y="6216.92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115</text:p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ns41:value-type="float" table:style-name="ce58" office:value="123" office:value-type="float">
            <text:p>123</text:p>
          </table:table-cell>
          <table:table-cell ns41:value-type="float" table:style-name="ce58" office:value="74" office:value-type="float">
            <text:p>74</text:p>
          </table:table-cell>
          <table:table-cell ns41:value-type="float" table:style-name="ce58" office:value="341" office:value-type="float">
            <text:p>341</text:p>
          </table:table-cell>
          <table:table-cell ns41:value-type="float" table:style-name="ce58" office:value="334" office:value-type="float">
            <text:p>334</text:p>
          </table:table-cell>
          <table:table-cell ns41:value-type="float" table:style-name="ce58" office:value="246" office:value-type="float">
            <text:p>246</text:p>
          </table:table-cell>
          <table:table-cell ns41:value-type="float" table:style-name="ce58" office:value="177" office:value-type="float">
            <text:p>177</text:p>
          </table:table-cell>
          <table:table-cell ns41:value-type="float" table:style-name="ce58" office:value="587" office:value-type="float">
            <text:p>587</text:p>
          </table:table-cell>
          <table:table-cell ns41:value-type="float" table:style-name="ce58" office:value="511" office:value-type="float">
            <text:p>511</text:p>
          </table:table-cell>
          <table:table-cell ns41:value-type="float" table:style-name="ce58" office:value="173" office:value-type="float">
            <text:p>173</text:p>
          </table:table-cell>
          <table:table-cell ns41:value-type="float" table:style-name="ce69" office:value="160" office:value-type="float">
            <text:p>160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900" office:value-type="float">
            <office:annotation draw:style-name="gr1" svg:height="55.47pt" draw:caption-point-y="298.01pt" svg:width="92.83pt" svg:x="453.43pt" draw:caption-point-x="-71.63pt" svg:y="6229.67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1900</text:p>
          </table:table-cell>
          <table:table-cell ns41:value-type="float" table:style-name="ce58" office:value="65" office:value-type="float">
            <text:p>6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23" office:value-type="float">
            <text:p>123</text:p>
          </table:table-cell>
          <table:table-cell ns41:value-type="float" table:style-name="ce58" office:value="74" office:value-type="float">
            <text:p>74</text:p>
          </table:table-cell>
          <table:table-cell ns41:value-type="float" table:style-name="ce58" office:value="3977" office:value-type="float">
            <text:p>3977</text:p>
          </table:table-cell>
          <table:table-cell ns41:value-type="float" table:style-name="ce58" office:value="4337" office:value-type="float">
            <text:p>4337</text:p>
          </table:table-cell>
          <table:table-cell ns41:value-type="float" table:style-name="ce58" office:value="354" office:value-type="float">
            <text:p>354</text:p>
          </table:table-cell>
          <table:table-cell ns41:value-type="float" table:style-name="ce58" office:value="230" office:value-type="float">
            <text:p>230</text:p>
          </table:table-cell>
          <table:table-cell ns41:value-type="float" table:style-name="ce58" office:value="4331" office:value-type="float">
            <text:p>4331</text:p>
          </table:table-cell>
          <table:table-cell ns41:value-type="float" table:style-name="ce58" office:value="4567" office:value-type="float">
            <text:p>4567</text:p>
          </table:table-cell>
          <table:table-cell ns41:value-type="float" table:style-name="ce58" office:value="306" office:value-type="float">
            <text:p>306</text:p>
          </table:table-cell>
          <table:table-cell ns41:value-type="float" table:style-name="ce69" office:value="246" office:value-type="float">
            <text:p>246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Pers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AT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900" office:value-type="float">
            <text:p>1900</text:p>
          </table:table-cell>
          <table:table-cell ns41:value-type="float" table:style-name="ce58" office:value="65" office:value-type="float">
            <text:p>6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23" office:value-type="float">
            <text:p>123</text:p>
          </table:table-cell>
          <table:table-cell ns41:value-type="float" table:style-name="ce58" office:value="74" office:value-type="float">
            <text:p>74</text:p>
          </table:table-cell>
          <table:table-cell ns41:value-type="float" table:style-name="ce58" office:value="3977" office:value-type="float">
            <text:p>3977</text:p>
          </table:table-cell>
          <table:table-cell ns41:value-type="float" table:style-name="ce58" office:value="4337" office:value-type="float">
            <text:p>4337</text:p>
          </table:table-cell>
          <table:table-cell ns41:value-type="float" table:style-name="ce58" office:value="356" office:value-type="float">
            <text:p>356</text:p>
          </table:table-cell>
          <table:table-cell ns41:value-type="float" table:style-name="ce58" office:value="231" office:value-type="float">
            <text:p>231</text:p>
          </table:table-cell>
          <table:table-cell ns41:value-type="float" table:style-name="ce58" office:value="4333" office:value-type="float">
            <text:p>4333</text:p>
          </table:table-cell>
          <table:table-cell ns41:value-type="float" table:style-name="ce58" office:value="4568" office:value-type="float">
            <text:p>4568</text:p>
          </table:table-cell>
          <table:table-cell ns41:value-type="float" table:style-name="ce58" office:value="306" office:value-type="float">
            <text:p>306</text:p>
          </table:table-cell>
          <table:table-cell ns41:value-type="float" table:style-name="ce69" office:value="246" office:value-type="float">
            <text:p>246</text:p>
          </table:table-cell>
          <table:table-cell ns41:value-type="float" table:style-name="ce76" office:value="119" office:value-type="float">
            <text:p>119</text:p>
          </table:table-cell>
          <table:table-cell ns41:value-type="float" table:style-name="ce82" office:value="11204" office:value-type="float">
            <text:p>11204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table-cell ns41:value-type="string" table:number-rows-spanned="6" table:style-name="ce11" table:number-columns-spanned="1" office:value-type="string">
            <text:p><text:span text:style-name="T2">Nijeveen</text:span><text:span text:style-name="T3"> (Geene kom)</text:span></text:p>
          </table:table-cell>
          <table:table-cell ns41:value-type="string" table:style-name="ce21" office:value-type="string">
            <text:p>BK</text:p>
          </table:table-cell>
          <table:table-cell ns41:value-type="string" table:style-name="ce29" office:value-type="string">
            <text:p>A</text:p>
          </table:table-cell>
          <table:table-cell ns41:value-type="string" table:style-name="ce29" office:value-type="string">
            <text:p>Afdeeling</text:p>
          </table:table-cell>
          <table:table-cell ns41:value-type="string" table:style-name="ce29" office:value-type="string">
            <text:p>Nijeveen</text:p>
          </table:table-cell>
          <table:table-cell table:style-name="ce40"/>
          <table:table-cell table:style-name="Default"/>
          <table:table-cell ns41:value-type="float" table:style-name="ce50" office:value="98" office:value-type="float">
            <text:p>98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227" office:value-type="float">
            <text:p>227</text:p>
          </table:table-cell>
          <table:table-cell ns41:value-type="float" table:style-name="ce58" office:value="225" office:value-type="float">
            <text:p>225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33" office:value-type="float">
            <text:p>233</text:p>
          </table:table-cell>
          <table:table-cell ns41:value-type="float" table:style-name="ce58" office:value="228" office:value-type="float">
            <text:p>228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21" office:value-type="float">
            <text:p>121</text:p>
          </table:table-cell>
          <table:table-cell ns41:value-type="float" table:style-name="ce82" office:value="10774" office:value-type="float">
            <text:p>1077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 table:number-columns-repeated="2"/>
          <table:table-cell ns41:value-type="string" table:style-name="ce29" office:value-type="string">
            <text:p>Nijveensche Bovenboer</text:p>
          </table:table-cell>
          <table:table-cell table:style-name="ce40"/>
          <table:table-cell table:style-name="Default"/>
          <table:table-cell ns41:value-type="float" table:style-name="ce50" office:value="41" office:value-type="float">
            <text:p>41</text:p>
          </table:table-cell>
          <table:table-cell table:style-name="ce58" table:number-columns-repeated="4"/>
          <table:table-cell ns41:value-type="float" table:style-name="ce58" office:value="93" office:value-type="float">
            <text:p>93</text:p>
          </table:table-cell>
          <table:table-cell ns41:value-type="float" table:style-name="ce58" office:value="85" office:value-type="float">
            <text:p>85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93" office:value-type="float">
            <text:p>93</text:p>
          </table:table-cell>
          <table:table-cell ns41:value-type="float" table:style-name="ce58" office:value="86" office:value-type="float">
            <text:p>8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21" office:value-type="float">
            <text:p>121</text:p>
          </table:table-cell>
          <table:table-cell ns41:value-type="float" table:style-name="ce82" office:value="10774" office:value-type="float">
            <text:p>1077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ns41:value-type="string" table:style-name="ce29" office:value-type="string">
            <text:p>B</text:p>
          </table:table-cell>
          <table:table-cell table:style-name="ce29"/>
          <table:table-cell ns41:value-type="string" table:style-name="ce29" office:value-type="string">
            <text:p>Kolderveen</text:p>
          </table:table-cell>
          <table:table-cell table:style-name="ce40"/>
          <table:table-cell table:style-name="Default"/>
          <table:table-cell ns41:value-type="float" table:style-name="ce50" office:value="70" office:value-type="float">
            <text:p>70</text:p>
          </table:table-cell>
          <table:table-cell table:style-name="ce58" table:number-columns-repeated="4"/>
          <table:table-cell ns41:value-type="float" table:style-name="ce58" office:value="147" office:value-type="float">
            <text:p>147</text:p>
          </table:table-cell>
          <table:table-cell ns41:value-type="float" table:style-name="ce58" office:value="164" office:value-type="float">
            <text:p>16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50" office:value-type="float">
            <text:p>150</text:p>
          </table:table-cell>
          <table:table-cell ns41:value-type="float" table:style-name="ce58" office:value="165" office:value-type="float">
            <text:p>165</text:p>
          </table:table-cell>
          <table:table-cell table:style-name="ce58"/>
          <table:table-cell table:style-name="ce69"/>
          <table:table-cell ns41:value-type="float" table:style-name="ce76" office:value="121" office:value-type="float">
            <text:p>121</text:p>
          </table:table-cell>
          <table:table-cell ns41:value-type="float" table:style-name="ce82" office:value="10774" office:value-type="float">
            <text:p>1077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 table:number-columns-repeated="2"/>
          <table:table-cell ns41:value-type="string" table:style-name="ce29" office:value-type="string">
            <text:p>Kolderveensche Bovenboer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65" office:value-type="float">
            <text:p>65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54" office:value-type="float">
            <text:p>154</text:p>
          </table:table-cell>
          <table:table-cell ns41:value-type="float" table:style-name="ce58" office:value="117" office:value-type="float">
            <text:p>11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55" office:value-type="float">
            <text:p>155</text:p>
          </table:table-cell>
          <table:table-cell ns41:value-type="float" table:style-name="ce58" office:value="117" office:value-type="float">
            <text:p>117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21" office:value-type="float">
            <text:p>121</text:p>
          </table:table-cell>
          <table:table-cell ns41:value-type="float" table:style-name="ce82" office:value="10774" office:value-type="float">
            <text:p>1077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 table:number-columns-repeated="2"/>
          <table:table-cell table:style-name="Default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2" office:value-type="float">
            <text:p>2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21" office:value-type="float">
            <text:p>121</text:p>
          </table:table-cell>
          <table:table-cell ns41:value-type="float" table:style-name="ce82" office:value="10774" office:value-type="float">
            <text:p>1077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1"/>
          <table:table-cell ns41:value-type="string" table:style-name="ce21" office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274" office:value-type="float">
            <text:p>274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621" office:value-type="float">
            <text:p>621</text:p>
          </table:table-cell>
          <table:table-cell ns41:value-type="float" table:style-name="ce58" office:value="591" office:value-type="float">
            <text:p>591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631" office:value-type="float">
            <text:p>631</text:p>
          </table:table-cell>
          <table:table-cell ns41:value-type="float" table:style-name="ce58" office:value="596" office:value-type="float">
            <text:p>596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9" office:value="7" office:value-type="float">
            <text:p>7</text:p>
          </table:table-cell>
          <table:table-cell ns41:value-type="float" table:style-name="ce76" office:value="121" office:value-type="float">
            <text:p>121</text:p>
          </table:table-cell>
          <table:table-cell ns41:value-type="float" table:style-name="ce82" office:value="10774" office:value-type="float">
            <text:p>1077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2" office:value-type="float">
            <text:p>12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table-cell ns41:value-type="string" table:number-rows-spanned="22" table:style-name="ce9" table:number-columns-spanned="1" office:value-type="string">
            <text:p>Norg</text:p>
          </table:table-cell>
          <table:table-cell ns41:value-type="string" table:style-name="ce21" office:value-type="string">
            <text:p>Kom</text:p>
          </table:table-cell>
          <table:table-cell table:style-name="ce29"/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Norg</text:p>
          </table:table-cell>
          <table:table-cell table:style-name="ce40"/>
          <table:table-cell table:style-name="Default"/>
          <table:table-cell ns41:value-type="float" table:style-name="ce50" office:value="120" office:value-type="float">
            <text:p>120</text:p>
          </table:table-cell>
          <table:table-cell ns41:value-type="float" table:style-name="ce58" office:value="17" office:value-type="float">
            <text:p>17</text:p>
          </table:table-cell>
          <table:table-cell table:style-name="ce58" table:number-columns-repeated="3"/>
          <table:table-cell ns41:value-type="float" table:style-name="ce58" office:value="258" office:value-type="float">
            <text:p>258</text:p>
          </table:table-cell>
          <table:table-cell ns41:value-type="float" table:style-name="ce58" office:value="237" office:value-type="float">
            <text:p>237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61" office:value-type="float">
            <text:p>261</text:p>
          </table:table-cell>
          <table:table-cell ns41:value-type="float" table:style-name="ce58" office:value="238" office:value-type="float">
            <text:p>238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20" office:value-type="float">
            <text:p>120</text:p>
          </table:table-cell>
          <table:table-cell ns41:value-type="float" table:style-name="ce82" office:value="10608" office:value-type="float">
            <text:p>1060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BK</text:p>
          </table:table-cell>
          <table:table-cell table:style-name="ce29" table:number-columns-repeated="2"/>
          <table:table-cell ns41:value-type="string" table:style-name="ce29" office:value-type="string">
            <text:p>Norg</text:p>
          </table:table-cell>
          <table:table-cell table:style-name="ce40"/>
          <table:table-cell table:style-name="Default"/>
          <table:table-cell ns41:value-type="float" table:style-name="ce50" office:value="3" office:value-type="float">
            <office:annotation draw:style-name="gr1" svg:height="55.5pt" draw:caption-point-y="208.01pt" svg:width="92.83pt" svg:x="453.43pt" draw:caption-point-x="-71.63pt" svg:y="6472.66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office:value="8" table:style-name="ce58" table:number-columns-repeated="2" office:value-type="float">
            <text:p>8</text:p>
          </table:table-cell>
          <table:table-cell table:style-name="ce58" table:number-columns-repeated="2"/>
          <table:table-cell ns41:value-type="float" office:value="8" table:style-name="ce58" table:number-columns-repeated="2" office:value-type="float">
            <text:p>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20" office:value-type="float">
            <text:p>120</text:p>
          </table:table-cell>
          <table:table-cell ns41:value-type="float" table:style-name="ce82" office:value="10608" office:value-type="float">
            <text:p>1060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Veenhuizen I</text:p>
          </table:table-cell>
          <table:table-cell ns41:value-type="string" table:style-name="ce40" office:value-type="string">
            <text:p>Hoofdgebouwen</text:p>
          </table:table-cell>
          <table:table-cell table:style-name="Default"/>
          <table:table-cell ns41:value-type="float" table:style-name="ce50" office:value="34" office:value-type="float">
            <text:p>34</text:p>
          </table:table-cell>
          <table:table-cell table:style-name="ce58" table:number-columns-repeated="8"/>
          <table:table-cell table:style-name="TL_20_Data" table:number-columns-repeated="2"/>
          <table:table-cell table:style-name="ce58"/>
          <table:table-cell table:style-name="ce69"/>
          <table:table-cell ns41:value-type="float" table:style-name="ce76" office:value="120" office:value-type="float">
            <text:p>120</text:p>
          </table:table-cell>
          <table:table-cell ns41:value-type="float" table:style-name="ce82" office:value="10608" office:value-type="float">
            <text:p>1060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Bijgebouwen</text:p>
          </table:table-cell>
          <table:table-cell table:style-name="Default"/>
          <table:table-cell ns41:value-type="float" table:style-name="ce50" office:value="14" office:value-type="float">
            <text:p>14</text:p>
          </table:table-cell>
          <table:table-cell table:style-name="ce58" table:number-columns-repeated="4"/>
          <table:table-cell ns41:value-type="float" table:style-name="ce58" office:value="998" office:value-type="float">
            <text:p>998</text:p>
          </table:table-cell>
          <table:table-cell ns41:value-type="float" table:style-name="ce58" office:value="95" office:value-type="float">
            <text:p>9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001" office:value-type="float">
            <text:p>1001</text:p>
          </table:table-cell>
          <table:table-cell ns41:value-type="float" table:style-name="ce58" office:value="96" office:value-type="float">
            <text:p>9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4" office:value-type="float">
            <text:p>4</text:p>
          </table:table-cell>
          <table:table-cell ns41:value-type="float" table:style-name="ce76" office:value="120" office:value-type="float">
            <text:p>120</text:p>
          </table:table-cell>
          <table:table-cell ns41:value-type="float" table:style-name="ce82" office:value="10608" office:value-type="float">
            <text:p>1060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Veenhuizen II</text:p>
          </table:table-cell>
          <table:table-cell ns41:value-type="string" table:style-name="ce40" office:value-type="string">
            <text:p>Hoofdgebouwen</text:p>
          </table:table-cell>
          <table:table-cell table:style-name="Default"/>
          <table:table-cell ns41:value-type="float" table:style-name="ce50" office:value="33" office:value-type="float">
            <text:p>33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7"/>
          <table:table-cell table:style-name="TL_20_Data" table:number-columns-repeated="2"/>
          <table:table-cell table:style-name="ce58"/>
          <table:table-cell table:style-name="ce69"/>
          <table:table-cell ns41:value-type="float" table:style-name="ce76" office:value="120" office:value-type="float">
            <text:p>120</text:p>
          </table:table-cell>
          <table:table-cell ns41:value-type="float" table:style-name="ce82" office:value="10608" office:value-type="float">
            <text:p>1060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Bijgebouwen</text:p>
          </table:table-cell>
          <table:table-cell table:style-name="Default"/>
          <table:table-cell ns41:value-type="float" table:style-name="ce50" office:value="30" office:value-type="float">
            <text:p>30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093" office:value-type="float">
            <text:p>1093</text:p>
          </table:table-cell>
          <table:table-cell ns41:value-type="float" table:style-name="ce58" office:value="164" office:value-type="float">
            <text:p>164</text:p>
          </table:table-cell>
          <table:table-cell ns41:value-type="float" office:value="5" table:style-name="ce58" table:number-columns-repeated="2" office:value-type="float">
            <text:p>5</text:p>
          </table:table-cell>
          <table:table-cell ns41:value-type="float" table:style-name="ce58" office:value="1098" office:value-type="float">
            <text:p>1098</text:p>
          </table:table-cell>
          <table:table-cell ns41:value-type="float" table:style-name="ce58" office:value="169" office:value-type="float">
            <text:p>169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69" office:value="8" office:value-type="float">
            <text:p>8</text:p>
          </table:table-cell>
          <table:table-cell ns41:value-type="float" table:style-name="ce76" office:value="120" office:value-type="float">
            <text:p>120</text:p>
          </table:table-cell>
          <table:table-cell ns41:value-type="float" table:style-name="ce82" office:value="10608" office:value-type="float">
            <text:p>1060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Veenhuizen III</text:p>
          </table:table-cell>
          <table:table-cell ns41:value-type="string" table:style-name="ce40" office:value-type="string">
            <text:p>Hoofdgebouwen</text:p>
          </table:table-cell>
          <table:table-cell table:style-name="Default"/>
          <table:table-cell ns41:value-type="float" table:style-name="ce50" office:value="22" office:value-type="float">
            <text:p>22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10"/>
          <table:table-cell table:style-name="ce69"/>
          <table:table-cell ns41:value-type="float" table:style-name="ce76" office:value="120" office:value-type="float">
            <text:p>120</text:p>
          </table:table-cell>
          <table:table-cell ns41:value-type="float" table:style-name="ce82" office:value="10608" office:value-type="float">
            <text:p>1060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Bijgebouwen</text:p>
          </table:table-cell>
          <table:table-cell table:style-name="Default"/>
          <table:table-cell ns41:value-type="float" table:style-name="ce50" office:value="25" office:value-type="float">
            <text:p>2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148" office:value-type="float">
            <text:p>1148</text:p>
          </table:table-cell>
          <table:table-cell ns41:value-type="float" table:style-name="ce58" office:value="110" office:value-type="float">
            <text:p>110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157" office:value-type="float">
            <text:p>1157</text:p>
          </table:table-cell>
          <table:table-cell ns41:value-type="float" table:style-name="ce58" office:value="111" office:value-type="float">
            <text:p>11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20" office:value-type="float">
            <text:p>120</text:p>
          </table:table-cell>
          <table:table-cell ns41:value-type="float" table:style-name="ce82" office:value="10608" office:value-type="float">
            <text:p>1060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Infanterie-Kazerne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10"/>
          <table:table-cell ns41:value-type="float" table:style-name="ce58" office:value="51" office:value-type="float">
            <text:p>51</text:p>
          </table:table-cell>
          <table:table-cell table:style-name="ce69"/>
          <table:table-cell ns41:value-type="float" table:style-name="ce76" office:value="120" office:value-type="float">
            <text:p>120</text:p>
          </table:table-cell>
          <table:table-cell ns41:value-type="float" table:style-name="ce82" office:value="10608" office:value-type="float">
            <text:p>1060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9" office:value-type="float">
            <text:p>9</text:p>
          </table:table-cell>
          <table:table-cell table:style-name="ce58" table:number-columns-repeated="4"/>
          <table:table-cell ns41:value-type="float" table:style-name="ce58" office:value="29" office:value-type="float">
            <text:p>29</text:p>
          </table:table-cell>
          <table:table-cell ns41:value-type="float" table:style-name="ce58" office:value="22" office:value-type="float">
            <text:p>22</text:p>
          </table:table-cell>
          <table:table-cell table:style-name="ce58" table:number-columns-repeated="2"/>
          <table:table-cell ns41:value-type="float" table:style-name="ce58" office:value="29" office:value-type="float">
            <text:p>29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20" office:value-type="float">
            <text:p>120</text:p>
          </table:table-cell>
          <table:table-cell ns41:value-type="float" table:style-name="ce82" office:value="10608" office:value-type="float">
            <text:p>1060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Peest</text:p>
          </table:table-cell>
          <table:table-cell ns41:value-type="string" table:style-name="ce40" office:value-type="string">
            <text:p>Ned. Herv. Diac. Armenziekenhu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1:value-type="float" table:style-name="ce76" office:value="120" office:value-type="float">
            <text:p>120</text:p>
          </table:table-cell>
          <table:table-cell ns41:value-type="float" table:style-name="ce82" office:value="10608" office:value-type="float">
            <text:p>1060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15" office:value-type="float">
            <text:p>1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8" office:value-type="float">
            <text:p>38</text:p>
          </table:table-cell>
          <table:table-cell ns41:value-type="float" table:style-name="ce58" office:value="26" office:value-type="float">
            <text:p>26</text:p>
          </table:table-cell>
          <table:table-cell table:style-name="ce58" table:number-columns-repeated="2"/>
          <table:table-cell ns41:value-type="float" table:style-name="ce58" office:value="38" office:value-type="float">
            <text:p>38</text:p>
          </table:table-cell>
          <table:table-cell ns41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1:value-type="float" table:style-name="ce76" office:value="120" office:value-type="float">
            <text:p>120</text:p>
          </table:table-cell>
          <table:table-cell ns41:value-type="float" table:style-name="ce82" office:value="10608" office:value-type="float">
            <text:p>1060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Norgervaart</text:p>
          </table:table-cell>
          <table:table-cell table:style-name="ce40"/>
          <table:table-cell table:style-name="Default"/>
          <table:table-cell ns41:value-type="float" table:style-name="ce50" office:value="24" office:value-type="float">
            <text:p>24</text:p>
          </table:table-cell>
          <table:table-cell table:style-name="ce58" table:number-columns-repeated="4"/>
          <table:table-cell ns41:value-type="float" table:style-name="ce58" office:value="49" office:value-type="float">
            <text:p>49</text:p>
          </table:table-cell>
          <table:table-cell ns41:value-type="float" table:style-name="ce58" office:value="66" office:value-type="float">
            <text:p>66</text:p>
          </table:table-cell>
          <table:table-cell table:style-name="ce58" table:number-columns-repeated="2"/>
          <table:table-cell ns41:value-type="float" table:style-name="ce58" office:value="49" office:value-type="float">
            <text:p>49</text:p>
          </table:table-cell>
          <table:table-cell ns41:value-type="float" table:style-name="ce58" office:value="66" office:value-type="float">
            <text:p>66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20" office:value-type="float">
            <text:p>120</text:p>
          </table:table-cell>
          <table:table-cell ns41:value-type="float" table:style-name="ce82" office:value="10608" office:value-type="float">
            <text:p>1060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Zuidvelde</text:p>
          </table:table-cell>
          <table:table-cell table:style-name="ce40"/>
          <table:table-cell table:style-name="Default"/>
          <table:table-cell ns41:value-type="float" table:style-name="ce50" office:value="16" office:value-type="float">
            <text:p>16</text:p>
          </table:table-cell>
          <table:table-cell table:style-name="ce58" table:number-columns-repeated="4"/>
          <table:table-cell ns41:value-type="float" table:style-name="ce58" office:value="41" office:value-type="float">
            <text:p>41</text:p>
          </table:table-cell>
          <table:table-cell ns41:value-type="float" table:style-name="ce58" office:value="40" office:value-type="float">
            <text:p>40</text:p>
          </table:table-cell>
          <table:table-cell table:style-name="ce58" table:number-columns-repeated="2"/>
          <table:table-cell ns41:value-type="float" table:style-name="ce58" office:value="41" office:value-type="float">
            <text:p>41</text:p>
          </table:table-cell>
          <table:table-cell ns41:value-type="float" table:style-name="ce58" office:value="40" office:value-type="float">
            <text:p>40</text:p>
          </table:table-cell>
          <table:table-cell table:style-name="ce58"/>
          <table:table-cell table:style-name="ce69"/>
          <table:table-cell ns41:value-type="float" table:style-name="ce76" office:value="120" office:value-type="float">
            <text:p>120</text:p>
          </table:table-cell>
          <table:table-cell ns41:value-type="float" table:style-name="ce82" office:value="10608" office:value-type="float">
            <text:p>1060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Westervelde</text:p>
          </table:table-cell>
          <table:table-cell table:style-name="ce40"/>
          <table:table-cell table:style-name="Default"/>
          <table:table-cell ns41:value-type="float" table:style-name="ce50" office:value="38" office:value-type="float">
            <text:p>38</text:p>
          </table:table-cell>
          <table:table-cell table:style-name="ce58" table:number-columns-repeated="4"/>
          <table:table-cell ns41:value-type="float" table:style-name="ce58" office:value="90" office:value-type="float">
            <text:p>90</text:p>
          </table:table-cell>
          <table:table-cell ns41:value-type="float" table:style-name="ce58" office:value="79" office:value-type="float">
            <text:p>79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91" office:value-type="float">
            <text:p>91</text:p>
          </table:table-cell>
          <table:table-cell ns41:value-type="float" table:style-name="ce58" office:value="79" office:value-type="float">
            <text:p>79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20" office:value-type="float">
            <text:p>120</text:p>
          </table:table-cell>
          <table:table-cell ns41:value-type="float" table:style-name="ce82" office:value="10608" office:value-type="float">
            <text:p>1060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Een</text:p>
          </table:table-cell>
          <table:table-cell table:style-name="ce40"/>
          <table:table-cell table:style-name="Default"/>
          <table:table-cell ns41:value-type="float" table:style-name="ce50" office:value="57" office:value-type="float">
            <text:p>57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72" office:value-type="float">
            <text:p>172</text:p>
          </table:table-cell>
          <table:table-cell ns41:value-type="float" table:style-name="ce58" office:value="118" office:value-type="float">
            <text:p>118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77" office:value-type="float">
            <text:p>177</text:p>
          </table:table-cell>
          <table:table-cell ns41:value-type="float" table:style-name="ce58" office:value="120" office:value-type="float">
            <text:p>120</text:p>
          </table:table-cell>
          <table:table-cell table:style-name="ce58"/>
          <table:table-cell table:style-name="ce69"/>
          <table:table-cell ns41:value-type="float" table:style-name="ce76" office:value="120" office:value-type="float">
            <text:p>120</text:p>
          </table:table-cell>
          <table:table-cell ns41:value-type="float" table:style-name="ce82" office:value="10608" office:value-type="float">
            <text:p>1060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Langelo</text:p>
          </table:table-cell>
          <table:table-cell table:style-name="ce40"/>
          <table:table-cell table:style-name="Default"/>
          <table:table-cell ns41:value-type="float" table:style-name="ce50" office:value="27" office:value-type="float">
            <text:p>27</text:p>
          </table:table-cell>
          <table:table-cell table:style-name="ce58" table:number-columns-repeated="4"/>
          <table:table-cell ns41:value-type="float" table:style-name="ce58" office:value="81" office:value-type="float">
            <text:p>81</text:p>
          </table:table-cell>
          <table:table-cell ns41:value-type="float" table:style-name="ce58" office:value="73" office:value-type="float">
            <text:p>73</text:p>
          </table:table-cell>
          <table:table-cell table:style-name="ce58" table:number-columns-repeated="2"/>
          <table:table-cell ns41:value-type="float" table:style-name="ce58" office:value="81" office:value-type="float">
            <text:p>81</text:p>
          </table:table-cell>
          <table:table-cell ns41:value-type="float" table:style-name="ce58" office:value="73" office:value-type="float">
            <text:p>73</text:p>
          </table:table-cell>
          <table:table-cell table:style-name="ce58"/>
          <table:table-cell table:style-name="ce69"/>
          <table:table-cell ns41:value-type="float" table:style-name="ce76" office:value="120" office:value-type="float">
            <text:p>120</text:p>
          </table:table-cell>
          <table:table-cell ns41:value-type="float" table:style-name="ce82" office:value="10608" office:value-type="float">
            <text:p>1060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20" office:value-type="float">
            <text:p>120</text:p>
          </table:table-cell>
          <table:table-cell ns41:value-type="float" table:style-name="ce58" office:value="17" office:value-type="float">
            <text:p>17</text:p>
          </table:table-cell>
          <table:table-cell table:style-name="ce58" table:number-columns-repeated="3"/>
          <table:table-cell ns41:value-type="float" table:style-name="ce58" office:value="258" office:value-type="float">
            <text:p>258</text:p>
          </table:table-cell>
          <table:table-cell ns41:value-type="float" table:style-name="ce58" office:value="237" office:value-type="float">
            <text:p>237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61" office:value-type="float">
            <text:p>261</text:p>
          </table:table-cell>
          <table:table-cell ns41:value-type="float" table:style-name="ce58" office:value="238" office:value-type="float">
            <text:p>238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20" office:value-type="float">
            <text:p>120</text:p>
          </table:table-cell>
          <table:table-cell ns41:value-type="float" table:style-name="ce82" office:value="10608" office:value-type="float">
            <text:p>1060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349" office:value-type="float">
            <office:annotation draw:style-name="gr1" svg:height="55.5pt" draw:caption-point-y="208.01pt" svg:width="92.83pt" svg:x="453.43pt" draw:caption-point-x="-71.63pt" svg:y="6702.15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49</text:p>
          </table:table-cell>
          <table:table-cell ns41:value-type="float" table:style-name="ce58" office:value="13" office:value-type="float">
            <text:p>13</text:p>
          </table:table-cell>
          <table:table-cell table:style-name="ce58" table:number-columns-repeated="3"/>
          <table:table-cell ns41:value-type="float" table:style-name="ce58" office:value="3749" office:value-type="float">
            <text:p>3749</text:p>
          </table:table-cell>
          <table:table-cell ns41:value-type="float" table:style-name="ce58" office:value="804" office:value-type="float">
            <text:p>804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3772" office:value-type="float">
            <text:p>3772</text:p>
          </table:table-cell>
          <table:table-cell ns41:value-type="float" table:style-name="ce58" office:value="813" office:value-type="float">
            <text:p>813</text:p>
          </table:table-cell>
          <table:table-cell ns41:value-type="float" table:style-name="ce58" office:value="76" office:value-type="float">
            <text:p>76</text:p>
          </table:table-cell>
          <table:table-cell ns41:value-type="float" table:style-name="ce69" office:value="18" office:value-type="float">
            <text:p>18</text:p>
          </table:table-cell>
          <table:table-cell ns41:value-type="float" table:style-name="ce76" office:value="120" office:value-type="float">
            <text:p>120</text:p>
          </table:table-cell>
          <table:table-cell ns41:value-type="float" table:style-name="ce82" office:value="10608" office:value-type="float">
            <text:p>1060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469" office:value-type="float">
            <office:annotation draw:style-name="gr1" svg:height="55.5pt" draw:caption-point-y="208.01pt" svg:width="92.83pt" svg:x="453.43pt" draw:caption-point-x="-71.63pt" svg:y="6714.91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469</text:p>
          </table:table-cell>
          <table:table-cell ns41:value-type="float" table:style-name="ce58" office:value="30" office:value-type="float">
            <text:p>30</text:p>
          </table:table-cell>
          <table:table-cell table:style-name="ce58" table:number-columns-repeated="3"/>
          <table:table-cell ns41:value-type="float" table:style-name="ce58" office:value="4007" office:value-type="float">
            <text:p>4007</text:p>
          </table:table-cell>
          <table:table-cell ns41:value-type="float" table:style-name="ce58" office:value="1041" office:value-type="float">
            <text:p>1041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4033" office:value-type="float">
            <text:p>4033</text:p>
          </table:table-cell>
          <table:table-cell ns41:value-type="float" table:style-name="ce58" office:value="1051" office:value-type="float">
            <text:p>1051</text:p>
          </table:table-cell>
          <table:table-cell ns41:value-type="float" table:style-name="ce58" office:value="83" office:value-type="float">
            <text:p>83</text:p>
          </table:table-cell>
          <table:table-cell ns41:value-type="float" table:style-name="ce69" office:value="20" office:value-type="float">
            <text:p>20</text:p>
          </table:table-cell>
          <table:table-cell ns41:value-type="float" table:style-name="ce76" office:value="120" office:value-type="float">
            <text:p>120</text:p>
          </table:table-cell>
          <table:table-cell ns41:value-type="float" table:style-name="ce82" office:value="10608" office:value-type="float">
            <text:p>1060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Pers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1:value-type="float" table:style-name="ce76" office:value="120" office:value-type="float">
            <text:p>120</text:p>
          </table:table-cell>
          <table:table-cell ns41:value-type="float" table:style-name="ce82" office:value="10608" office:value-type="float">
            <text:p>1060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AT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469" office:value-type="float">
            <text:p>469</text:p>
          </table:table-cell>
          <table:table-cell ns41:value-type="float" table:style-name="ce58" office:value="30" office:value-type="float">
            <text:p>30</text:p>
          </table:table-cell>
          <table:table-cell table:style-name="ce58" table:number-columns-repeated="3"/>
          <table:table-cell ns41:value-type="float" table:style-name="ce58" office:value="4007" office:value-type="float">
            <text:p>4007</text:p>
          </table:table-cell>
          <table:table-cell ns41:value-type="float" table:style-name="ce58" office:value="1041" office:value-type="float">
            <text:p>1041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4034" office:value-type="float">
            <text:p>4034</text:p>
          </table:table-cell>
          <table:table-cell ns41:value-type="float" table:style-name="ce58" office:value="1051" office:value-type="float">
            <text:p>1051</text:p>
          </table:table-cell>
          <table:table-cell ns41:value-type="float" table:style-name="ce58" office:value="83" office:value-type="float">
            <text:p>83</text:p>
          </table:table-cell>
          <table:table-cell ns41:value-type="float" table:style-name="ce69" office:value="20" office:value-type="float">
            <text:p>20</text:p>
          </table:table-cell>
          <table:table-cell ns41:value-type="float" table:style-name="ce76" office:value="120" office:value-type="float">
            <text:p>120</text:p>
          </table:table-cell>
          <table:table-cell ns41:value-type="float" table:style-name="ce82" office:value="10608" office:value-type="float">
            <text:p>10608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table-cell ns41:value-type="string" table:number-rows-spanned="26" table:style-name="ce9" table:number-columns-spanned="1" office:value-type="string">
            <text:p>Odoorn</text:p>
          </table:table-cell>
          <table:table-cell ns41:value-type="string" table:style-name="ce21" office:value-type="string">
            <text:p>Kom</text:p>
          </table:table-cell>
          <table:table-cell ns41:value-type="string" table:style-name="ce29" office:value-type="string">
            <text:p>A</text:p>
          </table:table-cell>
          <table:table-cell table:style-name="ce29"/>
          <table:table-cell ns41:value-type="string" table:style-name="ce29" office:value-type="string">
            <text:p>Odoorn</text:p>
          </table:table-cell>
          <table:table-cell ns41:value-type="string" table:style-name="ce40" office:value-type="string">
            <text:p>Armwerkhu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8" office:value-type="float">
            <text:p>8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2"/>
          <table:table-cell ns41:value-type="float" table:style-name="ce58" office:value="8" office:value-type="float">
            <text:p>8</text:p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81" office:value-type="float">
            <text:p>81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10" office:value-type="float">
            <text:p>210</text:p>
          </table:table-cell>
          <table:table-cell ns41:value-type="float" table:style-name="ce58" office:value="192" office:value-type="float">
            <text:p>192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14" office:value-type="float">
            <text:p>214</text:p>
          </table:table-cell>
          <table:table-cell ns41:value-type="float" table:style-name="ce58" office:value="195" office:value-type="float">
            <text:p>195</text:p>
          </table:table-cell>
          <table:table-cell table:style-name="ce58"/>
          <table:table-cell table:style-name="ce69"/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Exloo</text:p>
          </table:table-cell>
          <table:table-cell table:style-name="ce40"/>
          <table:table-cell table:style-name="Default"/>
          <table:table-cell ns41:value-type="float" table:style-name="ce50" office:value="89" office:value-type="float">
            <text:p>89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43" office:value-type="float">
            <text:p>243</text:p>
          </table:table-cell>
          <table:table-cell ns41:value-type="float" table:style-name="ce58" office:value="209" office:value-type="float">
            <text:p>209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45" office:value-type="float">
            <text:p>245</text:p>
          </table:table-cell>
          <table:table-cell ns41:value-type="float" table:style-name="ce58" office:value="210" office:value-type="float">
            <text:p>21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Valthe</text:p>
          </table:table-cell>
          <table:table-cell table:style-name="ce40"/>
          <table:table-cell table:style-name="Default"/>
          <table:table-cell ns41:value-type="float" table:style-name="ce50" office:value="49" office:value-type="float">
            <text:p>49</text:p>
          </table:table-cell>
          <table:table-cell table:style-name="ce58" table:number-columns-repeated="4"/>
          <table:table-cell ns41:value-type="float" table:style-name="ce58" office:value="152" office:value-type="float">
            <text:p>152</text:p>
          </table:table-cell>
          <table:table-cell ns41:value-type="float" table:style-name="ce58" office:value="117" office:value-type="float">
            <text:p>117</text:p>
          </table:table-cell>
          <table:table-cell table:style-name="ce58" table:number-columns-repeated="2"/>
          <table:table-cell ns41:value-type="float" table:style-name="ce58" office:value="152" office:value-type="float">
            <text:p>152</text:p>
          </table:table-cell>
          <table:table-cell ns41:value-type="float" table:style-name="ce58" office:value="117" office:value-type="float">
            <text:p>117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D</text:p>
          </table:table-cell>
          <table:table-cell table:style-name="ce29"/>
          <table:table-cell ns41:value-type="string" table:style-name="ce29" office:value-type="string">
            <text:p>Valthermond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126" office:value-type="float">
            <text:p>126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316" office:value-type="float">
            <text:p>316</text:p>
          </table:table-cell>
          <table:table-cell ns41:value-type="float" table:style-name="ce58" office:value="313" office:value-type="float">
            <text:p>313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321" office:value-type="float">
            <text:p>321</text:p>
          </table:table-cell>
          <table:table-cell ns41:value-type="float" table:style-name="ce58" office:value="322" office:value-type="float">
            <text:p>322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4" office:value-type="float">
            <text:p>4</text:p>
          </table:table-cell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2" office:value-type="float">
            <text:p>2</text:p>
          </table:table-cell>
          <table:table-cell table:style-name="ce58" table:number-columns-repeated="6"/>
          <table:table-cell ns41:value-type="float" table:style-name="ce58" office:value="3" office:value-type="float">
            <text:p>3</text:p>
          </table:table-cell>
          <table:table-cell ns41:value-type="float" table:style-name="ce69" office:value="6" office:value-type="float">
            <text:p>6</text:p>
          </table:table-cell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BK</text:p>
          </table:table-cell>
          <table:table-cell ns41:value-type="string" table:style-name="ce29" office:value-type="string">
            <text:p>A</text:p>
          </table:table-cell>
          <table:table-cell table:style-name="ce29"/>
          <table:table-cell ns41:value-type="string" table:style-name="ce29" office:value-type="string">
            <text:p>Odoorn</text:p>
          </table:table-cell>
          <table:table-cell table:style-name="ce40"/>
          <table:table-cell table:style-name="Default"/>
          <table:table-cell ns41:value-type="float" table:style-name="ce50" office:value="5" office:value-type="float">
            <text:p>5</text:p>
          </table:table-cell>
          <table:table-cell table:style-name="ce58" table:number-columns-repeated="4"/>
          <table:table-cell ns41:value-type="float" table:style-name="ce58" office:value="11" office:value-type="float">
            <text:p>11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2" office:value-type="float">
            <text:p>12</text:p>
          </table:table-cell>
          <table:table-cell ns41:value-type="float" table:style-name="ce58" office:value="14" office:value-type="float">
            <text:p>14</text:p>
          </table:table-cell>
          <table:table-cell table:style-name="ce58"/>
          <table:table-cell table:style-name="ce69"/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Exloo</text:p>
          </table:table-cell>
          <table:table-cell table:style-name="ce40"/>
          <table:table-cell table:style-name="Default"/>
          <table:table-cell ns41:value-type="float" table:style-name="ce50" office:value="9" office:value-type="float">
            <text:p>9</text:p>
          </table:table-cell>
          <table:table-cell table:style-name="ce58" table:number-columns-repeated="4"/>
          <table:table-cell ns41:value-type="float" table:style-name="ce58" office:value="28" office:value-type="float">
            <text:p>28</text:p>
          </table:table-cell>
          <table:table-cell ns41:value-type="float" table:style-name="ce58" office:value="22" office:value-type="float">
            <text:p>22</text:p>
          </table:table-cell>
          <table:table-cell table:style-name="ce58" table:number-columns-repeated="2"/>
          <table:table-cell ns41:value-type="float" table:style-name="ce58" office:value="28" office:value-type="float">
            <text:p>28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2" office:value-type="float">
            <text:p>2</text:p>
          </table:table-cell>
          <table:table-cell table:style-name="ce69"/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Valthe</text:p>
          </table:table-cell>
          <table:table-cell table:style-name="ce40"/>
          <table:table-cell table:style-name="Default"/>
          <table:table-cell ns41:value-type="float" table:style-name="ce50" office:value="9" office:value-type="float">
            <text:p>9</text:p>
          </table:table-cell>
          <table:table-cell table:style-name="ce58" table:number-columns-repeated="4"/>
          <table:table-cell ns41:value-type="float" table:style-name="ce58" office:value="22" office:value-type="float">
            <text:p>22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3" office:value-type="float">
            <text:p>23</text:p>
          </table:table-cell>
          <table:table-cell ns41:value-type="float" table:style-name="ce58" office:value="19" office:value-type="float">
            <text:p>19</text:p>
          </table:table-cell>
          <table:table-cell table:style-name="ce58"/>
          <table:table-cell table:style-name="ce69"/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B</text:p>
          </table:table-cell>
          <table:table-cell table:style-name="ce29"/>
          <table:table-cell ns41:value-type="string" table:style-name="ce29" office:value-type="string">
            <text:p>Klijndijk</text:p>
          </table:table-cell>
          <table:table-cell table:style-name="ce40"/>
          <table:table-cell table:style-name="Default"/>
          <table:table-cell ns41:value-type="float" table:style-name="ce50" office:value="39" office:value-type="float">
            <text:p>39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84" office:value-type="float">
            <text:p>84</text:p>
          </table:table-cell>
          <table:table-cell ns41:value-type="float" table:style-name="ce58" office:value="88" office:value-type="float">
            <text:p>8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85" office:value-type="float">
            <text:p>85</text:p>
          </table:table-cell>
          <table:table-cell ns41:value-type="float" table:style-name="ce58" office:value="90" office:value-type="float">
            <text:p>90</text:p>
          </table:table-cell>
          <table:table-cell table:style-name="ce58"/>
          <table:table-cell table:style-name="ce69"/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Haantje</text:p>
          </table:table-cell>
          <table:table-cell table:style-name="ce40"/>
          <table:table-cell table:style-name="Default"/>
          <table:table-cell ns41:value-type="float" table:style-name="ce50" office:value="15" office:value-type="float">
            <text:p>15</text:p>
          </table:table-cell>
          <table:table-cell table:style-name="ce58" table:number-columns-repeated="4"/>
          <table:table-cell ns41:value-type="float" table:style-name="ce58" office:value="42" office:value-type="float">
            <text:p>42</text:p>
          </table:table-cell>
          <table:table-cell ns41:value-type="float" table:style-name="ce58" office:value="23" office:value-type="float">
            <text:p>23</text:p>
          </table:table-cell>
          <table:table-cell table:style-name="ce58" table:number-columns-repeated="2"/>
          <table:table-cell ns41:value-type="float" table:style-name="ce58" office:value="42" office:value-type="float">
            <text:p>42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Odoornerveen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109" office:value-type="float">
            <text:p>109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268" office:value-type="float">
            <text:p>268</text:p>
          </table:table-cell>
          <table:table-cell ns41:value-type="float" table:style-name="ce58" office:value="262" office:value-type="float">
            <text:p>262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73" office:value-type="float">
            <text:p>273</text:p>
          </table:table-cell>
          <table:table-cell ns41:value-type="float" table:style-name="ce58" office:value="263" office:value-type="float">
            <text:p>26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office:value="3" table:style-name="ce58" table:number-columns-repeated="5" office:value-type="float">
            <text:p>3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C</text:p>
          </table:table-cell>
          <table:table-cell table:style-name="ce29"/>
          <table:table-cell ns41:value-type="string" table:style-name="ce29" office:value-type="string">
            <text:p>Exloërveen</text:p>
          </table:table-cell>
          <table:table-cell table:style-name="ce40"/>
          <table:table-cell table:style-name="Default"/>
          <table:table-cell ns41:value-type="float" table:style-name="ce50" office:value="49" office:value-type="float">
            <text:p>49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06" office:value-type="float">
            <text:p>106</text:p>
          </table:table-cell>
          <table:table-cell ns41:value-type="float" table:style-name="ce58" office:value="135" office:value-type="float">
            <text:p>135</text:p>
          </table:table-cell>
          <table:table-cell table:style-name="ce58" table:number-columns-repeated="2"/>
          <table:table-cell ns41:value-type="float" table:style-name="ce58" office:value="106" office:value-type="float">
            <text:p>106</text:p>
          </table:table-cell>
          <table:table-cell ns41:value-type="float" table:style-name="ce58" office:value="135" office:value-type="float">
            <text:p>135</text:p>
          </table:table-cell>
          <table:table-cell ns41:value-type="float" table:style-name="ce58" office:value="3" office:value-type="float">
            <text:p>3</text:p>
          </table:table-cell>
          <table:table-cell table:style-name="ce69"/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Exloërmond</text:p>
          </table:table-cell>
          <table:table-cell table:style-name="ce40"/>
          <table:table-cell table:style-name="Default"/>
          <table:table-cell ns41:value-type="float" table:style-name="ce50" office:value="168" office:value-type="float">
            <text:p>168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449" office:value-type="float">
            <text:p>449</text:p>
          </table:table-cell>
          <table:table-cell ns41:value-type="float" table:style-name="ce58" office:value="421" office:value-type="float">
            <text:p>421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456" office:value-type="float">
            <text:p>456</text:p>
          </table:table-cell>
          <table:table-cell ns41:value-type="float" table:style-name="ce58" office:value="426" office:value-type="float">
            <text:p>426</text:p>
          </table:table-cell>
          <table:table-cell table:style-name="ce58"/>
          <table:table-cell table:style-name="ce69"/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Exloërmond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165" office:value-type="float">
            <text:p>165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430" office:value-type="float">
            <text:p>430</text:p>
          </table:table-cell>
          <table:table-cell ns41:value-type="float" table:style-name="ce58" office:value="432" office:value-type="float">
            <text:p>432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437" office:value-type="float">
            <text:p>437</text:p>
          </table:table-cell>
          <table:table-cell ns41:value-type="float" table:style-name="ce58" office:value="436" office:value-type="float">
            <text:p>43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10" office:value-type="float">
            <text:p>10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4" office:value-type="float">
            <text:p>4</text:p>
          </table:table-cell>
          <table:table-cell table:style-name="ce58" table:number-columns-repeated="6"/>
          <table:table-cell ns41:value-type="float" table:style-name="ce58" office:value="9" office:value-type="float">
            <text:p>9</text:p>
          </table:table-cell>
          <table:table-cell ns41:value-type="float" table:style-name="ce69" office:value="12" office:value-type="float">
            <text:p>12</text:p>
          </table:table-cell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D</text:p>
          </table:table-cell>
          <table:table-cell table:style-name="ce29"/>
          <table:table-cell ns41:value-type="string" table:style-name="ce29" office:value-type="string">
            <text:p>Valtherveen</text:p>
          </table:table-cell>
          <table:table-cell table:style-name="ce40"/>
          <table:table-cell table:style-name="Default"/>
          <table:table-cell ns41:value-type="float" table:style-name="ce50" office:value="193" office:value-type="float">
            <text:p>193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542" office:value-type="float">
            <text:p>542</text:p>
          </table:table-cell>
          <table:table-cell ns41:value-type="float" table:style-name="ce58" office:value="535" office:value-type="float">
            <text:p>535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549" office:value-type="float">
            <text:p>549</text:p>
          </table:table-cell>
          <table:table-cell ns41:value-type="float" table:style-name="ce58" office:value="540" office:value-type="float">
            <text:p>540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Zandberg</text:p>
          </table:table-cell>
          <table:table-cell table:style-name="ce40"/>
          <table:table-cell table:style-name="Default"/>
          <table:table-cell ns41:value-type="float" table:style-name="ce50" office:value="54" office:value-type="float">
            <text:p>54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49" office:value-type="float">
            <text:p>149</text:p>
          </table:table-cell>
          <table:table-cell ns41:value-type="float" table:style-name="ce58" office:value="138" office:value-type="float">
            <text:p>138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52" office:value-type="float">
            <text:p>152</text:p>
          </table:table-cell>
          <table:table-cell ns41:value-type="float" table:style-name="ce58" office:value="139" office:value-type="float">
            <text:p>139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Valthermond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99" office:value-type="float">
            <text:p>99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40" office:value-type="float">
            <text:p>240</text:p>
          </table:table-cell>
          <table:table-cell ns41:value-type="float" table:style-name="ce58" office:value="272" office:value-type="float">
            <text:p>272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46" office:value-type="float">
            <text:p>246</text:p>
          </table:table-cell>
          <table:table-cell ns41:value-type="float" table:style-name="ce58" office:value="275" office:value-type="float">
            <text:p>27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11" office:value-type="float">
            <text:p>11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9" office:value="4" office:value-type="float">
            <text:p>4</text:p>
          </table:table-cell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346" office:value-type="float">
            <text:p>346</text:p>
          </table:table-cell>
          <table:table-cell ns41:value-type="float" table:style-name="ce58" office:value="8" office:value-type="float">
            <text:p>8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929" office:value-type="float">
            <text:p>929</text:p>
          </table:table-cell>
          <table:table-cell ns41:value-type="float" table:style-name="ce58" office:value="837" office:value-type="float">
            <text:p>837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943" office:value-type="float">
            <text:p>943</text:p>
          </table:table-cell>
          <table:table-cell ns41:value-type="float" table:style-name="ce58" office:value="852" office:value-type="float">
            <text:p>852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9" office:value="15" office:value-type="float">
            <text:p>15</text:p>
          </table:table-cell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914" office:value-type="float">
            <text:p>914</text:p>
          </table:table-cell>
          <table:table-cell ns41:value-type="float" table:style-name="ce58" office:value="25" office:value-type="float">
            <text:p>25</text:p>
          </table:table-cell>
          <table:table-cell table:style-name="ce58"/>
          <table:table-cell ns41:value-type="float" table:style-name="ce58" office:value="4" office:value-type="float">
            <text:p>4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381" office:value-type="float">
            <text:p>2381</text:p>
          </table:table-cell>
          <table:table-cell ns41:value-type="float" table:style-name="ce58" office:value="2367" office:value-type="float">
            <text:p>2367</text:p>
          </table:table-cell>
          <table:table-cell ns41:value-type="float" table:style-name="ce58" office:value="56" office:value-type="float">
            <text:p>56</text:p>
          </table:table-cell>
          <table:table-cell ns41:value-type="float" table:style-name="ce58" office:value="35" office:value-type="float">
            <text:p>35</text:p>
          </table:table-cell>
          <table:table-cell ns41:value-type="float" table:style-name="ce58" office:value="2437" office:value-type="float">
            <text:p>2437</text:p>
          </table:table-cell>
          <table:table-cell ns41:value-type="float" table:style-name="ce58" office:value="2402" office:value-type="float">
            <text:p>2402</text:p>
          </table:table-cell>
          <table:table-cell ns41:value-type="float" table:style-name="ce58" office:value="35" office:value-type="float">
            <text:p>35</text:p>
          </table:table-cell>
          <table:table-cell ns41:value-type="float" table:style-name="ce69" office:value="30" office:value-type="float">
            <text:p>30</text:p>
          </table:table-cell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260" office:value-type="float">
            <text:p>1260</text:p>
          </table:table-cell>
          <table:table-cell ns41:value-type="float" table:style-name="ce58" office:value="33" office:value-type="float">
            <text:p>33</text:p>
          </table:table-cell>
          <table:table-cell table:style-name="ce58"/>
          <table:table-cell ns41:value-type="float" table:style-name="ce58" office:value="5" office:value-type="float">
            <text:p>5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3310" office:value-type="float">
            <text:p>3310</text:p>
          </table:table-cell>
          <table:table-cell ns41:value-type="float" table:style-name="ce58" office:value="3204" office:value-type="float">
            <text:p>3204</text:p>
          </table:table-cell>
          <table:table-cell ns41:value-type="float" table:style-name="ce58" office:value="70" office:value-type="float">
            <text:p>70</text:p>
          </table:table-cell>
          <table:table-cell ns41:value-type="float" table:style-name="ce58" office:value="50" office:value-type="float">
            <text:p>50</text:p>
          </table:table-cell>
          <table:table-cell ns41:value-type="float" table:style-name="ce58" office:value="3380" office:value-type="float">
            <text:p>3380</text:p>
          </table:table-cell>
          <table:table-cell ns41:value-type="float" table:style-name="ce58" office:value="3254" office:value-type="float">
            <text:p>3254</text:p>
          </table:table-cell>
          <table:table-cell ns41:value-type="float" table:style-name="ce58" office:value="44" office:value-type="float">
            <text:p>44</text:p>
          </table:table-cell>
          <table:table-cell ns41:value-type="float" table:style-name="ce69" office:value="45" office:value-type="float">
            <text:p>45</text:p>
          </table:table-cell>
          <table:table-cell ns41:value-type="float" table:style-name="ce76" office:value="122" office:value-type="float">
            <text:p>122</text:p>
          </table:table-cell>
          <table:table-cell ns41:value-type="float" table:style-name="ce82" office:value="11320" office:value-type="float">
            <text:p>11320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table-cell ns41:value-type="string" table:number-rows-spanned="15" table:style-name="ce9" table:number-columns-spanned="1" office:value-type="string">
            <text:p>Oosterhesselen</text:p>
          </table:table-cell>
          <table:table-cell ns41:value-type="string" table:style-name="ce21" office:value-type="string">
            <text:p>Kom</text:p>
          </table:table-cell>
          <table:table-cell table:style-name="ce29"/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Oosterhesselen</text:p>
          </table:table-cell>
          <table:table-cell table:style-name="ce40"/>
          <table:table-cell table:style-name="Default"/>
          <table:table-cell ns41:value-type="float" table:style-name="ce50" office:value="53" office:value-type="float">
            <office:annotation draw:style-name="gr1" svg:height="55.5pt" draw:caption-point-y="126.28pt" svg:width="92.83pt" svg:x="453.43pt" draw:caption-point-x="-71.63pt" svg:y="7166.38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53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40" office:value-type="float">
            <text:p>140</text:p>
          </table:table-cell>
          <table:table-cell ns41:value-type="float" table:style-name="ce58" office:value="136" office:value-type="float">
            <text:p>136</text:p>
          </table:table-cell>
          <table:table-cell table:style-name="ce58" table:number-columns-repeated="2"/>
          <table:table-cell ns41:value-type="float" table:style-name="ce58" office:value="140" office:value-type="float">
            <text:p>140</text:p>
          </table:table-cell>
          <table:table-cell ns41:value-type="float" table:style-name="ce58" office:value="136" office:value-type="float">
            <text:p>13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9" office:value="5" office:value-type="float">
            <text:p>5</text:p>
          </table:table-cell>
          <table:table-cell ns41:value-type="float" table:style-name="ce76" office:value="123" office:value-type="float">
            <text:p>123</text:p>
          </table:table-cell>
          <table:table-cell ns41:value-type="float" table:style-name="ce82" office:value="10490" office:value-type="float">
            <text:p>1049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Gees</text:p>
          </table:table-cell>
          <table:table-cell ns41:value-type="string" table:style-name="ce40" office:value-type="string">
            <text:p>Armhu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1:value-type="float" office:value="2" table:style-name="ce58" table:number-columns-repeated="2" office:value-type="float">
            <text:p>2</text:p>
          </table:table-cell>
          <table:table-cell table:style-name="ce58"/>
          <table:table-cell table:style-name="ce69"/>
          <table:table-cell ns41:value-type="float" table:style-name="ce76" office:value="123" office:value-type="float">
            <text:p>123</text:p>
          </table:table-cell>
          <table:table-cell ns41:value-type="float" table:style-name="ce82" office:value="10490" office:value-type="float">
            <text:p>1049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104" office:value-type="float">
            <text:p>10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80" office:value-type="float">
            <text:p>280</text:p>
          </table:table-cell>
          <table:table-cell ns41:value-type="float" table:style-name="ce58" office:value="240" office:value-type="float">
            <text:p>240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281" office:value-type="float">
            <text:p>281</text:p>
          </table:table-cell>
          <table:table-cell ns41:value-type="float" table:style-name="ce58" office:value="241" office:value-type="float">
            <text:p>24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23" office:value-type="float">
            <text:p>123</text:p>
          </table:table-cell>
          <table:table-cell ns41:value-type="float" table:style-name="ce82" office:value="10490" office:value-type="float">
            <text:p>1049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Zwinderen</text:p>
          </table:table-cell>
          <table:table-cell table:style-name="ce40"/>
          <table:table-cell table:style-name="Default"/>
          <table:table-cell ns41:value-type="float" table:style-name="ce50" office:value="34" office:value-type="float">
            <text:p>3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98" office:value-type="float">
            <text:p>98</text:p>
          </table:table-cell>
          <table:table-cell ns41:value-type="float" table:style-name="ce58" office:value="93" office:value-type="float">
            <text:p>93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99" office:value-type="float">
            <text:p>99</text:p>
          </table:table-cell>
          <table:table-cell ns41:value-type="float" table:style-name="ce58" office:value="93" office:value-type="float">
            <text:p>9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23" office:value-type="float">
            <text:p>123</text:p>
          </table:table-cell>
          <table:table-cell ns41:value-type="float" table:style-name="ce82" office:value="10490" office:value-type="float">
            <text:p>1049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10">
          <table:covered-table-cell table:style-name="ce9"/>
          <table:table-cell ns41:value-type="string" table:style-name="ce21" office:value-type="string">
            <text:p>BK</text:p>
          </table:table-cell>
          <table:table-cell table:style-name="ce29"/>
          <table:table-cell ns41:value-type="string" table:style-name="ce29" office:value-type="string">
            <text:p>Oosterhesselen</text:p>
          </table:table-cell>
          <table:table-cell ns41:value-type="string" table:style-name="ce29" office:value-type="string">
            <text:p>Kanaal onder Oosterhesselen</text:p>
          </table:table-cell>
          <table:table-cell table:style-name="ce40"/>
          <table:table-cell table:style-name="Default"/>
          <table:table-cell ns41:value-type="float" table:style-name="ce50" office:value="6" office:value-type="float">
            <text:p>6</text:p>
          </table:table-cell>
          <table:table-cell table:style-name="ce58" table:number-columns-repeated="4"/>
          <table:table-cell ns41:value-type="float" table:style-name="ce58" office:value="10" office:value-type="float">
            <text:p>10</text:p>
          </table:table-cell>
          <table:table-cell ns41:value-type="float" table:style-name="ce58" office:value="15" office:value-type="float">
            <text:p>15</text:p>
          </table:table-cell>
          <table:table-cell table:style-name="ce58" table:number-columns-repeated="2"/>
          <table:table-cell ns41:value-type="float" table:style-name="ce58" office:value="10" office:value-type="float">
            <text:p>10</text:p>
          </table:table-cell>
          <table:table-cell ns41:value-type="float" table:style-name="ce58" office:value="15" office:value-type="float">
            <text:p>15</text:p>
          </table:table-cell>
          <table:table-cell table:style-name="ce58"/>
          <table:table-cell table:style-name="ce69"/>
          <table:table-cell ns41:value-type="float" table:style-name="ce76" office:value="123" office:value-type="float">
            <text:p>123</text:p>
          </table:table-cell>
          <table:table-cell ns41:value-type="float" table:style-name="ce82" office:value="10490" office:value-type="float">
            <text:p>1049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Gehucht Klenke</text:p>
          </table:table-cell>
          <table:table-cell table:style-name="ce40"/>
          <table:table-cell table:style-name="Default"/>
          <table:table-cell ns41:value-type="float" table:style-name="ce50" office:value="6" office:value-type="float">
            <text:p>6</text:p>
          </table:table-cell>
          <table:table-cell table:style-name="ce58" table:number-columns-repeated="4"/>
          <table:table-cell ns41:value-type="float" table:style-name="ce58" office:value="23" office:value-type="float">
            <text:p>23</text:p>
          </table:table-cell>
          <table:table-cell ns41:value-type="float" table:style-name="ce58" office:value="20" office:value-type="float">
            <text:p>20</text:p>
          </table:table-cell>
          <table:table-cell table:style-name="ce58" table:number-columns-repeated="2"/>
          <table:table-cell ns41:value-type="float" table:style-name="ce58" office:value="23" office:value-type="float">
            <text:p>23</text:p>
          </table:table-cell>
          <table:table-cell ns41:value-type="float" table:style-name="ce58" office:value="20" office:value-type="float">
            <text:p>20</text:p>
          </table:table-cell>
          <table:table-cell table:style-name="ce58"/>
          <table:table-cell table:style-name="ce69"/>
          <table:table-cell ns41:value-type="float" table:style-name="ce76" office:value="123" office:value-type="float">
            <text:p>123</text:p>
          </table:table-cell>
          <table:table-cell ns41:value-type="float" table:style-name="ce82" office:value="10490" office:value-type="float">
            <text:p>1049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Gehucht Gees</text:p>
          </table:table-cell>
          <table:table-cell ns41:value-type="string" table:style-name="ce29" office:value-type="string">
            <text:p>Kanaal onder Gees</text:p>
          </table:table-cell>
          <table:table-cell table:style-name="ce40"/>
          <table:table-cell table:style-name="Default"/>
          <table:table-cell ns41:value-type="float" table:style-name="ce50" office:value="15" office:value-type="float">
            <text:p>15</text:p>
          </table:table-cell>
          <table:table-cell table:style-name="ce58" table:number-columns-repeated="4"/>
          <table:table-cell ns41:value-type="float" table:style-name="ce58" office:value="38" office:value-type="float">
            <text:p>38</text:p>
          </table:table-cell>
          <table:table-cell ns41:value-type="float" table:style-name="ce58" office:value="35" office:value-type="float">
            <text:p>35</text:p>
          </table:table-cell>
          <table:table-cell table:style-name="ce58" table:number-columns-repeated="2"/>
          <table:table-cell ns41:value-type="float" table:style-name="ce58" office:value="38" office:value-type="float">
            <text:p>38</text:p>
          </table:table-cell>
          <table:table-cell ns41:value-type="float" table:style-name="ce58" office:value="35" office:value-type="float">
            <text:p>35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23" office:value-type="float">
            <text:p>123</text:p>
          </table:table-cell>
          <table:table-cell ns41:value-type="float" table:style-name="ce82" office:value="10490" office:value-type="float">
            <text:p>1049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Zwinderen</text:p>
          </table:table-cell>
          <table:table-cell ns41:value-type="string" table:style-name="Default" office:value-type="string">
            <text:p>Geeserveld</text:p>
          </table:table-cell>
          <table:table-cell table:style-name="ce40"/>
          <table:table-cell table:style-name="Default"/>
          <table:table-cell ns41:value-type="float" table:style-name="ce50" office:value="4" office:value-type="float">
            <text:p>4</text:p>
          </table:table-cell>
          <table:table-cell table:style-name="ce58" table:number-columns-repeated="4"/>
          <table:table-cell ns41:value-type="float" table:style-name="ce58" office:value="7" office:value-type="float">
            <text:p>7</text:p>
          </table:table-cell>
          <table:table-cell ns41:value-type="float" table:style-name="ce58" office:value="13" office:value-type="float">
            <text:p>13</text:p>
          </table:table-cell>
          <table:table-cell table:style-name="ce58" table:number-columns-repeated="2"/>
          <table:table-cell ns41:value-type="float" table:style-name="ce58" office:value="7" office:value-type="float">
            <text:p>7</text:p>
          </table:table-cell>
          <table:table-cell ns41:value-type="float" table:style-name="ce58" office:value="13" office:value-type="float">
            <text:p>13</text:p>
          </table:table-cell>
          <table:table-cell table:style-name="ce58"/>
          <table:table-cell table:style-name="ce69"/>
          <table:table-cell ns41:value-type="float" table:style-name="ce76" office:value="123" office:value-type="float">
            <text:p>123</text:p>
          </table:table-cell>
          <table:table-cell ns41:value-type="float" table:style-name="ce82" office:value="10490" office:value-type="float">
            <text:p>1049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Zwinderscheveld en veen</text:p>
          </table:table-cell>
          <table:table-cell table:style-name="ce40"/>
          <table:table-cell table:style-name="Default"/>
          <table:table-cell ns41:value-type="float" table:style-name="ce50" office:value="35" office:value-type="float">
            <text:p>35</text:p>
          </table:table-cell>
          <table:table-cell table:style-name="ce58" table:number-columns-repeated="4"/>
          <table:table-cell ns41:value-type="float" table:style-name="ce58" office:value="92" office:value-type="float">
            <text:p>92</text:p>
          </table:table-cell>
          <table:table-cell ns41:value-type="float" table:style-name="ce58" office:value="91" office:value-type="float">
            <text:p>91</text:p>
          </table:table-cell>
          <table:table-cell table:style-name="ce58" table:number-columns-repeated="2"/>
          <table:table-cell ns41:value-type="float" table:style-name="ce58" office:value="92" office:value-type="float">
            <text:p>92</text:p>
          </table:table-cell>
          <table:table-cell ns41:value-type="float" table:style-name="ce58" office:value="91" office:value-type="float">
            <text:p>91</text:p>
          </table:table-cell>
          <table:table-cell table:style-name="ce58"/>
          <table:table-cell table:style-name="ce69"/>
          <table:table-cell ns41:value-type="float" table:style-name="ce76" office:value="123" office:value-type="float">
            <text:p>123</text:p>
          </table:table-cell>
          <table:table-cell ns41:value-type="float" table:style-name="ce82" office:value="10490" office:value-type="float">
            <text:p>1049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2" office:value-type="float">
            <text:p>2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23" office:value-type="float">
            <text:p>123</text:p>
          </table:table-cell>
          <table:table-cell ns41:value-type="float" table:style-name="ce82" office:value="10490" office:value-type="float">
            <text:p>1049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92" office:value-type="float">
            <office:annotation draw:style-name="gr1" svg:height="55.47pt" draw:caption-point-y="239.53pt" svg:width="92.83pt" svg:x="453.43pt" draw:caption-point-x="-71.63pt" svg:y="7257.15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192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520" office:value-type="float">
            <text:p>520</text:p>
          </table:table-cell>
          <table:table-cell ns41:value-type="float" table:style-name="ce58" office:value="471" office:value-type="float">
            <text:p>47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522" office:value-type="float">
            <text:p>522</text:p>
          </table:table-cell>
          <table:table-cell ns41:value-type="float" table:style-name="ce58" office:value="472" office:value-type="float">
            <text:p>472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9" office:value="8" office:value-type="float">
            <text:p>8</text:p>
          </table:table-cell>
          <table:table-cell ns41:value-type="float" table:style-name="ce76" office:value="123" office:value-type="float">
            <text:p>123</text:p>
          </table:table-cell>
          <table:table-cell ns41:value-type="float" table:style-name="ce82" office:value="10490" office:value-type="float">
            <text:p>1049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66" office:value-type="float">
            <text:p>66</text:p>
          </table:table-cell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ns41:value-type="float" table:style-name="ce58" office:value="170" office:value-type="float">
            <text:p>170</text:p>
          </table:table-cell>
          <table:table-cell ns41:value-type="float" table:style-name="ce58" office:value="174" office:value-type="float">
            <text:p>174</text:p>
          </table:table-cell>
          <table:table-cell table:style-name="ce58" table:number-columns-repeated="2"/>
          <table:table-cell ns41:value-type="float" table:style-name="ce58" office:value="170" office:value-type="float">
            <text:p>170</text:p>
          </table:table-cell>
          <table:table-cell ns41:value-type="float" table:style-name="ce58" office:value="174" office:value-type="float">
            <text:p>17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23" office:value-type="float">
            <text:p>123</text:p>
          </table:table-cell>
          <table:table-cell ns41:value-type="float" table:style-name="ce82" office:value="10490" office:value-type="float">
            <text:p>1049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258" office:value-type="float">
            <office:annotation draw:style-name="gr1" svg:height="55.47pt" draw:caption-point-y="113.5pt" svg:width="92.83pt" svg:x="453.43pt" draw:caption-point-x="-71.63pt" svg:y="7408.66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258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690" office:value-type="float">
            <text:p>690</text:p>
          </table:table-cell>
          <table:table-cell ns41:value-type="float" table:style-name="ce58" office:value="645" office:value-type="float">
            <text:p>64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692" office:value-type="float">
            <text:p>692</text:p>
          </table:table-cell>
          <table:table-cell ns41:value-type="float" table:style-name="ce58" office:value="646" office:value-type="float">
            <text:p>646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9" office:value="10" office:value-type="float">
            <text:p>10</text:p>
          </table:table-cell>
          <table:table-cell ns41:value-type="float" table:style-name="ce76" office:value="123" office:value-type="float">
            <text:p>123</text:p>
          </table:table-cell>
          <table:table-cell ns41:value-type="float" table:style-name="ce82" office:value="10490" office:value-type="float">
            <text:p>1049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Pers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1:value-type="float" table:style-name="ce76" office:value="123" office:value-type="float">
            <text:p>123</text:p>
          </table:table-cell>
          <table:table-cell ns41:value-type="float" table:style-name="ce82" office:value="10490" office:value-type="float">
            <text:p>1049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AT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258" office:value-type="float">
            <text:p>258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690" office:value-type="float">
            <text:p>690</text:p>
          </table:table-cell>
          <table:table-cell ns41:value-type="float" table:style-name="ce58" office:value="645" office:value-type="float">
            <text:p>64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693" office:value-type="float">
            <text:p>693</text:p>
          </table:table-cell>
          <table:table-cell ns41:value-type="float" table:style-name="ce58" office:value="646" office:value-type="float">
            <text:p>646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9" office:value="10" office:value-type="float">
            <text:p>10</text:p>
          </table:table-cell>
          <table:table-cell ns41:value-type="float" table:style-name="ce76" office:value="123" office:value-type="float">
            <text:p>123</text:p>
          </table:table-cell>
          <table:table-cell ns41:value-type="float" table:style-name="ce82" office:value="10490" office:value-type="float">
            <text:p>1049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table-cell ns41:value-type="string" table:number-rows-spanned="11" table:style-name="ce9" table:number-columns-spanned="1" office:value-type="string">
            <text:p>Peize</text:p>
          </table:table-cell>
          <table:table-cell ns41:value-type="string" table:style-name="ce21" office:value-type="string">
            <text:p>Kom</text:p>
          </table:table-cell>
          <table:table-cell table:style-name="ce29"/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Peize</text:p>
          </table:table-cell>
          <table:table-cell table:style-name="ce40"/>
          <table:table-cell table:style-name="Default"/>
          <table:table-cell ns41:value-type="float" table:style-name="ce50" office:value="184" office:value-type="float">
            <text:p>184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412" office:value-type="float">
            <text:p>412</text:p>
          </table:table-cell>
          <table:table-cell ns41:value-type="float" table:style-name="ce58" office:value="371" office:value-type="float">
            <text:p>37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416" office:value-type="float">
            <text:p>416</text:p>
          </table:table-cell>
          <table:table-cell ns41:value-type="float" table:style-name="ce58" office:value="372" office:value-type="float">
            <text:p>372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24" office:value-type="float">
            <text:p>124</text:p>
          </table:table-cell>
          <table:table-cell ns41:value-type="float" table:style-name="ce82" office:value="10501" office:value-type="float">
            <text:p>10501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BK</text:p>
          </table:table-cell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De Hoest</text:p>
          </table:table-cell>
          <table:table-cell table:style-name="ce40"/>
          <table:table-cell table:style-name="Default"/>
          <table:table-cell ns41:value-type="float" table:style-name="ce50" office:value="23" office:value-type="float">
            <text:p>23</text:p>
          </table:table-cell>
          <table:table-cell table:style-name="ce58" table:number-columns-repeated="4"/>
          <table:table-cell ns41:value-type="float" table:style-name="ce58" office:value="67" office:value-type="float">
            <text:p>67</text:p>
          </table:table-cell>
          <table:table-cell ns41:value-type="float" table:style-name="ce58" office:value="47" office:value-type="float">
            <text:p>47</text:p>
          </table:table-cell>
          <table:table-cell table:style-name="ce58" table:number-columns-repeated="2"/>
          <table:table-cell ns41:value-type="float" table:style-name="ce58" office:value="67" office:value-type="float">
            <text:p>67</text:p>
          </table:table-cell>
          <table:table-cell ns41:value-type="float" table:style-name="ce58" office:value="47" office:value-type="float">
            <text:p>47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24" office:value-type="float">
            <text:p>124</text:p>
          </table:table-cell>
          <table:table-cell ns41:value-type="float" table:style-name="ce82" office:value="10501" office:value-type="float">
            <text:p>10501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De Pol</text:p>
          </table:table-cell>
          <table:table-cell ns41:value-type="string" table:style-name="ce40" office:value-type="string">
            <text:p>Armwerku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1" office:value-type="float">
            <text:p>11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2"/>
          <table:table-cell ns41:value-type="float" table:style-name="ce58" office:value="11" office:value-type="float">
            <text:p>11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1:value-type="float" table:style-name="ce76" office:value="124" office:value-type="float">
            <text:p>124</text:p>
          </table:table-cell>
          <table:table-cell ns41:value-type="float" table:style-name="ce82" office:value="10501" office:value-type="float">
            <text:p>10501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63" office:value-type="float">
            <text:p>63</text:p>
          </table:table-cell>
          <table:table-cell table:style-name="ce58" table:number-columns-repeated="4"/>
          <table:table-cell ns41:value-type="float" table:style-name="ce58" office:value="148" office:value-type="float">
            <text:p>148</text:p>
          </table:table-cell>
          <table:table-cell ns41:value-type="float" table:style-name="ce58" office:value="132" office:value-type="float">
            <text:p>132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52" office:value-type="float">
            <text:p>152</text:p>
          </table:table-cell>
          <table:table-cell ns41:value-type="float" table:style-name="ce58" office:value="134" office:value-type="float">
            <text:p>134</text:p>
          </table:table-cell>
          <table:table-cell ns41:value-type="float" table:style-name="ce58" office:value="2" office:value-type="float">
            <text:p>2</text:p>
          </table:table-cell>
          <table:table-cell table:style-name="ce69"/>
          <table:table-cell ns41:value-type="float" table:style-name="ce76" office:value="124" office:value-type="float">
            <text:p>124</text:p>
          </table:table-cell>
          <table:table-cell ns41:value-type="float" table:style-name="ce82" office:value="10501" office:value-type="float">
            <text:p>10501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Het Wold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22" office:value-type="float">
            <text:p>22</text:p>
          </table:table-cell>
          <table:table-cell table:style-name="ce58" table:number-columns-repeated="4"/>
          <table:table-cell ns41:value-type="float" table:style-name="ce58" office:value="62" office:value-type="float">
            <text:p>62</text:p>
          </table:table-cell>
          <table:table-cell ns41:value-type="float" table:style-name="ce58" office:value="57" office:value-type="float">
            <text:p>5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63" office:value-type="float">
            <text:p>63</text:p>
          </table:table-cell>
          <table:table-cell ns41:value-type="float" table:style-name="ce58" office:value="57" office:value-type="float">
            <text:p>57</text:p>
          </table:table-cell>
          <table:table-cell table:style-name="ce58"/>
          <table:table-cell table:style-name="ce69"/>
          <table:table-cell ns41:value-type="float" table:style-name="ce76" office:value="124" office:value-type="float">
            <text:p>124</text:p>
          </table:table-cell>
          <table:table-cell ns41:value-type="float" table:style-name="ce82" office:value="10501" office:value-type="float">
            <text:p>10501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1:value-type="float" office:value="1" table:style-name="ce58" table:number-columns-repeated="2" office:value-type="float">
            <text:p>1</text:p>
          </table:table-cell>
          <table:table-cell table:style-name="ce58"/>
          <table:table-cell table:style-name="ce69"/>
          <table:table-cell ns41:value-type="float" table:style-name="ce76" office:value="124" office:value-type="float">
            <text:p>124</text:p>
          </table:table-cell>
          <table:table-cell ns41:value-type="float" table:style-name="ce82" office:value="10501" office:value-type="float">
            <text:p>10501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24" office:value-type="float">
            <text:p>124</text:p>
          </table:table-cell>
          <table:table-cell ns41:value-type="float" table:style-name="ce82" office:value="10501" office:value-type="float">
            <text:p>10501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Het Klundersveen</text:p>
          </table:table-cell>
          <table:table-cell table:style-name="ce40"/>
          <table:table-cell table:style-name="Default"/>
          <table:table-cell ns41:value-type="float" table:style-name="ce50" office:value="50" office:value-type="float">
            <text:p>50</text:p>
          </table:table-cell>
          <table:table-cell table:style-name="ce58" table:number-columns-repeated="4"/>
          <table:table-cell ns41:value-type="float" table:style-name="ce58" office:value="131" office:value-type="float">
            <text:p>131</text:p>
          </table:table-cell>
          <table:table-cell ns41:value-type="float" table:style-name="ce58" office:value="127" office:value-type="float">
            <text:p>127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133" office:value-type="float">
            <text:p>133</text:p>
          </table:table-cell>
          <table:table-cell ns41:value-type="float" table:style-name="ce58" office:value="127" office:value-type="float">
            <text:p>127</text:p>
          </table:table-cell>
          <table:table-cell table:style-name="ce58"/>
          <table:table-cell table:style-name="ce69"/>
          <table:table-cell ns41:value-type="float" table:style-name="ce76" office:value="124" office:value-type="float">
            <text:p>124</text:p>
          </table:table-cell>
          <table:table-cell ns41:value-type="float" table:style-name="ce82" office:value="10501" office:value-type="float">
            <text:p>10501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84" office:value-type="float">
            <text:p>184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412" office:value-type="float">
            <text:p>412</text:p>
          </table:table-cell>
          <table:table-cell ns41:value-type="float" table:style-name="ce58" office:value="371" office:value-type="float">
            <text:p>37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416" office:value-type="float">
            <text:p>416</text:p>
          </table:table-cell>
          <table:table-cell ns41:value-type="float" table:style-name="ce58" office:value="372" office:value-type="float">
            <text:p>372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24" office:value-type="float">
            <text:p>124</text:p>
          </table:table-cell>
          <table:table-cell ns41:value-type="float" table:style-name="ce82" office:value="10501" office:value-type="float">
            <text:p>10501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59" office:value-type="float">
            <text:p>159</text:p>
          </table:table-cell>
          <table:table-cell table:style-name="ce58" table:number-columns-repeated="2"/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420" office:value-type="float">
            <text:p>420</text:p>
          </table:table-cell>
          <table:table-cell ns41:value-type="float" table:style-name="ce58" office:value="374" office:value-type="float">
            <text:p>374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427" office:value-type="float">
            <text:p>427</text:p>
          </table:table-cell>
          <table:table-cell ns41:value-type="float" table:style-name="ce58" office:value="376" office:value-type="float">
            <text:p>376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24" office:value-type="float">
            <text:p>124</text:p>
          </table:table-cell>
          <table:table-cell ns41:value-type="float" table:style-name="ce82" office:value="10501" office:value-type="float">
            <text:p>10501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343" office:value-type="float">
            <text:p>343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832" office:value-type="float">
            <text:p>832</text:p>
          </table:table-cell>
          <table:table-cell ns41:value-type="float" table:style-name="ce58" office:value="745" office:value-type="float">
            <text:p>745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843" office:value-type="float">
            <text:p>843</text:p>
          </table:table-cell>
          <table:table-cell ns41:value-type="float" table:style-name="ce58" office:value="748" office:value-type="float">
            <text:p>748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9" office:value="4" office:value-type="float">
            <text:p>4</text:p>
          </table:table-cell>
          <table:table-cell ns41:value-type="float" table:style-name="ce76" office:value="124" office:value-type="float">
            <text:p>124</text:p>
          </table:table-cell>
          <table:table-cell ns41:value-type="float" table:style-name="ce82" office:value="10501" office:value-type="float">
            <text:p>10501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table-cell ns41:value-type="string" table:number-rows-spanned="24" table:style-name="ce9" table:number-columns-spanned="1" office:value-type="string">
            <text:p>Roden</text:p>
          </table:table-cell>
          <table:table-cell ns41:value-type="string" table:style-name="ce21" office:value-type="string">
            <text:p>Kom</text:p>
          </table:table-cell>
          <table:table-cell table:style-name="ce29"/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Roden</text:p>
          </table:table-cell>
          <table:table-cell table:style-name="ce40"/>
          <table:table-cell table:style-name="Default"/>
          <table:table-cell ns41:value-type="float" table:style-name="ce50" office:value="87" office:value-type="float">
            <text:p>87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231" office:value-type="float">
            <text:p>231</text:p>
          </table:table-cell>
          <table:table-cell ns41:value-type="float" table:style-name="ce58" office:value="211" office:value-type="float">
            <text:p>211</text:p>
          </table:table-cell>
          <table:table-cell ns41:value-type="float" office:value="2" table:style-name="ce58" table:number-columns-repeated="2" office:value-type="float">
            <text:p>2</text:p>
          </table:table-cell>
          <table:table-cell ns41:value-type="float" table:style-name="ce58" office:value="233" office:value-type="float">
            <text:p>233</text:p>
          </table:table-cell>
          <table:table-cell ns41:value-type="float" table:style-name="ce58" office:value="213" office:value-type="float">
            <text:p>213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25" office:value-type="float">
            <text:p>125</text:p>
          </table:table-cell>
          <table:table-cell ns41:value-type="float" table:style-name="ce82" office:value="10699" office:value-type="float">
            <text:p>106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Lieveren</text:p>
          </table:table-cell>
          <table:table-cell table:style-name="ce40"/>
          <table:table-cell table:style-name="Default"/>
          <table:table-cell ns41:value-type="float" table:style-name="ce50" office:value="20" office:value-type="float">
            <text:p>20</text:p>
          </table:table-cell>
          <table:table-cell table:style-name="ce58" table:number-columns-repeated="4"/>
          <table:table-cell ns41:value-type="float" table:style-name="ce58" office:value="54" office:value-type="float">
            <text:p>54</text:p>
          </table:table-cell>
          <table:table-cell ns41:value-type="float" table:style-name="ce58" office:value="56" office:value-type="float">
            <text:p>56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55" office:value-type="float">
            <text:p>55</text:p>
          </table:table-cell>
          <table:table-cell ns41:value-type="float" table:style-name="ce58" office:value="56" office:value-type="float">
            <text:p>56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25" office:value-type="float">
            <text:p>125</text:p>
          </table:table-cell>
          <table:table-cell ns41:value-type="float" table:style-name="ce82" office:value="10699" office:value-type="float">
            <text:p>106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Steenbergen</text:p>
          </table:table-cell>
          <table:table-cell table:style-name="ce40"/>
          <table:table-cell table:style-name="Default"/>
          <table:table-cell ns41:value-type="float" table:style-name="ce50" office:value="15" office:value-type="float">
            <text:p>15</text:p>
          </table:table-cell>
          <table:table-cell table:style-name="ce58" table:number-columns-repeated="4"/>
          <table:table-cell ns41:value-type="float" table:style-name="ce58" office:value="51" office:value-type="float">
            <text:p>51</text:p>
          </table:table-cell>
          <table:table-cell ns41:value-type="float" table:style-name="ce58" office:value="42" office:value-type="float">
            <text:p>42</text:p>
          </table:table-cell>
          <table:table-cell table:style-name="ce58" table:number-columns-repeated="2"/>
          <table:table-cell ns41:value-type="float" table:style-name="ce58" office:value="51" office:value-type="float">
            <text:p>51</text:p>
          </table:table-cell>
          <table:table-cell ns41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1:value-type="float" table:style-name="ce76" office:value="125" office:value-type="float">
            <text:p>125</text:p>
          </table:table-cell>
          <table:table-cell ns41:value-type="float" table:style-name="ce82" office:value="10699" office:value-type="float">
            <text:p>106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Nietap</text:p>
          </table:table-cell>
          <table:table-cell table:style-name="ce40"/>
          <table:table-cell table:style-name="Default"/>
          <table:table-cell ns41:value-type="float" table:style-name="ce50" office:value="22" office:value-type="float">
            <text:p>22</text:p>
          </table:table-cell>
          <table:table-cell table:style-name="ce58" table:number-columns-repeated="4"/>
          <table:table-cell ns41:value-type="float" table:style-name="ce58" office:value="42" office:value-type="float">
            <text:p>42</text:p>
          </table:table-cell>
          <table:table-cell ns41:value-type="float" table:style-name="ce58" office:value="52" office:value-type="float">
            <text:p>5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43" office:value-type="float">
            <text:p>43</text:p>
          </table:table-cell>
          <table:table-cell ns41:value-type="float" table:style-name="ce58" office:value="56" office:value-type="float">
            <text:p>56</text:p>
          </table:table-cell>
          <table:table-cell ns41:value-type="float" table:style-name="ce58" office:value="2" office:value-type="float">
            <text:p>2</text:p>
          </table:table-cell>
          <table:table-cell table:style-name="ce69"/>
          <table:table-cell ns41:value-type="float" table:style-name="ce76" office:value="125" office:value-type="float">
            <text:p>125</text:p>
          </table:table-cell>
          <table:table-cell ns41:value-type="float" table:style-name="ce82" office:value="10699" office:value-type="float">
            <text:p>106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Leutingewolde</text:p>
          </table:table-cell>
          <table:table-cell table:style-name="ce40"/>
          <table:table-cell table:style-name="Default"/>
          <table:table-cell ns41:value-type="float" table:style-name="ce50" office:value="11" office:value-type="float">
            <text:p>11</text:p>
          </table:table-cell>
          <table:table-cell table:style-name="ce58" table:number-columns-repeated="4"/>
          <table:table-cell ns41:value-type="float" table:style-name="ce58" office:value="34" office:value-type="float">
            <text:p>34</text:p>
          </table:table-cell>
          <table:table-cell ns41:value-type="float" table:style-name="ce58" office:value="37" office:value-type="float">
            <text:p>37</text:p>
          </table:table-cell>
          <table:table-cell table:style-name="ce58" table:number-columns-repeated="2"/>
          <table:table-cell ns41:value-type="float" table:style-name="ce58" office:value="34" office:value-type="float">
            <text:p>34</text:p>
          </table:table-cell>
          <table:table-cell ns41:value-type="float" table:style-name="ce58" office:value="37" office:value-type="float">
            <text:p>37</text:p>
          </table:table-cell>
          <table:table-cell table:style-name="ce58"/>
          <table:table-cell ns41:value-type="float" table:style-name="ce69" office:value="2" office:value-type="float">
            <text:p>2</text:p>
          </table:table-cell>
          <table:table-cell ns41:value-type="float" table:style-name="ce76" office:value="125" office:value-type="float">
            <text:p>125</text:p>
          </table:table-cell>
          <table:table-cell ns41:value-type="float" table:style-name="ce82" office:value="10699" office:value-type="float">
            <text:p>106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Roderwolde</text:p>
          </table:table-cell>
          <table:table-cell table:style-name="ce40"/>
          <table:table-cell table:style-name="Default"/>
          <table:table-cell ns41:value-type="float" table:style-name="ce50" office:value="13" office:value-type="float">
            <text:p>13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7" office:value-type="float">
            <text:p>37</text:p>
          </table:table-cell>
          <table:table-cell ns41:value-type="float" table:style-name="ce58" office:value="43" office:value-type="float">
            <text:p>43</text:p>
          </table:table-cell>
          <table:table-cell table:style-name="ce58" table:number-columns-repeated="2"/>
          <table:table-cell ns41:value-type="float" table:style-name="ce58" office:value="37" office:value-type="float">
            <text:p>37</text:p>
          </table:table-cell>
          <table:table-cell ns41:value-type="float" table:style-name="ce58" office:value="43" office:value-type="float">
            <text:p>43</text:p>
          </table:table-cell>
          <table:table-cell table:style-name="ce58"/>
          <table:table-cell ns41:value-type="float" table:style-name="ce69" office:value="2" office:value-type="float">
            <text:p>2</text:p>
          </table:table-cell>
          <table:table-cell ns41:value-type="float" table:style-name="ce76" office:value="125" office:value-type="float">
            <text:p>125</text:p>
          </table:table-cell>
          <table:table-cell ns41:value-type="float" table:style-name="ce82" office:value="10699" office:value-type="float">
            <text:p>106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Sandebuur</text:p>
          </table:table-cell>
          <table:table-cell table:style-name="ce40"/>
          <table:table-cell table:style-name="Default"/>
          <table:table-cell ns41:value-type="float" table:style-name="ce50" office:value="10" office:value-type="float">
            <text:p>10</text:p>
          </table:table-cell>
          <table:table-cell table:style-name="ce58" table:number-columns-repeated="4"/>
          <table:table-cell ns41:value-type="float" table:style-name="ce58" office:value="32" office:value-type="float">
            <text:p>32</text:p>
          </table:table-cell>
          <table:table-cell ns41:value-type="float" table:style-name="ce58" office:value="21" office:value-type="float">
            <text:p>21</text:p>
          </table:table-cell>
          <table:table-cell table:style-name="ce58" table:number-columns-repeated="2"/>
          <table:table-cell ns41:value-type="float" table:style-name="ce58" office:value="32" office:value-type="float">
            <text:p>32</text:p>
          </table:table-cell>
          <table:table-cell ns41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1:value-type="float" table:style-name="ce76" office:value="125" office:value-type="float">
            <text:p>125</text:p>
          </table:table-cell>
          <table:table-cell ns41:value-type="float" table:style-name="ce82" office:value="10699" office:value-type="float">
            <text:p>106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BK</text:p>
          </table:table-cell>
          <table:table-cell table:style-name="ce29"/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Roden</text:p>
          </table:table-cell>
          <table:table-cell ns41:value-type="string" table:style-name="ce40" office:value-type="string">
            <text:p>Armwerkhu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1" office:value-type="float">
            <text:p>11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2"/>
          <table:table-cell ns41:value-type="float" table:style-name="ce58" office:value="11" office:value-type="float">
            <text:p>11</text:p>
          </table:table-cell>
          <table:table-cell ns41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1:value-type="float" table:style-name="ce76" office:value="125" office:value-type="float">
            <text:p>125</text:p>
          </table:table-cell>
          <table:table-cell ns41:value-type="float" table:style-name="ce82" office:value="10699" office:value-type="float">
            <text:p>106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49" office:value-type="float">
            <text:p>49</text:p>
          </table:table-cell>
          <table:table-cell table:style-name="ce58" table:number-columns-repeated="4"/>
          <table:table-cell ns41:value-type="float" table:style-name="ce58" office:value="127" office:value-type="float">
            <text:p>127</text:p>
          </table:table-cell>
          <table:table-cell ns41:value-type="float" table:style-name="ce58" office:value="108" office:value-type="float">
            <text:p>108</text:p>
          </table:table-cell>
          <table:table-cell table:style-name="ce58" table:number-columns-repeated="2"/>
          <table:table-cell ns41:value-type="float" table:style-name="ce58" office:value="127" office:value-type="float">
            <text:p>127</text:p>
          </table:table-cell>
          <table:table-cell ns41:value-type="float" table:style-name="ce58" office:value="108" office:value-type="float">
            <text:p>108</text:p>
          </table:table-cell>
          <table:table-cell table:style-name="ce58"/>
          <table:table-cell table:style-name="ce69"/>
          <table:table-cell ns41:value-type="float" table:style-name="ce76" office:value="125" office:value-type="float">
            <text:p>125</text:p>
          </table:table-cell>
          <table:table-cell ns41:value-type="float" table:style-name="ce82" office:value="10699" office:value-type="float">
            <text:p>106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Lieveren</text:p>
          </table:table-cell>
          <table:table-cell table:style-name="ce40"/>
          <table:table-cell table:style-name="Default"/>
          <table:table-cell ns41:value-type="float" table:style-name="ce50" office:value="8" office:value-type="float">
            <text:p>8</text:p>
          </table:table-cell>
          <table:table-cell table:style-name="ce58" table:number-columns-repeated="4"/>
          <table:table-cell ns41:value-type="float" table:style-name="ce58" office:value="19" office:value-type="float">
            <text:p>19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office:value="20" table:style-name="ce58" table:number-columns-repeated="2" office:value-type="float">
            <text:p>20</text:p>
          </table:table-cell>
          <table:table-cell table:style-name="ce58"/>
          <table:table-cell table:style-name="ce69"/>
          <table:table-cell ns41:value-type="float" table:style-name="ce76" office:value="125" office:value-type="float">
            <text:p>125</text:p>
          </table:table-cell>
          <table:table-cell ns41:value-type="float" table:style-name="ce82" office:value="10699" office:value-type="float">
            <text:p>106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Alteveer</text:p>
          </table:table-cell>
          <table:table-cell table:style-name="ce40"/>
          <table:table-cell table:style-name="Default"/>
          <table:table-cell ns41:value-type="float" table:style-name="ce50" office:value="32" office:value-type="float">
            <text:p>32</text:p>
          </table:table-cell>
          <table:table-cell table:style-name="ce58" table:number-columns-repeated="4"/>
          <table:table-cell ns41:value-type="float" table:style-name="ce58" office:value="62" office:value-type="float">
            <text:p>62</text:p>
          </table:table-cell>
          <table:table-cell ns41:value-type="float" table:style-name="ce58" office:value="60" office:value-type="float">
            <text:p>60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62" office:value-type="float">
            <text:p>62</text:p>
          </table:table-cell>
          <table:table-cell ns41:value-type="float" table:style-name="ce58" office:value="61" office:value-type="float">
            <text:p>61</text:p>
          </table:table-cell>
          <table:table-cell table:style-name="ce58"/>
          <table:table-cell table:style-name="ce69"/>
          <table:table-cell ns41:value-type="float" table:style-name="ce76" office:value="125" office:value-type="float">
            <text:p>125</text:p>
          </table:table-cell>
          <table:table-cell ns41:value-type="float" table:style-name="ce82" office:value="10699" office:value-type="float">
            <text:p>106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Roderveld</text:p>
          </table:table-cell>
          <table:table-cell table:style-name="ce40"/>
          <table:table-cell table:style-name="Default"/>
          <table:table-cell ns41:value-type="float" table:style-name="ce50" office:value="90" office:value-type="float">
            <text:p>9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02" office:value-type="float">
            <text:p>202</text:p>
          </table:table-cell>
          <table:table-cell ns41:value-type="float" table:style-name="ce58" office:value="181" office:value-type="float">
            <text:p>18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05" office:value-type="float">
            <text:p>205</text:p>
          </table:table-cell>
          <table:table-cell ns41:value-type="float" table:style-name="ce58" office:value="185" office:value-type="float">
            <text:p>185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25" office:value-type="float">
            <text:p>125</text:p>
          </table:table-cell>
          <table:table-cell ns41:value-type="float" table:style-name="ce82" office:value="10699" office:value-type="float">
            <text:p>106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Roderesch</text:p>
          </table:table-cell>
          <table:table-cell table:style-name="ce40"/>
          <table:table-cell table:style-name="Default"/>
          <table:table-cell ns41:value-type="float" table:style-name="ce50" office:value="12" office:value-type="float">
            <text:p>12</text:p>
          </table:table-cell>
          <table:table-cell table:style-name="ce58" table:number-columns-repeated="4"/>
          <table:table-cell ns41:value-type="float" table:style-name="ce58" office:value="29" office:value-type="float">
            <text:p>29</text:p>
          </table:table-cell>
          <table:table-cell ns41:value-type="float" table:style-name="ce58" office:value="27" office:value-type="float">
            <text:p>27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58" office:value="28" office:value-type="float">
            <text:p>28</text:p>
          </table:table-cell>
          <table:table-cell table:style-name="ce58"/>
          <table:table-cell table:style-name="ce69"/>
          <table:table-cell ns41:value-type="float" table:style-name="ce76" office:value="125" office:value-type="float">
            <text:p>125</text:p>
          </table:table-cell>
          <table:table-cell ns41:value-type="float" table:style-name="ce82" office:value="10699" office:value-type="float">
            <text:p>106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Zulte</text:p>
          </table:table-cell>
          <table:table-cell table:style-name="ce40"/>
          <table:table-cell table:style-name="Default"/>
          <table:table-cell ns41:value-type="float" table:style-name="ce50" office:value="10" office:value-type="float">
            <text:p>10</text:p>
          </table:table-cell>
          <table:table-cell table:style-name="ce58" table:number-columns-repeated="4"/>
          <table:table-cell ns41:value-type="float" table:style-name="ce58" office:value="24" office:value-type="float">
            <text:p>24</text:p>
          </table:table-cell>
          <table:table-cell ns41:value-type="float" table:style-name="ce58" office:value="28" office:value-type="float">
            <text:p>28</text:p>
          </table:table-cell>
          <table:table-cell table:style-name="ce58" table:number-columns-repeated="2"/>
          <table:table-cell ns41:value-type="float" table:style-name="ce58" office:value="24" office:value-type="float">
            <text:p>24</text:p>
          </table:table-cell>
          <table:table-cell ns41:value-type="float" table:style-name="ce58" office:value="28" office:value-type="float">
            <text:p>28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25" office:value-type="float">
            <text:p>125</text:p>
          </table:table-cell>
          <table:table-cell ns41:value-type="float" table:style-name="ce82" office:value="10699" office:value-type="float">
            <text:p>106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Terheil</text:p>
          </table:table-cell>
          <table:table-cell table:style-name="ce40"/>
          <table:table-cell table:style-name="Default"/>
          <table:table-cell ns41:value-type="float" table:style-name="ce50" office:value="54" office:value-type="float">
            <text:p>54</text:p>
          </table:table-cell>
          <table:table-cell table:style-name="ce58" table:number-columns-repeated="4"/>
          <table:table-cell ns41:value-type="float" table:style-name="ce58" office:value="130" office:value-type="float">
            <text:p>130</text:p>
          </table:table-cell>
          <table:table-cell ns41:value-type="float" table:style-name="ce58" office:value="138" office:value-type="float">
            <text:p>138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134" office:value-type="float">
            <text:p>134</text:p>
          </table:table-cell>
          <table:table-cell ns41:value-type="float" table:style-name="ce58" office:value="138" office:value-type="float">
            <text:p>138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25" office:value-type="float">
            <text:p>125</text:p>
          </table:table-cell>
          <table:table-cell ns41:value-type="float" table:style-name="ce82" office:value="10699" office:value-type="float">
            <text:p>106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Nietap</text:p>
          </table:table-cell>
          <table:table-cell table:style-name="ce40"/>
          <table:table-cell table:style-name="Default"/>
          <table:table-cell ns41:value-type="float" table:style-name="ce50" office:value="21" office:value-type="float">
            <text:p>21</text:p>
          </table:table-cell>
          <table:table-cell table:style-name="ce58" table:number-columns-repeated="4"/>
          <table:table-cell ns41:value-type="float" table:style-name="ce58" office:value="40" office:value-type="float">
            <text:p>40</text:p>
          </table:table-cell>
          <table:table-cell ns41:value-type="float" table:style-name="ce58" office:value="41" office:value-type="float">
            <text:p>41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42" office:value-type="float">
            <text:p>42</text:p>
          </table:table-cell>
          <table:table-cell table:style-name="ce58"/>
          <table:table-cell ns41:value-type="float" table:style-name="ce69" office:value="3" office:value-type="float">
            <text:p>3</text:p>
          </table:table-cell>
          <table:table-cell ns41:value-type="float" table:style-name="ce76" office:value="125" office:value-type="float">
            <text:p>125</text:p>
          </table:table-cell>
          <table:table-cell ns41:value-type="float" table:style-name="ce82" office:value="10699" office:value-type="float">
            <text:p>106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Leutingewolde</text:p>
          </table:table-cell>
          <table:table-cell table:style-name="ce40"/>
          <table:table-cell table:style-name="Default"/>
          <table:table-cell ns41:value-type="float" table:style-name="ce50" office:value="35" office:value-type="float">
            <text:p>35</text:p>
          </table:table-cell>
          <table:table-cell table:style-name="ce58" table:number-columns-repeated="4"/>
          <table:table-cell ns41:value-type="float" office:value="76" table:style-name="ce58" table:number-columns-repeated="2" office:value-type="float">
            <text:p>76</text:p>
          </table:table-cell>
          <table:table-cell table:style-name="ce58"/>
          <table:table-cell ns41:value-type="float" table:style-name="ce58" office:value="3" office:value-type="float">
            <text:p>3</text:p>
          </table:table-cell>
          <table:table-cell ns41:value-type="float" table:style-name="ce58" office:value="76" office:value-type="float">
            <text:p>76</text:p>
          </table:table-cell>
          <table:table-cell ns41:value-type="float" table:style-name="ce58" office:value="79" office:value-type="float">
            <text:p>79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25" office:value-type="float">
            <text:p>125</text:p>
          </table:table-cell>
          <table:table-cell ns41:value-type="float" table:style-name="ce82" office:value="10699" office:value-type="float">
            <text:p>106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Fokswolde</text:p>
          </table:table-cell>
          <table:table-cell table:style-name="ce40"/>
          <table:table-cell table:style-name="Default"/>
          <table:table-cell ns41:value-type="float" table:style-name="ce50" office:value="57" office:value-type="float">
            <text:p>57</text:p>
          </table:table-cell>
          <table:table-cell table:style-name="ce58" table:number-columns-repeated="4"/>
          <table:table-cell ns41:value-type="float" table:style-name="ce58" office:value="131" office:value-type="float">
            <text:p>131</text:p>
          </table:table-cell>
          <table:table-cell ns41:value-type="float" table:style-name="ce58" office:value="139" office:value-type="float">
            <text:p>139</text:p>
          </table:table-cell>
          <table:table-cell table:style-name="ce58" table:number-columns-repeated="2"/>
          <table:table-cell ns41:value-type="float" table:style-name="ce58" office:value="131" office:value-type="float">
            <text:p>131</text:p>
          </table:table-cell>
          <table:table-cell ns41:value-type="float" table:style-name="ce58" office:value="139" office:value-type="float">
            <text:p>139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25" office:value-type="float">
            <text:p>125</text:p>
          </table:table-cell>
          <table:table-cell ns41:value-type="float" table:style-name="ce82" office:value="10699" office:value-type="float">
            <text:p>106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Roderwolde</text:p>
          </table:table-cell>
          <table:table-cell table:style-name="ce40"/>
          <table:table-cell table:style-name="Default"/>
          <table:table-cell ns41:value-type="float" table:style-name="ce50" office:value="21" office:value-type="float">
            <text:p>21</text:p>
          </table:table-cell>
          <table:table-cell table:style-name="ce58" table:number-columns-repeated="4"/>
          <table:table-cell ns41:value-type="float" table:style-name="ce58" office:value="45" office:value-type="float">
            <text:p>45</text:p>
          </table:table-cell>
          <table:table-cell ns41:value-type="float" table:style-name="ce58" office:value="52" office:value-type="float">
            <text:p>52</text:p>
          </table:table-cell>
          <table:table-cell table:style-name="ce58" table:number-columns-repeated="2"/>
          <table:table-cell ns41:value-type="float" table:style-name="ce58" office:value="45" office:value-type="float">
            <text:p>45</text:p>
          </table:table-cell>
          <table:table-cell ns41:value-type="float" table:style-name="ce58" office:value="52" office:value-type="float">
            <text:p>52</text:p>
          </table:table-cell>
          <table:table-cell table:style-name="ce58"/>
          <table:table-cell table:style-name="ce69"/>
          <table:table-cell ns41:value-type="float" table:style-name="ce76" office:value="125" office:value-type="float">
            <text:p>125</text:p>
          </table:table-cell>
          <table:table-cell ns41:value-type="float" table:style-name="ce82" office:value="10699" office:value-type="float">
            <text:p>106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Matsloot</text:p>
          </table:table-cell>
          <table:table-cell table:style-name="ce40"/>
          <table:table-cell table:style-name="Default"/>
          <table:table-cell ns41:value-type="float" table:style-name="ce50" office:value="11" office:value-type="float">
            <text:p>11</text:p>
          </table:table-cell>
          <table:table-cell table:style-name="ce58" table:number-columns-repeated="4"/>
          <table:table-cell ns41:value-type="float" table:style-name="ce58" office:value="25" office:value-type="float">
            <text:p>25</text:p>
          </table:table-cell>
          <table:table-cell ns41:value-type="float" table:style-name="ce58" office:value="36" office:value-type="float">
            <text:p>36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6" office:value-type="float">
            <text:p>26</text:p>
          </table:table-cell>
          <table:table-cell ns41:value-type="float" table:style-name="ce58" office:value="36" office:value-type="float">
            <text:p>36</text:p>
          </table:table-cell>
          <table:table-cell table:style-name="ce58"/>
          <table:table-cell table:style-name="ce69"/>
          <table:table-cell ns41:value-type="float" table:style-name="ce76" office:value="125" office:value-type="float">
            <text:p>125</text:p>
          </table:table-cell>
          <table:table-cell ns41:value-type="float" table:style-name="ce82" office:value="10699" office:value-type="float">
            <text:p>106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3" office:value-type="float">
            <text:p>3</text:p>
          </table:table-cell>
          <table:table-cell table:style-name="ce58" table:number-columns-repeated="6"/>
          <table:table-cell ns41:value-type="float" table:style-name="ce58" office:value="9" office:value-type="float">
            <text:p>9</text:p>
          </table:table-cell>
          <table:table-cell ns41:value-type="float" table:style-name="ce69" office:value="8" office:value-type="float">
            <text:p>8</text:p>
          </table:table-cell>
          <table:table-cell ns41:value-type="float" table:style-name="ce76" office:value="125" office:value-type="float">
            <text:p>125</text:p>
          </table:table-cell>
          <table:table-cell ns41:value-type="float" table:style-name="ce82" office:value="10699" office:value-type="float">
            <text:p>106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78" office:value-type="float">
            <text:p>178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481" office:value-type="float">
            <text:p>481</text:p>
          </table:table-cell>
          <table:table-cell ns41:value-type="float" table:style-name="ce58" office:value="462" office:value-type="float">
            <text:p>462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485" office:value-type="float">
            <text:p>485</text:p>
          </table:table-cell>
          <table:table-cell ns41:value-type="float" table:style-name="ce58" office:value="468" office:value-type="float">
            <text:p>468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9" office:value="7" office:value-type="float">
            <text:p>7</text:p>
          </table:table-cell>
          <table:table-cell ns41:value-type="float" table:style-name="ce76" office:value="125" office:value-type="float">
            <text:p>125</text:p>
          </table:table-cell>
          <table:table-cell ns41:value-type="float" table:style-name="ce82" office:value="10699" office:value-type="float">
            <text:p>106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401" office:value-type="float">
            <text:p>401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ns41:value-type="float" table:style-name="ce58" office:value="921" office:value-type="float">
            <text:p>921</text:p>
          </table:table-cell>
          <table:table-cell ns41:value-type="float" table:style-name="ce58" office:value="911" office:value-type="float">
            <text:p>911</text:p>
          </table:table-cell>
          <table:table-cell ns41:value-type="float" office:value="10" table:style-name="ce58" table:number-columns-repeated="2" office:value-type="float">
            <text:p>10</text:p>
          </table:table-cell>
          <table:table-cell ns41:value-type="float" table:style-name="ce58" office:value="931" office:value-type="float">
            <text:p>931</text:p>
          </table:table-cell>
          <table:table-cell ns41:value-type="float" table:style-name="ce58" office:value="921" office:value-type="float">
            <text:p>921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69" office:value="14" office:value-type="float">
            <text:p>14</text:p>
          </table:table-cell>
          <table:table-cell ns41:value-type="float" table:style-name="ce76" office:value="125" office:value-type="float">
            <text:p>125</text:p>
          </table:table-cell>
          <table:table-cell ns41:value-type="float" table:style-name="ce82" office:value="10699" office:value-type="float">
            <text:p>106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579" office:value-type="float">
            <text:p>579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3" office:value-type="float">
            <text:p>3</text:p>
          </table:table-cell>
          <table:table-cell ns41:value-type="float" table:style-name="ce58" office:value="1402" office:value-type="float">
            <text:p>1402</text:p>
          </table:table-cell>
          <table:table-cell ns41:value-type="float" table:style-name="ce58" office:value="1373" office:value-type="float">
            <text:p>1373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1416" office:value-type="float">
            <text:p>1416</text:p>
          </table:table-cell>
          <table:table-cell ns41:value-type="float" table:style-name="ce58" office:value="1389" office:value-type="float">
            <text:p>1389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69" office:value="21" office:value-type="float">
            <text:p>21</text:p>
          </table:table-cell>
          <table:table-cell ns41:value-type="float" table:style-name="ce76" office:value="125" office:value-type="float">
            <text:p>125</text:p>
          </table:table-cell>
          <table:table-cell ns41:value-type="float" table:style-name="ce82" office:value="10699" office:value-type="float">
            <text:p>1069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table-cell ns41:value-type="string" table:number-rows-spanned="15" table:style-name="ce9" table:number-columns-spanned="1" office:value-type="string">
            <text:p>Rolde</text:p>
          </table:table-cell>
          <table:table-cell ns41:value-type="string" table:style-name="ce21" office:value-type="string">
            <text:p>Kom</text:p>
          </table:table-cell>
          <table:table-cell table:style-name="ce29"/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Rolde</text:p>
          </table:table-cell>
          <table:table-cell ns41:value-type="string" table:style-name="ce40" office:value-type="string">
            <text:p>Werkhu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1:value-type="float" table:style-name="ce76" office:value="126" office:value-type="float">
            <text:p>126</text:p>
          </table:table-cell>
          <table:table-cell ns41:value-type="float" table:style-name="ce82" office:value="10470" office:value-type="float">
            <text:p>1047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A</text:p>
          </table:table-cell>
          <table:table-cell table:style-name="ce29" table:number-columns-repeated="2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165" office:value-type="float">
            <text:p>16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88" office:value-type="float">
            <text:p>388</text:p>
          </table:table-cell>
          <table:table-cell ns41:value-type="float" table:style-name="ce58" office:value="365" office:value-type="float">
            <text:p>365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397" office:value-type="float">
            <text:p>397</text:p>
          </table:table-cell>
          <table:table-cell ns41:value-type="float" table:style-name="ce58" office:value="372" office:value-type="float">
            <text:p>372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9" office:value="5" office:value-type="float">
            <text:p>5</text:p>
          </table:table-cell>
          <table:table-cell ns41:value-type="float" table:style-name="ce76" office:value="126" office:value-type="float">
            <text:p>126</text:p>
          </table:table-cell>
          <table:table-cell ns41:value-type="float" table:style-name="ce82" office:value="10470" office:value-type="float">
            <text:p>1047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B</text:p>
          </table:table-cell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Grollo</text:p>
          </table:table-cell>
          <table:table-cell table:style-name="ce40"/>
          <table:table-cell table:style-name="Default"/>
          <table:table-cell ns41:value-type="float" table:style-name="ce50" office:value="64" office:value-type="float">
            <text:p>6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87" office:value-type="float">
            <text:p>187</text:p>
          </table:table-cell>
          <table:table-cell ns41:value-type="float" table:style-name="ce58" office:value="152" office:value-type="float">
            <text:p>152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88" office:value-type="float">
            <text:p>188</text:p>
          </table:table-cell>
          <table:table-cell ns41:value-type="float" table:style-name="ce58" office:value="152" office:value-type="float">
            <text:p>152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26" office:value-type="float">
            <text:p>126</text:p>
          </table:table-cell>
          <table:table-cell ns41:value-type="float" table:style-name="ce82" office:value="10470" office:value-type="float">
            <text:p>1047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BK</text:p>
          </table:table-cell>
          <table:table-cell ns41:value-type="string" table:style-name="ce29" office:value-type="string">
            <text:p>B</text:p>
          </table:table-cell>
          <table:table-cell ns41:value-type="string" table:style-name="ce29" office:value-type="string">
            <text:p>Gehucht </text:p>
          </table:table-cell>
          <table:table-cell ns41:value-type="string" table:style-name="ce29" office:value-type="string">
            <text:p>Ballo</text:p>
          </table:table-cell>
          <table:table-cell table:style-name="ce40"/>
          <table:table-cell table:style-name="Default"/>
          <table:table-cell ns41:value-type="float" table:style-name="ce50" office:value="40" office:value-type="float">
            <text:p>40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1:value-type="float" table:style-name="ce58" office:value="97" office:value-type="float">
            <text:p>97</text:p>
          </table:table-cell>
          <table:table-cell ns41:value-type="float" table:style-name="ce58" office:value="94" office:value-type="float">
            <text:p>94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97" office:value-type="float">
            <text:p>97</text:p>
          </table:table-cell>
          <table:table-cell ns41:value-type="float" table:style-name="ce58" office:value="95" office:value-type="float">
            <text:p>95</text:p>
          </table:table-cell>
          <table:table-cell table:style-name="ce58"/>
          <table:table-cell table:style-name="ce69"/>
          <table:table-cell ns41:value-type="float" table:style-name="ce76" office:value="126" office:value-type="float">
            <text:p>126</text:p>
          </table:table-cell>
          <table:table-cell ns41:value-type="float" table:style-name="ce82" office:value="10470" office:value-type="float">
            <text:p>1047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Schoonlo</text:p>
          </table:table-cell>
          <table:table-cell table:style-name="ce40"/>
          <table:table-cell table:style-name="Default"/>
          <table:table-cell ns41:value-type="float" table:style-name="ce50" office:value="26" office:value-type="float">
            <text:p>26</text:p>
          </table:table-cell>
          <table:table-cell table:style-name="ce58" table:number-columns-repeated="4"/>
          <table:table-cell ns41:value-type="float" table:style-name="ce58" office:value="69" office:value-type="float">
            <text:p>69</text:p>
          </table:table-cell>
          <table:table-cell ns41:value-type="float" table:style-name="ce58" office:value="59" office:value-type="float">
            <text:p>59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69" office:value-type="float">
            <text:p>69</text:p>
          </table:table-cell>
          <table:table-cell ns41:value-type="float" table:style-name="ce58" office:value="60" office:value-type="float">
            <text:p>60</text:p>
          </table:table-cell>
          <table:table-cell table:style-name="ce58"/>
          <table:table-cell table:style-name="ce69"/>
          <table:table-cell ns41:value-type="float" table:style-name="ce76" office:value="126" office:value-type="float">
            <text:p>126</text:p>
          </table:table-cell>
          <table:table-cell ns41:value-type="float" table:style-name="ce82" office:value="10470" office:value-type="float">
            <text:p>1047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Amen</text:p>
          </table:table-cell>
          <table:table-cell table:style-name="ce40"/>
          <table:table-cell table:style-name="Default"/>
          <table:table-cell ns41:value-type="float" table:style-name="ce50" office:value="9" office:value-type="float">
            <text:p>9</text:p>
          </table:table-cell>
          <table:table-cell table:style-name="ce58" table:number-columns-repeated="4"/>
          <table:table-cell ns41:value-type="float" table:style-name="ce58" office:value="30" office:value-type="float">
            <text:p>30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31" office:value-type="float">
            <text:p>31</text:p>
          </table:table-cell>
          <table:table-cell ns41:value-type="float" table:style-name="ce58" office:value="24" office:value-type="float">
            <text:p>24</text:p>
          </table:table-cell>
          <table:table-cell table:style-name="ce58"/>
          <table:table-cell table:style-name="ce69"/>
          <table:table-cell ns41:value-type="float" table:style-name="ce76" office:value="126" office:value-type="float">
            <text:p>126</text:p>
          </table:table-cell>
          <table:table-cell ns41:value-type="float" table:style-name="ce82" office:value="10470" office:value-type="float">
            <text:p>1047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Ekehaar</text:p>
          </table:table-cell>
          <table:table-cell table:style-name="ce40"/>
          <table:table-cell table:style-name="Default"/>
          <table:table-cell ns41:value-type="float" table:style-name="ce50" office:value="8" office:value-type="float">
            <text:p>8</text:p>
          </table:table-cell>
          <table:table-cell table:style-name="ce58" table:number-columns-repeated="4"/>
          <table:table-cell ns41:value-type="float" table:style-name="ce58" office:value="22" office:value-type="float">
            <text:p>22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24" office:value-type="float">
            <text:p>24</text:p>
          </table:table-cell>
          <table:table-cell ns41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1:value-type="float" table:style-name="ce76" office:value="126" office:value-type="float">
            <text:p>126</text:p>
          </table:table-cell>
          <table:table-cell ns41:value-type="float" table:style-name="ce82" office:value="10470" office:value-type="float">
            <text:p>1047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Eleveld</text:p>
          </table:table-cell>
          <table:table-cell table:style-name="ce40"/>
          <table:table-cell table:style-name="Default"/>
          <table:table-cell ns41:value-type="float" table:style-name="ce50" office:value="10" office:value-type="float">
            <text:p>10</text:p>
          </table:table-cell>
          <table:table-cell table:style-name="ce58" table:number-columns-repeated="4"/>
          <table:table-cell ns41:value-type="float" table:style-name="ce58" office:value="30" office:value-type="float">
            <text:p>30</text:p>
          </table:table-cell>
          <table:table-cell ns41:value-type="float" table:style-name="ce58" office:value="36" office:value-type="float">
            <text:p>36</text:p>
          </table:table-cell>
          <table:table-cell table:style-name="ce58" table:number-columns-repeated="2"/>
          <table:table-cell ns41:value-type="float" table:style-name="ce58" office:value="30" office:value-type="float">
            <text:p>30</text:p>
          </table:table-cell>
          <table:table-cell ns41:value-type="float" table:style-name="ce58" office:value="36" office:value-type="float">
            <text:p>36</text:p>
          </table:table-cell>
          <table:table-cell table:style-name="ce58"/>
          <table:table-cell table:style-name="ce69"/>
          <table:table-cell ns41:value-type="float" table:style-name="ce76" office:value="126" office:value-type="float">
            <text:p>126</text:p>
          </table:table-cell>
          <table:table-cell ns41:value-type="float" table:style-name="ce82" office:value="10470" office:value-type="float">
            <text:p>1047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Elderslo</text:p>
          </table:table-cell>
          <table:table-cell table:style-name="ce40"/>
          <table:table-cell table:style-name="Default"/>
          <table:table-cell ns41:value-type="float" table:style-name="ce50" office:value="4" office:value-type="float">
            <text:p>4</text:p>
          </table:table-cell>
          <table:table-cell table:style-name="ce58" table:number-columns-repeated="4"/>
          <table:table-cell ns41:value-type="float" table:style-name="ce58" office:value="15" office:value-type="float">
            <text:p>15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2"/>
          <table:table-cell ns41:value-type="float" table:style-name="ce58" office:value="15" office:value-type="float">
            <text:p>15</text:p>
          </table:table-cell>
          <table:table-cell ns41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1:value-type="float" table:style-name="ce76" office:value="126" office:value-type="float">
            <text:p>126</text:p>
          </table:table-cell>
          <table:table-cell ns41:value-type="float" table:style-name="ce82" office:value="10470" office:value-type="float">
            <text:p>1047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Nijlande</text:p>
          </table:table-cell>
          <table:table-cell table:style-name="ce40"/>
          <table:table-cell table:style-name="Default"/>
          <table:table-cell ns41:value-type="float" table:style-name="ce50" office:value="11" office:value-type="float">
            <text:p>11</text:p>
          </table:table-cell>
          <table:table-cell table:style-name="ce58" table:number-columns-repeated="4"/>
          <table:table-cell ns41:value-type="float" table:style-name="ce58" office:value="27" office:value-type="float">
            <text:p>27</text:p>
          </table:table-cell>
          <table:table-cell ns41:value-type="float" table:style-name="ce58" office:value="23" office:value-type="float">
            <text:p>23</text:p>
          </table:table-cell>
          <table:table-cell table:style-name="ce58" table:number-columns-repeated="2"/>
          <table:table-cell ns41:value-type="float" table:style-name="ce58" office:value="27" office:value-type="float">
            <text:p>27</text:p>
          </table:table-cell>
          <table:table-cell ns41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1:value-type="float" table:style-name="ce76" office:value="126" office:value-type="float">
            <text:p>126</text:p>
          </table:table-cell>
          <table:table-cell ns41:value-type="float" table:style-name="ce82" office:value="10470" office:value-type="float">
            <text:p>1047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Duurze</text:p>
          </table:table-cell>
          <table:table-cell table:style-name="ce40"/>
          <table:table-cell table:style-name="Default"/>
          <table:table-cell ns41:value-type="float" table:style-name="ce50" office:value="17" office:value-type="float">
            <text:p>17</text:p>
          </table:table-cell>
          <table:table-cell table:style-name="ce58" table:number-columns-repeated="4"/>
          <table:table-cell ns41:value-type="float" table:style-name="ce58" office:value="66" office:value-type="float">
            <text:p>66</text:p>
          </table:table-cell>
          <table:table-cell ns41:value-type="float" table:style-name="ce58" office:value="55" office:value-type="float">
            <text:p>55</text:p>
          </table:table-cell>
          <table:table-cell table:style-name="ce58" table:number-columns-repeated="2"/>
          <table:table-cell ns41:value-type="float" table:style-name="ce58" office:value="66" office:value-type="float">
            <text:p>66</text:p>
          </table:table-cell>
          <table:table-cell ns41:value-type="float" table:style-name="ce58" office:value="55" office:value-type="float">
            <text:p>55</text:p>
          </table:table-cell>
          <table:table-cell table:style-name="ce58"/>
          <table:table-cell table:style-name="ce69"/>
          <table:table-cell ns41:value-type="float" table:style-name="ce76" office:value="126" office:value-type="float">
            <text:p>126</text:p>
          </table:table-cell>
          <table:table-cell ns41:value-type="float" table:style-name="ce82" office:value="10470" office:value-type="float">
            <text:p>1047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Grollo</text:p>
          </table:table-cell>
          <table:table-cell table:style-name="ce40"/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4" office:value-type="float">
            <text:p>4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4" office:value-type="float">
            <text:p>4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1:value-type="float" table:style-name="ce76" office:value="126" office:value-type="float">
            <text:p>126</text:p>
          </table:table-cell>
          <table:table-cell ns41:value-type="float" table:style-name="ce82" office:value="10470" office:value-type="float">
            <text:p>1047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230" office:value-type="float">
            <text:p>230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578" office:value-type="float">
            <text:p>578</text:p>
          </table:table-cell>
          <table:table-cell ns41:value-type="float" table:style-name="ce58" office:value="521" office:value-type="float">
            <text:p>521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588" office:value-type="float">
            <text:p>588</text:p>
          </table:table-cell>
          <table:table-cell ns41:value-type="float" table:style-name="ce58" office:value="528" office:value-type="float">
            <text:p>528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9" office:value="5" office:value-type="float">
            <text:p>5</text:p>
          </table:table-cell>
          <table:table-cell ns41:value-type="float" table:style-name="ce76" office:value="126" office:value-type="float">
            <text:p>126</text:p>
          </table:table-cell>
          <table:table-cell ns41:value-type="float" table:style-name="ce82" office:value="10470" office:value-type="float">
            <text:p>1047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26" office:value-type="float">
            <text:p>126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1:value-type="float" table:style-name="ce58" office:value="360" office:value-type="float">
            <text:p>360</text:p>
          </table:table-cell>
          <table:table-cell ns41:value-type="float" table:style-name="ce58" office:value="327" office:value-type="float">
            <text:p>327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63" office:value-type="float">
            <text:p>363</text:p>
          </table:table-cell>
          <table:table-cell ns41:value-type="float" table:style-name="ce58" office:value="329" office:value-type="float">
            <text:p>329</text:p>
          </table:table-cell>
          <table:table-cell table:style-name="ce58"/>
          <table:table-cell table:style-name="ce69"/>
          <table:table-cell ns41:value-type="float" table:style-name="ce76" office:value="126" office:value-type="float">
            <text:p>126</text:p>
          </table:table-cell>
          <table:table-cell ns41:value-type="float" table:style-name="ce82" office:value="10470" office:value-type="float">
            <text:p>1047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356" office:value-type="float">
            <text:p>35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938" office:value-type="float">
            <text:p>938</text:p>
          </table:table-cell>
          <table:table-cell ns41:value-type="float" table:style-name="ce58" office:value="848" office:value-type="float">
            <text:p>848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951" office:value-type="float">
            <text:p>951</text:p>
          </table:table-cell>
          <table:table-cell ns41:value-type="float" table:style-name="ce58" office:value="857" office:value-type="float">
            <text:p>85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9" office:value="5" office:value-type="float">
            <text:p>5</text:p>
          </table:table-cell>
          <table:table-cell ns41:value-type="float" table:style-name="ce76" office:value="126" office:value-type="float">
            <text:p>126</text:p>
          </table:table-cell>
          <table:table-cell ns41:value-type="float" table:style-name="ce82" office:value="10470" office:value-type="float">
            <text:p>1047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table-cell ns41:value-type="string" table:number-rows-spanned="49" table:style-name="ce9" table:number-columns-spanned="1" office:value-type="string">
            <text:p>Ruinen</text:p>
          </table:table-cell>
          <table:table-cell ns41:value-type="string" table:style-name="ce21" office:value-type="string">
            <text:p>Kom</text:p>
          </table:table-cell>
          <table:table-cell table:style-name="ce29"/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Ruinen</text:p>
          </table:table-cell>
          <table:table-cell table:style-name="ce40"/>
          <table:table-cell table:style-name="Default"/>
          <table:table-cell ns41:value-type="float" table:style-name="ce50" office:value="102" office:value-type="float">
            <text:p>102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28" office:value-type="float">
            <text:p>228</text:p>
          </table:table-cell>
          <table:table-cell ns41:value-type="float" table:style-name="ce58" office:value="215" office:value-type="float">
            <text:p>21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31" office:value-type="float">
            <text:p>231</text:p>
          </table:table-cell>
          <table:table-cell ns41:value-type="float" table:style-name="ce58" office:value="219" office:value-type="float">
            <text:p>219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9" office:value="4" office:value-type="float">
            <text:p>4</text:p>
          </table:table-cell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BK</text:p>
          </table:table-cell>
          <table:table-cell table:style-name="ce29"/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Ruinen</text:p>
          </table:table-cell>
          <table:table-cell table:style-name="ce40"/>
          <table:table-cell table:style-name="Default"/>
          <table:table-cell ns41:value-type="float" table:style-name="ce50" office:value="5" office:value-type="float">
            <text:p>5</text:p>
          </table:table-cell>
          <table:table-cell table:style-name="ce58" table:number-columns-repeated="4"/>
          <table:table-cell ns41:value-type="float" table:style-name="ce58" office:value="9" office:value-type="float">
            <text:p>9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2"/>
          <table:table-cell ns41:value-type="float" table:style-name="ce58" office:value="9" office:value-type="float">
            <text:p>9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1:value-type="string" table:number-rows-spanned="2" table:style-name="ce33" table:number-columns-spanned="1" office:value-type="string">
            <text:p>Gehucht Geuzinge</text:p>
          </table:table-cell>
          <table:table-cell ns41:value-type="string" table:style-name="ce29" office:value-type="string">
            <text:p>Geuzinge</text:p>
          </table:table-cell>
          <table:table-cell table:style-name="ce40"/>
          <table:table-cell table:style-name="Default"/>
          <table:table-cell ns41:value-type="float" table:style-name="ce50" office:value="7" office:value-type="float">
            <text:p>7</text:p>
          </table:table-cell>
          <table:table-cell table:style-name="ce58" table:number-columns-repeated="4"/>
          <table:table-cell ns41:value-type="float" table:style-name="ce58" office:value="18" office:value-type="float">
            <text:p>18</text:p>
          </table:table-cell>
          <table:table-cell ns41:value-type="float" table:style-name="ce58" office:value="19" office:value-type="float">
            <text:p>19</text:p>
          </table:table-cell>
          <table:table-cell table:style-name="ce58" table:number-columns-repeated="2"/>
          <table:table-cell ns41:value-type="float" table:style-name="ce58" office:value="18" office:value-type="float">
            <text:p>18</text:p>
          </table:table-cell>
          <table:table-cell ns41:value-type="float" table:style-name="ce58" office:value="19" office:value-type="float">
            <text:p>19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covered-table-cell table:style-name="ce34"/>
          <table:table-cell ns41:value-type="string" table:style-name="ce29" office:value-type="string">
            <text:p>Hulten</text:p>
          </table:table-cell>
          <table:table-cell table:style-name="ce40"/>
          <table:table-cell table:style-name="Default"/>
          <table:table-cell ns41:value-type="float" table:style-name="ce50" office:value="2" office:value-type="float">
            <text:p>2</text:p>
          </table:table-cell>
          <table:table-cell table:style-name="ce58" table:number-columns-repeated="4"/>
          <table:table-cell ns41:value-type="float" table:style-name="ce58" office:value="7" office:value-type="float">
            <text:p>7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2"/>
          <table:table-cell ns41:value-type="float" table:style-name="ce58" office:value="7" office:value-type="float">
            <text:p>7</text:p>
          </table:table-cell>
          <table:table-cell ns41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Gijsselte</text:p>
          </table:table-cell>
          <table:table-cell table:style-name="ce40"/>
          <table:table-cell table:style-name="Default"/>
          <table:table-cell ns41:value-type="float" table:style-name="ce50" office:value="5" office:value-type="float">
            <text:p>5</text:p>
          </table:table-cell>
          <table:table-cell table:style-name="ce58" table:number-columns-repeated="4"/>
          <table:table-cell ns41:value-type="float" table:style-name="ce58" office:value="14" office:value-type="float">
            <text:p>14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2"/>
          <table:table-cell ns41:value-type="float" table:style-name="ce58" office:value="14" office:value-type="float">
            <text:p>14</text:p>
          </table:table-cell>
          <table:table-cell ns41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Postweg</text:p>
          </table:table-cell>
          <table:table-cell table:style-name="ce40"/>
          <table:table-cell table:style-name="Default"/>
          <table:table-cell ns41:value-type="float" table:style-name="ce50" office:value="15" office:value-type="float">
            <text:p>15</text:p>
          </table:table-cell>
          <table:table-cell table:style-name="ce58" table:number-columns-repeated="4"/>
          <table:table-cell ns41:value-type="float" office:value="32" table:style-name="ce58" table:number-columns-repeated="2" office:value-type="float">
            <text:p>32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33" office:value-type="float">
            <text:p>33</text:p>
          </table:table-cell>
          <table:table-cell ns41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Hees</text:p>
          </table:table-cell>
          <table:table-cell table:style-name="ce40"/>
          <table:table-cell table:style-name="Default"/>
          <table:table-cell ns41:value-type="float" table:style-name="ce50" office:value="20" office:value-type="float">
            <text:p>20</text:p>
          </table:table-cell>
          <table:table-cell table:style-name="ce58" table:number-columns-repeated="4"/>
          <table:table-cell ns41:value-type="float" table:style-name="ce58" office:value="48" office:value-type="float">
            <text:p>48</text:p>
          </table:table-cell>
          <table:table-cell ns41:value-type="float" table:style-name="ce58" office:value="50" office:value-type="float">
            <text:p>50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Default"/>
          <table:table-cell table:style-name="ce29"/>
          <table:table-cell ns41:value-type="string" table:style-name="ce29" office:value-type="string">
            <text:p>Oldenhave</text:p>
          </table:table-cell>
          <table:table-cell table:style-name="ce40"/>
          <table:table-cell table:style-name="Default"/>
          <table:table-cell ns41:value-type="float" table:style-name="ce50" office:value="21" office:value-type="float">
            <text:p>21</text:p>
          </table:table-cell>
          <table:table-cell table:style-name="ce58" table:number-columns-repeated="4"/>
          <table:table-cell ns41:value-type="float" table:style-name="ce58" office:value="57" office:value-type="float">
            <text:p>57</text:p>
          </table:table-cell>
          <table:table-cell ns41:value-type="float" table:style-name="ce58" office:value="60" office:value-type="float">
            <text:p>60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58" office:value-type="float">
            <text:p>58</text:p>
          </table:table-cell>
          <table:table-cell ns41:value-type="float" table:style-name="ce58" office:value="61" office:value-type="float">
            <text:p>61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1:value-type="string" table:style-name="ce29" office:value-type="string">
            <text:p>A</text:p>
          </table:table-cell>
          <table:table-cell table:style-name="ce29"/>
          <table:table-cell ns41:value-type="string" table:style-name="ce29" office:value-type="string">
            <text:p>Koekangerveld</text:p>
          </table:table-cell>
          <table:table-cell table:style-name="ce40"/>
          <table:table-cell table:style-name="Default"/>
          <table:table-cell ns41:value-type="float" table:style-name="ce50" office:value="13" office:value-type="float">
            <text:p>13</text:p>
          </table:table-cell>
          <table:table-cell table:style-name="ce58" table:number-columns-repeated="4"/>
          <table:table-cell ns41:value-type="float" table:style-name="ce58" office:value="27" office:value-type="float">
            <text:p>27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office:value="28" table:style-name="ce58" table:number-columns-repeated="2" office:value-type="float">
            <text:p>28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De Weide</text:p>
          </table:table-cell>
          <table:table-cell table:style-name="ce40"/>
          <table:table-cell table:style-name="Default"/>
          <table:table-cell ns41:value-type="float" table:style-name="ce50" office:value="6" office:value-type="float">
            <text:p>6</text:p>
          </table:table-cell>
          <table:table-cell table:style-name="ce58" table:number-columns-repeated="4"/>
          <table:table-cell ns41:value-type="float" table:style-name="ce58" office:value="14" office:value-type="float">
            <text:p>14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2"/>
          <table:table-cell ns41:value-type="float" table:style-name="ce58" office:value="14" office:value-type="float">
            <text:p>14</text:p>
          </table:table-cell>
          <table:table-cell ns41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Wijkveld</text:p>
          </table:table-cell>
          <table:table-cell ns41:value-type="string" table:style-name="ce40" office:value-type="string">
            <text:p>Nederl. Herv.</text:p>
          </table:table-cell>
          <table:table-cell table:style-name="Default"/>
          <table:table-cell table:style-name="ce50"/>
          <table:table-cell table:style-name="ce58" table:number-columns-repeated="11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Armwerkhu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2" office:value-type="float">
            <text:p>2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ns41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16" office:value-type="float">
            <text:p>16</text:p>
          </table:table-cell>
          <table:table-cell table:style-name="ce58" table:number-columns-repeated="4"/>
          <table:table-cell ns41:value-type="float" table:style-name="ce58" office:value="31" office:value-type="float">
            <text:p>31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office:value="32" table:style-name="ce58" table:number-columns-repeated="2" office:value-type="float">
            <text:p>32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Blanken</text:p>
          </table:table-cell>
          <table:table-cell table:style-name="ce40"/>
          <table:table-cell table:style-name="Default"/>
          <table:table-cell ns41:value-type="float" table:style-name="ce50" office:value="6" office:value-type="float">
            <text:p>6</text:p>
          </table:table-cell>
          <table:table-cell table:style-name="ce58" table:number-columns-repeated="4"/>
          <table:table-cell ns41:value-type="float" table:style-name="ce58" office:value="8" office:value-type="float">
            <text:p>8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2"/>
          <table:table-cell ns41:value-type="float" table:style-name="ce58" office:value="8" office:value-type="float">
            <text:p>8</text:p>
          </table:table-cell>
          <table:table-cell ns41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Ruinerdijk</text:p>
          </table:table-cell>
          <table:table-cell table:style-name="ce40"/>
          <table:table-cell table:style-name="Default"/>
          <table:table-cell ns41:value-type="float" table:style-name="ce50" office:value="11" office:value-type="float">
            <text:p>11</text:p>
          </table:table-cell>
          <table:table-cell table:style-name="ce58" table:number-columns-repeated="4"/>
          <table:table-cell ns41:value-type="float" office:value="28" table:style-name="ce58" table:number-columns-repeated="2" office:value-type="float">
            <text:p>28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9" office:value-type="float">
            <text:p>29</text:p>
          </table:table-cell>
          <table:table-cell ns41:value-type="float" table:style-name="ce58" office:value="28" office:value-type="float">
            <text:p>28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Armweide</text:p>
          </table:table-cell>
          <table:table-cell table:style-name="ce40"/>
          <table:table-cell table:style-name="Default"/>
          <table:table-cell ns41:value-type="float" table:style-name="ce50" office:value="28" office:value-type="float">
            <text:p>28</text:p>
          </table:table-cell>
          <table:table-cell table:style-name="ce58" table:number-columns-repeated="4"/>
          <table:table-cell ns41:value-type="float" table:style-name="ce58" office:value="62" office:value-type="float">
            <text:p>62</text:p>
          </table:table-cell>
          <table:table-cell ns41:value-type="float" table:style-name="ce58" office:value="76" office:value-type="float">
            <text:p>76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63" office:value-type="float">
            <text:p>63</text:p>
          </table:table-cell>
          <table:table-cell ns41:value-type="float" table:style-name="ce58" office:value="76" office:value-type="float">
            <text:p>76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Noordharen</text:p>
          </table:table-cell>
          <table:table-cell table:style-name="ce40"/>
          <table:table-cell table:style-name="Default"/>
          <table:table-cell ns41:value-type="float" table:style-name="ce50" office:value="13" office:value-type="float">
            <text:p>13</text:p>
          </table:table-cell>
          <table:table-cell table:style-name="ce58" table:number-columns-repeated="4"/>
          <table:table-cell ns41:value-type="float" table:style-name="ce58" office:value="33" office:value-type="float">
            <text:p>33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35" office:value-type="float">
            <text:p>35</text:p>
          </table:table-cell>
          <table:table-cell ns41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Anserweg</text:p>
          </table:table-cell>
          <table:table-cell table:style-name="ce40"/>
          <table:table-cell table:style-name="Default"/>
          <table:table-cell ns41:value-type="float" table:style-name="ce50" office:value="13" office:value-type="float">
            <text:p>13</text:p>
          </table:table-cell>
          <table:table-cell table:style-name="ce58" table:number-columns-repeated="4"/>
          <table:table-cell ns41:value-type="float" table:style-name="ce58" office:value="27" office:value-type="float">
            <text:p>27</text:p>
          </table:table-cell>
          <table:table-cell ns41:value-type="float" table:style-name="ce58" office:value="32" office:value-type="float">
            <text:p>32</text:p>
          </table:table-cell>
          <table:table-cell table:style-name="ce58" table:number-columns-repeated="2"/>
          <table:table-cell ns41:value-type="float" table:style-name="ce58" office:value="27" office:value-type="float">
            <text:p>27</text:p>
          </table:table-cell>
          <table:table-cell ns41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Witteveen</text:p>
          </table:table-cell>
          <table:table-cell table:style-name="ce40"/>
          <table:table-cell table:style-name="Default"/>
          <table:table-cell ns41:value-type="float" table:style-name="ce50" office:value="12" office:value-type="float">
            <text:p>12</text:p>
          </table:table-cell>
          <table:table-cell table:style-name="ce58" table:number-columns-repeated="4"/>
          <table:table-cell ns41:value-type="float" table:style-name="ce58" office:value="24" office:value-type="float">
            <text:p>24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5" office:value-type="float">
            <text:p>25</text:p>
          </table:table-cell>
          <table:table-cell ns41:value-type="float" table:style-name="ce58" office:value="28" office:value-type="float">
            <text:p>28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Bendersche</text:p>
          </table:table-cell>
          <table:table-cell table:style-name="ce40"/>
          <table:table-cell table:style-name="Default"/>
          <table:table-cell ns41:value-type="float" table:style-name="ce50" office:value="11" office:value-type="float">
            <text:p>11</text:p>
          </table:table-cell>
          <table:table-cell table:style-name="ce58" table:number-columns-repeated="4"/>
          <table:table-cell ns41:value-type="float" table:style-name="ce58" office:value="23" office:value-type="float">
            <text:p>23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4" office:value-type="float">
            <text:p>24</text:p>
          </table:table-cell>
          <table:table-cell ns41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Engeland</text:p>
          </table:table-cell>
          <table:table-cell table:style-name="ce40"/>
          <table:table-cell table:style-name="Default"/>
          <table:table-cell ns41:value-type="float" table:style-name="ce50" office:value="29" office:value-type="float">
            <text:p>29</text:p>
          </table:table-cell>
          <table:table-cell table:style-name="ce58" table:number-columns-repeated="4"/>
          <table:table-cell ns41:value-type="float" table:style-name="ce58" office:value="63" office:value-type="float">
            <text:p>63</text:p>
          </table:table-cell>
          <table:table-cell ns41:value-type="float" table:style-name="ce58" office:value="48" office:value-type="float">
            <text:p>48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67" office:value-type="float">
            <text:p>67</text:p>
          </table:table-cell>
          <table:table-cell ns41:value-type="float" table:style-name="ce58" office:value="48" office:value-type="float">
            <text:p>48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Waterleuzen</text:p>
          </table:table-cell>
          <table:table-cell table:style-name="ce40"/>
          <table:table-cell table:style-name="Default"/>
          <table:table-cell ns41:value-type="float" table:style-name="ce50" office:value="5" office:value-type="float">
            <text:p>5</text:p>
          </table:table-cell>
          <table:table-cell table:style-name="ce58" table:number-columns-repeated="4"/>
          <table:table-cell ns41:value-type="float" table:style-name="ce58" office:value="9" office:value-type="float">
            <text:p>9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2"/>
          <table:table-cell ns41:value-type="float" table:style-name="ce58" office:value="9" office:value-type="float">
            <text:p>9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Default"/>
          <table:table-cell table:style-name="ce29"/>
          <table:table-cell ns41:value-type="string" table:style-name="ce29" office:value-type="string">
            <text:p>Achterdijk</text:p>
          </table:table-cell>
          <table:table-cell table:style-name="ce40"/>
          <table:table-cell table:style-name="Default"/>
          <table:table-cell ns41:value-type="float" table:style-name="ce50" office:value="47" office:value-type="float">
            <text:p>47</text:p>
          </table:table-cell>
          <table:table-cell table:style-name="ce58" table:number-columns-repeated="4"/>
          <table:table-cell ns41:value-type="float" table:style-name="ce58" office:value="110" office:value-type="float">
            <text:p>110</text:p>
          </table:table-cell>
          <table:table-cell ns41:value-type="float" table:style-name="ce58" office:value="105" office:value-type="float">
            <text:p>105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110" office:value-type="float">
            <text:p>110</text:p>
          </table:table-cell>
          <table:table-cell ns41:value-type="float" table:style-name="ce58" office:value="106" office:value-type="float">
            <text:p>106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B</text:p>
          </table:table-cell>
          <table:table-cell table:style-name="ce29"/>
          <table:table-cell ns41:value-type="string" table:style-name="ce29" office:value-type="string">
            <text:p>Ansen</text:p>
          </table:table-cell>
          <table:table-cell table:style-name="ce40"/>
          <table:table-cell table:style-name="Default"/>
          <table:table-cell ns41:value-type="float" table:style-name="ce50" office:value="42" office:value-type="float">
            <text:p>42</text:p>
          </table:table-cell>
          <table:table-cell table:style-name="ce58" table:number-columns-repeated="4"/>
          <table:table-cell ns41:value-type="float" table:style-name="ce58" office:value="140" office:value-type="float">
            <text:p>140</text:p>
          </table:table-cell>
          <table:table-cell ns41:value-type="float" table:style-name="ce58" office:value="128" office:value-type="float">
            <text:p>128</text:p>
          </table:table-cell>
          <table:table-cell table:style-name="ce58" table:number-columns-repeated="2"/>
          <table:table-cell ns41:value-type="float" table:style-name="ce58" office:value="140" office:value-type="float">
            <text:p>140</text:p>
          </table:table-cell>
          <table:table-cell ns41:value-type="float" table:style-name="ce58" office:value="128" office:value-type="float">
            <text:p>128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Reebruggen</text:p>
          </table:table-cell>
          <table:table-cell table:style-name="ce40"/>
          <table:table-cell table:style-name="Default"/>
          <table:table-cell ns41:value-type="float" table:style-name="ce50" office:value="3" office:value-type="float">
            <text:p>3</text:p>
          </table:table-cell>
          <table:table-cell table:style-name="ce58" table:number-columns-repeated="4"/>
          <table:table-cell ns41:value-type="float" table:style-name="ce58" office:value="17" office:value-type="float">
            <text:p>17</text:p>
          </table:table-cell>
          <table:table-cell ns41:value-type="float" table:style-name="ce58" office:value="13" office:value-type="float">
            <text:p>13</text:p>
          </table:table-cell>
          <table:table-cell table:style-name="ce58" table:number-columns-repeated="2"/>
          <table:table-cell ns41:value-type="float" table:style-name="ce58" office:value="17" office:value-type="float">
            <text:p>17</text:p>
          </table:table-cell>
          <table:table-cell ns41:value-type="float" table:style-name="ce58" office:value="13" office:value-type="float">
            <text:p>13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Anserweide</text:p>
          </table:table-cell>
          <table:table-cell table:style-name="ce40"/>
          <table:table-cell table:style-name="Default"/>
          <table:table-cell ns41:value-type="float" table:style-name="ce50" office:value="3" office:value-type="float">
            <text:p>3</text:p>
          </table:table-cell>
          <table:table-cell table:style-name="ce58" table:number-columns-repeated="4"/>
          <table:table-cell ns41:value-type="float" office:value="6" table:style-name="ce58" table:number-columns-repeated="2" office:value-type="float">
            <text:p>6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7" office:value-type="float">
            <text:p>7</text:p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6" office:value-type="float">
            <text:p>16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C</text:p>
          </table:table-cell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Anholt</text:p>
          </table:table-cell>
          <table:table-cell table:style-name="ce40"/>
          <table:table-cell table:style-name="Default"/>
          <table:table-cell ns41:value-type="float" table:style-name="ce50" office:value="6" office:value-type="float">
            <text:p>6</text:p>
          </table:table-cell>
          <table:table-cell table:style-name="ce58" table:number-columns-repeated="4"/>
          <table:table-cell ns41:value-type="float" table:style-name="ce58" office:value="12" office:value-type="float">
            <text:p>12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3" office:value-type="float">
            <text:p>13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Kralo</text:p>
          </table:table-cell>
          <table:table-cell table:style-name="ce40"/>
          <table:table-cell table:style-name="Default"/>
          <table:table-cell ns41:value-type="float" table:style-name="ce50" office:value="4" office:value-type="float">
            <text:p>4</text:p>
          </table:table-cell>
          <table:table-cell table:style-name="ce58" table:number-columns-repeated="4"/>
          <table:table-cell ns41:value-type="float" table:style-name="ce58" office:value="17" office:value-type="float">
            <text:p>17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2"/>
          <table:table-cell ns41:value-type="float" table:style-name="ce58" office:value="17" office:value-type="float">
            <text:p>17</text:p>
          </table:table-cell>
          <table:table-cell ns41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Nuil</text:p>
          </table:table-cell>
          <table:table-cell table:style-name="ce40"/>
          <table:table-cell table:style-name="Default"/>
          <table:table-cell ns41:value-type="float" table:style-name="ce50" office:value="8" office:value-type="float">
            <text:p>8</text:p>
          </table:table-cell>
          <table:table-cell table:style-name="ce58" table:number-columns-repeated="4"/>
          <table:table-cell ns41:value-type="float" table:style-name="ce58" office:value="26" office:value-type="float">
            <text:p>26</text:p>
          </table:table-cell>
          <table:table-cell ns41:value-type="float" table:style-name="ce58" office:value="25" office:value-type="float">
            <text:p>25</text:p>
          </table:table-cell>
          <table:table-cell table:style-name="ce58" table:number-columns-repeated="2"/>
          <table:table-cell ns41:value-type="float" table:style-name="ce58" office:value="26" office:value-type="float">
            <text:p>26</text:p>
          </table:table-cell>
          <table:table-cell ns41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Eursinge</text:p>
          </table:table-cell>
          <table:table-cell table:style-name="ce40"/>
          <table:table-cell table:style-name="Default"/>
          <table:table-cell ns41:value-type="float" table:style-name="ce50" office:value="14" office:value-type="float">
            <text:p>14</text:p>
          </table:table-cell>
          <table:table-cell table:style-name="ce58" table:number-columns-repeated="4"/>
          <table:table-cell ns41:value-type="float" table:style-name="ce58" office:value="39" office:value-type="float">
            <text:p>39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41" office:value-type="float">
            <text:p>41</text:p>
          </table:table-cell>
          <table:table-cell ns41:value-type="float" table:style-name="ce58" office:value="30" office:value-type="float">
            <text:p>30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Bultinge</text:p>
          </table:table-cell>
          <table:table-cell table:style-name="ce40"/>
          <table:table-cell table:style-name="Default"/>
          <table:table-cell ns41:value-type="float" table:style-name="ce50" office:value="5" office:value-type="float">
            <text:p>5</text:p>
          </table:table-cell>
          <table:table-cell table:style-name="ce58" table:number-columns-repeated="4"/>
          <table:table-cell ns41:value-type="float" table:style-name="ce58" office:value="10" office:value-type="float">
            <text:p>10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13" office:value-type="float">
            <text:p>13</text:p>
          </table:table-cell>
          <table:table-cell ns41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Pesse</text:p>
          </table:table-cell>
          <table:table-cell table:style-name="ce40"/>
          <table:table-cell table:style-name="Default"/>
          <table:table-cell ns41:value-type="float" table:style-name="ce50" office:value="21" office:value-type="float">
            <text:p>21</text:p>
          </table:table-cell>
          <table:table-cell table:style-name="ce58" table:number-columns-repeated="4"/>
          <table:table-cell ns41:value-type="float" table:style-name="ce58" office:value="57" office:value-type="float">
            <text:p>57</text:p>
          </table:table-cell>
          <table:table-cell ns41:value-type="float" table:style-name="ce58" office:value="45" office:value-type="float">
            <text:p>45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59" office:value-type="float">
            <text:p>59</text:p>
          </table:table-cell>
          <table:table-cell ns41:value-type="float" table:style-name="ce58" office:value="45" office:value-type="float">
            <text:p>45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Oosteren</text:p>
          </table:table-cell>
          <table:table-cell table:style-name="ce40"/>
          <table:table-cell table:style-name="Default"/>
          <table:table-cell ns41:value-type="float" table:style-name="ce50" office:value="14" office:value-type="float">
            <text:p>14</text:p>
          </table:table-cell>
          <table:table-cell table:style-name="ce58" table:number-columns-repeated="4"/>
          <table:table-cell ns41:value-type="float" table:style-name="ce58" office:value="44" office:value-type="float">
            <text:p>44</text:p>
          </table:table-cell>
          <table:table-cell ns41:value-type="float" table:style-name="ce58" office:value="38" office:value-type="float">
            <text:p>38</text:p>
          </table:table-cell>
          <table:table-cell table:style-name="ce58" table:number-columns-repeated="2"/>
          <table:table-cell ns41:value-type="float" table:style-name="ce58" office:value="44" office:value-type="float">
            <text:p>44</text:p>
          </table:table-cell>
          <table:table-cell ns41:value-type="float" table:style-name="ce58" office:value="38" office:value-type="float">
            <text:p>3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D</text:p>
          </table:table-cell>
          <table:table-cell table:style-name="ce29"/>
          <table:table-cell ns41:value-type="string" table:style-name="ce29" office:value-type="string">
            <text:p>Stuifzand</text:p>
          </table:table-cell>
          <table:table-cell table:style-name="ce40"/>
          <table:table-cell table:style-name="Default"/>
          <table:table-cell ns41:value-type="float" table:style-name="ce50" office:value="20" office:value-type="float">
            <text:p>2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54" office:value-type="float">
            <text:p>54</text:p>
          </table:table-cell>
          <table:table-cell ns41:value-type="float" table:style-name="ce58" office:value="53" office:value-type="float">
            <text:p>53</text:p>
          </table:table-cell>
          <table:table-cell table:style-name="ce58" table:number-columns-repeated="2"/>
          <table:table-cell ns41:value-type="float" table:style-name="ce58" office:value="54" office:value-type="float">
            <text:p>54</text:p>
          </table:table-cell>
          <table:table-cell ns41:value-type="float" table:style-name="ce58" office:value="53" office:value-type="float">
            <text:p>53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Zwartschaap</text:p>
          </table:table-cell>
          <table:table-cell table:style-name="ce40"/>
          <table:table-cell table:style-name="Default"/>
          <table:table-cell ns41:value-type="float" table:style-name="ce50" office:value="55" office:value-type="float">
            <text:p>55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35" office:value-type="float">
            <text:p>135</text:p>
          </table:table-cell>
          <table:table-cell ns41:value-type="float" table:style-name="ce58" office:value="117" office:value-type="float">
            <text:p>117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137" office:value-type="float">
            <text:p>137</text:p>
          </table:table-cell>
          <table:table-cell ns41:value-type="float" table:style-name="ce58" office:value="117" office:value-type="float">
            <text:p>117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Pesserdijk</text:p>
          </table:table-cell>
          <table:table-cell table:style-name="ce40"/>
          <table:table-cell table:style-name="Default"/>
          <table:table-cell ns41:value-type="float" table:style-name="ce50" office:value="17" office:value-type="float">
            <text:p>17</text:p>
          </table:table-cell>
          <table:table-cell table:style-name="ce58" table:number-columns-repeated="4"/>
          <table:table-cell ns41:value-type="float" table:style-name="ce58" office:value="39" office:value-type="float">
            <text:p>39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40" office:value-type="float">
            <text:p>40</text:p>
          </table:table-cell>
          <table:table-cell ns41:value-type="float" table:style-name="ce58" office:value="41" office:value-type="float">
            <text:p>41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Fluitenberg</text:p>
          </table:table-cell>
          <table:table-cell table:style-name="ce40"/>
          <table:table-cell table:style-name="Default"/>
          <table:table-cell ns41:value-type="float" table:style-name="ce50" office:value="23" office:value-type="float">
            <text:p>23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62" office:value-type="float">
            <text:p>62</text:p>
          </table:table-cell>
          <table:table-cell ns41:value-type="float" table:style-name="ce58" office:value="48" office:value-type="float">
            <text:p>48</text:p>
          </table:table-cell>
          <table:table-cell table:style-name="ce58" table:number-columns-repeated="2"/>
          <table:table-cell ns41:value-type="float" table:style-name="ce58" office:value="62" office:value-type="float">
            <text:p>62</text:p>
          </table:table-cell>
          <table:table-cell ns41:value-type="float" table:style-name="ce58" office:value="48" office:value-type="float">
            <text:p>48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Kalenberg</text:p>
          </table:table-cell>
          <table:table-cell table:style-name="ce40"/>
          <table:table-cell table:style-name="Default"/>
          <table:table-cell ns41:value-type="float" table:style-name="ce50" office:value="5" office:value-type="float">
            <text:p>5</text:p>
          </table:table-cell>
          <table:table-cell table:style-name="ce58" table:number-columns-repeated="4"/>
          <table:table-cell ns41:value-type="float" table:style-name="ce58" office:value="14" office:value-type="float">
            <text:p>14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2"/>
          <table:table-cell ns41:value-type="float" table:style-name="ce58" office:value="14" office:value-type="float">
            <text:p>14</text:p>
          </table:table-cell>
          <table:table-cell ns41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Stadterij</text:p>
          </table:table-cell>
          <table:table-cell table:style-name="ce40"/>
          <table:table-cell table:style-name="Default"/>
          <table:table-cell ns41:value-type="float" table:style-name="ce50" office:value="2" office:value-type="float">
            <text:p>2</text:p>
          </table:table-cell>
          <table:table-cell table:style-name="ce58" table:number-columns-repeated="4"/>
          <table:table-cell ns41:value-type="float" table:style-name="ce58" office:value="3" office:value-type="float">
            <text:p>3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ns41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Toldijk</text:p>
          </table:table-cell>
          <table:table-cell table:style-name="ce40"/>
          <table:table-cell table:style-name="Default"/>
          <table:table-cell ns41:value-type="float" table:style-name="ce50" office:value="7" office:value-type="float">
            <text:p>7</text:p>
          </table:table-cell>
          <table:table-cell table:style-name="ce58" table:number-columns-repeated="4"/>
          <table:table-cell ns41:value-type="float" table:style-name="ce58" office:value="19" office:value-type="float">
            <text:p>19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0" office:value-type="float">
            <text:p>20</text:p>
          </table:table-cell>
          <table:table-cell ns41:value-type="float" table:style-name="ce58" office:value="16" office:value-type="float">
            <text:p>16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E</text:p>
          </table:table-cell>
          <table:table-cell table:style-name="ce29"/>
          <table:table-cell ns41:value-type="string" table:style-name="ce29" office:value-type="string">
            <text:p>Echten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46" office:value-type="float">
            <text:p>46</text:p>
          </table:table-cell>
          <table:table-cell table:style-name="ce58" table:number-columns-repeated="4"/>
          <table:table-cell ns41:value-type="float" table:style-name="ce58" office:value="141" office:value-type="float">
            <text:p>141</text:p>
          </table:table-cell>
          <table:table-cell ns41:value-type="float" table:style-name="ce58" office:value="121" office:value-type="float">
            <text:p>121</text:p>
          </table:table-cell>
          <table:table-cell table:style-name="ce58" table:number-columns-repeated="2"/>
          <table:table-cell ns41:value-type="float" table:style-name="ce58" office:value="141" office:value-type="float">
            <text:p>141</text:p>
          </table:table-cell>
          <table:table-cell ns41:value-type="float" table:style-name="ce58" office:value="121" office:value-type="float">
            <text:p>121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15" office:value-type="float">
            <text:p>15</text:p>
          </table:table-cell>
          <table:table-cell table:style-name="ce58" table:number-columns-repeated="6"/>
          <table:table-cell ns41:value-type="float" table:style-name="ce58" office:value="38" office:value-type="float">
            <text:p>38</text:p>
          </table:table-cell>
          <table:table-cell ns41:value-type="float" table:style-name="ce69" office:value="31" office:value-type="float">
            <text:p>31</text:p>
          </table:table-cell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Default"/>
          <table:table-cell table:style-name="ce29"/>
          <table:table-cell ns41:value-type="string" table:style-name="ce29" office:value-type="string">
            <text:p>Hondhang</text:p>
          </table:table-cell>
          <table:table-cell table:style-name="ce40"/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6" office:value-type="float">
            <text:p>6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6" office:value-type="float">
            <text:p>6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Holthaar</text:p>
          </table:table-cell>
          <table:table-cell table:style-name="ce40"/>
          <table:table-cell table:style-name="Default"/>
          <table:table-cell ns41:value-type="float" table:style-name="ce50" office:value="3" office:value-type="float">
            <text:p>3</text:p>
          </table:table-cell>
          <table:table-cell table:style-name="ce58" table:number-columns-repeated="4"/>
          <table:table-cell ns41:value-type="float" table:style-name="ce58" office:value="8" office:value-type="float">
            <text:p>8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2"/>
          <table:table-cell ns41:value-type="float" table:style-name="ce58" office:value="8" office:value-type="float">
            <text:p>8</text:p>
          </table:table-cell>
          <table:table-cell ns41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02" office:value-type="float">
            <text:p>102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28" office:value-type="float">
            <text:p>228</text:p>
          </table:table-cell>
          <table:table-cell ns41:value-type="float" table:style-name="ce58" office:value="215" office:value-type="float">
            <text:p>21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31" office:value-type="float">
            <text:p>231</text:p>
          </table:table-cell>
          <table:table-cell ns41:value-type="float" table:style-name="ce58" office:value="219" office:value-type="float">
            <text:p>219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9" office:value="4" office:value-type="float">
            <text:p>4</text:p>
          </table:table-cell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585" office:value-type="float">
            <text:p>585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2"/>
          <table:table-cell ns41:value-type="float" table:style-name="ce58" office:value="15" office:value-type="float">
            <text:p>15</text:p>
          </table:table-cell>
          <table:table-cell ns41:value-type="float" table:style-name="ce58" office:value="1495" office:value-type="float">
            <text:p>1495</text:p>
          </table:table-cell>
          <table:table-cell ns41:value-type="float" table:style-name="ce58" office:value="1399" office:value-type="float">
            <text:p>1399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524" office:value-type="float">
            <text:p>1524</text:p>
          </table:table-cell>
          <table:table-cell ns41:value-type="float" table:style-name="ce58" office:value="1402" office:value-type="float">
            <text:p>1402</text:p>
          </table:table-cell>
          <table:table-cell ns41:value-type="float" table:style-name="ce58" office:value="39" office:value-type="float">
            <text:p>39</text:p>
          </table:table-cell>
          <table:table-cell ns41:value-type="float" table:style-name="ce69" office:value="35" office:value-type="float">
            <text:p>35</text:p>
          </table:table-cell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687" office:value-type="float">
            <text:p>687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2"/>
          <table:table-cell ns41:value-type="float" table:style-name="ce58" office:value="15" office:value-type="float">
            <text:p>15</text:p>
          </table:table-cell>
          <table:table-cell ns41:value-type="float" table:style-name="ce58" office:value="1723" office:value-type="float">
            <text:p>1723</text:p>
          </table:table-cell>
          <table:table-cell ns41:value-type="float" table:style-name="ce58" office:value="1614" office:value-type="float">
            <text:p>1614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1755" office:value-type="float">
            <text:p>1755</text:p>
          </table:table-cell>
          <table:table-cell ns41:value-type="float" table:style-name="ce58" office:value="1621" office:value-type="float">
            <text:p>1621</text:p>
          </table:table-cell>
          <table:table-cell ns41:value-type="float" table:style-name="ce58" office:value="44" office:value-type="float">
            <text:p>44</text:p>
          </table:table-cell>
          <table:table-cell ns41:value-type="float" table:style-name="ce69" office:value="39" office:value-type="float">
            <text:p>39</text:p>
          </table:table-cell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Pers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AT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687" office:value-type="float">
            <text:p>687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2"/>
          <table:table-cell ns41:value-type="float" table:style-name="ce58" office:value="15" office:value-type="float">
            <text:p>15</text:p>
          </table:table-cell>
          <table:table-cell ns41:value-type="float" table:style-name="ce58" office:value="1723" office:value-type="float">
            <text:p>1723</text:p>
          </table:table-cell>
          <table:table-cell ns41:value-type="float" table:style-name="ce58" office:value="1614" office:value-type="float">
            <text:p>1614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1756" office:value-type="float">
            <text:p>1756</text:p>
          </table:table-cell>
          <table:table-cell ns41:value-type="float" table:style-name="ce58" office:value="1621" office:value-type="float">
            <text:p>1621</text:p>
          </table:table-cell>
          <table:table-cell ns41:value-type="float" table:style-name="ce58" office:value="44" office:value-type="float">
            <text:p>44</text:p>
          </table:table-cell>
          <table:table-cell ns41:value-type="float" table:style-name="ce69" office:value="39" office:value-type="float">
            <text:p>39</text:p>
          </table:table-cell>
          <table:table-cell ns41:value-type="float" table:style-name="ce76" office:value="127" office:value-type="float">
            <text:p>127</text:p>
          </table:table-cell>
          <table:table-cell ns41:value-type="float" table:style-name="ce82" office:value="10629" office:value-type="float">
            <text:p>1062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table-cell ns41:value-type="string" table:number-rows-spanned="17" table:style-name="ce9" table:number-columns-spanned="1" office:value-type="string">
            <text:p>Ruinerwold</text:p>
          </table:table-cell>
          <table:table-cell ns41:value-type="string" table:style-name="ce21" office:value-type="string">
            <text:p>Kom</text:p>
          </table:table-cell>
          <table:table-cell ns41:value-type="string" table:style-name="ce29" office:value-type="string">
            <text:p>B</text:p>
          </table:table-cell>
          <table:table-cell table:style-name="ce29"/>
          <table:table-cell ns41:value-type="string" table:style-name="ce29" office:value-type="string">
            <text:p>Dijkhuizen</text:p>
          </table:table-cell>
          <table:table-cell table:style-name="ce40"/>
          <table:table-cell table:style-name="Default"/>
          <table:table-cell ns41:value-type="float" table:style-name="ce50" office:value="93" office:value-type="float">
            <text:p>93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89" office:value-type="float">
            <text:p>189</text:p>
          </table:table-cell>
          <table:table-cell ns41:value-type="float" table:style-name="ce58" office:value="199" office:value-type="float">
            <text:p>199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193" office:value-type="float">
            <text:p>193</text:p>
          </table:table-cell>
          <table:table-cell ns41:value-type="float" table:style-name="ce58" office:value="199" office:value-type="float">
            <text:p>199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9" office:value="4" office:value-type="float">
            <text:p>4</text:p>
          </table:table-cell>
          <table:table-cell ns41:value-type="float" table:style-name="ce76" office:value="128" office:value-type="float">
            <text:p>128</text:p>
          </table:table-cell>
          <table:table-cell ns41:value-type="float" table:style-name="ce82" office:value="10944" office:value-type="float">
            <text:p>1094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Boersteeg</text:p>
          </table:table-cell>
          <table:table-cell table:style-name="ce40"/>
          <table:table-cell table:style-name="Default"/>
          <table:table-cell ns41:value-type="float" table:style-name="ce50" office:value="7" office:value-type="float">
            <text:p>7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office:value="14" table:style-name="ce58" table:number-columns-repeated="2" office:value-type="float">
            <text:p>14</text:p>
          </table:table-cell>
          <table:table-cell table:style-name="ce58" table:number-columns-repeated="2"/>
          <table:table-cell ns41:value-type="float" office:value="14" table:style-name="ce58" table:number-columns-repeated="2" office:value-type="float">
            <text:p>14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28" office:value-type="float">
            <text:p>128</text:p>
          </table:table-cell>
          <table:table-cell ns41:value-type="float" table:style-name="ce82" office:value="10944" office:value-type="float">
            <text:p>1094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BK</text:p>
          </table:table-cell>
          <table:table-cell ns41:value-type="string" table:style-name="ce29" office:value-type="string">
            <text:p>A</text:p>
          </table:table-cell>
          <table:table-cell table:style-name="ce29"/>
          <table:table-cell ns41:value-type="string" table:style-name="ce29" office:value-type="string">
            <text:p>Oosteinde</text:p>
          </table:table-cell>
          <table:table-cell table:style-name="ce40"/>
          <table:table-cell table:style-name="Default"/>
          <table:table-cell ns41:value-type="float" table:style-name="ce50" office:value="50" office:value-type="float">
            <text:p>50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51" office:value-type="float">
            <text:p>151</text:p>
          </table:table-cell>
          <table:table-cell ns41:value-type="float" table:style-name="ce58" office:value="128" office:value-type="float">
            <text:p>128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153" office:value-type="float">
            <text:p>153</text:p>
          </table:table-cell>
          <table:table-cell ns41:value-type="float" table:style-name="ce58" office:value="128" office:value-type="float">
            <text:p>128</text:p>
          </table:table-cell>
          <table:table-cell table:style-name="ce58"/>
          <table:table-cell table:style-name="ce69"/>
          <table:table-cell ns41:value-type="float" table:style-name="ce76" office:value="128" office:value-type="float">
            <text:p>128</text:p>
          </table:table-cell>
          <table:table-cell ns41:value-type="float" table:style-name="ce82" office:value="10944" office:value-type="float">
            <text:p>1094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Default"/>
          <table:table-cell table:style-name="ce29"/>
          <table:table-cell ns41:value-type="string" table:style-name="ce29" office:value-type="string">
            <text:p>Ruige Kluft</text:p>
          </table:table-cell>
          <table:table-cell table:style-name="ce40"/>
          <table:table-cell table:style-name="Default"/>
          <table:table-cell ns41:value-type="float" table:style-name="ce50" office:value="74" office:value-type="float">
            <text:p>7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88" office:value-type="float">
            <text:p>188</text:p>
          </table:table-cell>
          <table:table-cell ns41:value-type="float" table:style-name="ce58" office:value="194" office:value-type="float">
            <text:p>19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91" office:value-type="float">
            <text:p>191</text:p>
          </table:table-cell>
          <table:table-cell ns41:value-type="float" table:style-name="ce58" office:value="195" office:value-type="float">
            <text:p>195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28" office:value-type="float">
            <text:p>128</text:p>
          </table:table-cell>
          <table:table-cell ns41:value-type="float" table:style-name="ce82" office:value="10944" office:value-type="float">
            <text:p>1094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Kale Kluft</text:p>
          </table:table-cell>
          <table:table-cell table:style-name="ce40"/>
          <table:table-cell table:style-name="Default"/>
          <table:table-cell ns41:value-type="float" table:style-name="ce50" office:value="60" office:value-type="float">
            <text:p>60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53" office:value-type="float">
            <text:p>153</text:p>
          </table:table-cell>
          <table:table-cell ns41:value-type="float" table:style-name="ce58" office:value="146" office:value-type="float">
            <text:p>146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153" office:value-type="float">
            <text:p>153</text:p>
          </table:table-cell>
          <table:table-cell ns41:value-type="float" table:style-name="ce58" office:value="147" office:value-type="float">
            <text:p>147</text:p>
          </table:table-cell>
          <table:table-cell table:style-name="ce58"/>
          <table:table-cell table:style-name="ce69"/>
          <table:table-cell ns41:value-type="float" table:style-name="ce76" office:value="128" office:value-type="float">
            <text:p>128</text:p>
          </table:table-cell>
          <table:table-cell ns41:value-type="float" table:style-name="ce82" office:value="10944" office:value-type="float">
            <text:p>1094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E</text:p>
          </table:table-cell>
          <table:table-cell table:style-name="ce29"/>
          <table:table-cell ns41:value-type="string" table:style-name="ce29" office:value-type="string">
            <text:p>Buiterhuizen</text:p>
          </table:table-cell>
          <table:table-cell table:style-name="ce40"/>
          <table:table-cell table:style-name="Default"/>
          <table:table-cell ns41:value-type="float" table:style-name="ce50" office:value="7" office:value-type="float">
            <text:p>7</text:p>
          </table:table-cell>
          <table:table-cell table:style-name="ce58" table:number-columns-repeated="4"/>
          <table:table-cell ns41:value-type="float" table:style-name="ce58" office:value="12" office:value-type="float">
            <text:p>12</text:p>
          </table:table-cell>
          <table:table-cell ns41:value-type="float" table:style-name="ce58" office:value="19" office:value-type="float">
            <text:p>19</text:p>
          </table:table-cell>
          <table:table-cell table:style-name="ce58" table:number-columns-repeated="2"/>
          <table:table-cell ns41:value-type="float" table:style-name="ce58" office:value="12" office:value-type="float">
            <text:p>12</text:p>
          </table:table-cell>
          <table:table-cell ns41:value-type="float" table:style-name="ce58" office:value="19" office:value-type="float">
            <text:p>19</text:p>
          </table:table-cell>
          <table:table-cell table:style-name="ce58"/>
          <table:table-cell table:style-name="ce69"/>
          <table:table-cell ns41:value-type="float" table:style-name="ce76" office:value="128" office:value-type="float">
            <text:p>128</text:p>
          </table:table-cell>
          <table:table-cell ns41:value-type="float" table:style-name="ce82" office:value="10944" office:value-type="float">
            <text:p>1094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Blijdenstein</text:p>
          </table:table-cell>
          <table:table-cell table:style-name="ce40"/>
          <table:table-cell table:style-name="Default"/>
          <table:table-cell ns41:value-type="float" table:style-name="ce50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1" office:value-type="float">
            <text:p>11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2" office:value-type="float">
            <text:p>12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3" office:value-type="float">
            <text:p>3</text:p>
          </table:table-cell>
          <table:table-cell table:style-name="ce69"/>
          <table:table-cell ns41:value-type="float" table:style-name="ce76" office:value="128" office:value-type="float">
            <text:p>128</text:p>
          </table:table-cell>
          <table:table-cell ns41:value-type="float" table:style-name="ce82" office:value="10944" office:value-type="float">
            <text:p>1094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Kraal</text:p>
          </table:table-cell>
          <table:table-cell table:style-name="ce40"/>
          <table:table-cell table:style-name="Default"/>
          <table:table-cell ns41:value-type="float" table:style-name="ce50" office:value="7" office:value-type="float">
            <text:p>7</text:p>
          </table:table-cell>
          <table:table-cell table:style-name="ce58" table:number-columns-repeated="4"/>
          <table:table-cell ns41:value-type="float" table:style-name="ce58" office:value="19" office:value-type="float">
            <text:p>19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21" office:value-type="float">
            <text:p>21</text:p>
          </table:table-cell>
          <table:table-cell ns41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1:value-type="float" table:style-name="ce76" office:value="128" office:value-type="float">
            <text:p>128</text:p>
          </table:table-cell>
          <table:table-cell ns41:value-type="float" table:style-name="ce82" office:value="10944" office:value-type="float">
            <text:p>1094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Haakswolde</text:p>
          </table:table-cell>
          <table:table-cell ns41:value-type="string" table:style-name="ce40" office:value-type="string">
            <text:p>Armwerkhu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6" office:value-type="float">
            <text:p>6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2"/>
          <table:table-cell ns41:value-type="float" table:style-name="ce58" office:value="6" office:value-type="float">
            <text:p>6</text:p>
          </table:table-cell>
          <table:table-cell ns41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1:value-type="float" table:style-name="ce76" office:value="128" office:value-type="float">
            <text:p>128</text:p>
          </table:table-cell>
          <table:table-cell ns41:value-type="float" table:style-name="ce82" office:value="10944" office:value-type="float">
            <text:p>1094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39" office:value-type="float">
            <text:p>39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07" office:value-type="float">
            <text:p>107</text:p>
          </table:table-cell>
          <table:table-cell ns41:value-type="float" table:style-name="ce58" office:value="91" office:value-type="float">
            <text:p>91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08" office:value-type="float">
            <text:p>108</text:p>
          </table:table-cell>
          <table:table-cell ns41:value-type="float" table:style-name="ce58" office:value="91" office:value-type="float">
            <text:p>91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28" office:value-type="float">
            <text:p>128</text:p>
          </table:table-cell>
          <table:table-cell ns41:value-type="float" table:style-name="ce82" office:value="10944" office:value-type="float">
            <text:p>1094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1:value-type="float" table:style-name="ce76" office:value="128" office:value-type="float">
            <text:p>128</text:p>
          </table:table-cell>
          <table:table-cell ns41:value-type="float" table:style-name="ce82" office:value="10944" office:value-type="float">
            <text:p>1094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Tweelo</text:p>
          </table:table-cell>
          <table:table-cell table:style-name="ce40"/>
          <table:table-cell table:style-name="Default"/>
          <table:table-cell ns41:value-type="float" table:style-name="ce50" office:value="15" office:value-type="float">
            <text:p>1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1" office:value-type="float">
            <text:p>31</text:p>
          </table:table-cell>
          <table:table-cell ns41:value-type="float" table:style-name="ce58" office:value="35" office:value-type="float">
            <text:p>35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58" office:value="36" office:value-type="float">
            <text:p>36</text:p>
          </table:table-cell>
          <table:table-cell table:style-name="ce58"/>
          <table:table-cell table:style-name="ce69"/>
          <table:table-cell ns41:value-type="float" table:style-name="ce76" office:value="128" office:value-type="float">
            <text:p>128</text:p>
          </table:table-cell>
          <table:table-cell ns41:value-type="float" table:style-name="ce82" office:value="10944" office:value-type="float">
            <text:p>1094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Broekhuizen</text:p>
          </table:table-cell>
          <table:table-cell table:style-name="ce40"/>
          <table:table-cell table:style-name="Default"/>
          <table:table-cell ns41:value-type="float" table:style-name="ce50" office:value="47" office:value-type="float">
            <text:p>47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26" office:value-type="float">
            <text:p>126</text:p>
          </table:table-cell>
          <table:table-cell ns41:value-type="float" table:style-name="ce58" office:value="125" office:value-type="float">
            <text:p>125</text:p>
          </table:table-cell>
          <table:table-cell ns41:value-type="float" office:value="2" table:style-name="ce58" table:number-columns-repeated="2" office:value-type="float">
            <text:p>2</text:p>
          </table:table-cell>
          <table:table-cell ns41:value-type="float" table:style-name="ce58" office:value="128" office:value-type="float">
            <text:p>128</text:p>
          </table:table-cell>
          <table:table-cell ns41:value-type="float" table:style-name="ce58" office:value="127" office:value-type="float">
            <text:p>12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28" office:value-type="float">
            <text:p>128</text:p>
          </table:table-cell>
          <table:table-cell ns41:value-type="float" table:style-name="ce82" office:value="10944" office:value-type="float">
            <text:p>1094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Weerwille</text:p>
          </table:table-cell>
          <table:table-cell table:style-name="ce40"/>
          <table:table-cell table:style-name="Default"/>
          <table:table-cell ns41:value-type="float" table:style-name="ce50" office:value="45" office:value-type="float">
            <text:p>45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104" office:value-type="float">
            <text:p>104</text:p>
          </table:table-cell>
          <table:table-cell ns41:value-type="float" table:style-name="ce58" office:value="107" office:value-type="float">
            <text:p>10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05" office:value-type="float">
            <text:p>105</text:p>
          </table:table-cell>
          <table:table-cell ns41:value-type="float" table:style-name="ce58" office:value="107" office:value-type="float">
            <text:p>107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28" office:value-type="float">
            <text:p>128</text:p>
          </table:table-cell>
          <table:table-cell ns41:value-type="float" table:style-name="ce82" office:value="10944" office:value-type="float">
            <text:p>1094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00" office:value-type="float">
            <text:p>100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203" office:value-type="float">
            <text:p>203</text:p>
          </table:table-cell>
          <table:table-cell ns41:value-type="float" table:style-name="ce58" office:value="213" office:value-type="float">
            <text:p>213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207" office:value-type="float">
            <text:p>207</text:p>
          </table:table-cell>
          <table:table-cell ns41:value-type="float" table:style-name="ce58" office:value="213" office:value-type="float">
            <text:p>213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9" office:value="4" office:value-type="float">
            <text:p>4</text:p>
          </table:table-cell>
          <table:table-cell ns41:value-type="float" table:style-name="ce76" office:value="128" office:value-type="float">
            <text:p>128</text:p>
          </table:table-cell>
          <table:table-cell ns41:value-type="float" table:style-name="ce82" office:value="10944" office:value-type="float">
            <text:p>1094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350" office:value-type="float">
            <text:p>350</text:p>
          </table:table-cell>
          <table:table-cell ns41:value-type="float" table:style-name="ce58" office:value="16" office:value-type="float">
            <text:p>16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908" office:value-type="float">
            <text:p>908</text:p>
          </table:table-cell>
          <table:table-cell ns41:value-type="float" table:style-name="ce58" office:value="881" office:value-type="float">
            <text:p>881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922" office:value-type="float">
            <text:p>922</text:p>
          </table:table-cell>
          <table:table-cell ns41:value-type="float" table:style-name="ce58" office:value="887" office:value-type="float">
            <text:p>887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28" office:value-type="float">
            <text:p>128</text:p>
          </table:table-cell>
          <table:table-cell ns41:value-type="float" table:style-name="ce82" office:value="10944" office:value-type="float">
            <text:p>1094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450" office:value-type="float">
            <text:p>450</text:p>
          </table:table-cell>
          <table:table-cell ns41:value-type="float" table:style-name="ce58" office:value="21" office:value-type="float">
            <text:p>2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111" office:value-type="float">
            <text:p>1111</text:p>
          </table:table-cell>
          <table:table-cell ns41:value-type="float" table:style-name="ce58" office:value="1094" office:value-type="float">
            <text:p>1094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129" office:value-type="float">
            <text:p>1129</text:p>
          </table:table-cell>
          <table:table-cell ns41:value-type="float" table:style-name="ce58" office:value="1100" office:value-type="float">
            <text:p>1100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69" office:value="6" office:value-type="float">
            <text:p>6</text:p>
          </table:table-cell>
          <table:table-cell ns41:value-type="float" table:style-name="ce76" office:value="128" office:value-type="float">
            <text:p>128</text:p>
          </table:table-cell>
          <table:table-cell ns41:value-type="float" table:style-name="ce82" office:value="10944" office:value-type="float">
            <text:p>1094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7" office:value-type="float">
            <text:p>17</text:p>
          </table:table-cell>
          <table:table-cell ns41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8">
          <table:table-cell ns41:value-type="string" table:number-rows-spanned="5" table:style-name="ce11" table:number-columns-spanned="1" office:value-type="string">
            <text:p><text:span text:style-name="T2">Schoonebeek</text:span><text:span text:style-name="T3"> (Geene kom)</text:span></text:p>
          </table:table-cell>
          <table:table-cell ns41:value-type="string" table:style-name="ce21" office:value-type="string">
            <text:p>BK</text:p>
          </table:table-cell>
          <table:table-cell ns41:value-type="string" table:style-name="ce29" office:value-type="string">
            <text:p>A</text:p>
          </table:table-cell>
          <table:table-cell table:style-name="ce29"/>
          <table:table-cell ns41:value-type="string" table:style-name="ce29" office:value-type="string">
            <text:p>Oud Schoonebeek</text:p>
          </table:table-cell>
          <table:table-cell ns41:value-type="string" table:style-name="ce40" office:value-type="string">
            <text:p>Armhuis der Ned. Herv. Diaconie</text:p>
          </table:table-cell>
          <table:table-cell table:style-name="Default"/>
          <table:table-cell ns41:value-type="float" table:style-name="ce50" office:value="3" office:value-type="float">
            <text:p>3</text:p>
          </table:table-cell>
          <table:table-cell table:style-name="ce58" table:number-columns-repeated="4"/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1:value-type="float" table:style-name="ce76" office:value="129" office:value-type="float">
            <text:p>129</text:p>
          </table:table-cell>
          <table:table-cell ns41:value-type="float" table:style-name="ce82" office:value="10064" office:value-type="float">
            <text:p>1006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150" office:value-type="float">
            <text:p>150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434" office:value-type="float">
            <text:p>434</text:p>
          </table:table-cell>
          <table:table-cell ns41:value-type="float" table:style-name="ce58" office:value="377" office:value-type="float">
            <text:p>377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437" office:value-type="float">
            <text:p>437</text:p>
          </table:table-cell>
          <table:table-cell ns41:value-type="float" table:style-name="ce58" office:value="378" office:value-type="float">
            <text:p>378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9" office:value="5" office:value-type="float">
            <text:p>5</text:p>
          </table:table-cell>
          <table:table-cell ns41:value-type="float" table:style-name="ce76" office:value="129" office:value-type="float">
            <text:p>129</text:p>
          </table:table-cell>
          <table:table-cell ns41:value-type="float" table:style-name="ce82" office:value="10064" office:value-type="float">
            <text:p>1006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ns41:value-type="string" table:style-name="ce29" office:value-type="string">
            <text:p>B</text:p>
          </table:table-cell>
          <table:table-cell table:style-name="ce29"/>
          <table:table-cell ns41:value-type="string" table:style-name="ce29" office:value-type="string">
            <text:p>Schoonebeekerveld</text:p>
          </table:table-cell>
          <table:table-cell table:style-name="ce40"/>
          <table:table-cell table:style-name="Default"/>
          <table:table-cell ns41:value-type="float" table:style-name="ce50" office:value="37" office:value-type="float">
            <text:p>37</text:p>
          </table:table-cell>
          <table:table-cell table:style-name="ce58" table:number-columns-repeated="4"/>
          <table:table-cell ns41:value-type="float" table:style-name="ce58" office:value="91" office:value-type="float">
            <text:p>91</text:p>
          </table:table-cell>
          <table:table-cell ns41:value-type="float" table:style-name="ce58" office:value="80" office:value-type="float">
            <text:p>80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93" office:value-type="float">
            <text:p>93</text:p>
          </table:table-cell>
          <table:table-cell ns41:value-type="float" table:style-name="ce58" office:value="80" office:value-type="float">
            <text:p>80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29" office:value-type="float">
            <text:p>129</text:p>
          </table:table-cell>
          <table:table-cell ns41:value-type="float" table:style-name="ce82" office:value="10064" office:value-type="float">
            <text:p>1006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ns41:value-type="string" table:style-name="ce29" office:value-type="string">
            <text:p>C</text:p>
          </table:table-cell>
          <table:table-cell table:style-name="ce29"/>
          <table:table-cell ns41:value-type="string" table:style-name="ce29" office:value-type="string">
            <text:p>Nieuw-Schoonebeek</text:p>
          </table:table-cell>
          <table:table-cell table:style-name="ce40"/>
          <table:table-cell table:style-name="Default"/>
          <table:table-cell ns41:value-type="float" table:style-name="ce50" office:value="132" office:value-type="float">
            <text:p>132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362" office:value-type="float">
            <text:p>362</text:p>
          </table:table-cell>
          <table:table-cell ns41:value-type="float" table:style-name="ce58" office:value="347" office:value-type="float">
            <text:p>34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66" office:value-type="float">
            <text:p>366</text:p>
          </table:table-cell>
          <table:table-cell ns41:value-type="float" table:style-name="ce58" office:value="349" office:value-type="float">
            <text:p>349</text:p>
          </table:table-cell>
          <table:table-cell ns41:value-type="float" table:style-name="ce58" office:value="2" office:value-type="float">
            <text:p>2</text:p>
          </table:table-cell>
          <table:table-cell table:style-name="ce69"/>
          <table:table-cell ns41:value-type="float" table:style-name="ce76" office:value="129" office:value-type="float">
            <text:p>129</text:p>
          </table:table-cell>
          <table:table-cell ns41:value-type="float" table:style-name="ce82" office:value="10064" office:value-type="float">
            <text:p>1006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11"/>
          <table:table-cell ns41:value-type="string" table:style-name="ce21" office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320" office:value-type="float">
            <text:p>320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890" office:value-type="float">
            <text:p>890</text:p>
          </table:table-cell>
          <table:table-cell ns41:value-type="float" table:style-name="ce58" office:value="808" office:value-type="float">
            <text:p>808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899" office:value-type="float">
            <text:p>899</text:p>
          </table:table-cell>
          <table:table-cell ns41:value-type="float" table:style-name="ce58" office:value="811" office:value-type="float">
            <text:p>811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9" office:value="5" office:value-type="float">
            <text:p>5</text:p>
          </table:table-cell>
          <table:table-cell ns41:value-type="float" table:style-name="ce76" office:value="129" office:value-type="float">
            <text:p>129</text:p>
          </table:table-cell>
          <table:table-cell ns41:value-type="float" table:style-name="ce82" office:value="10064" office:value-type="float">
            <text:p>10064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table-cell ns41:value-type="string" table:number-rows-spanned="24" table:style-name="ce9" table:number-columns-spanned="1" office:value-type="string">
            <text:p>Sleen</text:p>
          </table:table-cell>
          <table:table-cell ns41:value-type="string" table:style-name="ce21" office:value-type="string">
            <text:p>Kom</text:p>
          </table:table-cell>
          <table:table-cell ns41:value-type="string" table:style-name="ce29" office:value-type="string">
            <text:p>A</text:p>
          </table:table-cell>
          <table:table-cell table:style-name="ce29"/>
          <table:table-cell ns41:value-type="string" table:style-name="ce29" office:value-type="string">
            <text:p>Zuidsleen</text:p>
          </table:table-cell>
          <table:table-cell table:style-name="ce40"/>
          <table:table-cell table:style-name="Default"/>
          <table:table-cell ns41:value-type="float" table:style-name="ce50" office:value="82" office:value-type="float">
            <text:p>82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00" office:value-type="float">
            <text:p>200</text:p>
          </table:table-cell>
          <table:table-cell ns41:value-type="float" table:style-name="ce58" office:value="176" office:value-type="float">
            <text:p>17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201" office:value-type="float">
            <text:p>201</text:p>
          </table:table-cell>
          <table:table-cell ns41:value-type="float" table:style-name="ce58" office:value="178" office:value-type="float">
            <text:p>178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30" office:value-type="float">
            <text:p>130</text:p>
          </table:table-cell>
          <table:table-cell ns41:value-type="float" table:style-name="ce82" office:value="10489" office:value-type="float">
            <text:p>1048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B</text:p>
          </table:table-cell>
          <table:table-cell table:style-name="ce29"/>
          <table:table-cell ns41:value-type="string" table:style-name="ce29" office:value-type="string">
            <text:p>Noordsleen</text:p>
          </table:table-cell>
          <table:table-cell table:style-name="ce40"/>
          <table:table-cell table:style-name="Default"/>
          <table:table-cell ns41:value-type="float" table:style-name="ce50" office:value="70" office:value-type="float">
            <office:annotation draw:style-name="gr1" svg:height="55.53pt" draw:caption-point-y="-142.98pt" svg:width="92.83pt" svg:x="453.43pt" draw:caption-point-x="-71.63pt" svg:y="9322.64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70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92" office:value-type="float">
            <text:p>192</text:p>
          </table:table-cell>
          <table:table-cell ns41:value-type="float" table:style-name="ce58" office:value="151" office:value-type="float">
            <text:p>151</text:p>
          </table:table-cell>
          <table:table-cell table:style-name="ce58" table:number-columns-repeated="2"/>
          <table:table-cell ns41:value-type="float" table:style-name="ce58" office:value="192" office:value-type="float">
            <text:p>192</text:p>
          </table:table-cell>
          <table:table-cell ns41:value-type="float" table:style-name="ce58" office:value="151" office:value-type="float">
            <text:p>15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30" office:value-type="float">
            <text:p>130</text:p>
          </table:table-cell>
          <table:table-cell ns41:value-type="float" table:style-name="ce82" office:value="10489" office:value-type="float">
            <text:p>1048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C</text:p>
          </table:table-cell>
          <table:table-cell table:style-name="ce29"/>
          <table:table-cell ns41:value-type="string" table:style-name="ce29" office:value-type="string">
            <text:p>Erm</text:p>
          </table:table-cell>
          <table:table-cell table:style-name="ce40"/>
          <table:table-cell table:style-name="Default"/>
          <table:table-cell ns41:value-type="float" table:style-name="ce50" office:value="52" office:value-type="float">
            <text:p>52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53" office:value-type="float">
            <text:p>153</text:p>
          </table:table-cell>
          <table:table-cell ns41:value-type="float" table:style-name="ce58" office:value="125" office:value-type="float">
            <text:p>12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56" office:value-type="float">
            <text:p>156</text:p>
          </table:table-cell>
          <table:table-cell ns41:value-type="float" table:style-name="ce58" office:value="126" office:value-type="float">
            <text:p>126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30" office:value-type="float">
            <text:p>130</text:p>
          </table:table-cell>
          <table:table-cell ns41:value-type="float" table:style-name="ce82" office:value="10489" office:value-type="float">
            <text:p>1048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D</text:p>
          </table:table-cell>
          <table:table-cell table:style-name="ce29"/>
          <table:table-cell ns41:value-type="string" table:style-name="ce29" office:value-type="string">
            <text:p>Schoonoord</text:p>
          </table:table-cell>
          <table:table-cell table:style-name="ce40"/>
          <table:table-cell table:style-name="Default"/>
          <table:table-cell ns41:value-type="float" table:style-name="ce50" office:value="59" office:value-type="float">
            <text:p>59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35" office:value-type="float">
            <text:p>135</text:p>
          </table:table-cell>
          <table:table-cell ns41:value-type="float" table:style-name="ce58" office:value="128" office:value-type="float">
            <text:p>128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37" office:value-type="float">
            <text:p>137</text:p>
          </table:table-cell>
          <table:table-cell ns41:value-type="float" table:style-name="ce58" office:value="129" office:value-type="float">
            <text:p>129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4" office:value-type="float">
            <text:p>4</text:p>
          </table:table-cell>
          <table:table-cell ns41:value-type="float" table:style-name="ce76" office:value="130" office:value-type="float">
            <text:p>130</text:p>
          </table:table-cell>
          <table:table-cell ns41:value-type="float" table:style-name="ce82" office:value="10489" office:value-type="float">
            <text:p>1048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E</text:p>
          </table:table-cell>
          <table:table-cell table:style-name="ce29"/>
          <table:table-cell ns41:value-type="string" table:style-name="ce29" office:value-type="string">
            <text:p>Veenoord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50" office:value-type="float">
            <text:p>50</text:p>
          </table:table-cell>
          <table:table-cell table:style-name="ce58" table:number-columns-repeated="4"/>
          <table:table-cell ns41:value-type="float" table:style-name="ce58" office:value="98" office:value-type="float">
            <text:p>98</text:p>
          </table:table-cell>
          <table:table-cell ns41:value-type="float" table:style-name="ce58" office:value="93" office:value-type="float">
            <text:p>9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02" office:value-type="float">
            <text:p>102</text:p>
          </table:table-cell>
          <table:table-cell ns41:value-type="float" table:style-name="ce58" office:value="94" office:value-type="float">
            <text:p>94</text:p>
          </table:table-cell>
          <table:table-cell ns41:value-type="float" table:style-name="ce58" office:value="3" office:value-type="float">
            <text:p>3</text:p>
          </table:table-cell>
          <table:table-cell table:style-name="ce69"/>
          <table:table-cell ns41:value-type="float" table:style-name="ce76" office:value="130" office:value-type="float">
            <text:p>130</text:p>
          </table:table-cell>
          <table:table-cell ns41:value-type="float" table:style-name="ce82" office:value="10489" office:value-type="float">
            <text:p>1048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1:value-type="float" table:style-name="ce76" office:value="130" office:value-type="float">
            <text:p>130</text:p>
          </table:table-cell>
          <table:table-cell ns41:value-type="float" table:style-name="ce82" office:value="10489" office:value-type="float">
            <text:p>1048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9" office:value-type="float">
            <text:p>9</text:p>
          </table:table-cell>
          <table:table-cell table:style-name="ce58" table:number-columns-repeated="6"/>
          <table:table-cell ns41:value-type="float" table:style-name="ce58" office:value="21" office:value-type="float">
            <text:p>21</text:p>
          </table:table-cell>
          <table:table-cell ns41:value-type="float" table:style-name="ce69" office:value="19" office:value-type="float">
            <text:p>19</text:p>
          </table:table-cell>
          <table:table-cell ns41:value-type="float" table:style-name="ce76" office:value="130" office:value-type="float">
            <text:p>130</text:p>
          </table:table-cell>
          <table:table-cell ns41:value-type="float" table:style-name="ce82" office:value="10489" office:value-type="float">
            <text:p>1048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BK</text:p>
          </table:table-cell>
          <table:table-cell ns41:value-type="string" table:style-name="ce29" office:value-type="string">
            <text:p>A</text:p>
          </table:table-cell>
          <table:table-cell table:style-name="ce29"/>
          <table:table-cell ns41:value-type="string" table:style-name="ce29" office:value-type="string">
            <text:p>Zuidsleen</text:p>
          </table:table-cell>
          <table:table-cell ns41:value-type="string" table:style-name="ce40" office:value-type="string">
            <text:p>Armwerkhu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5" office:value-type="float">
            <text:p>5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5" office:value-type="float">
            <text:p>5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30" office:value-type="float">
            <text:p>130</text:p>
          </table:table-cell>
          <table:table-cell ns41:value-type="float" table:style-name="ce82" office:value="10489" office:value-type="float">
            <text:p>1048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8" office:value-type="float">
            <text:p>8</text:p>
          </table:table-cell>
          <table:table-cell table:style-name="ce58" table:number-columns-repeated="4"/>
          <table:table-cell ns41:value-type="float" table:style-name="ce58" office:value="15" office:value-type="float">
            <text:p>15</text:p>
          </table:table-cell>
          <table:table-cell ns41:value-type="float" table:style-name="ce58" office:value="18" office:value-type="float">
            <text:p>18</text:p>
          </table:table-cell>
          <table:table-cell table:style-name="ce58" table:number-columns-repeated="2"/>
          <table:table-cell ns41:value-type="float" table:style-name="ce58" office:value="15" office:value-type="float">
            <text:p>15</text:p>
          </table:table-cell>
          <table:table-cell ns41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1:value-type="float" table:style-name="ce76" office:value="130" office:value-type="float">
            <text:p>130</text:p>
          </table:table-cell>
          <table:table-cell ns41:value-type="float" table:style-name="ce82" office:value="10489" office:value-type="float">
            <text:p>1048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Diphoorn</text:p>
          </table:table-cell>
          <table:table-cell table:style-name="ce40"/>
          <table:table-cell table:style-name="Default"/>
          <table:table-cell ns41:value-type="float" table:style-name="ce50" office:value="20" office:value-type="float">
            <text:p>20</text:p>
          </table:table-cell>
          <table:table-cell table:style-name="ce58" table:number-columns-repeated="4"/>
          <table:table-cell ns41:value-type="float" table:style-name="ce58" office:value="48" office:value-type="float">
            <text:p>48</text:p>
          </table:table-cell>
          <table:table-cell ns41:value-type="float" table:style-name="ce58" office:value="52" office:value-type="float">
            <text:p>52</text:p>
          </table:table-cell>
          <table:table-cell table:style-name="ce58" table:number-columns-repeated="2"/>
          <table:table-cell ns41:value-type="float" table:style-name="ce58" office:value="48" office:value-type="float">
            <text:p>48</text:p>
          </table:table-cell>
          <table:table-cell ns41:value-type="float" table:style-name="ce58" office:value="52" office:value-type="float">
            <text:p>52</text:p>
          </table:table-cell>
          <table:table-cell table:style-name="ce58"/>
          <table:table-cell table:style-name="ce69"/>
          <table:table-cell ns41:value-type="float" table:style-name="ce76" office:value="130" office:value-type="float">
            <text:p>130</text:p>
          </table:table-cell>
          <table:table-cell ns41:value-type="float" table:style-name="ce82" office:value="10489" office:value-type="float">
            <text:p>1048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B</text:p>
          </table:table-cell>
          <table:table-cell table:style-name="ce29"/>
          <table:table-cell ns41:value-type="string" table:style-name="ce29" office:value-type="string">
            <text:p>Noordsleen</text:p>
          </table:table-cell>
          <table:table-cell table:style-name="ce40"/>
          <table:table-cell table:style-name="Default"/>
          <table:table-cell ns41:value-type="float" table:style-name="ce50" office:value="10" office:value-type="float">
            <text:p>10</text:p>
          </table:table-cell>
          <table:table-cell table:style-name="ce58" table:number-columns-repeated="4"/>
          <table:table-cell ns41:value-type="float" table:style-name="ce58" office:value="28" office:value-type="float">
            <text:p>28</text:p>
          </table:table-cell>
          <table:table-cell ns41:value-type="float" table:style-name="ce58" office:value="23" office:value-type="float">
            <text:p>23</text:p>
          </table:table-cell>
          <table:table-cell table:style-name="ce58" table:number-columns-repeated="2"/>
          <table:table-cell ns41:value-type="float" table:style-name="ce58" office:value="28" office:value-type="float">
            <text:p>28</text:p>
          </table:table-cell>
          <table:table-cell ns41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1:value-type="float" table:style-name="ce76" office:value="130" office:value-type="float">
            <text:p>130</text:p>
          </table:table-cell>
          <table:table-cell ns41:value-type="float" table:style-name="ce82" office:value="10489" office:value-type="float">
            <text:p>1048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't Haantje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35" office:value-type="float">
            <text:p>35</text:p>
          </table:table-cell>
          <table:table-cell table:style-name="ce58" table:number-columns-repeated="4"/>
          <table:table-cell ns41:value-type="float" table:style-name="ce58" office:value="72" office:value-type="float">
            <text:p>72</text:p>
          </table:table-cell>
          <table:table-cell ns41:value-type="float" table:style-name="ce58" office:value="66" office:value-type="float">
            <text:p>66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73" office:value-type="float">
            <text:p>73</text:p>
          </table:table-cell>
          <table:table-cell ns41:value-type="float" table:style-name="ce58" office:value="67" office:value-type="float">
            <text:p>67</text:p>
          </table:table-cell>
          <table:table-cell table:style-name="ce58"/>
          <table:table-cell table:style-name="ce69"/>
          <table:table-cell ns41:value-type="float" table:style-name="ce76" office:value="130" office:value-type="float">
            <text:p>130</text:p>
          </table:table-cell>
          <table:table-cell ns41:value-type="float" table:style-name="ce82" office:value="10489" office:value-type="float">
            <text:p>1048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office:value="1" table:style-name="ce58" table:number-columns-repeated="4" office:value-type="float">
            <text:p>1</text:p>
          </table:table-cell>
          <table:table-cell table:style-name="ce58"/>
          <table:table-cell table:style-name="ce69"/>
          <table:table-cell ns41:value-type="float" table:style-name="ce76" office:value="130" office:value-type="float">
            <text:p>130</text:p>
          </table:table-cell>
          <table:table-cell ns41:value-type="float" table:style-name="ce82" office:value="10489" office:value-type="float">
            <text:p>1048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Erm</text:p>
          </table:table-cell>
          <table:table-cell table:style-name="ce40"/>
          <table:table-cell table:style-name="Default"/>
          <table:table-cell ns41:value-type="float" table:style-name="ce50" office:value="30" office:value-type="float">
            <text:p>30</text:p>
          </table:table-cell>
          <table:table-cell table:style-name="ce58" table:number-columns-repeated="4"/>
          <table:table-cell ns41:value-type="float" table:style-name="ce58" office:value="85" office:value-type="float">
            <text:p>85</text:p>
          </table:table-cell>
          <table:table-cell ns41:value-type="float" table:style-name="ce58" office:value="83" office:value-type="float">
            <text:p>83</text:p>
          </table:table-cell>
          <table:table-cell table:style-name="ce58" table:number-columns-repeated="2"/>
          <table:table-cell ns41:value-type="float" table:style-name="ce58" office:value="85" office:value-type="float">
            <text:p>85</text:p>
          </table:table-cell>
          <table:table-cell ns41:value-type="float" table:style-name="ce58" office:value="83" office:value-type="float">
            <text:p>83</text:p>
          </table:table-cell>
          <table:table-cell table:style-name="ce58"/>
          <table:table-cell table:style-name="ce69"/>
          <table:table-cell ns41:value-type="float" table:style-name="ce76" office:value="130" office:value-type="float">
            <text:p>130</text:p>
          </table:table-cell>
          <table:table-cell ns41:value-type="float" table:style-name="ce82" office:value="10489" office:value-type="float">
            <text:p>1048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C</text:p>
          </table:table-cell>
          <table:table-cell table:style-name="ce29"/>
          <table:table-cell ns41:value-type="string" table:style-name="ce29" office:value-type="string">
            <text:p>Ermerveen</text:p>
          </table:table-cell>
          <table:table-cell table:style-name="ce40"/>
          <table:table-cell table:style-name="Default"/>
          <table:table-cell ns41:value-type="float" table:style-name="ce50" office:value="7" office:value-type="float">
            <text:p>7</text:p>
          </table:table-cell>
          <table:table-cell table:style-name="ce58" table:number-columns-repeated="4"/>
          <table:table-cell ns41:value-type="float" table:style-name="ce58" office:value="17" office:value-type="float">
            <text:p>17</text:p>
          </table:table-cell>
          <table:table-cell ns41:value-type="float" table:style-name="ce58" office:value="18" office:value-type="float">
            <text:p>18</text:p>
          </table:table-cell>
          <table:table-cell table:style-name="ce58" table:number-columns-repeated="2"/>
          <table:table-cell ns41:value-type="float" table:style-name="ce58" office:value="17" office:value-type="float">
            <text:p>17</text:p>
          </table:table-cell>
          <table:table-cell ns41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1:value-type="float" table:style-name="ce76" office:value="130" office:value-type="float">
            <text:p>130</text:p>
          </table:table-cell>
          <table:table-cell ns41:value-type="float" table:style-name="ce82" office:value="10489" office:value-type="float">
            <text:p>1048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D</text:p>
          </table:table-cell>
          <table:table-cell table:style-name="ce29"/>
          <table:table-cell ns41:value-type="string" table:style-name="ce29" office:value-type="string">
            <text:p>Schoonoord</text:p>
          </table:table-cell>
          <table:table-cell table:style-name="ce40"/>
          <table:table-cell table:style-name="Default"/>
          <table:table-cell ns41:value-type="float" table:style-name="ce50" office:value="67" office:value-type="float">
            <text:p>67</text:p>
          </table:table-cell>
          <table:table-cell table:style-name="ce58" table:number-columns-repeated="4"/>
          <table:table-cell ns41:value-type="float" table:style-name="ce58" office:value="168" office:value-type="float">
            <text:p>168</text:p>
          </table:table-cell>
          <table:table-cell ns41:value-type="float" table:style-name="ce58" office:value="132" office:value-type="float">
            <text:p>132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171" office:value-type="float">
            <text:p>171</text:p>
          </table:table-cell>
          <table:table-cell ns41:value-type="float" table:style-name="ce58" office:value="132" office:value-type="float">
            <text:p>132</text:p>
          </table:table-cell>
          <table:table-cell table:style-name="ce58"/>
          <table:table-cell ns41:value-type="float" table:style-name="ce69" office:value="2" office:value-type="float">
            <text:p>2</text:p>
          </table:table-cell>
          <table:table-cell ns41:value-type="float" table:style-name="ce76" office:value="130" office:value-type="float">
            <text:p>130</text:p>
          </table:table-cell>
          <table:table-cell ns41:value-type="float" table:style-name="ce82" office:value="10489" office:value-type="float">
            <text:p>1048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E</text:p>
          </table:table-cell>
          <table:table-cell table:style-name="ce29"/>
          <table:table-cell ns41:value-type="string" table:style-name="ce29" office:value-type="string">
            <text:p>Veenoord</text:p>
          </table:table-cell>
          <table:table-cell table:style-name="ce40"/>
          <table:table-cell table:style-name="Default"/>
          <table:table-cell ns41:value-type="float" table:style-name="ce50" office:value="132" office:value-type="float">
            <text:p>132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312" office:value-type="float">
            <text:p>312</text:p>
          </table:table-cell>
          <table:table-cell ns41:value-type="float" table:style-name="ce58" office:value="306" office:value-type="float">
            <text:p>306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21" office:value-type="float">
            <text:p>321</text:p>
          </table:table-cell>
          <table:table-cell ns41:value-type="float" table:style-name="ce58" office:value="308" office:value-type="float">
            <text:p>308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30" office:value-type="float">
            <text:p>130</text:p>
          </table:table-cell>
          <table:table-cell ns41:value-type="float" table:style-name="ce82" office:value="10489" office:value-type="float">
            <text:p>1048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Den Hool</text:p>
          </table:table-cell>
          <table:table-cell table:style-name="ce40"/>
          <table:table-cell table:style-name="Default"/>
          <table:table-cell ns41:value-type="float" table:style-name="ce50" office:value="7" office:value-type="float">
            <text:p>7</text:p>
          </table:table-cell>
          <table:table-cell table:style-name="ce58" table:number-columns-repeated="4"/>
          <table:table-cell ns41:value-type="float" table:style-name="ce58" office:value="30" office:value-type="float">
            <text:p>30</text:p>
          </table:table-cell>
          <table:table-cell ns41:value-type="float" table:style-name="ce58" office:value="24" office:value-type="float">
            <text:p>24</text:p>
          </table:table-cell>
          <table:table-cell table:style-name="ce58" table:number-columns-repeated="2"/>
          <table:table-cell ns41:value-type="float" table:style-name="ce58" office:value="30" office:value-type="float">
            <text:p>30</text:p>
          </table:table-cell>
          <table:table-cell ns41:value-type="float" table:style-name="ce58" office:value="24" office:value-type="float">
            <text:p>24</text:p>
          </table:table-cell>
          <table:table-cell table:style-name="ce58"/>
          <table:table-cell table:style-name="ce69"/>
          <table:table-cell ns41:value-type="float" table:style-name="ce76" office:value="130" office:value-type="float">
            <text:p>130</text:p>
          </table:table-cell>
          <table:table-cell ns41:value-type="float" table:style-name="ce82" office:value="10489" office:value-type="float">
            <text:p>1048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De Haar</text:p>
          </table:table-cell>
          <table:table-cell table:style-name="ce40"/>
          <table:table-cell table:style-name="Default"/>
          <table:table-cell ns41:value-type="float" table:style-name="ce50" office:value="13" office:value-type="float">
            <text:p>13</text:p>
          </table:table-cell>
          <table:table-cell table:style-name="ce58" table:number-columns-repeated="4"/>
          <table:table-cell ns41:value-type="float" office:value="29" table:style-name="ce58" table:number-columns-repeated="2" office:value-type="float">
            <text:p>29</text:p>
          </table:table-cell>
          <table:table-cell table:style-name="ce58" table:number-columns-repeated="2"/>
          <table:table-cell ns41:value-type="float" office:value="29" table:style-name="ce58" table:number-columns-repeated="2" office:value-type="float">
            <text:p>29</text:p>
          </table:table-cell>
          <table:table-cell table:style-name="ce58"/>
          <table:table-cell table:style-name="ce69"/>
          <table:table-cell ns41:value-type="float" table:style-name="ce76" office:value="130" office:value-type="float">
            <text:p>130</text:p>
          </table:table-cell>
          <table:table-cell ns41:value-type="float" table:style-name="ce82" office:value="10489" office:value-type="float">
            <text:p>1048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313" office:value-type="float">
            <office:annotation draw:style-name="gr1" svg:height="55.53pt" draw:caption-point-y="-155.71pt" svg:width="92.83pt" svg:x="453.43pt" draw:caption-point-x="-71.63pt" svg:y="9564.89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13</text:p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778" office:value-type="float">
            <text:p>778</text:p>
          </table:table-cell>
          <table:table-cell ns41:value-type="float" table:style-name="ce58" office:value="673" office:value-type="float">
            <text:p>673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791" office:value-type="float">
            <text:p>791</text:p>
          </table:table-cell>
          <table:table-cell ns41:value-type="float" table:style-name="ce58" office:value="680" office:value-type="float">
            <text:p>680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69" office:value="29" office:value-type="float">
            <text:p>29</text:p>
          </table:table-cell>
          <table:table-cell ns41:value-type="float" table:style-name="ce76" office:value="130" office:value-type="float">
            <text:p>130</text:p>
          </table:table-cell>
          <table:table-cell ns41:value-type="float" table:style-name="ce82" office:value="10489" office:value-type="float">
            <text:p>1048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330" office:value-type="float">
            <text:p>330</text:p>
          </table:table-cell>
          <table:table-cell ns41:value-type="float" table:style-name="ce58" office:value="2" office:value-type="float">
            <text:p>2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table:style-name="ce58"/>
          <table:table-cell ns41:value-type="float" table:style-name="ce58" office:value="809" office:value-type="float">
            <text:p>809</text:p>
          </table:table-cell>
          <table:table-cell ns41:value-type="float" table:style-name="ce58" office:value="755" office:value-type="float">
            <text:p>755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823" office:value-type="float">
            <text:p>823</text:p>
          </table:table-cell>
          <table:table-cell ns41:value-type="float" table:style-name="ce58" office:value="759" office:value-type="float">
            <text:p>759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4" office:value-type="float">
            <text:p>4</text:p>
          </table:table-cell>
          <table:table-cell ns41:value-type="float" table:style-name="ce76" office:value="130" office:value-type="float">
            <text:p>130</text:p>
          </table:table-cell>
          <table:table-cell ns41:value-type="float" table:style-name="ce82" office:value="10489" office:value-type="float">
            <text:p>1048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643" office:value-type="float">
            <office:annotation draw:style-name="gr1" svg:height="55.53pt" draw:caption-point-y="-155.74pt" svg:width="92.83pt" svg:x="453.43pt" draw:caption-point-x="-71.63pt" svg:y="9590.4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643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587" office:value-type="float">
            <text:p>1587</text:p>
          </table:table-cell>
          <table:table-cell ns41:value-type="float" table:style-name="ce58" office:value="1428" office:value-type="float">
            <text:p>1428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1614" office:value-type="float">
            <text:p>1614</text:p>
          </table:table-cell>
          <table:table-cell ns41:value-type="float" table:style-name="ce58" office:value="1439" office:value-type="float">
            <text:p>1439</text:p>
          </table:table-cell>
          <table:table-cell ns41:value-type="float" table:style-name="ce58" office:value="35" office:value-type="float">
            <text:p>35</text:p>
          </table:table-cell>
          <table:table-cell ns41:value-type="float" table:style-name="ce69" office:value="33" office:value-type="float">
            <text:p>33</text:p>
          </table:table-cell>
          <table:table-cell ns41:value-type="float" table:style-name="ce76" office:value="130" office:value-type="float">
            <text:p>130</text:p>
          </table:table-cell>
          <table:table-cell ns41:value-type="float" table:style-name="ce82" office:value="10489" office:value-type="float">
            <text:p>1048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Pers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1:value-type="float" table:style-name="ce76" office:value="130" office:value-type="float">
            <text:p>130</text:p>
          </table:table-cell>
          <table:table-cell ns41:value-type="float" table:style-name="ce82" office:value="10489" office:value-type="float">
            <text:p>1048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AT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643" office:value-type="float">
            <text:p>643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587" office:value-type="float">
            <text:p>1587</text:p>
          </table:table-cell>
          <table:table-cell ns41:value-type="float" table:style-name="ce58" office:value="1428" office:value-type="float">
            <text:p>1428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1615" office:value-type="float">
            <text:p>1615</text:p>
          </table:table-cell>
          <table:table-cell ns41:value-type="float" table:style-name="ce58" office:value="1439" office:value-type="float">
            <text:p>1439</text:p>
          </table:table-cell>
          <table:table-cell ns41:value-type="float" table:style-name="ce58" office:value="35" office:value-type="float">
            <text:p>35</text:p>
          </table:table-cell>
          <table:table-cell ns41:value-type="float" table:style-name="ce69" office:value="33" office:value-type="float">
            <text:p>33</text:p>
          </table:table-cell>
          <table:table-cell ns41:value-type="float" table:style-name="ce76" office:value="130" office:value-type="float">
            <text:p>130</text:p>
          </table:table-cell>
          <table:table-cell ns41:value-type="float" table:style-name="ce82" office:value="10489" office:value-type="float">
            <text:p>10489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table-cell ns41:value-type="string" table:number-rows-spanned="20" table:style-name="ce9" table:number-columns-spanned="1" office:value-type="string">
            <text:p>Smilde</text:p>
          </table:table-cell>
          <table:table-cell ns41:value-type="string" table:style-name="ce21" office:value-type="string">
            <text:p>Kom</text:p>
          </table:table-cell>
          <table:table-cell ns41:value-type="string" table:style-name="ce29" office:value-type="string">
            <text:p>B</text:p>
          </table:table-cell>
          <table:table-cell table:style-name="ce29"/>
          <table:table-cell ns41:value-type="string" table:style-name="ce29" office:value-type="string">
            <text:p>Kloosterveen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202" office:value-type="float">
            <text:p>202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421" office:value-type="float">
            <text:p>421</text:p>
          </table:table-cell>
          <table:table-cell ns41:value-type="float" table:style-name="ce58" office:value="441" office:value-type="float">
            <text:p>441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434" office:value-type="float">
            <text:p>434</text:p>
          </table:table-cell>
          <table:table-cell ns41:value-type="float" table:style-name="ce58" office:value="447" office:value-type="float">
            <text:p>447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9" office:value="6" office:value-type="float">
            <text:p>6</text:p>
          </table:table-cell>
          <table:table-cell ns41:value-type="float" table:style-name="ce76" office:value="131" office:value-type="float">
            <text:p>131</text:p>
          </table:table-cell>
          <table:table-cell ns41:value-type="float" table:style-name="ce82" office:value="11033" office:value-type="float">
            <text:p>11033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4" office:value-type="float">
            <text:p>4</text:p>
          </table:table-cell>
          <table:table-cell table:style-name="ce58" table:number-columns-repeated="6"/>
          <table:table-cell ns41:value-type="float" table:style-name="ce58" office:value="10" office:value-type="float">
            <text:p>10</text:p>
          </table:table-cell>
          <table:table-cell ns41:value-type="float" table:style-name="ce69" office:value="4" office:value-type="float">
            <text:p>4</text:p>
          </table:table-cell>
          <table:table-cell ns41:value-type="float" table:style-name="ce76" office:value="131" office:value-type="float">
            <text:p>131</text:p>
          </table:table-cell>
          <table:table-cell ns41:value-type="float" table:style-name="ce82" office:value="11033" office:value-type="float">
            <text:p>11033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C</text:p>
          </table:table-cell>
          <table:table-cell table:style-name="ce29"/>
          <table:table-cell ns41:value-type="string" table:style-name="ce29" office:value-type="string">
            <text:p>Hijkersmilde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150" office:value-type="float">
            <text:p>150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325" office:value-type="float">
            <text:p>325</text:p>
          </table:table-cell>
          <table:table-cell ns41:value-type="float" table:style-name="ce58" office:value="312" office:value-type="float">
            <text:p>312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336" office:value-type="float">
            <text:p>336</text:p>
          </table:table-cell>
          <table:table-cell ns41:value-type="float" table:style-name="ce58" office:value="315" office:value-type="float">
            <text:p>31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5" office:value-type="float">
            <text:p>5</text:p>
          </table:table-cell>
          <table:table-cell ns41:value-type="float" table:style-name="ce76" office:value="131" office:value-type="float">
            <text:p>131</text:p>
          </table:table-cell>
          <table:table-cell ns41:value-type="float" table:style-name="ce82" office:value="11033" office:value-type="float">
            <text:p>11033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1:value-type="float" office:value="2" table:style-name="ce58" table:number-columns-repeated="2" office:value-type="float">
            <text:p>2</text:p>
          </table:table-cell>
          <table:table-cell table:style-name="ce58"/>
          <table:table-cell table:style-name="ce69"/>
          <table:table-cell ns41:value-type="float" table:style-name="ce76" office:value="131" office:value-type="float">
            <text:p>131</text:p>
          </table:table-cell>
          <table:table-cell ns41:value-type="float" table:style-name="ce82" office:value="11033" office:value-type="float">
            <text:p>11033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5" office:value-type="float">
            <text:p>5</text:p>
          </table:table-cell>
          <table:table-cell table:style-name="ce58" table:number-columns-repeated="6"/>
          <table:table-cell ns41:value-type="float" table:style-name="ce58" office:value="12" office:value-type="float">
            <text:p>12</text:p>
          </table:table-cell>
          <table:table-cell ns41:value-type="float" table:style-name="ce69" office:value="11" office:value-type="float">
            <text:p>11</text:p>
          </table:table-cell>
          <table:table-cell ns41:value-type="float" table:style-name="ce76" office:value="131" office:value-type="float">
            <text:p>131</text:p>
          </table:table-cell>
          <table:table-cell ns41:value-type="float" table:style-name="ce82" office:value="11033" office:value-type="float">
            <text:p>11033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BK</text:p>
          </table:table-cell>
          <table:table-cell ns41:value-type="string" table:style-name="ce29" office:value-type="string">
            <text:p>A</text:p>
          </table:table-cell>
          <table:table-cell table:style-name="ce29"/>
          <table:table-cell ns41:value-type="string" table:style-name="ce29" office:value-type="string">
            <text:p>Bovensmilde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229" office:value-type="float">
            <text:p>229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3"/>
          <table:table-cell ns41:value-type="float" table:style-name="ce58" office:value="574" office:value-type="float">
            <text:p>574</text:p>
          </table:table-cell>
          <table:table-cell ns41:value-type="float" table:style-name="ce58" office:value="519" office:value-type="float">
            <text:p>519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586" office:value-type="float">
            <text:p>586</text:p>
          </table:table-cell>
          <table:table-cell ns41:value-type="float" table:style-name="ce58" office:value="520" office:value-type="float">
            <text:p>520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9" office:value="8" office:value-type="float">
            <text:p>8</text:p>
          </table:table-cell>
          <table:table-cell ns41:value-type="float" table:style-name="ce76" office:value="131" office:value-type="float">
            <text:p>131</text:p>
          </table:table-cell>
          <table:table-cell ns41:value-type="float" table:style-name="ce82" office:value="11033" office:value-type="float">
            <text:p>11033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office:value="4" table:style-name="ce58" table:number-columns-repeated="2" office:value-type="float">
            <text:p>4</text:p>
          </table:table-cell>
          <table:table-cell table:style-name="ce58" table:number-columns-repeated="2"/>
          <table:table-cell ns41:value-type="float" office:value="4" table:style-name="ce58" table:number-columns-repeated="2" office:value-type="float">
            <text:p>4</text:p>
          </table:table-cell>
          <table:table-cell table:style-name="ce58"/>
          <table:table-cell table:style-name="ce69"/>
          <table:table-cell ns41:value-type="float" table:style-name="ce76" office:value="131" office:value-type="float">
            <text:p>131</text:p>
          </table:table-cell>
          <table:table-cell ns41:value-type="float" table:style-name="ce82" office:value="11033" office:value-type="float">
            <text:p>11033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3" office:value-type="float">
            <text:p>3</text:p>
          </table:table-cell>
          <table:table-cell table:style-name="ce58" table:number-columns-repeated="6"/>
          <table:table-cell ns41:value-type="float" table:style-name="ce58" office:value="5" office:value-type="float">
            <text:p>5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31" office:value-type="float">
            <text:p>131</text:p>
          </table:table-cell>
          <table:table-cell ns41:value-type="float" table:style-name="ce82" office:value="11033" office:value-type="float">
            <text:p>11033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B</text:p>
          </table:table-cell>
          <table:table-cell table:style-name="ce29"/>
          <table:table-cell ns41:value-type="string" table:style-name="ce29" office:value-type="string">
            <text:p>Kloosterveen</text:p>
          </table:table-cell>
          <table:table-cell ns41:value-type="string" table:style-name="ce40" office:value-type="string">
            <text:p>Armwerkhu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office:value="7" table:style-name="ce58" table:number-columns-repeated="2" office:value-type="float">
            <text:p>7</text:p>
          </table:table-cell>
          <table:table-cell table:style-name="ce58" table:number-columns-repeated="2"/>
          <table:table-cell ns41:value-type="float" office:value="7" table:style-name="ce58" table:number-columns-repeated="2" office:value-type="float">
            <text:p>7</text:p>
          </table:table-cell>
          <table:table-cell table:style-name="ce58"/>
          <table:table-cell table:style-name="ce69"/>
          <table:table-cell ns41:value-type="float" table:style-name="ce76" office:value="131" office:value-type="float">
            <text:p>131</text:p>
          </table:table-cell>
          <table:table-cell ns41:value-type="float" table:style-name="ce82" office:value="11033" office:value-type="float">
            <text:p>11033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181" office:value-type="float">
            <text:p>181</text:p>
          </table:table-cell>
          <table:table-cell ns41:value-type="float" table:style-name="ce58" office:value="13" office:value-type="float">
            <text:p>13</text:p>
          </table:table-cell>
          <table:table-cell table:style-name="ce58" table:number-columns-repeated="3"/>
          <table:table-cell ns41:value-type="float" table:style-name="ce58" office:value="443" office:value-type="float">
            <text:p>443</text:p>
          </table:table-cell>
          <table:table-cell ns41:value-type="float" table:style-name="ce58" office:value="418" office:value-type="float">
            <text:p>418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453" office:value-type="float">
            <text:p>453</text:p>
          </table:table-cell>
          <table:table-cell ns41:value-type="float" table:style-name="ce58" office:value="420" office:value-type="float">
            <text:p>420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31" office:value-type="float">
            <text:p>131</text:p>
          </table:table-cell>
          <table:table-cell ns41:value-type="float" table:style-name="ce82" office:value="11033" office:value-type="float">
            <text:p>11033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1:value-type="float" table:style-name="ce76" office:value="131" office:value-type="float">
            <text:p>131</text:p>
          </table:table-cell>
          <table:table-cell ns41:value-type="float" table:style-name="ce82" office:value="11033" office:value-type="float">
            <text:p>11033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C</text:p>
          </table:table-cell>
          <table:table-cell table:style-name="ce29"/>
          <table:table-cell ns41:value-type="string" table:style-name="ce29" office:value-type="string">
            <text:p>Hijkersmilde</text:p>
          </table:table-cell>
          <table:table-cell table:style-name="ce40"/>
          <table:table-cell table:style-name="Default"/>
          <table:table-cell ns41:value-type="float" table:style-name="ce50" office:value="99" office:value-type="float">
            <text:p>99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234" office:value-type="float">
            <text:p>234</text:p>
          </table:table-cell>
          <table:table-cell ns41:value-type="float" table:style-name="ce58" office:value="206" office:value-type="float">
            <text:p>206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237" office:value-type="float">
            <text:p>237</text:p>
          </table:table-cell>
          <table:table-cell ns41:value-type="float" table:style-name="ce58" office:value="206" office:value-type="float">
            <text:p>20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31" office:value-type="float">
            <text:p>131</text:p>
          </table:table-cell>
          <table:table-cell ns41:value-type="float" table:style-name="ce82" office:value="11033" office:value-type="float">
            <text:p>11033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D</text:p>
          </table:table-cell>
          <table:table-cell table:style-name="ce29"/>
          <table:table-cell ns41:value-type="string" table:style-name="ce29" office:value-type="string">
            <text:p>Hoogersmilde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173" office:value-type="float">
            <text:p>173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422" office:value-type="float">
            <text:p>422</text:p>
          </table:table-cell>
          <table:table-cell ns41:value-type="float" table:style-name="ce58" office:value="382" office:value-type="float">
            <text:p>382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431" office:value-type="float">
            <text:p>431</text:p>
          </table:table-cell>
          <table:table-cell ns41:value-type="float" table:style-name="ce58" office:value="384" office:value-type="float">
            <text:p>38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31" office:value-type="float">
            <text:p>131</text:p>
          </table:table-cell>
          <table:table-cell ns41:value-type="float" table:style-name="ce82" office:value="11033" office:value-type="float">
            <text:p>11033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54" office:value-type="float">
            <text:p>54</text:p>
          </table:table-cell>
          <table:table-cell table:style-name="ce58" table:number-columns-repeated="3"/>
          <table:table-cell ns41:value-type="float" table:style-name="ce58" office:value="136" office:value-type="float">
            <text:p>136</text:p>
          </table:table-cell>
          <table:table-cell ns41:value-type="float" table:style-name="ce58" office:value="104" office:value-type="float">
            <text:p>104</text:p>
          </table:table-cell>
          <table:table-cell ns41:value-type="float" table:style-name="ce58" office:value="136" office:value-type="float">
            <text:p>136</text:p>
          </table:table-cell>
          <table:table-cell ns41:value-type="float" table:style-name="ce58" office:value="104" office:value-type="float">
            <text:p>104</text:p>
          </table:table-cell>
          <table:table-cell table:style-name="ce58"/>
          <table:table-cell table:style-name="ce69"/>
          <table:table-cell ns41:value-type="float" table:style-name="ce76" office:value="131" office:value-type="float">
            <text:p>131</text:p>
          </table:table-cell>
          <table:table-cell ns41:value-type="float" table:style-name="ce82" office:value="11033" office:value-type="float">
            <text:p>11033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4" office:value-type="float">
            <text:p>4</text:p>
          </table:table-cell>
          <table:table-cell table:style-name="ce58" table:number-columns-repeated="6"/>
          <table:table-cell ns41:value-type="float" table:style-name="ce58" office:value="11" office:value-type="float">
            <text:p>11</text:p>
          </table:table-cell>
          <table:table-cell ns41:value-type="float" table:style-name="ce69" office:value="13" office:value-type="float">
            <text:p>13</text:p>
          </table:table-cell>
          <table:table-cell ns41:value-type="float" table:style-name="ce76" office:value="131" office:value-type="float">
            <text:p>131</text:p>
          </table:table-cell>
          <table:table-cell ns41:value-type="float" table:style-name="ce82" office:value="11033" office:value-type="float">
            <text:p>11033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352" office:value-type="float">
            <text:p>352</text:p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748" office:value-type="float">
            <text:p>748</text:p>
          </table:table-cell>
          <table:table-cell ns41:value-type="float" table:style-name="ce58" office:value="755" office:value-type="float">
            <text:p>755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772" office:value-type="float">
            <text:p>772</text:p>
          </table:table-cell>
          <table:table-cell ns41:value-type="float" table:style-name="ce58" office:value="764" office:value-type="float">
            <text:p>764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69" office:value="26" office:value-type="float">
            <text:p>26</text:p>
          </table:table-cell>
          <table:table-cell ns41:value-type="float" table:style-name="ce76" office:value="131" office:value-type="float">
            <text:p>131</text:p>
          </table:table-cell>
          <table:table-cell ns41:value-type="float" table:style-name="ce82" office:value="11033" office:value-type="float">
            <text:p>11033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683" office:value-type="float">
            <text:p>683</text:p>
          </table:table-cell>
          <table:table-cell ns41:value-type="float" table:style-name="ce58" office:value="31" office:value-type="float">
            <text:p>31</text:p>
          </table:table-cell>
          <table:table-cell table:style-name="ce58"/>
          <table:table-cell ns41:value-type="float" table:style-name="ce58" office:value="57" office:value-type="float">
            <text:p>57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1687" office:value-type="float">
            <text:p>1687</text:p>
          </table:table-cell>
          <table:table-cell ns41:value-type="float" table:style-name="ce58" office:value="1537" office:value-type="float">
            <text:p>1537</text:p>
          </table:table-cell>
          <table:table-cell ns41:value-type="float" table:style-name="ce58" office:value="170" office:value-type="float">
            <text:p>170</text:p>
          </table:table-cell>
          <table:table-cell ns41:value-type="float" table:style-name="ce58" office:value="109" office:value-type="float">
            <text:p>109</text:p>
          </table:table-cell>
          <table:table-cell ns41:value-type="float" table:style-name="ce58" office:value="1857" office:value-type="float">
            <text:p>1857</text:p>
          </table:table-cell>
          <table:table-cell ns41:value-type="float" table:style-name="ce58" office:value="1646" office:value-type="float">
            <text:p>1646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69" office:value="30" office:value-type="float">
            <text:p>30</text:p>
          </table:table-cell>
          <table:table-cell ns41:value-type="float" table:style-name="ce76" office:value="131" office:value-type="float">
            <text:p>131</text:p>
          </table:table-cell>
          <table:table-cell ns41:value-type="float" table:style-name="ce82" office:value="11033" office:value-type="float">
            <text:p>11033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035" office:value-type="float">
            <text:p>1035</text:p>
          </table:table-cell>
          <table:table-cell ns41:value-type="float" table:style-name="ce58" office:value="37" office:value-type="float">
            <text:p>37</text:p>
          </table:table-cell>
          <table:table-cell table:style-name="ce58"/>
          <table:table-cell ns41:value-type="float" table:style-name="ce58" office:value="58" office:value-type="float">
            <text:p>58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2435" office:value-type="float">
            <text:p>2435</text:p>
          </table:table-cell>
          <table:table-cell ns41:value-type="float" table:style-name="ce58" office:value="2292" office:value-type="float">
            <text:p>2292</text:p>
          </table:table-cell>
          <table:table-cell ns41:value-type="float" table:style-name="ce58" office:value="194" office:value-type="float">
            <text:p>194</text:p>
          </table:table-cell>
          <table:table-cell ns41:value-type="float" table:style-name="ce58" office:value="118" office:value-type="float">
            <text:p>118</text:p>
          </table:table-cell>
          <table:table-cell ns41:value-type="float" table:style-name="ce58" office:value="2629" office:value-type="float">
            <text:p>2629</text:p>
          </table:table-cell>
          <table:table-cell ns41:value-type="float" table:style-name="ce58" office:value="2410" office:value-type="float">
            <text:p>2410</text:p>
          </table:table-cell>
          <table:table-cell ns41:value-type="float" table:style-name="ce58" office:value="59" office:value-type="float">
            <text:p>59</text:p>
          </table:table-cell>
          <table:table-cell ns41:value-type="float" table:style-name="ce69" office:value="56" office:value-type="float">
            <text:p>56</text:p>
          </table:table-cell>
          <table:table-cell ns41:value-type="float" table:style-name="ce76" office:value="131" office:value-type="float">
            <text:p>131</text:p>
          </table:table-cell>
          <table:table-cell ns41:value-type="float" table:style-name="ce82" office:value="11033" office:value-type="float">
            <text:p>11033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Pers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1:value-type="float" table:style-name="ce76" office:value="131" office:value-type="float">
            <text:p>131</text:p>
          </table:table-cell>
          <table:table-cell ns41:value-type="float" table:style-name="ce82" office:value="11033" office:value-type="float">
            <text:p>11033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AT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035" office:value-type="float">
            <text:p>1035</text:p>
          </table:table-cell>
          <table:table-cell ns41:value-type="float" table:style-name="ce58" office:value="37" office:value-type="float">
            <text:p>37</text:p>
          </table:table-cell>
          <table:table-cell table:style-name="ce58"/>
          <table:table-cell ns41:value-type="float" table:style-name="ce58" office:value="58" office:value-type="float">
            <text:p>58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2435" office:value-type="float">
            <text:p>2435</text:p>
          </table:table-cell>
          <table:table-cell ns41:value-type="float" table:style-name="ce58" office:value="2292" office:value-type="float">
            <text:p>2292</text:p>
          </table:table-cell>
          <table:table-cell ns41:value-type="float" table:style-name="ce58" office:value="195" office:value-type="float">
            <text:p>195</text:p>
          </table:table-cell>
          <table:table-cell ns41:value-type="float" table:style-name="ce58" office:value="118" office:value-type="float">
            <text:p>118</text:p>
          </table:table-cell>
          <table:table-cell ns41:value-type="float" table:style-name="ce58" office:value="2630" office:value-type="float">
            <text:p>2630</text:p>
          </table:table-cell>
          <table:table-cell ns41:value-type="float" table:style-name="ce58" office:value="2410" office:value-type="float">
            <text:p>2410</text:p>
          </table:table-cell>
          <table:table-cell ns41:value-type="float" table:style-name="ce58" office:value="59" office:value-type="float">
            <text:p>59</text:p>
          </table:table-cell>
          <table:table-cell ns41:value-type="float" table:style-name="ce69" office:value="56" office:value-type="float">
            <text:p>56</text:p>
          </table:table-cell>
          <table:table-cell ns41:value-type="float" table:style-name="ce76" office:value="131" office:value-type="float">
            <text:p>131</text:p>
          </table:table-cell>
          <table:table-cell ns41:value-type="float" table:style-name="ce82" office:value="11033" office:value-type="float">
            <text:p>11033</text:p>
          </table:table-cell>
          <table:table-cell ns41:value-type="float" table:style-name="ce84" office:value="3" office:value-type="float">
            <text:p>3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table-cell ns41:value-type="string" table:number-rows-spanned="12" table:style-name="ce9" table:number-columns-spanned="1" office:value-type="string">
            <text:p>Vledder</text:p>
          </table:table-cell>
          <table:table-cell ns41:value-type="string" table:style-name="ce21" office:value-type="string">
            <text:p>Kom</text:p>
          </table:table-cell>
          <table:table-cell ns41:value-type="string" table:style-name="ce29" office:value-type="string">
            <text:p>I</text:p>
          </table:table-cell>
          <table:table-cell ns41:value-type="string" table:style-name="ce29" office:value-type="string">
            <text:p>Kom</text:p>
          </table:table-cell>
          <table:table-cell ns41:value-type="string" table:style-name="ce29" office:value-type="string">
            <text:p>Vledder</text:p>
          </table:table-cell>
          <table:table-cell table:style-name="ce40"/>
          <table:table-cell table:style-name="Default"/>
          <table:table-cell ns41:value-type="float" table:style-name="ce50" office:value="72" office:value-type="float">
            <text:p>72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92" office:value-type="float">
            <text:p>192</text:p>
          </table:table-cell>
          <table:table-cell ns41:value-type="float" table:style-name="ce58" office:value="168" office:value-type="float">
            <text:p>168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99" office:value-type="float">
            <text:p>199</text:p>
          </table:table-cell>
          <table:table-cell ns41:value-type="float" table:style-name="ce58" office:value="170" office:value-type="float">
            <text:p>170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32" office:value-type="float">
            <text:p>132</text:p>
          </table:table-cell>
          <table:table-cell ns41:value-type="float" table:style-name="ce82" office:value="11120" office:value-type="float">
            <text:p>111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BK</text:p>
          </table:table-cell>
          <table:table-cell ns41:value-type="string" table:style-name="ce29" office:value-type="string">
            <text:p>I</text:p>
          </table:table-cell>
          <table:table-cell table:style-name="ce29"/>
          <table:table-cell ns41:value-type="string" table:style-name="ce29" office:value-type="string">
            <text:p>Vledderveld</text:p>
          </table:table-cell>
          <table:table-cell table:style-name="ce40"/>
          <table:table-cell table:style-name="Default"/>
          <table:table-cell ns41:value-type="float" table:style-name="ce50" office:value="39" office:value-type="float">
            <text:p>39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90" office:value-type="float">
            <text:p>90</text:p>
          </table:table-cell>
          <table:table-cell ns41:value-type="float" table:style-name="ce58" office:value="80" office:value-type="float">
            <text:p>80</text:p>
          </table:table-cell>
          <table:table-cell ns41:value-type="float" table:style-name="ce58" office:value="5" office:value-type="float">
            <text:p>5</text:p>
          </table:table-cell>
          <table:table-cell table:style-name="ce58"/>
          <table:table-cell ns41:value-type="float" table:style-name="ce58" office:value="95" office:value-type="float">
            <text:p>95</text:p>
          </table:table-cell>
          <table:table-cell ns41:value-type="float" table:style-name="ce58" office:value="80" office:value-type="float">
            <text:p>80</text:p>
          </table:table-cell>
          <table:table-cell table:style-name="ce58"/>
          <table:table-cell table:style-name="ce69"/>
          <table:table-cell ns41:value-type="float" table:style-name="ce76" office:value="132" office:value-type="float">
            <text:p>132</text:p>
          </table:table-cell>
          <table:table-cell ns41:value-type="float" table:style-name="ce82" office:value="11120" office:value-type="float">
            <text:p>111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Vledderveen</text:p>
          </table:table-cell>
          <table:table-cell table:style-name="ce40"/>
          <table:table-cell table:style-name="Default"/>
          <table:table-cell ns41:value-type="float" table:style-name="ce50" office:value="86" office:value-type="float">
            <text:p>86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1:value-type="float" table:style-name="ce58" office:value="239" office:value-type="float">
            <text:p>239</text:p>
          </table:table-cell>
          <table:table-cell ns41:value-type="float" table:style-name="ce58" office:value="220" office:value-type="float">
            <text:p>220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241" office:value-type="float">
            <text:p>241</text:p>
          </table:table-cell>
          <table:table-cell ns41:value-type="float" table:style-name="ce58" office:value="220" office:value-type="float">
            <text:p>220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32" office:value-type="float">
            <text:p>132</text:p>
          </table:table-cell>
          <table:table-cell ns41:value-type="float" table:style-name="ce82" office:value="11120" office:value-type="float">
            <text:p>111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Nijensleek</text:p>
          </table:table-cell>
          <table:table-cell table:style-name="ce40"/>
          <table:table-cell table:style-name="Default"/>
          <table:table-cell ns41:value-type="float" table:style-name="ce50" office:value="69" office:value-type="float">
            <text:p>69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76" office:value-type="float">
            <text:p>176</text:p>
          </table:table-cell>
          <table:table-cell ns41:value-type="float" table:style-name="ce58" office:value="173" office:value-type="float">
            <text:p>17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80" office:value-type="float">
            <text:p>180</text:p>
          </table:table-cell>
          <table:table-cell ns41:value-type="float" table:style-name="ce58" office:value="174" office:value-type="float">
            <text:p>17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32" office:value-type="float">
            <text:p>132</text:p>
          </table:table-cell>
          <table:table-cell ns41:value-type="float" table:style-name="ce82" office:value="11120" office:value-type="float">
            <text:p>111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Nijensleekerveld</text:p>
          </table:table-cell>
          <table:table-cell table:style-name="ce40"/>
          <table:table-cell table:style-name="Default"/>
          <table:table-cell ns41:value-type="float" table:style-name="ce50" office:value="31" office:value-type="float">
            <text:p>31</text:p>
          </table:table-cell>
          <table:table-cell table:style-name="ce58" table:number-columns-repeated="4"/>
          <table:table-cell ns41:value-type="float" table:style-name="ce58" office:value="93" office:value-type="float">
            <text:p>93</text:p>
          </table:table-cell>
          <table:table-cell ns41:value-type="float" table:style-name="ce58" office:value="70" office:value-type="float">
            <text:p>70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94" office:value-type="float">
            <text:p>94</text:p>
          </table:table-cell>
          <table:table-cell ns41:value-type="float" table:style-name="ce58" office:value="70" office:value-type="float">
            <text:p>70</text:p>
          </table:table-cell>
          <table:table-cell table:style-name="ce58"/>
          <table:table-cell table:style-name="ce69"/>
          <table:table-cell ns41:value-type="float" table:style-name="ce76" office:value="132" office:value-type="float">
            <text:p>132</text:p>
          </table:table-cell>
          <table:table-cell ns41:value-type="float" table:style-name="ce82" office:value="11120" office:value-type="float">
            <text:p>111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Doldersum</text:p>
          </table:table-cell>
          <table:table-cell table:style-name="ce40"/>
          <table:table-cell table:style-name="Default"/>
          <table:table-cell ns41:value-type="float" table:style-name="ce50" office:value="7" office:value-type="float">
            <text:p>7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1" office:value-type="float">
            <text:p>21</text:p>
          </table:table-cell>
          <table:table-cell ns41:value-type="float" table:style-name="ce58" office:value="17" office:value-type="float">
            <text:p>17</text:p>
          </table:table-cell>
          <table:table-cell table:style-name="ce58" table:number-columns-repeated="2"/>
          <table:table-cell ns41:value-type="float" table:style-name="ce58" office:value="21" office:value-type="float">
            <text:p>21</text:p>
          </table:table-cell>
          <table:table-cell ns41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1:value-type="float" table:style-name="ce76" office:value="132" office:value-type="float">
            <text:p>132</text:p>
          </table:table-cell>
          <table:table-cell ns41:value-type="float" table:style-name="ce82" office:value="11120" office:value-type="float">
            <text:p>111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Wateren</text:p>
          </table:table-cell>
          <table:table-cell table:style-name="ce40"/>
          <table:table-cell table:style-name="Default"/>
          <table:table-cell ns41:value-type="float" table:style-name="ce50" office:value="2" office:value-type="float">
            <text:p>2</text:p>
          </table:table-cell>
          <table:table-cell table:style-name="ce58" table:number-columns-repeated="4"/>
          <table:table-cell ns41:value-type="float" office:value="8" table:style-name="ce58" table:number-columns-repeated="2" office:value-type="float">
            <text:p>8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9" office:value-type="float">
            <text:p>9</text:p>
          </table:table-cell>
          <table:table-cell ns41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1:value-type="float" table:style-name="ce76" office:value="132" office:value-type="float">
            <text:p>132</text:p>
          </table:table-cell>
          <table:table-cell ns41:value-type="float" table:style-name="ce82" office:value="11120" office:value-type="float">
            <text:p>111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II</text:p>
          </table:table-cell>
          <table:table-cell table:style-name="ce29"/>
          <table:table-cell ns41:value-type="string" table:style-name="ce29" office:value-type="string">
            <text:p>Frederiksoord</text:p>
          </table:table-cell>
          <table:table-cell table:style-name="ce40"/>
          <table:table-cell table:style-name="Default"/>
          <table:table-cell ns41:value-type="float" table:style-name="ce50" office:value="152" office:value-type="float">
            <text:p>152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449" office:value-type="float">
            <text:p>449</text:p>
          </table:table-cell>
          <table:table-cell ns41:value-type="float" table:style-name="ce58" office:value="401" office:value-type="float">
            <text:p>401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459" office:value-type="float">
            <text:p>459</text:p>
          </table:table-cell>
          <table:table-cell ns41:value-type="float" table:style-name="ce58" office:value="402" office:value-type="float">
            <text:p>402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69" office:value="11" office:value-type="float">
            <text:p>11</text:p>
          </table:table-cell>
          <table:table-cell ns41:value-type="float" table:style-name="ce76" office:value="132" office:value-type="float">
            <text:p>132</text:p>
          </table:table-cell>
          <table:table-cell ns41:value-type="float" table:style-name="ce82" office:value="11120" office:value-type="float">
            <text:p>111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42" office:value-type="float">
            <text:p>42</text:p>
          </table:table-cell>
          <table:table-cell table:style-name="ce58" table:number-columns-repeated="4"/>
          <table:table-cell ns41:value-type="float" office:value="109" table:style-name="ce58" table:number-columns-repeated="2" office:value-type="float">
            <text:p>109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14" office:value-type="float">
            <text:p>114</text:p>
          </table:table-cell>
          <table:table-cell ns41:value-type="float" table:style-name="ce58" office:value="110" office:value-type="float">
            <text:p>110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32" office:value-type="float">
            <text:p>132</text:p>
          </table:table-cell>
          <table:table-cell ns41:value-type="float" table:style-name="ce82" office:value="11120" office:value-type="float">
            <text:p>111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72" office:value-type="float">
            <text:p>72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92" office:value-type="float">
            <text:p>192</text:p>
          </table:table-cell>
          <table:table-cell ns41:value-type="float" table:style-name="ce58" office:value="168" office:value-type="float">
            <text:p>168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99" office:value-type="float">
            <text:p>199</text:p>
          </table:table-cell>
          <table:table-cell ns41:value-type="float" table:style-name="ce58" office:value="170" office:value-type="float">
            <text:p>170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32" office:value-type="float">
            <text:p>132</text:p>
          </table:table-cell>
          <table:table-cell ns41:value-type="float" table:style-name="ce82" office:value="11120" office:value-type="float">
            <text:p>111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428" office:value-type="float">
            <text:p>428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1185" office:value-type="float">
            <text:p>1185</text:p>
          </table:table-cell>
          <table:table-cell ns41:value-type="float" table:style-name="ce58" office:value="1078" office:value-type="float">
            <text:p>1078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213" office:value-type="float">
            <text:p>1213</text:p>
          </table:table-cell>
          <table:table-cell ns41:value-type="float" table:style-name="ce58" office:value="1081" office:value-type="float">
            <text:p>1081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69" office:value="15" office:value-type="float">
            <text:p>15</text:p>
          </table:table-cell>
          <table:table-cell ns41:value-type="float" table:style-name="ce76" office:value="132" office:value-type="float">
            <text:p>132</text:p>
          </table:table-cell>
          <table:table-cell ns41:value-type="float" table:style-name="ce82" office:value="11120" office:value-type="float">
            <text:p>111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500" office:value-type="float">
            <text:p>500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1377" office:value-type="float">
            <text:p>1377</text:p>
          </table:table-cell>
          <table:table-cell ns41:value-type="float" table:style-name="ce58" office:value="1246" office:value-type="float">
            <text:p>1246</text:p>
          </table:table-cell>
          <table:table-cell ns41:value-type="float" table:style-name="ce58" office:value="35" office:value-type="float">
            <text:p>35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412" office:value-type="float">
            <text:p>1412</text:p>
          </table:table-cell>
          <table:table-cell ns41:value-type="float" table:style-name="ce58" office:value="1251" office:value-type="float">
            <text:p>1251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69" office:value="16" office:value-type="float">
            <text:p>16</text:p>
          </table:table-cell>
          <table:table-cell ns41:value-type="float" table:style-name="ce76" office:value="132" office:value-type="float">
            <text:p>132</text:p>
          </table:table-cell>
          <table:table-cell ns41:value-type="float" table:style-name="ce82" office:value="11120" office:value-type="float">
            <text:p>1112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19" office:value-type="float">
            <text:p>19</text:p>
          </table:table-cell>
          <table:table-cell ns41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table-cell ns41:value-type="string" table:number-rows-spanned="30" table:style-name="ce9" table:number-columns-spanned="1" office:value-type="string">
            <text:p>Vries</text:p>
          </table:table-cell>
          <table:table-cell ns41:value-type="string" table:style-name="ce21" office:value-type="string">
            <text:p>Kom</text:p>
          </table:table-cell>
          <table:table-cell table:style-name="ce29"/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Vries</text:p>
          </table:table-cell>
          <table:table-cell table:style-name="ce40"/>
          <table:table-cell table:style-name="Default"/>
          <table:table-cell ns41:value-type="float" table:style-name="ce50" office:value="82" office:value-type="float">
            <office:annotation draw:style-name="gr1" svg:height="55.53pt" draw:caption-point-y="-193.21pt" svg:width="92.83pt" svg:x="453.43pt" draw:caption-point-x="-71.63pt" svg:y="10086.89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82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91" office:value-type="float">
            <text:p>191</text:p>
          </table:table-cell>
          <table:table-cell ns41:value-type="float" table:style-name="ce58" office:value="187" office:value-type="float">
            <text:p>18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92" office:value-type="float">
            <text:p>192</text:p>
          </table:table-cell>
          <table:table-cell ns41:value-type="float" table:style-name="ce58" office:value="187" office:value-type="float">
            <text:p>18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Donderen</text:p>
          </table:table-cell>
          <table:table-cell table:style-name="ce40"/>
          <table:table-cell table:style-name="Default"/>
          <table:table-cell ns41:value-type="float" table:style-name="ce50" office:value="48" office:value-type="float">
            <text:p>4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26" office:value-type="float">
            <text:p>126</text:p>
          </table:table-cell>
          <table:table-cell ns41:value-type="float" table:style-name="ce58" office:value="134" office:value-type="float">
            <text:p>134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27" office:value-type="float">
            <text:p>127</text:p>
          </table:table-cell>
          <table:table-cell ns41:value-type="float" table:style-name="ce58" office:value="134" office:value-type="float">
            <text:p>134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Ide</text:p>
          </table:table-cell>
          <table:table-cell table:style-name="ce40"/>
          <table:table-cell table:style-name="Default"/>
          <table:table-cell ns41:value-type="float" table:style-name="ce50" office:value="53" office:value-type="float">
            <text:p>53</text:p>
          </table:table-cell>
          <table:table-cell table:style-name="ce58" table:number-columns-repeated="4"/>
          <table:table-cell ns41:value-type="float" table:style-name="ce58" office:value="135" office:value-type="float">
            <text:p>135</text:p>
          </table:table-cell>
          <table:table-cell ns41:value-type="float" table:style-name="ce58" office:value="140" office:value-type="float">
            <text:p>140</text:p>
          </table:table-cell>
          <table:table-cell table:style-name="ce58" table:number-columns-repeated="2"/>
          <table:table-cell ns41:value-type="float" table:style-name="ce58" office:value="135" office:value-type="float">
            <text:p>135</text:p>
          </table:table-cell>
          <table:table-cell ns41:value-type="float" table:style-name="ce58" office:value="140" office:value-type="float">
            <text:p>140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Tinaarlo</text:p>
          </table:table-cell>
          <table:table-cell table:style-name="ce40"/>
          <table:table-cell table:style-name="Default"/>
          <table:table-cell ns41:value-type="float" table:style-name="ce50" office:value="38" office:value-type="float">
            <text:p>3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98" office:value-type="float">
            <text:p>98</text:p>
          </table:table-cell>
          <table:table-cell ns41:value-type="float" table:style-name="ce58" office:value="84" office:value-type="float">
            <text:p>84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100" office:value-type="float">
            <text:p>100</text:p>
          </table:table-cell>
          <table:table-cell ns41:value-type="float" table:style-name="ce58" office:value="84" office:value-type="float">
            <text:p>84</text:p>
          </table:table-cell>
          <table:table-cell table:style-name="ce58"/>
          <table:table-cell table:style-name="ce69"/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Zeegse</text:p>
          </table:table-cell>
          <table:table-cell table:style-name="ce40"/>
          <table:table-cell table:style-name="Default"/>
          <table:table-cell ns41:value-type="float" table:style-name="ce50" office:value="12" office:value-type="float">
            <text:p>12</text:p>
          </table:table-cell>
          <table:table-cell table:style-name="ce58" table:number-columns-repeated="4"/>
          <table:table-cell ns41:value-type="float" table:style-name="ce58" office:value="33" office:value-type="float">
            <text:p>33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35" office:value-type="float">
            <text:p>35</text:p>
          </table:table-cell>
          <table:table-cell ns41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Oudemolen</text:p>
          </table:table-cell>
          <table:table-cell table:style-name="ce40"/>
          <table:table-cell table:style-name="Default"/>
          <table:table-cell ns41:value-type="float" table:style-name="ce50" office:value="5" office:value-type="float">
            <text:p>5</text:p>
          </table:table-cell>
          <table:table-cell table:style-name="ce58" table:number-columns-repeated="4"/>
          <table:table-cell ns41:value-type="float" table:style-name="ce58" office:value="19" office:value-type="float">
            <text:p>19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2"/>
          <table:table-cell ns41:value-type="float" table:style-name="ce58" office:value="19" office:value-type="float">
            <text:p>19</text:p>
          </table:table-cell>
          <table:table-cell ns41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Taarlo</text:p>
          </table:table-cell>
          <table:table-cell table:style-name="ce40"/>
          <table:table-cell table:style-name="Default"/>
          <table:table-cell ns41:value-type="float" table:style-name="ce50" office:value="10" office:value-type="float">
            <text:p>1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4" office:value-type="float">
            <text:p>34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37" office:value-type="float">
            <text:p>37</text:p>
          </table:table-cell>
          <table:table-cell ns41:value-type="float" table:style-name="ce58" office:value="29" office:value-type="float">
            <text:p>29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Zeijen</text:p>
          </table:table-cell>
          <table:table-cell table:style-name="ce40"/>
          <table:table-cell table:style-name="Default"/>
          <table:table-cell ns41:value-type="float" table:style-name="ce50" office:value="53" office:value-type="float">
            <text:p>53</text:p>
          </table:table-cell>
          <table:table-cell table:style-name="ce58" table:number-columns-repeated="4"/>
          <table:table-cell ns41:value-type="float" table:style-name="ce58" office:value="127" office:value-type="float">
            <text:p>127</text:p>
          </table:table-cell>
          <table:table-cell ns41:value-type="float" table:style-name="ce58" office:value="137" office:value-type="float">
            <text:p>137</text:p>
          </table:table-cell>
          <table:table-cell table:style-name="ce58" table:number-columns-repeated="2"/>
          <table:table-cell ns41:value-type="float" table:style-name="ce58" office:value="127" office:value-type="float">
            <text:p>127</text:p>
          </table:table-cell>
          <table:table-cell ns41:value-type="float" table:style-name="ce58" office:value="137" office:value-type="float">
            <text:p>137</text:p>
          </table:table-cell>
          <table:table-cell table:style-name="ce58"/>
          <table:table-cell ns41:value-type="float" table:style-name="ce69" office:value="2" office:value-type="float">
            <text:p>2</text:p>
          </table:table-cell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8">
          <table:covered-table-cell table:style-name="ce9"/>
          <table:table-cell ns41:value-type="string" table:style-name="ce21" office:value-type="string">
            <text:p>BK</text:p>
          </table:table-cell>
          <table:table-cell table:style-name="ce29"/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Vries</text:p>
          </table:table-cell>
          <table:table-cell ns41:value-type="string" table:style-name="ce40" office:value-type="string">
            <text:p>Ned. Herv. Armenhu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office:value="5" table:style-name="ce58" table:number-columns-repeated="2" office:value-type="float">
            <text:p>5</text:p>
          </table:table-cell>
          <table:table-cell table:style-name="ce58" table:number-columns-repeated="2"/>
          <table:table-cell ns41:value-type="float" office:value="5" table:style-name="ce58" table:number-columns-repeated="2" office:value-type="float">
            <text:p>5</text:p>
          </table:table-cell>
          <table:table-cell table:style-name="ce58"/>
          <table:table-cell table:style-name="ce69"/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57" office:value-type="float">
            <text:p>57</text:p>
          </table:table-cell>
          <table:table-cell table:style-name="ce58" table:number-columns-repeated="4"/>
          <table:table-cell ns41:value-type="float" table:style-name="ce58" office:value="130" office:value-type="float">
            <text:p>130</text:p>
          </table:table-cell>
          <table:table-cell ns41:value-type="float" table:style-name="ce58" office:value="109" office:value-type="float">
            <text:p>109</text:p>
          </table:table-cell>
          <table:table-cell table:style-name="ce58" table:number-columns-repeated="2"/>
          <table:table-cell ns41:value-type="float" table:style-name="ce58" office:value="130" office:value-type="float">
            <text:p>130</text:p>
          </table:table-cell>
          <table:table-cell ns41:value-type="float" table:style-name="ce58" office:value="109" office:value-type="float">
            <text:p>10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Donderen</text:p>
          </table:table-cell>
          <table:table-cell table:style-name="ce40"/>
          <table:table-cell table:style-name="Default"/>
          <table:table-cell ns41:value-type="float" table:style-name="ce50" office:value="16" office:value-type="float">
            <text:p>1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40" office:value-type="float">
            <text:p>40</text:p>
          </table:table-cell>
          <table:table-cell ns41:value-type="float" table:style-name="ce58" office:value="35" office:value-type="float">
            <text:p>35</text:p>
          </table:table-cell>
          <table:table-cell table:style-name="ce58" table:number-columns-repeated="2"/>
          <table:table-cell ns41:value-type="float" table:style-name="ce58" office:value="40" office:value-type="float">
            <text:p>40</text:p>
          </table:table-cell>
          <table:table-cell ns41:value-type="float" table:style-name="ce58" office:value="35" office:value-type="float">
            <text:p>35</text:p>
          </table:table-cell>
          <table:table-cell table:style-name="ce58"/>
          <table:table-cell table:style-name="ce69"/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Bunne</text:p>
          </table:table-cell>
          <table:table-cell table:style-name="ce40"/>
          <table:table-cell table:style-name="Default"/>
          <table:table-cell ns41:value-type="float" table:style-name="ce50" office:value="30" office:value-type="float">
            <text:p>3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85" office:value-type="float">
            <text:p>85</text:p>
          </table:table-cell>
          <table:table-cell ns41:value-type="float" table:style-name="ce58" office:value="76" office:value-type="float">
            <text:p>76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85" office:value-type="float">
            <text:p>85</text:p>
          </table:table-cell>
          <table:table-cell ns41:value-type="float" table:style-name="ce58" office:value="77" office:value-type="float">
            <text:p>77</text:p>
          </table:table-cell>
          <table:table-cell table:style-name="ce58"/>
          <table:table-cell table:style-name="ce69"/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Winde</text:p>
          </table:table-cell>
          <table:table-cell table:style-name="ce40"/>
          <table:table-cell table:style-name="Default"/>
          <table:table-cell ns41:value-type="float" table:style-name="ce50" office:value="17" office:value-type="float">
            <text:p>17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50" office:value-type="float">
            <text:p>50</text:p>
          </table:table-cell>
          <table:table-cell ns41:value-type="float" table:style-name="ce58" office:value="39" office:value-type="float">
            <text:p>39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51" office:value-type="float">
            <text:p>51</text:p>
          </table:table-cell>
          <table:table-cell ns41:value-type="float" table:style-name="ce58" office:value="40" office:value-type="float">
            <text:p>40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Ide</text:p>
          </table:table-cell>
          <table:table-cell table:style-name="ce40"/>
          <table:table-cell table:style-name="Default"/>
          <table:table-cell ns41:value-type="float" table:style-name="ce50" office:value="9" office:value-type="float">
            <text:p>9</text:p>
          </table:table-cell>
          <table:table-cell table:style-name="ce58" table:number-columns-repeated="4"/>
          <table:table-cell ns41:value-type="float" table:style-name="ce58" office:value="22" office:value-type="float">
            <text:p>22</text:p>
          </table:table-cell>
          <table:table-cell ns41:value-type="float" table:style-name="ce58" office:value="17" office:value-type="float">
            <text:p>17</text:p>
          </table:table-cell>
          <table:table-cell table:style-name="ce58" table:number-columns-repeated="2"/>
          <table:table-cell ns41:value-type="float" table:style-name="ce58" office:value="22" office:value-type="float">
            <text:p>22</text:p>
          </table:table-cell>
          <table:table-cell ns41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Tinaarlo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75" office:value-type="float">
            <text:p>75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50" office:value-type="float">
            <text:p>150</text:p>
          </table:table-cell>
          <table:table-cell ns41:value-type="float" table:style-name="ce58" office:value="152" office:value-type="float">
            <text:p>152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56" office:value-type="float">
            <text:p>156</text:p>
          </table:table-cell>
          <table:table-cell ns41:value-type="float" table:style-name="ce58" office:value="153" office:value-type="float">
            <text:p>153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2" office:value-type="float">
            <text:p>2</text:p>
          </table:table-cell>
          <table:table-cell table:style-name="ce58" table:number-columns-repeated="6"/>
          <table:table-cell ns41:value-type="float" table:style-name="ce58" office:value="2" office:value-type="float">
            <text:p>2</text:p>
          </table:table-cell>
          <table:table-cell ns41:value-type="float" table:style-name="ce69" office:value="5" office:value-type="float">
            <text:p>5</text:p>
          </table:table-cell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Zeegse</text:p>
          </table:table-cell>
          <table:table-cell table:style-name="ce40"/>
          <table:table-cell table:style-name="Default"/>
          <table:table-cell ns41:value-type="float" table:style-name="ce50" office:value="2" office:value-type="float">
            <text:p>2</text:p>
          </table:table-cell>
          <table:table-cell table:style-name="ce58" table:number-columns-repeated="4"/>
          <table:table-cell ns41:value-type="float" table:style-name="ce58" office:value="7" office:value-type="float">
            <text:p>7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2"/>
          <table:table-cell ns41:value-type="float" table:style-name="ce58" office:value="7" office:value-type="float">
            <text:p>7</text:p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Oudemolen</text:p>
          </table:table-cell>
          <table:table-cell table:style-name="ce40"/>
          <table:table-cell table:style-name="Default"/>
          <table:table-cell ns41:value-type="float" table:style-name="ce50" office:value="7" office:value-type="float">
            <text:p>7</text:p>
          </table:table-cell>
          <table:table-cell table:style-name="ce58" table:number-columns-repeated="4"/>
          <table:table-cell ns41:value-type="float" table:style-name="ce58" office:value="26" office:value-type="float">
            <text:p>26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7" office:value-type="float">
            <text:p>27</text:p>
          </table:table-cell>
          <table:table-cell ns41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Taarlo</text:p>
          </table:table-cell>
          <table:table-cell table:style-name="ce40"/>
          <table:table-cell table:style-name="Default"/>
          <table:table-cell ns41:value-type="float" table:style-name="ce50" office:value="7" office:value-type="float">
            <text:p>7</text:p>
          </table:table-cell>
          <table:table-cell table:style-name="ce58" table:number-columns-repeated="4"/>
          <table:table-cell ns41:value-type="float" table:style-name="ce58" office:value="14" office:value-type="float">
            <text:p>14</text:p>
          </table:table-cell>
          <table:table-cell ns41:value-type="float" table:style-name="ce58" office:value="17" office:value-type="float">
            <text:p>17</text:p>
          </table:table-cell>
          <table:table-cell table:style-name="ce58" table:number-columns-repeated="2"/>
          <table:table-cell ns41:value-type="float" table:style-name="ce58" office:value="14" office:value-type="float">
            <text:p>14</text:p>
          </table:table-cell>
          <table:table-cell ns41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Rhee</text:p>
          </table:table-cell>
          <table:table-cell table:style-name="ce40"/>
          <table:table-cell table:style-name="Default"/>
          <table:table-cell ns41:value-type="float" table:style-name="ce50" office:value="4" office:value-type="float">
            <text:p>4</text:p>
          </table:table-cell>
          <table:table-cell table:style-name="ce58" table:number-columns-repeated="4"/>
          <table:table-cell ns41:value-type="float" table:style-name="ce58" office:value="11" office:value-type="float">
            <text:p>11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2" office:value-type="float">
            <text:p>12</text:p>
          </table:table-cell>
          <table:table-cell ns41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Terctard</text:p>
          </table:table-cell>
          <table:table-cell table:style-name="ce40"/>
          <table:table-cell table:style-name="Default"/>
          <table:table-cell ns41:value-type="float" table:style-name="ce50" office:value="8" office:value-type="float">
            <text:p>8</text:p>
          </table:table-cell>
          <table:table-cell table:style-name="ce58" table:number-columns-repeated="4"/>
          <table:table-cell ns41:value-type="float" table:style-name="ce58" office:value="25" office:value-type="float">
            <text:p>25</text:p>
          </table:table-cell>
          <table:table-cell ns41:value-type="float" table:style-name="ce58" office:value="21" office:value-type="float">
            <text:p>21</text:p>
          </table:table-cell>
          <table:table-cell table:style-name="ce58" table:number-columns-repeated="2"/>
          <table:table-cell ns41:value-type="float" table:style-name="ce58" office:value="25" office:value-type="float">
            <text:p>25</text:p>
          </table:table-cell>
          <table:table-cell ns41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Zeijen</text:p>
          </table:table-cell>
          <table:table-cell table:style-name="ce40"/>
          <table:table-cell table:style-name="Default"/>
          <table:table-cell ns41:value-type="float" table:style-name="ce50" office:value="3" office:value-type="float">
            <text:p>3</text:p>
          </table:table-cell>
          <table:table-cell table:style-name="ce58" table:number-columns-repeated="4"/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office:value="4" table:style-name="ce58" table:number-columns-repeated="2" office:value-type="float">
            <text:p>4</text:p>
          </table:table-cell>
          <table:table-cell table:style-name="ce58"/>
          <table:table-cell table:style-name="ce69"/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Zeijerveen</text:p>
          </table:table-cell>
          <table:table-cell table:style-name="ce40"/>
          <table:table-cell table:style-name="Default"/>
          <table:table-cell ns41:value-type="float" table:style-name="ce50" office:value="11" office:value-type="float">
            <text:p>11</text:p>
          </table:table-cell>
          <table:table-cell table:style-name="ce58" table:number-columns-repeated="4"/>
          <table:table-cell ns41:value-type="float" table:style-name="ce58" office:value="27" office:value-type="float">
            <text:p>27</text:p>
          </table:table-cell>
          <table:table-cell ns41:value-type="float" table:style-name="ce58" office:value="29" office:value-type="float">
            <text:p>29</text:p>
          </table:table-cell>
          <table:table-cell table:style-name="ce58" table:number-columns-repeated="2"/>
          <table:table-cell ns41:value-type="float" table:style-name="ce58" office:value="27" office:value-type="float">
            <text:p>27</text:p>
          </table:table-cell>
          <table:table-cell ns41:value-type="float" table:style-name="ce58" office:value="29" office:value-type="float">
            <text:p>29</text:p>
          </table:table-cell>
          <table:table-cell table:style-name="ce58"/>
          <table:table-cell table:style-name="ce69"/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Benkoelen</text:p>
          </table:table-cell>
          <table:table-cell table:style-name="ce40"/>
          <table:table-cell table:style-name="Default"/>
          <table:table-cell ns41:value-type="float" table:style-name="ce50" office:value="7" office:value-type="float">
            <text:p>7</text:p>
          </table:table-cell>
          <table:table-cell table:style-name="ce58" table:number-columns-repeated="4"/>
          <table:table-cell ns41:value-type="float" table:style-name="ce58" office:value="18" office:value-type="float">
            <text:p>18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office:value="19" table:style-name="ce58" table:number-columns-repeated="2" office:value-type="float">
            <text:p>19</text:p>
          </table:table-cell>
          <table:table-cell table:style-name="ce58"/>
          <table:table-cell table:style-name="ce69"/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De Punt</text:p>
          </table:table-cell>
          <table:table-cell table:style-name="ce40"/>
          <table:table-cell table:style-name="Default"/>
          <table:table-cell ns41:value-type="float" table:style-name="ce50" office:value="37" office:value-type="float">
            <text:p>37</text:p>
          </table:table-cell>
          <table:table-cell table:style-name="ce58" table:number-columns-repeated="4"/>
          <table:table-cell ns41:value-type="float" table:style-name="ce58" office:value="94" office:value-type="float">
            <text:p>94</text:p>
          </table:table-cell>
          <table:table-cell ns41:value-type="float" table:style-name="ce58" office:value="92" office:value-type="float">
            <text:p>92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96" office:value-type="float">
            <text:p>96</text:p>
          </table:table-cell>
          <table:table-cell ns41:value-type="float" table:style-name="ce58" office:value="93" office:value-type="float">
            <text:p>93</text:p>
          </table:table-cell>
          <table:table-cell table:style-name="ce58"/>
          <table:table-cell table:style-name="ce69"/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Bokkenstreek</text:p>
          </table:table-cell>
          <table:table-cell table:style-name="ce40"/>
          <table:table-cell table:style-name="Default"/>
          <table:table-cell ns41:value-type="float" table:style-name="ce50" office:value="8" office:value-type="float">
            <text:p>8</text:p>
          </table:table-cell>
          <table:table-cell table:style-name="ce58" table:number-columns-repeated="4"/>
          <table:table-cell ns41:value-type="float" table:style-name="ce58" office:value="11" office:value-type="float">
            <text:p>11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2" office:value-type="float">
            <text:p>12</text:p>
          </table:table-cell>
          <table:table-cell ns41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Halfweg</text:p>
          </table:table-cell>
          <table:table-cell table:style-name="ce40"/>
          <table:table-cell table:style-name="Default"/>
          <table:table-cell ns41:value-type="float" table:style-name="ce50" office:value="9" office:value-type="float">
            <text:p>9</text:p>
          </table:table-cell>
          <table:table-cell table:style-name="ce58" table:number-columns-repeated="4"/>
          <table:table-cell ns41:value-type="float" table:style-name="ce58" office:value="24" office:value-type="float">
            <text:p>24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301" office:value-type="float">
            <office:annotation draw:style-name="gr1" svg:height="55.53pt" draw:caption-point-y="-208.2pt" svg:width="92.83pt" svg:x="453.43pt" draw:caption-point-x="-71.63pt" svg:y="10458.8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01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763" office:value-type="float">
            <text:p>763</text:p>
          </table:table-cell>
          <table:table-cell ns41:value-type="float" table:style-name="ce58" office:value="753" office:value-type="float">
            <text:p>753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772" office:value-type="float">
            <text:p>772</text:p>
          </table:table-cell>
          <table:table-cell ns41:value-type="float" table:style-name="ce58" office:value="754" office:value-type="float">
            <text:p>75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9" office:value="6" office:value-type="float">
            <text:p>6</text:p>
          </table:table-cell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308" office:value-type="float">
            <text:p>308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ns41:value-type="float" table:style-name="ce58" office:value="742" office:value-type="float">
            <text:p>742</text:p>
          </table:table-cell>
          <table:table-cell ns41:value-type="float" table:style-name="ce58" office:value="683" office:value-type="float">
            <text:p>683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760" office:value-type="float">
            <text:p>760</text:p>
          </table:table-cell>
          <table:table-cell ns41:value-type="float" table:style-name="ce58" office:value="688" office:value-type="float">
            <text:p>688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9" office:value="8" office:value-type="float">
            <text:p>8</text:p>
          </table:table-cell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609" office:value-type="float">
            <text:p>609</text:p>
          </table:table-cell>
          <table:table-cell ns41:value-type="float" table:style-name="ce58" office:value="13" office:value-type="float">
            <text:p>13</text:p>
          </table:table-cell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ns41:value-type="float" table:style-name="ce58" office:value="1505" office:value-type="float">
            <text:p>1505</text:p>
          </table:table-cell>
          <table:table-cell ns41:value-type="float" table:style-name="ce58" office:value="1436" office:value-type="float">
            <text:p>1436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532" office:value-type="float">
            <text:p>1532</text:p>
          </table:table-cell>
          <table:table-cell ns41:value-type="float" table:style-name="ce58" office:value="1442" office:value-type="float">
            <text:p>1442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9" office:value="14" office:value-type="float">
            <text:p>14</text:p>
          </table:table-cell>
          <table:table-cell ns41:value-type="float" table:style-name="ce76" office:value="133" office:value-type="float">
            <text:p>133</text:p>
          </table:table-cell>
          <table:table-cell ns41:value-type="float" table:style-name="ce82" office:value="10630" office:value-type="float">
            <text:p>10630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table-cell ns41:value-type="string" table:number-rows-spanned="17" table:style-name="ce9" table:number-columns-spanned="1" office:value-type="string">
            <text:p>Westerbork</text:p>
          </table:table-cell>
          <table:table-cell ns41:value-type="string" table:style-name="ce21" office:value-type="string">
            <text:p>Kom</text:p>
          </table:table-cell>
          <table:table-cell ns41:value-type="string" table:style-name="ce29" office:value-type="string">
            <text:p>A</text:p>
          </table:table-cell>
          <table:table-cell table:style-name="ce29"/>
          <table:table-cell ns41:value-type="string" table:style-name="ce29" office:value-type="string">
            <text:p>Westerbork</text:p>
          </table:table-cell>
          <table:table-cell table:style-name="ce40"/>
          <table:table-cell table:style-name="Default"/>
          <table:table-cell ns41:value-type="float" table:style-name="ce50" office:value="109" office:value-type="float">
            <text:p>109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65" office:value-type="float">
            <text:p>265</text:p>
          </table:table-cell>
          <table:table-cell ns41:value-type="float" table:style-name="ce58" office:value="242" office:value-type="float">
            <text:p>242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70" office:value-type="float">
            <text:p>270</text:p>
          </table:table-cell>
          <table:table-cell ns41:value-type="float" table:style-name="ce58" office:value="243" office:value-type="float">
            <text:p>243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9" office:value="4" office:value-type="float">
            <text:p>4</text:p>
          </table:table-cell>
          <table:table-cell ns41:value-type="float" table:style-name="ce76" office:value="134" office:value-type="float">
            <text:p>134</text:p>
          </table:table-cell>
          <table:table-cell ns41:value-type="float" table:style-name="ce82" office:value="11095" office:value-type="float">
            <text:p>11095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BK</text:p>
          </table:table-cell>
          <table:table-cell ns41:value-type="string" table:style-name="ce29" office:value-type="string">
            <text:p>A</text:p>
          </table:table-cell>
          <table:table-cell table:style-name="ce29"/>
          <table:table-cell ns41:value-type="string" table:style-name="ce29" office:value-type="string">
            <text:p>Westerbork</text:p>
          </table:table-cell>
          <table:table-cell table:style-name="ce40"/>
          <table:table-cell table:style-name="Default"/>
          <table:table-cell ns41:value-type="float" table:style-name="ce50" office:value="11" office:value-type="float">
            <office:annotation draw:style-name="gr1" svg:height="55.53pt" draw:caption-point-y="-55.96pt" svg:width="92.81pt" svg:x="402.69pt" draw:caption-point-x="-20.89pt" svg:y="10357.63pt" draw:text-style-name="P2">
              <dc:creator>CDM</dc:creator>
              <dc:date>2014-12-12T00:00:00</dc:date>
              <text:p text:style-name="P1"><text:span text:style-name="T1">Hieronder 5 woonwagens</text:span></text:p>
            </office:annotation>
            <text:p>11</text:p>
          </table:table-cell>
          <table:table-cell table:style-name="ce58" table:number-columns-repeated="4"/>
          <table:table-cell ns41:value-type="float" table:style-name="ce58" office:value="17" office:value-type="float">
            <text:p>17</text:p>
          </table:table-cell>
          <table:table-cell ns41:value-type="float" table:style-name="ce58" office:value="9" office:value-type="float">
            <text:p>9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69" office:value="13" office:value-type="float">
            <text:p>13</text:p>
          </table:table-cell>
          <table:table-cell ns41:value-type="float" table:style-name="ce76" office:value="134" office:value-type="float">
            <text:p>134</text:p>
          </table:table-cell>
          <table:table-cell ns41:value-type="float" table:style-name="ce82" office:value="11095" office:value-type="float">
            <text:p>11095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B</text:p>
          </table:table-cell>
          <table:table-cell table:style-name="ce29"/>
          <table:table-cell ns41:value-type="string" table:style-name="ce29" office:value-type="string">
            <text:p>Zwiggelte</text:p>
          </table:table-cell>
          <table:table-cell table:style-name="ce40"/>
          <table:table-cell table:style-name="Default"/>
          <table:table-cell ns41:value-type="float" table:style-name="ce50" office:value="48" office:value-type="float">
            <text:p>48</text:p>
          </table:table-cell>
          <table:table-cell table:style-name="ce58" table:number-columns-repeated="4"/>
          <table:table-cell ns41:value-type="float" table:style-name="ce58" office:value="129" office:value-type="float">
            <text:p>129</text:p>
          </table:table-cell>
          <table:table-cell ns41:value-type="float" table:style-name="ce58" office:value="107" office:value-type="float">
            <text:p>10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30" office:value-type="float">
            <text:p>130</text:p>
          </table:table-cell>
          <table:table-cell ns41:value-type="float" table:style-name="ce58" office:value="107" office:value-type="float">
            <text:p>107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34" office:value-type="float">
            <text:p>134</text:p>
          </table:table-cell>
          <table:table-cell ns41:value-type="float" table:style-name="ce82" office:value="11095" office:value-type="float">
            <text:p>11095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C</text:p>
          </table:table-cell>
          <table:table-cell table:style-name="ce29" table:number-columns-repeated="2"/>
          <table:table-cell ns41:value-type="string" table:style-name="ce40" office:value-type="string">
            <text:p>Armwerkhu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7" office:value-type="float">
            <text:p>7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2"/>
          <table:table-cell ns41:value-type="float" table:style-name="ce58" office:value="7" office:value-type="float">
            <text:p>7</text:p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1:value-type="float" table:style-name="ce76" office:value="134" office:value-type="float">
            <text:p>134</text:p>
          </table:table-cell>
          <table:table-cell ns41:value-type="float" table:style-name="ce82" office:value="11095" office:value-type="float">
            <text:p>11095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74" office:value-type="float">
            <text:p>74</text:p>
          </table:table-cell>
          <table:table-cell table:style-name="ce58" table:number-columns-repeated="4"/>
          <table:table-cell ns41:value-type="float" table:style-name="ce58" office:value="191" office:value-type="float">
            <text:p>191</text:p>
          </table:table-cell>
          <table:table-cell ns41:value-type="float" table:style-name="ce58" office:value="179" office:value-type="float">
            <text:p>179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99" office:value-type="float">
            <text:p>199</text:p>
          </table:table-cell>
          <table:table-cell ns41:value-type="float" table:style-name="ce58" office:value="181" office:value-type="float">
            <text:p>181</text:p>
          </table:table-cell>
          <table:table-cell table:style-name="ce58"/>
          <table:table-cell ns41:value-type="float" table:style-name="ce69" office:value="2" office:value-type="float">
            <text:p>2</text:p>
          </table:table-cell>
          <table:table-cell ns41:value-type="float" table:style-name="ce76" office:value="134" office:value-type="float">
            <text:p>134</text:p>
          </table:table-cell>
          <table:table-cell ns41:value-type="float" table:style-name="ce82" office:value="11095" office:value-type="float">
            <text:p>11095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D</text:p>
          </table:table-cell>
          <table:table-cell table:style-name="ce29"/>
          <table:table-cell ns41:value-type="string" table:style-name="ce29" office:value-type="string">
            <text:p>Orvelte</text:p>
          </table:table-cell>
          <table:table-cell table:style-name="ce40"/>
          <table:table-cell table:style-name="Default"/>
          <table:table-cell ns41:value-type="float" table:style-name="ce50" office:value="43" office:value-type="float">
            <office:annotation draw:style-name="gr1" svg:height="55.47pt" draw:caption-point-y="-57.51pt" svg:width="92.81pt" svg:x="396.34pt" draw:caption-point-x="-14.54pt" svg:y="10410.1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43</text:p>
          </table:table-cell>
          <table:table-cell table:style-name="ce58" table:number-columns-repeated="4"/>
          <table:table-cell ns41:value-type="float" table:style-name="ce58" office:value="132" office:value-type="float">
            <text:p>132</text:p>
          </table:table-cell>
          <table:table-cell ns41:value-type="float" table:style-name="ce58" office:value="114" office:value-type="float">
            <text:p>114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135" office:value-type="float">
            <text:p>135</text:p>
          </table:table-cell>
          <table:table-cell ns41:value-type="float" table:style-name="ce58" office:value="114" office:value-type="float">
            <text:p>114</text:p>
          </table:table-cell>
          <table:table-cell table:style-name="ce58"/>
          <table:table-cell table:style-name="ce69"/>
          <table:table-cell ns41:value-type="float" table:style-name="ce76" office:value="134" office:value-type="float">
            <text:p>134</text:p>
          </table:table-cell>
          <table:table-cell ns41:value-type="float" table:style-name="ce82" office:value="11095" office:value-type="float">
            <text:p>11095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E</text:p>
          </table:table-cell>
          <table:table-cell table:style-name="ce29"/>
          <table:table-cell ns41:value-type="string" table:style-name="ce29" office:value-type="string">
            <text:p>Eursinge</text:p>
          </table:table-cell>
          <table:table-cell table:style-name="ce40"/>
          <table:table-cell table:style-name="Default"/>
          <table:table-cell ns41:value-type="float" table:style-name="ce50" office:value="15" office:value-type="float">
            <text:p>15</text:p>
          </table:table-cell>
          <table:table-cell table:style-name="ce58" table:number-columns-repeated="4"/>
          <table:table-cell ns41:value-type="float" table:style-name="ce58" office:value="41" office:value-type="float">
            <text:p>41</text:p>
          </table:table-cell>
          <table:table-cell ns41:value-type="float" table:style-name="ce58" office:value="36" office:value-type="float">
            <text:p>36</text:p>
          </table:table-cell>
          <table:table-cell table:style-name="ce58" table:number-columns-repeated="2"/>
          <table:table-cell ns41:value-type="float" table:style-name="ce58" office:value="41" office:value-type="float">
            <text:p>41</text:p>
          </table:table-cell>
          <table:table-cell ns41:value-type="float" table:style-name="ce58" office:value="36" office:value-type="float">
            <text:p>36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34" office:value-type="float">
            <text:p>134</text:p>
          </table:table-cell>
          <table:table-cell ns41:value-type="float" table:style-name="ce82" office:value="11095" office:value-type="float">
            <text:p>11095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Bruntinge</text:p>
          </table:table-cell>
          <table:table-cell table:style-name="ce40"/>
          <table:table-cell table:style-name="Default"/>
          <table:table-cell ns41:value-type="float" table:style-name="ce50" office:value="11" office:value-type="float">
            <text:p>11</text:p>
          </table:table-cell>
          <table:table-cell table:style-name="ce58" table:number-columns-repeated="4"/>
          <table:table-cell ns41:value-type="float" table:style-name="ce58" office:value="44" office:value-type="float">
            <text:p>44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46" office:value-type="float">
            <text:p>46</text:p>
          </table:table-cell>
          <table:table-cell ns41:value-type="float" table:style-name="ce58" office:value="33" office:value-type="float">
            <text:p>33</text:p>
          </table:table-cell>
          <table:table-cell table:style-name="ce58"/>
          <table:table-cell table:style-name="ce69"/>
          <table:table-cell ns41:value-type="float" table:style-name="ce76" office:value="134" office:value-type="float">
            <text:p>134</text:p>
          </table:table-cell>
          <table:table-cell ns41:value-type="float" table:style-name="ce82" office:value="11095" office:value-type="float">
            <text:p>11095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F</text:p>
          </table:table-cell>
          <table:table-cell table:style-name="ce29"/>
          <table:table-cell ns41:value-type="string" table:style-name="ce29" office:value-type="string">
            <text:p>Garminge</text:p>
          </table:table-cell>
          <table:table-cell table:style-name="ce40"/>
          <table:table-cell table:style-name="Default"/>
          <table:table-cell ns41:value-type="float" table:style-name="ce50" office:value="14" office:value-type="float">
            <text:p>14</text:p>
          </table:table-cell>
          <table:table-cell table:style-name="ce58" table:number-columns-repeated="4"/>
          <table:table-cell ns41:value-type="float" table:style-name="ce58" office:value="40" office:value-type="float">
            <text:p>40</text:p>
          </table:table-cell>
          <table:table-cell ns41:value-type="float" table:style-name="ce58" office:value="31" office:value-type="float">
            <text:p>31</text:p>
          </table:table-cell>
          <table:table-cell table:style-name="ce58" table:number-columns-repeated="2"/>
          <table:table-cell ns41:value-type="float" table:style-name="ce58" office:value="40" office:value-type="float">
            <text:p>40</text:p>
          </table:table-cell>
          <table:table-cell ns41:value-type="float" table:style-name="ce58" office:value="31" office:value-type="float">
            <text:p>31</text:p>
          </table:table-cell>
          <table:table-cell table:style-name="ce58"/>
          <table:table-cell table:style-name="ce69"/>
          <table:table-cell ns41:value-type="float" table:style-name="ce76" office:value="134" office:value-type="float">
            <text:p>134</text:p>
          </table:table-cell>
          <table:table-cell ns41:value-type="float" table:style-name="ce82" office:value="11095" office:value-type="float">
            <text:p>11095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Balinge</text:p>
          </table:table-cell>
          <table:table-cell table:style-name="ce40"/>
          <table:table-cell table:style-name="Default"/>
          <table:table-cell ns41:value-type="float" table:style-name="ce50" office:value="17" office:value-type="float">
            <text:p>17</text:p>
          </table:table-cell>
          <table:table-cell table:style-name="ce58" table:number-columns-repeated="4"/>
          <table:table-cell ns41:value-type="float" table:style-name="ce58" office:value="42" office:value-type="float">
            <text:p>42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44" office:value-type="float">
            <text:p>44</text:p>
          </table:table-cell>
          <table:table-cell ns41:value-type="float" table:style-name="ce58" office:value="33" office:value-type="float">
            <text:p>33</text:p>
          </table:table-cell>
          <table:table-cell table:style-name="ce58"/>
          <table:table-cell table:style-name="ce69"/>
          <table:table-cell ns41:value-type="float" table:style-name="ce76" office:value="134" office:value-type="float">
            <text:p>134</text:p>
          </table:table-cell>
          <table:table-cell ns41:value-type="float" table:style-name="ce82" office:value="11095" office:value-type="float">
            <text:p>11095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Mantinge</text:p>
          </table:table-cell>
          <table:table-cell table:style-name="ce40"/>
          <table:table-cell table:style-name="Default"/>
          <table:table-cell ns41:value-type="float" table:style-name="ce50" office:value="32" office:value-type="float">
            <text:p>32</text:p>
          </table:table-cell>
          <table:table-cell table:style-name="ce58" table:number-columns-repeated="4"/>
          <table:table-cell ns41:value-type="float" table:style-name="ce58" office:value="86" office:value-type="float">
            <text:p>86</text:p>
          </table:table-cell>
          <table:table-cell ns41:value-type="float" table:style-name="ce58" office:value="76" office:value-type="float">
            <text:p>76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86" office:value-type="float">
            <text:p>86</text:p>
          </table:table-cell>
          <table:table-cell ns41:value-type="float" table:style-name="ce58" office:value="77" office:value-type="float">
            <text:p>77</text:p>
          </table:table-cell>
          <table:table-cell table:style-name="ce58"/>
          <table:table-cell table:style-name="ce69"/>
          <table:table-cell ns41:value-type="float" table:style-name="ce76" office:value="134" office:value-type="float">
            <text:p>134</text:p>
          </table:table-cell>
          <table:table-cell ns41:value-type="float" table:style-name="ce82" office:value="11095" office:value-type="float">
            <text:p>11095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G</text:p>
          </table:table-cell>
          <table:table-cell table:style-name="ce29"/>
          <table:table-cell ns41:value-type="string" table:style-name="ce29" office:value-type="string">
            <text:p>Nieuweroord</text:p>
          </table:table-cell>
          <table:table-cell table:style-name="ce40"/>
          <table:table-cell table:style-name="Default"/>
          <table:table-cell ns41:value-type="float" table:style-name="ce50" office:value="128" office:value-type="float">
            <text:p>128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335" office:value-type="float">
            <text:p>335</text:p>
          </table:table-cell>
          <table:table-cell ns41:value-type="float" table:style-name="ce58" office:value="304" office:value-type="float">
            <text:p>304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340" office:value-type="float">
            <text:p>340</text:p>
          </table:table-cell>
          <table:table-cell ns41:value-type="float" table:style-name="ce58" office:value="305" office:value-type="float">
            <text:p>30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34" office:value-type="float">
            <text:p>134</text:p>
          </table:table-cell>
          <table:table-cell ns41:value-type="float" table:style-name="ce82" office:value="11095" office:value-type="float">
            <text:p>11095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09" office:value-type="float">
            <text:p>109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65" office:value-type="float">
            <text:p>265</text:p>
          </table:table-cell>
          <table:table-cell ns41:value-type="float" table:style-name="ce58" office:value="242" office:value-type="float">
            <text:p>242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70" office:value-type="float">
            <text:p>270</text:p>
          </table:table-cell>
          <table:table-cell ns41:value-type="float" table:style-name="ce58" office:value="243" office:value-type="float">
            <text:p>243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9" office:value="4" office:value-type="float">
            <text:p>4</text:p>
          </table:table-cell>
          <table:table-cell ns41:value-type="float" table:style-name="ce76" office:value="134" office:value-type="float">
            <text:p>134</text:p>
          </table:table-cell>
          <table:table-cell ns41:value-type="float" table:style-name="ce82" office:value="11095" office:value-type="float">
            <text:p>11095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394" office:value-type="float">
            <text:p>394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1064" office:value-type="float">
            <text:p>1064</text:p>
          </table:table-cell>
          <table:table-cell ns41:value-type="float" table:style-name="ce58" office:value="927" office:value-type="float">
            <text:p>927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085" office:value-type="float">
            <text:p>1085</text:p>
          </table:table-cell>
          <table:table-cell ns41:value-type="float" table:style-name="ce58" office:value="933" office:value-type="float">
            <text:p>933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69" office:value="17" office:value-type="float">
            <text:p>17</text:p>
          </table:table-cell>
          <table:table-cell ns41:value-type="float" table:style-name="ce76" office:value="134" office:value-type="float">
            <text:p>134</text:p>
          </table:table-cell>
          <table:table-cell ns41:value-type="float" table:style-name="ce82" office:value="11095" office:value-type="float">
            <text:p>11095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503" office:value-type="float">
            <office:annotation draw:style-name="gr1" svg:height="55.53pt" draw:caption-point-y="-337.21pt" svg:width="92.83pt" svg:x="453.43pt" draw:caption-point-x="-71.63pt" svg:y="10804.62pt" draw:text-style-name="P2">
              <dc:creator>CDM</dc:creator>
              <dc:date>2014-12-12T00:00:00</dc:date>
              <text:p text:style-name="P1"><text:span text:style-name="T1">Hieronder 6 woonwagens</text:span></text:p>
            </office:annotation>
            <text:p>503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3"/>
          <table:table-cell ns41:value-type="float" table:style-name="ce58" office:value="1329" office:value-type="float">
            <text:p>1329</text:p>
          </table:table-cell>
          <table:table-cell ns41:value-type="float" table:style-name="ce58" office:value="1169" office:value-type="float">
            <text:p>1169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1355" office:value-type="float">
            <text:p>1355</text:p>
          </table:table-cell>
          <table:table-cell ns41:value-type="float" table:style-name="ce58" office:value="1176" office:value-type="float">
            <text:p>1176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69" office:value="21" office:value-type="float">
            <text:p>21</text:p>
          </table:table-cell>
          <table:table-cell ns41:value-type="float" table:style-name="ce76" office:value="134" office:value-type="float">
            <text:p>134</text:p>
          </table:table-cell>
          <table:table-cell ns41:value-type="float" table:style-name="ce82" office:value="11095" office:value-type="float">
            <text:p>11095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Pers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7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1:value-type="float" table:style-name="ce76" office:value="134" office:value-type="float">
            <text:p>134</text:p>
          </table:table-cell>
          <table:table-cell ns41:value-type="float" table:style-name="ce82" office:value="11095" office:value-type="float">
            <text:p>11095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AT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503" office:value-type="float">
            <text:p>503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3"/>
          <table:table-cell ns41:value-type="float" table:style-name="ce58" office:value="1329" office:value-type="float">
            <text:p>1329</text:p>
          </table:table-cell>
          <table:table-cell ns41:value-type="float" table:style-name="ce58" office:value="1169" office:value-type="float">
            <text:p>1169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1355" office:value-type="float">
            <text:p>1355</text:p>
          </table:table-cell>
          <table:table-cell ns41:value-type="float" table:style-name="ce58" office:value="1177" office:value-type="float">
            <text:p>1177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69" office:value="21" office:value-type="float">
            <text:p>21</text:p>
          </table:table-cell>
          <table:table-cell ns41:value-type="float" table:style-name="ce76" office:value="134" office:value-type="float">
            <text:p>134</text:p>
          </table:table-cell>
          <table:table-cell ns41:value-type="float" table:style-name="ce82" office:value="11095" office:value-type="float">
            <text:p>11095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table-cell ns41:value-type="string" table:number-rows-spanned="12" table:style-name="ce9" table:number-columns-spanned="1" office:value-type="string">
            <text:p>De Wijk</text:p>
          </table:table-cell>
          <table:table-cell ns41:value-type="string" table:style-name="ce21" office:value-type="string">
            <text:p>Kom</text:p>
          </table:table-cell>
          <table:table-cell ns41:value-type="string" table:style-name="ce29" office:value-type="string">
            <text:p>A</text:p>
          </table:table-cell>
          <table:table-cell table:style-name="ce29"/>
          <table:table-cell ns41:value-type="string" table:style-name="ce29" office:value-type="string">
            <text:p>De Wijk</text:p>
          </table:table-cell>
          <table:table-cell table:style-name="ce40"/>
          <table:table-cell table:style-name="Default"/>
          <table:table-cell ns41:value-type="float" table:style-name="ce50" office:value="100" office:value-type="float">
            <text:p>100</text:p>
          </table:table-cell>
          <table:table-cell table:style-name="ce58" table:number-columns-repeated="4"/>
          <table:table-cell ns41:value-type="float" table:style-name="ce58" office:value="194" office:value-type="float">
            <text:p>194</text:p>
          </table:table-cell>
          <table:table-cell ns41:value-type="float" table:style-name="ce58" office:value="204" office:value-type="float">
            <text:p>204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99" office:value-type="float">
            <text:p>199</text:p>
          </table:table-cell>
          <table:table-cell ns41:value-type="float" table:style-name="ce58" office:value="206" office:value-type="float">
            <text:p>206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35" office:value-type="float">
            <text:p>135</text:p>
          </table:table-cell>
          <table:table-cell ns41:value-type="float" table:style-name="ce82" office:value="10753" office:value-type="float">
            <text:p>1075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BK</text:p>
          </table:table-cell>
          <table:table-cell ns41:value-type="string" table:style-name="ce29" office:value-type="string">
            <text:p>A</text:p>
          </table:table-cell>
          <table:table-cell table:style-name="ce29"/>
          <table:table-cell ns41:value-type="string" table:style-name="ce29" office:value-type="string">
            <text:p>De Wijk</text:p>
          </table:table-cell>
          <table:table-cell ns41:value-type="string" table:style-name="ce40" office:value-type="string">
            <text:p>Armhu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7" office:value-type="float">
            <text:p>7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2"/>
          <table:table-cell ns41:value-type="float" table:style-name="ce58" office:value="7" office:value-type="float">
            <text:p>7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1:value-type="float" table:style-name="ce76" office:value="135" office:value-type="float">
            <text:p>135</text:p>
          </table:table-cell>
          <table:table-cell ns41:value-type="float" table:style-name="ce82" office:value="10753" office:value-type="float">
            <text:p>1075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61" office:value-type="float">
            <text:p>61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22" office:value-type="float">
            <text:p>122</text:p>
          </table:table-cell>
          <table:table-cell ns41:value-type="float" table:style-name="ce58" office:value="125" office:value-type="float">
            <text:p>125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23" office:value-type="float">
            <text:p>123</text:p>
          </table:table-cell>
          <table:table-cell ns41:value-type="float" table:style-name="ce58" office:value="125" office:value-type="float">
            <text:p>125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35" office:value-type="float">
            <text:p>135</text:p>
          </table:table-cell>
          <table:table-cell ns41:value-type="float" table:style-name="ce82" office:value="10753" office:value-type="float">
            <text:p>1075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De Stapel</text:p>
          </table:table-cell>
          <table:table-cell table:style-name="ce40"/>
          <table:table-cell table:style-name="Default"/>
          <table:table-cell ns41:value-type="float" table:style-name="ce50" office:value="46" office:value-type="float">
            <text:p>4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29" office:value-type="float">
            <text:p>129</text:p>
          </table:table-cell>
          <table:table-cell ns41:value-type="float" table:style-name="ce58" office:value="115" office:value-type="float">
            <text:p>115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130" office:value-type="float">
            <text:p>130</text:p>
          </table:table-cell>
          <table:table-cell ns41:value-type="float" table:style-name="ce58" office:value="116" office:value-type="float">
            <text:p>116</text:p>
          </table:table-cell>
          <table:table-cell table:style-name="ce58"/>
          <table:table-cell table:style-name="ce69"/>
          <table:table-cell ns41:value-type="float" table:style-name="ce76" office:value="135" office:value-type="float">
            <text:p>135</text:p>
          </table:table-cell>
          <table:table-cell ns41:value-type="float" table:style-name="ce82" office:value="10753" office:value-type="float">
            <text:p>1075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De Eemten</text:p>
          </table:table-cell>
          <table:table-cell table:style-name="ce40"/>
          <table:table-cell table:style-name="Default"/>
          <table:table-cell ns41:value-type="float" table:style-name="ce50" office:value="6" office:value-type="float">
            <text:p>6</text:p>
          </table:table-cell>
          <table:table-cell table:style-name="ce58" table:number-columns-repeated="4"/>
          <table:table-cell ns41:value-type="float" table:style-name="ce58" office:value="17" office:value-type="float">
            <text:p>17</text:p>
          </table:table-cell>
          <table:table-cell ns41:value-type="float" table:style-name="ce58" office:value="14" office:value-type="float">
            <text:p>14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15" office:value-type="float">
            <text:p>15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35" office:value-type="float">
            <text:p>135</text:p>
          </table:table-cell>
          <table:table-cell ns41:value-type="float" table:style-name="ce82" office:value="10753" office:value-type="float">
            <text:p>1075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De Haalweide</text:p>
          </table:table-cell>
          <table:table-cell table:style-name="ce40"/>
          <table:table-cell table:style-name="Default"/>
          <table:table-cell ns41:value-type="float" table:style-name="ce50" office:value="10" office:value-type="float">
            <text:p>10</text:p>
          </table:table-cell>
          <table:table-cell table:style-name="ce58" table:number-columns-repeated="4"/>
          <table:table-cell ns41:value-type="float" table:style-name="ce58" office:value="28" office:value-type="float">
            <text:p>28</text:p>
          </table:table-cell>
          <table:table-cell ns41:value-type="float" table:style-name="ce58" office:value="21" office:value-type="float">
            <text:p>21</text:p>
          </table:table-cell>
          <table:table-cell table:style-name="ce58" table:number-columns-repeated="2"/>
          <table:table-cell ns41:value-type="float" table:style-name="ce58" office:value="28" office:value-type="float">
            <text:p>28</text:p>
          </table:table-cell>
          <table:table-cell ns41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1:value-type="float" table:style-name="ce76" office:value="135" office:value-type="float">
            <text:p>135</text:p>
          </table:table-cell>
          <table:table-cell ns41:value-type="float" table:style-name="ce82" office:value="10753" office:value-type="float">
            <text:p>1075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De Schiphorst</text:p>
          </table:table-cell>
          <table:table-cell table:style-name="ce40"/>
          <table:table-cell table:style-name="Default"/>
          <table:table-cell ns41:value-type="float" table:style-name="ce50" office:value="82" office:value-type="float">
            <text:p>82</text:p>
          </table:table-cell>
          <table:table-cell table:style-name="ce58" table:number-columns-repeated="4"/>
          <table:table-cell ns41:value-type="float" table:style-name="ce58" office:value="182" office:value-type="float">
            <text:p>182</text:p>
          </table:table-cell>
          <table:table-cell ns41:value-type="float" table:style-name="ce58" office:value="156" office:value-type="float">
            <text:p>156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191" office:value-type="float">
            <text:p>191</text:p>
          </table:table-cell>
          <table:table-cell ns41:value-type="float" table:style-name="ce58" office:value="167" office:value-type="float">
            <text:p>167</text:p>
          </table:table-cell>
          <table:table-cell ns41:value-type="float" table:style-name="ce58" office:value="2" office:value-type="float">
            <text:p>2</text:p>
          </table:table-cell>
          <table:table-cell table:style-name="ce69"/>
          <table:table-cell ns41:value-type="float" table:style-name="ce76" office:value="135" office:value-type="float">
            <text:p>135</text:p>
          </table:table-cell>
          <table:table-cell ns41:value-type="float" table:style-name="ce82" office:value="10753" office:value-type="float">
            <text:p>1075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Default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ns41:value-type="float" table:style-name="ce58" office:value="3" office:value-type="float">
            <text:p>3</text:p>
          </table:table-cell>
          <table:table-cell table:style-name="ce58" table:number-columns-repeated="2"/>
          <table:table-cell ns41:value-type="float" table:style-name="ce58" office:value="4" office:value-type="float">
            <text:p>4</text:p>
          </table:table-cell>
          <table:table-cell table:style-name="ce58" table:number-columns-repeated="6"/>
          <table:table-cell ns41:value-type="float" table:style-name="ce58" office:value="8" office:value-type="float">
            <text:p>8</text:p>
          </table:table-cell>
          <table:table-cell ns41:value-type="float" table:style-name="ce69" office:value="10" office:value-type="float">
            <text:p>10</text:p>
          </table:table-cell>
          <table:table-cell ns41:value-type="float" table:style-name="ce76" office:value="135" office:value-type="float">
            <text:p>135</text:p>
          </table:table-cell>
          <table:table-cell ns41:value-type="float" table:style-name="ce82" office:value="10753" office:value-type="float">
            <text:p>1075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B</text:p>
          </table:table-cell>
          <table:table-cell table:style-name="ce29"/>
          <table:table-cell ns41:value-type="string" table:style-name="ce29" office:value-type="string">
            <text:p>Koekange</text:p>
          </table:table-cell>
          <table:table-cell table:style-name="ce40"/>
          <table:table-cell table:style-name="Default"/>
          <table:table-cell ns41:value-type="float" table:style-name="ce50" office:value="222" office:value-type="float">
            <text:p>222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553" office:value-type="float">
            <text:p>553</text:p>
          </table:table-cell>
          <table:table-cell ns41:value-type="float" table:style-name="ce58" office:value="483" office:value-type="float">
            <text:p>483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558" office:value-type="float">
            <text:p>558</text:p>
          </table:table-cell>
          <table:table-cell ns41:value-type="float" table:style-name="ce58" office:value="486" office:value-type="float">
            <text:p>486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9" office:value="6" office:value-type="float">
            <text:p>6</text:p>
          </table:table-cell>
          <table:table-cell ns41:value-type="float" table:style-name="ce76" office:value="135" office:value-type="float">
            <text:p>135</text:p>
          </table:table-cell>
          <table:table-cell ns41:value-type="float" table:style-name="ce82" office:value="10753" office:value-type="float">
            <text:p>1075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00" office:value-type="float">
            <text:p>100</text:p>
          </table:table-cell>
          <table:table-cell table:style-name="ce58" table:number-columns-repeated="4"/>
          <table:table-cell ns41:value-type="float" table:style-name="ce58" office:value="194" office:value-type="float">
            <text:p>194</text:p>
          </table:table-cell>
          <table:table-cell ns41:value-type="float" table:style-name="ce58" office:value="204" office:value-type="float">
            <text:p>204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99" office:value-type="float">
            <text:p>199</text:p>
          </table:table-cell>
          <table:table-cell ns41:value-type="float" table:style-name="ce58" office:value="206" office:value-type="float">
            <text:p>206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35" office:value-type="float">
            <text:p>135</text:p>
          </table:table-cell>
          <table:table-cell ns41:value-type="float" table:style-name="ce82" office:value="10753" office:value-type="float">
            <text:p>1075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428" office:value-type="float">
            <text:p>428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2"/>
          <table:table-cell ns41:value-type="float" table:style-name="ce58" office:value="4" office:value-type="float">
            <text:p>4</text:p>
          </table:table-cell>
          <table:table-cell ns41:value-type="float" table:style-name="ce58" office:value="1038" office:value-type="float">
            <text:p>1038</text:p>
          </table:table-cell>
          <table:table-cell ns41:value-type="float" table:style-name="ce58" office:value="917" office:value-type="float">
            <text:p>917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1055" office:value-type="float">
            <text:p>1055</text:p>
          </table:table-cell>
          <table:table-cell ns41:value-type="float" table:style-name="ce58" office:value="933" office:value-type="float">
            <text:p>933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69" office:value="17" office:value-type="float">
            <text:p>17</text:p>
          </table:table-cell>
          <table:table-cell ns41:value-type="float" table:style-name="ce76" office:value="135" office:value-type="float">
            <text:p>135</text:p>
          </table:table-cell>
          <table:table-cell ns41:value-type="float" table:style-name="ce82" office:value="10753" office:value-type="float">
            <text:p>1075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528" office:value-type="float">
            <text:p>528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2"/>
          <table:table-cell ns41:value-type="float" table:style-name="ce58" office:value="4" office:value-type="float">
            <text:p>4</text:p>
          </table:table-cell>
          <table:table-cell ns41:value-type="float" table:style-name="ce58" office:value="1232" office:value-type="float">
            <text:p>1232</text:p>
          </table:table-cell>
          <table:table-cell ns41:value-type="float" table:style-name="ce58" office:value="1121" office:value-type="float">
            <text:p>1121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1254" office:value-type="float">
            <text:p>1254</text:p>
          </table:table-cell>
          <table:table-cell ns41:value-type="float" table:style-name="ce58" office:value="1139" office:value-type="float">
            <text:p>1139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69" office:value="19" office:value-type="float">
            <text:p>19</text:p>
          </table:table-cell>
          <table:table-cell ns41:value-type="float" table:style-name="ce76" office:value="135" office:value-type="float">
            <text:p>135</text:p>
          </table:table-cell>
          <table:table-cell ns41:value-type="float" table:style-name="ce82" office:value="10753" office:value-type="float">
            <text:p>10753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table-cell ns41:value-type="string" table:number-rows-spanned="12" table:style-name="ce9" table:number-columns-spanned="1" office:value-type="string">
            <text:p>Zuidlaren</text:p>
          </table:table-cell>
          <table:table-cell ns41:value-type="string" table:style-name="ce21" office:value-type="string">
            <text:p>Kom</text:p>
          </table:table-cell>
          <table:table-cell ns41:value-type="string" table:style-name="ce29" office:value-type="string">
            <text:p>A</text:p>
          </table:table-cell>
          <table:table-cell ns41:value-type="string" table:style-name="ce29" office:value-type="string">
            <text:p>Dorp</text:p>
          </table:table-cell>
          <table:table-cell table:style-name="ce29"/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216" office:value-type="float">
            <text:p>216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535" office:value-type="float">
            <text:p>535</text:p>
          </table:table-cell>
          <table:table-cell ns41:value-type="float" table:style-name="ce58" office:value="538" office:value-type="float">
            <text:p>538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541" office:value-type="float">
            <text:p>541</text:p>
          </table:table-cell>
          <table:table-cell ns41:value-type="float" table:style-name="ce58" office:value="550" office:value-type="float">
            <text:p>550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69" office:value="11" office:value-type="float">
            <text:p>11</text:p>
          </table:table-cell>
          <table:table-cell ns41:value-type="float" table:style-name="ce76" office:value="136" office:value-type="float">
            <text:p>136</text:p>
          </table:table-cell>
          <table:table-cell ns41:value-type="float" table:style-name="ce82" office:value="10002" office:value-type="float">
            <text:p>1000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1:value-type="float" table:style-name="ce76" office:value="136" office:value-type="float">
            <text:p>136</text:p>
          </table:table-cell>
          <table:table-cell ns41:value-type="float" table:style-name="ce82" office:value="10002" office:value-type="float">
            <text:p>1000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9"/>
          <table:table-cell ns41:value-type="string" table:style-name="ce21" office:value-type="string">
            <text:p>BK</text:p>
          </table:table-cell>
          <table:table-cell ns41:value-type="string" table:style-name="ce29" office:value-type="string">
            <text:p>B</text:p>
          </table:table-cell>
          <table:table-cell table:style-name="ce29"/>
          <table:table-cell ns41:value-type="string" table:style-name="ce29" office:value-type="string">
            <text:p>Schuilingsoord</text:p>
          </table:table-cell>
          <table:table-cell table:style-name="ce40"/>
          <table:table-cell table:style-name="Default"/>
          <table:table-cell ns41:value-type="float" table:style-name="ce50" office:value="52" office:value-type="float">
            <text:p>52</text:p>
          </table:table-cell>
          <table:table-cell table:style-name="ce58" table:number-columns-repeated="4"/>
          <table:table-cell ns41:value-type="float" table:style-name="ce58" office:value="136" office:value-type="float">
            <text:p>136</text:p>
          </table:table-cell>
          <table:table-cell ns41:value-type="float" table:style-name="ce58" office:value="108" office:value-type="float">
            <text:p>108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37" office:value-type="float">
            <text:p>137</text:p>
          </table:table-cell>
          <table:table-cell ns41:value-type="float" table:style-name="ce58" office:value="108" office:value-type="float">
            <text:p>108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36" office:value-type="float">
            <text:p>136</text:p>
          </table:table-cell>
          <table:table-cell ns41:value-type="float" table:style-name="ce82" office:value="10002" office:value-type="float">
            <text:p>1000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ns41:value-type="string" table:style-name="ce29" office:value-type="string">
            <text:p>C</text:p>
          </table:table-cell>
          <table:table-cell table:style-name="Default"/>
          <table:table-cell ns41:value-type="string" table:style-name="ce29" office:value-type="string">
            <text:p>Midlaren</text:p>
          </table:table-cell>
          <table:table-cell ns41:value-type="string" table:style-name="ce40" office:value-type="string">
            <text:p>Ned.Herv.. Diaconie-armhu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4" office:value-type="float">
            <text:p>4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2"/>
          <table:table-cell ns41:value-type="float" table:style-name="ce58" office:value="4" office:value-type="float">
            <text:p>4</text:p>
          </table:table-cell>
          <table:table-cell ns41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1:value-type="float" table:style-name="ce76" office:value="136" office:value-type="float">
            <text:p>136</text:p>
          </table:table-cell>
          <table:table-cell ns41:value-type="float" table:style-name="ce82" office:value="10002" office:value-type="float">
            <text:p>1000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68" office:value-type="float">
            <text:p>68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60" office:value-type="float">
            <text:p>160</text:p>
          </table:table-cell>
          <table:table-cell ns41:value-type="float" table:style-name="ce58" office:value="144" office:value-type="float">
            <text:p>144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163" office:value-type="float">
            <text:p>163</text:p>
          </table:table-cell>
          <table:table-cell ns41:value-type="float" table:style-name="ce58" office:value="144" office:value-type="float">
            <text:p>14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9" office:value="5" office:value-type="float">
            <text:p>5</text:p>
          </table:table-cell>
          <table:table-cell ns41:value-type="float" table:style-name="ce76" office:value="136" office:value-type="float">
            <text:p>136</text:p>
          </table:table-cell>
          <table:table-cell ns41:value-type="float" table:style-name="ce82" office:value="10002" office:value-type="float">
            <text:p>1000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9" office:value-type="string">
            <text:p>D</text:p>
          </table:table-cell>
          <table:table-cell table:style-name="ce29"/>
          <table:table-cell ns41:value-type="string" table:style-name="ce29" office:value-type="string">
            <text:p>De Groeve</text:p>
          </table:table-cell>
          <table:table-cell ns41:value-type="string" table:style-name="ce40" office:value-type="string">
            <text:p>Huizen</text:p>
          </table:table-cell>
          <table:table-cell table:style-name="Default"/>
          <table:table-cell ns41:value-type="float" table:style-name="ce50" office:value="45" office:value-type="float">
            <text:p>4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00" office:value-type="float">
            <text:p>100</text:p>
          </table:table-cell>
          <table:table-cell ns41:value-type="float" table:style-name="ce58" office:value="95" office:value-type="float">
            <text:p>9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01" office:value-type="float">
            <text:p>101</text:p>
          </table:table-cell>
          <table:table-cell ns41:value-type="float" table:style-name="ce58" office:value="97" office:value-type="float">
            <text:p>97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36" office:value-type="float">
            <text:p>136</text:p>
          </table:table-cell>
          <table:table-cell ns41:value-type="float" table:style-name="ce82" office:value="10002" office:value-type="float">
            <text:p>1000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1:value-type="float" table:style-name="ce76" office:value="136" office:value-type="float">
            <text:p>136</text:p>
          </table:table-cell>
          <table:table-cell ns41:value-type="float" table:style-name="ce82" office:value="10002" office:value-type="float">
            <text:p>1000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2" office:value-type="float">
            <text:p>2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36" office:value-type="float">
            <text:p>136</text:p>
          </table:table-cell>
          <table:table-cell ns41:value-type="float" table:style-name="ce82" office:value="10002" office:value-type="float">
            <text:p>1000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1:value-type="string" table:style-name="ce29" office:value-type="string">
            <text:p>Zuidlaarderveen</text:p>
          </table:table-cell>
          <table:table-cell table:style-name="ce40"/>
          <table:table-cell table:style-name="Default"/>
          <table:table-cell ns41:value-type="float" table:style-name="ce50" office:value="60" office:value-type="float">
            <text:p>60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72" office:value-type="float">
            <text:p>172</text:p>
          </table:table-cell>
          <table:table-cell ns41:value-type="float" table:style-name="ce58" office:value="146" office:value-type="float">
            <text:p>146</text:p>
          </table:table-cell>
          <table:table-cell table:style-name="ce58" table:number-columns-repeated="2"/>
          <table:table-cell ns41:value-type="float" table:style-name="ce58" office:value="172" office:value-type="float">
            <text:p>172</text:p>
          </table:table-cell>
          <table:table-cell ns41:value-type="float" table:style-name="ce58" office:value="146" office:value-type="float">
            <text:p>14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36" office:value-type="float">
            <text:p>136</text:p>
          </table:table-cell>
          <table:table-cell ns41:value-type="float" table:style-name="ce82" office:value="10002" office:value-type="float">
            <text:p>1000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216" office:value-type="float">
            <text:p>216</text:p>
          </table:table-cell>
          <table:table-cell ns41:value-type="float" table:style-name="ce58" office:value="5" office:value-type="float">
            <text:p>5</text:p>
          </table:table-cell>
          <table:table-cell table:style-name="ce58"/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536" office:value-type="float">
            <text:p>536</text:p>
          </table:table-cell>
          <table:table-cell ns41:value-type="float" table:style-name="ce58" office:value="540" office:value-type="float">
            <text:p>540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547" office:value-type="float">
            <text:p>547</text:p>
          </table:table-cell>
          <table:table-cell ns41:value-type="float" table:style-name="ce58" office:value="559" office:value-type="float">
            <text:p>559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69" office:value="11" office:value-type="float">
            <text:p>11</text:p>
          </table:table-cell>
          <table:table-cell ns41:value-type="float" table:style-name="ce76" office:value="136" office:value-type="float">
            <text:p>136</text:p>
          </table:table-cell>
          <table:table-cell ns41:value-type="float" table:style-name="ce82" office:value="10002" office:value-type="float">
            <text:p>1000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226" office:value-type="float">
            <text:p>226</text:p>
          </table:table-cell>
          <table:table-cell ns41:value-type="float" table:style-name="ce58" office:value="5" office:value-type="float">
            <text:p>5</text:p>
          </table:table-cell>
          <table:table-cell table:style-name="ce58"/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573" office:value-type="float">
            <text:p>573</text:p>
          </table:table-cell>
          <table:table-cell ns41:value-type="float" table:style-name="ce58" office:value="502" office:value-type="float">
            <text:p>502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578" office:value-type="float">
            <text:p>578</text:p>
          </table:table-cell>
          <table:table-cell ns41:value-type="float" table:style-name="ce58" office:value="504" office:value-type="float">
            <text:p>504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9" office:value="11" office:value-type="float">
            <text:p>11</text:p>
          </table:table-cell>
          <table:table-cell ns41:value-type="float" table:style-name="ce76" office:value="136" office:value-type="float">
            <text:p>136</text:p>
          </table:table-cell>
          <table:table-cell ns41:value-type="float" table:style-name="ce82" office:value="10002" office:value-type="float">
            <text:p>1000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442" office:value-type="float">
            <text:p>442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109" office:value-type="float">
            <text:p>1109</text:p>
          </table:table-cell>
          <table:table-cell ns41:value-type="float" table:style-name="ce58" office:value="1042" office:value-type="float">
            <text:p>1042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58" office:value="1125" office:value-type="float">
            <text:p>1125</text:p>
          </table:table-cell>
          <table:table-cell ns41:value-type="float" table:style-name="ce58" office:value="1063" office:value-type="float">
            <text:p>1063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69" office:value="22" office:value-type="float">
            <text:p>22</text:p>
          </table:table-cell>
          <table:table-cell ns41:value-type="float" table:style-name="ce76" office:value="136" office:value-type="float">
            <text:p>136</text:p>
          </table:table-cell>
          <table:table-cell ns41:value-type="float" table:style-name="ce82" office:value="10002" office:value-type="float">
            <text:p>1000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table-cell ns41:value-type="string" table:number-rows-spanned="43" table:style-name="ce9" table:number-columns-spanned="1" office:value-type="string">
            <text:p>Zuidwolde</text:p>
          </table:table-cell>
          <table:table-cell ns41:value-type="string" table:style-name="ce21" office:value-type="string">
            <text:p>Kom</text:p>
          </table:table-cell>
          <table:table-cell ns41:value-type="string" table:style-name="ce29" office:value-type="string">
            <text:p>A</text:p>
          </table:table-cell>
          <table:table-cell table:style-name="ce29"/>
          <table:table-cell ns41:value-type="string" table:style-name="ce29" office:value-type="string">
            <text:p>Kerkenbosch</text:p>
          </table:table-cell>
          <table:table-cell table:style-name="ce40"/>
          <table:table-cell table:style-name="Default"/>
          <table:table-cell ns41:value-type="float" table:style-name="ce50" office:value="63" office:value-type="float">
            <text:p>63</text:p>
          </table:table-cell>
          <table:table-cell table:style-name="ce58" table:number-columns-repeated="4"/>
          <table:table-cell ns41:value-type="float" table:style-name="ce58" office:value="151" office:value-type="float">
            <text:p>151</text:p>
          </table:table-cell>
          <table:table-cell ns41:value-type="float" table:style-name="ce58" office:value="129" office:value-type="float">
            <text:p>129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53" office:value-type="float">
            <text:p>153</text:p>
          </table:table-cell>
          <table:table-cell ns41:value-type="float" table:style-name="ce58" office:value="130" office:value-type="float">
            <text:p>130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Steenbergen</text:p>
          </table:table-cell>
          <table:table-cell table:style-name="ce40"/>
          <table:table-cell table:style-name="Default"/>
          <table:table-cell ns41:value-type="float" table:style-name="ce50" office:value="6" office:value-type="float">
            <text:p>6</text:p>
          </table:table-cell>
          <table:table-cell table:style-name="ce58" table:number-columns-repeated="4"/>
          <table:table-cell ns41:value-type="float" table:style-name="ce58" office:value="12" office:value-type="float">
            <text:p>12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16" office:value-type="float">
            <text:p>16</text:p>
          </table:table-cell>
          <table:table-cell table:style-name="ce58"/>
          <table:table-cell ns41:value-type="float" table:style-name="ce69" office:value="3" office:value-type="float">
            <text:p>3</text:p>
          </table:table-cell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BK</text:p>
          </table:table-cell>
          <table:table-cell ns41:value-type="string" table:style-name="ce29" office:value-type="string">
            <text:p>A</text:p>
          </table:table-cell>
          <table:table-cell table:style-name="ce29"/>
          <table:table-cell ns41:value-type="string" table:style-name="ce29" office:value-type="string">
            <text:p>Ten Arlo</text:p>
          </table:table-cell>
          <table:table-cell table:style-name="ce40"/>
          <table:table-cell table:style-name="Default"/>
          <table:table-cell ns41:value-type="float" table:style-name="ce50" office:value="14" office:value-type="float">
            <text:p>14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45" office:value-type="float">
            <text:p>45</text:p>
          </table:table-cell>
          <table:table-cell ns41:value-type="float" table:style-name="ce58" office:value="37" office:value-type="float">
            <text:p>37</text:p>
          </table:table-cell>
          <table:table-cell table:style-name="ce58" table:number-columns-repeated="2"/>
          <table:table-cell ns41:value-type="float" table:style-name="ce58" office:value="45" office:value-type="float">
            <text:p>45</text:p>
          </table:table-cell>
          <table:table-cell ns41:value-type="float" table:style-name="ce58" office:value="37" office:value-type="float">
            <text:p>37</text:p>
          </table:table-cell>
          <table:table-cell table:style-name="ce58"/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Lubbinge</text:p>
          </table:table-cell>
          <table:table-cell table:style-name="ce40"/>
          <table:table-cell table:style-name="Default"/>
          <table:table-cell ns41:value-type="float" table:style-name="ce50" office:value="8" office:value-type="float">
            <text:p>8</text:p>
          </table:table-cell>
          <table:table-cell table:style-name="ce58" table:number-columns-repeated="4"/>
          <table:table-cell ns41:value-type="float" table:style-name="ce58" office:value="26" office:value-type="float">
            <text:p>26</text:p>
          </table:table-cell>
          <table:table-cell ns41:value-type="float" table:style-name="ce58" office:value="20" office:value-type="float">
            <text:p>20</text:p>
          </table:table-cell>
          <table:table-cell table:style-name="ce58" table:number-columns-repeated="2"/>
          <table:table-cell ns41:value-type="float" table:style-name="ce58" office:value="26" office:value-type="float">
            <text:p>26</text:p>
          </table:table-cell>
          <table:table-cell ns41:value-type="float" table:style-name="ce58" office:value="20" office:value-type="float">
            <text:p>20</text:p>
          </table:table-cell>
          <table:table-cell table:style-name="ce58"/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Default"/>
          <table:table-cell table:style-name="ce29"/>
          <table:table-cell ns41:value-type="string" table:style-name="ce29" office:value-type="string">
            <text:p>Steenbergen</text:p>
          </table:table-cell>
          <table:table-cell table:style-name="ce40"/>
          <table:table-cell table:style-name="Default"/>
          <table:table-cell ns41:value-type="float" table:style-name="ce50" office:value="18" office:value-type="float">
            <text:p>18</text:p>
          </table:table-cell>
          <table:table-cell table:style-name="ce58" table:number-columns-repeated="4"/>
          <table:table-cell ns41:value-type="float" table:style-name="ce58" office:value="52" office:value-type="float">
            <text:p>52</text:p>
          </table:table-cell>
          <table:table-cell ns41:value-type="float" table:style-name="ce58" office:value="43" office:value-type="float">
            <text:p>4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54" office:value-type="float">
            <text:p>54</text:p>
          </table:table-cell>
          <table:table-cell ns41:value-type="float" table:style-name="ce58" office:value="44" office:value-type="float">
            <text:p>44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Kerkenbosch</text:p>
          </table:table-cell>
          <table:table-cell table:style-name="ce40"/>
          <table:table-cell table:style-name="Default"/>
          <table:table-cell ns41:value-type="float" table:style-name="ce50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0" office:value-type="float">
            <text:p>10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2"/>
          <table:table-cell ns41:value-type="float" table:style-name="ce58" office:value="10" office:value-type="float">
            <text:p>10</text:p>
          </table:table-cell>
          <table:table-cell ns41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Schotterhuizen</text:p>
          </table:table-cell>
          <table:table-cell table:style-name="ce40"/>
          <table:table-cell table:style-name="Default"/>
          <table:table-cell ns41:value-type="float" table:style-name="ce50" office:value="28" office:value-type="float">
            <text:p>28</text:p>
          </table:table-cell>
          <table:table-cell table:style-name="ce58" table:number-columns-repeated="4"/>
          <table:table-cell ns41:value-type="float" table:style-name="ce58" office:value="66" office:value-type="float">
            <text:p>66</text:p>
          </table:table-cell>
          <table:table-cell ns41:value-type="float" table:style-name="ce58" office:value="55" office:value-type="float">
            <text:p>55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67" office:value-type="float">
            <text:p>67</text:p>
          </table:table-cell>
          <table:table-cell ns41:value-type="float" table:style-name="ce58" office:value="56" office:value-type="float">
            <text:p>56</text:p>
          </table:table-cell>
          <table:table-cell table:style-name="ce58"/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Linde</text:p>
          </table:table-cell>
          <table:table-cell table:style-name="ce40"/>
          <table:table-cell table:style-name="Default"/>
          <table:table-cell ns41:value-type="float" table:style-name="ce50" office:value="16" office:value-type="float">
            <text:p>16</text:p>
          </table:table-cell>
          <table:table-cell table:style-name="ce58" table:number-columns-repeated="4"/>
          <table:table-cell ns41:value-type="float" table:style-name="ce58" office:value="43" office:value-type="float">
            <text:p>43</text:p>
          </table:table-cell>
          <table:table-cell ns41:value-type="float" table:style-name="ce58" office:value="35" office:value-type="float">
            <text:p>35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45" office:value-type="float">
            <text:p>45</text:p>
          </table:table-cell>
          <table:table-cell ns41:value-type="float" table:style-name="ce58" office:value="35" office:value-type="float">
            <text:p>35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Nolde</text:p>
          </table:table-cell>
          <table:table-cell table:style-name="ce40"/>
          <table:table-cell table:style-name="Default"/>
          <table:table-cell ns41:value-type="float" table:style-name="ce50" office:value="11" office:value-type="float">
            <text:p>11</text:p>
          </table:table-cell>
          <table:table-cell table:style-name="ce58" table:number-columns-repeated="4"/>
          <table:table-cell ns41:value-type="float" table:style-name="ce58" office:value="30" office:value-type="float">
            <text:p>30</text:p>
          </table:table-cell>
          <table:table-cell ns41:value-type="float" table:style-name="ce58" office:value="31" office:value-type="float">
            <text:p>31</text:p>
          </table:table-cell>
          <table:table-cell table:style-name="ce58" table:number-columns-repeated="2"/>
          <table:table-cell ns41:value-type="float" table:style-name="ce58" office:value="30" office:value-type="float">
            <text:p>30</text:p>
          </table:table-cell>
          <table:table-cell ns41:value-type="float" table:style-name="ce58" office:value="31" office:value-type="float">
            <text:p>31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Weide</text:p>
          </table:table-cell>
          <table:table-cell table:style-name="ce40"/>
          <table:table-cell table:style-name="Default"/>
          <table:table-cell ns41:value-type="float" table:style-name="ce50" office:value="19" office:value-type="float">
            <text:p>19</text:p>
          </table:table-cell>
          <table:table-cell table:style-name="ce58" table:number-columns-repeated="4"/>
          <table:table-cell ns41:value-type="float" table:style-name="ce58" office:value="47" office:value-type="float">
            <text:p>47</text:p>
          </table:table-cell>
          <table:table-cell ns41:value-type="float" table:style-name="ce58" office:value="44" office:value-type="float">
            <text:p>44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47" office:value-type="float">
            <text:p>47</text:p>
          </table:table-cell>
          <table:table-cell ns41:value-type="float" table:style-name="ce58" office:value="45" office:value-type="float">
            <text:p>45</text:p>
          </table:table-cell>
          <table:table-cell table:style-name="ce58"/>
          <table:table-cell ns41:value-type="float" table:style-name="ce69" office:value="2" office:value-type="float">
            <text:p>2</text:p>
          </table:table-cell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B</text:p>
          </table:table-cell>
          <table:table-cell table:style-name="ce29"/>
          <table:table-cell ns41:value-type="string" table:style-name="ce29" office:value-type="string">
            <text:p>Nijstad</text:p>
          </table:table-cell>
          <table:table-cell table:style-name="ce40"/>
          <table:table-cell table:style-name="Default"/>
          <table:table-cell ns41:value-type="float" table:style-name="ce50" office:value="10" office:value-type="float">
            <text:p>1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2" office:value-type="float">
            <text:p>22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3" office:value-type="float">
            <text:p>23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Rabbinge</text:p>
          </table:table-cell>
          <table:table-cell table:style-name="ce40"/>
          <table:table-cell table:style-name="Default"/>
          <table:table-cell ns41:value-type="float" table:style-name="ce50" office:value="5" office:value-type="float">
            <text:p>5</text:p>
          </table:table-cell>
          <table:table-cell table:style-name="ce58" table:number-columns-repeated="4"/>
          <table:table-cell ns41:value-type="float" table:style-name="ce58" office:value="17" office:value-type="float">
            <text:p>17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2"/>
          <table:table-cell ns41:value-type="float" table:style-name="ce58" office:value="17" office:value-type="float">
            <text:p>17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Pieperij</text:p>
          </table:table-cell>
          <table:table-cell table:style-name="ce40"/>
          <table:table-cell table:style-name="Default"/>
          <table:table-cell ns41:value-type="float" table:style-name="ce50" office:value="8" office:value-type="float">
            <text:p>8</text:p>
          </table:table-cell>
          <table:table-cell table:style-name="ce58" table:number-columns-repeated="4"/>
          <table:table-cell ns41:value-type="float" table:style-name="ce58" office:value="23" office:value-type="float">
            <text:p>23</text:p>
          </table:table-cell>
          <table:table-cell ns41:value-type="float" table:style-name="ce58" office:value="24" office:value-type="float">
            <text:p>24</text:p>
          </table:table-cell>
          <table:table-cell table:style-name="ce58" table:number-columns-repeated="2"/>
          <table:table-cell ns41:value-type="float" table:style-name="ce58" office:value="23" office:value-type="float">
            <text:p>23</text:p>
          </table:table-cell>
          <table:table-cell ns41:value-type="float" table:style-name="ce58" office:value="24" office:value-type="float">
            <text:p>24</text:p>
          </table:table-cell>
          <table:table-cell table:style-name="ce58"/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Bleomberg</text:p>
          </table:table-cell>
          <table:table-cell table:style-name="ce40"/>
          <table:table-cell table:style-name="Default"/>
          <table:table-cell ns41:value-type="float" table:style-name="ce50" office:value="12" office:value-type="float">
            <text:p>12</text:p>
          </table:table-cell>
          <table:table-cell table:style-name="ce58" table:number-columns-repeated="4"/>
          <table:table-cell ns41:value-type="float" table:style-name="ce58" office:value="34" office:value-type="float">
            <text:p>34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35" office:value-type="float">
            <text:p>35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Veeningen</text:p>
          </table:table-cell>
          <table:table-cell table:style-name="ce40"/>
          <table:table-cell table:style-name="Default"/>
          <table:table-cell ns41:value-type="float" table:style-name="ce50" office:value="40" office:value-type="float">
            <text:p>4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05" office:value-type="float">
            <text:p>105</text:p>
          </table:table-cell>
          <table:table-cell ns41:value-type="float" table:style-name="ce58" office:value="99" office:value-type="float">
            <text:p>99</text:p>
          </table:table-cell>
          <table:table-cell ns41:value-type="float" table:style-name="ce58" office:value="5" office:value-type="float">
            <text:p>5</text:p>
          </table:table-cell>
          <table:table-cell table:style-name="ce58"/>
          <table:table-cell ns41:value-type="float" table:style-name="ce58" office:value="110" office:value-type="float">
            <text:p>110</text:p>
          </table:table-cell>
          <table:table-cell ns41:value-type="float" table:style-name="ce58" office:value="99" office:value-type="float">
            <text:p>99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Lagerveen</text:p>
          </table:table-cell>
          <table:table-cell table:style-name="ce40"/>
          <table:table-cell table:style-name="Default"/>
          <table:table-cell ns41:value-type="float" table:style-name="ce50" office:value="32" office:value-type="float">
            <text:p>32</text:p>
          </table:table-cell>
          <table:table-cell table:style-name="ce58" table:number-columns-repeated="4"/>
          <table:table-cell ns41:value-type="float" table:style-name="ce58" office:value="70" office:value-type="float">
            <text:p>70</text:p>
          </table:table-cell>
          <table:table-cell ns41:value-type="float" table:style-name="ce58" office:value="72" office:value-type="float">
            <text:p>72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72" office:value-type="float">
            <text:p>72</text:p>
          </table:table-cell>
          <table:table-cell ns41:value-type="float" table:style-name="ce58" office:value="73" office:value-type="float">
            <text:p>7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Moddergat</text:p>
          </table:table-cell>
          <table:table-cell table:style-name="ce40"/>
          <table:table-cell table:style-name="Default"/>
          <table:table-cell ns41:value-type="float" table:style-name="ce50" office:value="8" office:value-type="float">
            <text:p>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6" office:value-type="float">
            <text:p>16</text:p>
          </table:table-cell>
          <table:table-cell ns41:value-type="float" table:style-name="ce58" office:value="22" office:value-type="float">
            <text:p>22</text:p>
          </table:table-cell>
          <table:table-cell table:style-name="ce58" table:number-columns-repeated="2"/>
          <table:table-cell ns41:value-type="float" table:style-name="ce58" office:value="16" office:value-type="float">
            <text:p>16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3" office:value-type="float">
            <text:p>3</text:p>
          </table:table-cell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Wilgenberg</text:p>
          </table:table-cell>
          <table:table-cell table:style-name="ce40"/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6" office:value-type="float">
            <text:p>6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6" office:value-type="float">
            <text:p>6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C</text:p>
          </table:table-cell>
          <table:table-cell table:style-name="ce29"/>
          <table:table-cell ns41:value-type="string" table:style-name="ce29" office:value-type="string">
            <text:p>Kerkenveld</text:p>
          </table:table-cell>
          <table:table-cell table:style-name="ce40"/>
          <table:table-cell table:style-name="Default"/>
          <table:table-cell ns41:value-type="float" table:style-name="ce50" office:value="79" office:value-type="float">
            <text:p>79</text:p>
          </table:table-cell>
          <table:table-cell table:style-name="ce58" table:number-columns-repeated="4"/>
          <table:table-cell ns41:value-type="float" table:style-name="ce58" office:value="201" office:value-type="float">
            <text:p>201</text:p>
          </table:table-cell>
          <table:table-cell ns41:value-type="float" table:style-name="ce58" office:value="171" office:value-type="float">
            <text:p>17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04" office:value-type="float">
            <text:p>204</text:p>
          </table:table-cell>
          <table:table-cell ns41:value-type="float" table:style-name="ce58" office:value="172" office:value-type="float">
            <text:p>172</text:p>
          </table:table-cell>
          <table:table-cell table:style-name="ce58"/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Zandveld</text:p>
          </table:table-cell>
          <table:table-cell table:style-name="ce40"/>
          <table:table-cell table:style-name="Default"/>
          <table:table-cell ns41:value-type="float" table:style-name="ce50" office:value="10" office:value-type="float">
            <text:p>10</text:p>
          </table:table-cell>
          <table:table-cell table:style-name="ce58" table:number-columns-repeated="4"/>
          <table:table-cell ns41:value-type="float" table:style-name="ce58" office:value="29" office:value-type="float">
            <text:p>29</text:p>
          </table:table-cell>
          <table:table-cell ns41:value-type="float" table:style-name="ce58" office:value="21" office:value-type="float">
            <text:p>21</text:p>
          </table:table-cell>
          <table:table-cell table:style-name="ce58" table:number-columns-repeated="2"/>
          <table:table-cell ns41:value-type="float" table:style-name="ce58" office:value="29" office:value-type="float">
            <text:p>29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Braamberg</text:p>
          </table:table-cell>
          <table:table-cell table:style-name="ce40"/>
          <table:table-cell table:style-name="Default"/>
          <table:table-cell ns41:value-type="float" table:style-name="ce50" office:value="7" office:value-type="float">
            <text:p>7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6" office:value-type="float">
            <text:p>16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7" office:value-type="float">
            <text:p>17</text:p>
          </table:table-cell>
          <table:table-cell ns41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Linderveld</text:p>
          </table:table-cell>
          <table:table-cell table:style-name="ce40"/>
          <table:table-cell table:style-name="Default"/>
          <table:table-cell ns41:value-type="float" table:style-name="ce50" office:value="5" office:value-type="float">
            <text:p>5</text:p>
          </table:table-cell>
          <table:table-cell table:style-name="ce58" table:number-columns-repeated="4"/>
          <table:table-cell ns41:value-type="float" table:style-name="ce58" office:value="16" office:value-type="float">
            <text:p>16</text:p>
          </table:table-cell>
          <table:table-cell ns41:value-type="float" table:style-name="ce58" office:value="8" office:value-type="float">
            <text:p>8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Tip</text:p>
          </table:table-cell>
          <table:table-cell table:style-name="ce40"/>
          <table:table-cell table:style-name="Default"/>
          <table:table-cell ns41:value-type="float" table:style-name="ce50" office:value="55" office:value-type="float">
            <text:p>5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38" office:value-type="float">
            <text:p>138</text:p>
          </table:table-cell>
          <table:table-cell ns41:value-type="float" table:style-name="ce58" office:value="121" office:value-type="float">
            <text:p>121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47" office:value-type="float">
            <text:p>147</text:p>
          </table:table-cell>
          <table:table-cell ns41:value-type="float" table:style-name="ce58" office:value="122" office:value-type="float">
            <text:p>122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Vuile Riet</text:p>
          </table:table-cell>
          <table:table-cell table:style-name="ce40"/>
          <table:table-cell table:style-name="Default"/>
          <table:table-cell ns41:value-type="float" table:style-name="ce50" office:value="41" office:value-type="float">
            <text:p>41</text:p>
          </table:table-cell>
          <table:table-cell table:style-name="ce58" table:number-columns-repeated="4"/>
          <table:table-cell ns41:value-type="float" table:style-name="ce58" office:value="95" office:value-type="float">
            <text:p>95</text:p>
          </table:table-cell>
          <table:table-cell ns41:value-type="float" table:style-name="ce58" office:value="93" office:value-type="float">
            <text:p>93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97" office:value-type="float">
            <text:p>97</text:p>
          </table:table-cell>
          <table:table-cell ns41:value-type="float" table:style-name="ce58" office:value="93" office:value-type="float">
            <text:p>93</text:p>
          </table:table-cell>
          <table:table-cell table:style-name="ce58"/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Paardelanden</text:p>
          </table:table-cell>
          <table:table-cell table:style-name="ce40"/>
          <table:table-cell table:style-name="Default"/>
          <table:table-cell ns41:value-type="float" table:style-name="ce50" office:value="14" office:value-type="float">
            <text:p>14</text:p>
          </table:table-cell>
          <table:table-cell table:style-name="ce58" table:number-columns-repeated="4"/>
          <table:table-cell ns41:value-type="float" table:style-name="ce58" office:value="36" office:value-type="float">
            <text:p>36</text:p>
          </table:table-cell>
          <table:table-cell ns41:value-type="float" table:style-name="ce58" office:value="23" office:value-type="float">
            <text:p>23</text:p>
          </table:table-cell>
          <table:table-cell table:style-name="ce58" table:number-columns-repeated="2"/>
          <table:table-cell ns41:value-type="float" table:style-name="ce58" office:value="36" office:value-type="float">
            <text:p>36</text:p>
          </table:table-cell>
          <table:table-cell ns41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Schrapveen</text:p>
          </table:table-cell>
          <table:table-cell table:style-name="ce40"/>
          <table:table-cell table:style-name="Default"/>
          <table:table-cell ns41:value-type="float" table:style-name="ce50" office:value="18" office:value-type="float">
            <text:p>18</text:p>
          </table:table-cell>
          <table:table-cell table:style-name="ce58" table:number-columns-repeated="4"/>
          <table:table-cell ns41:value-type="float" table:style-name="ce58" office:value="49" office:value-type="float">
            <text:p>49</text:p>
          </table:table-cell>
          <table:table-cell ns41:value-type="float" table:style-name="ce58" office:value="39" office:value-type="float">
            <text:p>39</text:p>
          </table:table-cell>
          <table:table-cell table:style-name="ce58" table:number-columns-repeated="2"/>
          <table:table-cell ns41:value-type="float" table:style-name="ce58" office:value="49" office:value-type="float">
            <text:p>49</text:p>
          </table:table-cell>
          <table:table-cell ns41:value-type="float" table:style-name="ce58" office:value="39" office:value-type="float">
            <text:p>39</text:p>
          </table:table-cell>
          <table:table-cell table:style-name="ce58"/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Oosterveld</text:p>
          </table:table-cell>
          <table:table-cell table:style-name="ce40"/>
          <table:table-cell table:style-name="Default"/>
          <table:table-cell ns41:value-type="float" table:style-name="ce50" office:value="10" office:value-type="float">
            <text:p>10</text:p>
          </table:table-cell>
          <table:table-cell table:style-name="ce58" table:number-columns-repeated="4"/>
          <table:table-cell ns41:value-type="float" table:style-name="ce58" office:value="22" office:value-type="float">
            <text:p>22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3" office:value-type="float">
            <text:p>23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Alteveer</text:p>
          </table:table-cell>
          <table:table-cell table:style-name="ce40"/>
          <table:table-cell table:style-name="Default"/>
          <table:table-cell ns41:value-type="float" table:style-name="ce50" office:value="20" office:value-type="float">
            <text:p>20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55" office:value-type="float">
            <text:p>55</text:p>
          </table:table-cell>
          <table:table-cell ns41:value-type="float" table:style-name="ce58" office:value="48" office:value-type="float">
            <text:p>48</text:p>
          </table:table-cell>
          <table:table-cell table:style-name="ce58" table:number-columns-repeated="2"/>
          <table:table-cell ns41:value-type="float" table:style-name="ce58" office:value="55" office:value-type="float">
            <text:p>55</text:p>
          </table:table-cell>
          <table:table-cell ns41:value-type="float" table:style-name="ce58" office:value="48" office:value-type="float">
            <text:p>48</text:p>
          </table:table-cell>
          <table:table-cell table:style-name="ce58"/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3" office:value-type="float">
            <text:p>3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9" office:value-type="string">
            <text:p>D</text:p>
          </table:table-cell>
          <table:table-cell table:style-name="ce29"/>
          <table:table-cell ns41:value-type="string" table:style-name="ce29" office:value-type="string">
            <text:p>Westerveld. </text:p>
          </table:table-cell>
          <table:table-cell ns41:value-type="string" table:style-name="ce40" office:value-type="string">
            <text:p>Armwerkhuis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1" office:value-type="float">
            <text:p>11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2"/>
          <table:table-cell ns41:value-type="float" table:style-name="ce58" office:value="11" office:value-type="float">
            <text:p>11</text:p>
          </table:table-cell>
          <table:table-cell ns41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1:value-type="string" table:style-name="ce40" office:value-type="string">
            <text:p>Overige Huizen</text:p>
          </table:table-cell>
          <table:table-cell table:style-name="Default"/>
          <table:table-cell ns41:value-type="float" table:style-name="ce50" office:value="51" office:value-type="float">
            <text:p>51</text:p>
          </table:table-cell>
          <table:table-cell table:style-name="ce58" table:number-columns-repeated="4"/>
          <table:table-cell ns41:value-type="float" table:style-name="ce58" office:value="109" office:value-type="float">
            <text:p>109</text:p>
          </table:table-cell>
          <table:table-cell ns41:value-type="float" table:style-name="ce58" office:value="95" office:value-type="float">
            <text:p>95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109" office:value-type="float">
            <text:p>109</text:p>
          </table:table-cell>
          <table:table-cell ns41:value-type="float" table:style-name="ce58" office:value="96" office:value-type="float">
            <text:p>96</text:p>
          </table:table-cell>
          <table:table-cell table:style-name="ce58"/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Fort</text:p>
          </table:table-cell>
          <table:table-cell table:style-name="ce40"/>
          <table:table-cell table:style-name="Default"/>
          <table:table-cell ns41:value-type="float" table:style-name="ce50" office:value="36" office:value-type="float">
            <text:p>36</text:p>
          </table:table-cell>
          <table:table-cell table:style-name="ce58" table:number-columns-repeated="4"/>
          <table:table-cell ns41:value-type="float" table:style-name="ce58" office:value="93" office:value-type="float">
            <text:p>93</text:p>
          </table:table-cell>
          <table:table-cell ns41:value-type="float" table:style-name="ce58" office:value="74" office:value-type="float">
            <text:p>74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94" office:value-type="float">
            <text:p>94</text:p>
          </table:table-cell>
          <table:table-cell ns41:value-type="float" table:style-name="ce58" office:value="74" office:value-type="float">
            <text:p>74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2" office:value-type="float">
            <text:p>2</text:p>
          </table:table-cell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Drogt</text:p>
          </table:table-cell>
          <table:table-cell table:style-name="ce40"/>
          <table:table-cell table:style-name="Default"/>
          <table:table-cell ns41:value-type="float" table:style-name="ce50" office:value="22" office:value-type="float">
            <text:p>22</text:p>
          </table:table-cell>
          <table:table-cell table:style-name="ce58" table:number-columns-repeated="4"/>
          <table:table-cell ns41:value-type="float" table:style-name="ce58" office:value="57" office:value-type="float">
            <text:p>57</text:p>
          </table:table-cell>
          <table:table-cell ns41:value-type="float" table:style-name="ce58" office:value="51" office:value-type="float">
            <text:p>51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60" office:value-type="float">
            <text:p>60</text:p>
          </table:table-cell>
          <table:table-cell ns41:value-type="float" table:style-name="ce58" office:value="51" office:value-type="float">
            <text:p>51</text:p>
          </table:table-cell>
          <table:table-cell table:style-name="ce58"/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Bazuin</text:p>
          </table:table-cell>
          <table:table-cell table:style-name="ce40"/>
          <table:table-cell table:style-name="Default"/>
          <table:table-cell ns41:value-type="float" table:style-name="ce50" office:value="12" office:value-type="float">
            <text:p>12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3" office:value-type="float">
            <text:p>23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4" office:value-type="float">
            <text:p>24</text:p>
          </table:table-cell>
          <table:table-cell ns41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Middelveen</text:p>
          </table:table-cell>
          <table:table-cell table:style-name="ce40"/>
          <table:table-cell table:style-name="Default"/>
          <table:table-cell ns41:value-type="float" table:style-name="ce50" office:value="11" office:value-type="float">
            <text:p>11</text:p>
          </table:table-cell>
          <table:table-cell table:style-name="ce58" table:number-columns-repeated="4"/>
          <table:table-cell ns41:value-type="float" table:style-name="ce58" office:value="20" office:value-type="float">
            <text:p>20</text:p>
          </table:table-cell>
          <table:table-cell ns41:value-type="float" table:style-name="ce58" office:value="18" office:value-type="float">
            <text:p>18</text:p>
          </table:table-cell>
          <table:table-cell table:style-name="ce58" table:number-columns-repeated="2"/>
          <table:table-cell ns41:value-type="float" table:style-name="ce58" office:value="20" office:value-type="float">
            <text:p>20</text:p>
          </table:table-cell>
          <table:table-cell ns41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Wemmenhove</text:p>
          </table:table-cell>
          <table:table-cell table:style-name="ce40"/>
          <table:table-cell table:style-name="Default"/>
          <table:table-cell ns41:value-type="float" table:style-name="ce50" office:value="11" office:value-type="float">
            <text:p>11</text:p>
          </table:table-cell>
          <table:table-cell table:style-name="ce58" table:number-columns-repeated="4"/>
          <table:table-cell ns41:value-type="float" table:style-name="ce58" office:value="27" office:value-type="float">
            <text:p>27</text:p>
          </table:table-cell>
          <table:table-cell ns41:value-type="float" table:style-name="ce58" office:value="17" office:value-type="float">
            <text:p>17</text:p>
          </table:table-cell>
          <table:table-cell table:style-name="ce58" table:number-columns-repeated="2"/>
          <table:table-cell ns41:value-type="float" table:style-name="ce58" office:value="27" office:value-type="float">
            <text:p>27</text:p>
          </table:table-cell>
          <table:table-cell ns41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69" office:value-type="float">
            <text:p>69</text:p>
          </table:table-cell>
          <table:table-cell table:style-name="ce58" table:number-columns-repeated="4"/>
          <table:table-cell ns41:value-type="float" table:style-name="ce58" office:value="163" office:value-type="float">
            <text:p>163</text:p>
          </table:table-cell>
          <table:table-cell ns41:value-type="float" table:style-name="ce58" office:value="144" office:value-type="float">
            <text:p>144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67" office:value-type="float">
            <text:p>167</text:p>
          </table:table-cell>
          <table:table-cell ns41:value-type="float" table:style-name="ce58" office:value="146" office:value-type="float">
            <text:p>146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9" office:value="4" office:value-type="float">
            <text:p>4</text:p>
          </table:table-cell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638" office:value-type="float">
            <text:p>638</text:p>
          </table:table-cell>
          <table:table-cell ns41:value-type="float" table:style-name="ce58" office:value="11" office:value-type="float">
            <text:p>11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611" office:value-type="float">
            <text:p>1611</text:p>
          </table:table-cell>
          <table:table-cell ns41:value-type="float" table:style-name="ce58" office:value="1394" office:value-type="float">
            <text:p>1394</text:p>
          </table:table-cell>
          <table:table-cell ns41:value-type="float" table:style-name="ce58" office:value="36" office:value-type="float">
            <text:p>36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1647" office:value-type="float">
            <text:p>1647</text:p>
          </table:table-cell>
          <table:table-cell ns41:value-type="float" table:style-name="ce58" office:value="1404" office:value-type="float">
            <text:p>1404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69" office:value="15" office:value-type="float">
            <text:p>15</text:p>
          </table:table-cell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707" office:value-type="float">
            <text:p>707</text:p>
          </table:table-cell>
          <table:table-cell ns41:value-type="float" table:style-name="ce58" office:value="11" office:value-type="float">
            <text:p>11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774" office:value-type="float">
            <text:p>1774</text:p>
          </table:table-cell>
          <table:table-cell ns41:value-type="float" table:style-name="ce58" office:value="1538" office:value-type="float">
            <text:p>1538</text:p>
          </table:table-cell>
          <table:table-cell ns41:value-type="float" table:style-name="ce58" office:value="40" office:value-type="float">
            <text:p>40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1814" office:value-type="float">
            <text:p>1814</text:p>
          </table:table-cell>
          <table:table-cell ns41:value-type="float" table:style-name="ce58" office:value="1550" office:value-type="float">
            <text:p>1550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69" office:value="19" office:value-type="float">
            <text:p>19</text:p>
          </table:table-cell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Pers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7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AT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707" office:value-type="float">
            <text:p>707</text:p>
          </table:table-cell>
          <table:table-cell ns41:value-type="float" table:style-name="ce58" office:value="11" office:value-type="float">
            <text:p>11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774" office:value-type="float">
            <text:p>1774</text:p>
          </table:table-cell>
          <table:table-cell ns41:value-type="float" table:style-name="ce58" office:value="1538" office:value-type="float">
            <text:p>1538</text:p>
          </table:table-cell>
          <table:table-cell ns41:value-type="float" table:style-name="ce58" office:value="40" office:value-type="float">
            <text:p>40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1814" office:value-type="float">
            <text:p>1814</text:p>
          </table:table-cell>
          <table:table-cell ns41:value-type="float" table:style-name="ce58" office:value="1551" office:value-type="float">
            <text:p>1551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69" office:value="19" office:value-type="float">
            <text:p>19</text:p>
          </table:table-cell>
          <table:table-cell ns41:value-type="float" table:style-name="ce76" office:value="137" office:value-type="float">
            <text:p>137</text:p>
          </table:table-cell>
          <table:table-cell ns41:value-type="float" table:style-name="ce82" office:value="10262" office:value-type="float">
            <text:p>1026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table-cell ns41:value-type="string" table:number-rows-spanned="10" table:style-name="ce12" table:number-columns-spanned="1" office:value-type="string">
            <text:p>Zweelo</text:p>
          </table:table-cell>
          <table:table-cell ns41:value-type="string" table:style-name="ce21" office:value-type="string">
            <text:p>Kom</text:p>
          </table:table-cell>
          <table:table-cell table:style-name="ce29"/>
          <table:table-cell ns41:value-type="string" table:style-name="ce29" office:value-type="string">
            <text:p>Dorp</text:p>
          </table:table-cell>
          <table:table-cell ns41:value-type="string" table:style-name="ce29" office:value-type="string">
            <text:p>Zweelo</text:p>
          </table:table-cell>
          <table:table-cell table:style-name="ce40"/>
          <table:table-cell table:style-name="Default"/>
          <table:table-cell ns41:value-type="float" table:style-name="ce50" office:value="49" office:value-type="float">
            <text:p>49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33" office:value-type="float">
            <text:p>133</text:p>
          </table:table-cell>
          <table:table-cell ns41:value-type="float" table:style-name="ce58" office:value="126" office:value-type="float">
            <text:p>12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34" office:value-type="float">
            <text:p>134</text:p>
          </table:table-cell>
          <table:table-cell ns41:value-type="float" table:style-name="ce58" office:value="129" office:value-type="float">
            <text:p>129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38" office:value-type="float">
            <text:p>138</text:p>
          </table:table-cell>
          <table:table-cell ns41:value-type="float" table:style-name="ce82" office:value="10872" office:value-type="float">
            <text:p>1087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3" office:value-type="float">
            <text:p>23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BK</text:p>
          </table:table-cell>
          <table:table-cell table:style-name="ce29"/>
          <table:table-cell ns41:value-type="string" table:style-name="ce29" office:value-type="string">
            <text:p>Gehucht</text:p>
          </table:table-cell>
          <table:table-cell ns41:value-type="string" table:style-name="ce29" office:value-type="string">
            <text:p>Benneveld</text:p>
          </table:table-cell>
          <table:table-cell table:style-name="ce40"/>
          <table:table-cell table:style-name="Default"/>
          <table:table-cell ns41:value-type="float" table:style-name="ce50" office:value="32" office:value-type="float">
            <text:p>32</text:p>
          </table:table-cell>
          <table:table-cell table:style-name="ce58" table:number-columns-repeated="4"/>
          <table:table-cell ns41:value-type="float" table:style-name="ce58" office:value="90" office:value-type="float">
            <text:p>90</text:p>
          </table:table-cell>
          <table:table-cell ns41:value-type="float" table:style-name="ce58" office:value="69" office:value-type="float">
            <text:p>69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91" office:value-type="float">
            <text:p>91</text:p>
          </table:table-cell>
          <table:table-cell ns41:value-type="float" table:style-name="ce58" office:value="69" office:value-type="float">
            <text:p>69</text:p>
          </table:table-cell>
          <table:table-cell table:style-name="ce58"/>
          <table:table-cell table:style-name="ce69"/>
          <table:table-cell ns41:value-type="float" table:style-name="ce76" office:value="138" office:value-type="float">
            <text:p>138</text:p>
          </table:table-cell>
          <table:table-cell ns41:value-type="float" table:style-name="ce82" office:value="10872" office:value-type="float">
            <text:p>1087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3" office:value-type="float">
            <text:p>23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Aalden</text:p>
          </table:table-cell>
          <table:table-cell table:style-name="ce40"/>
          <table:table-cell table:style-name="Default"/>
          <table:table-cell ns41:value-type="float" table:style-name="ce50" office:value="29" office:value-type="float">
            <text:p>29</text:p>
          </table:table-cell>
          <table:table-cell table:style-name="ce58" table:number-columns-repeated="4"/>
          <table:table-cell ns41:value-type="float" table:style-name="ce58" office:value="78" office:value-type="float">
            <text:p>78</text:p>
          </table:table-cell>
          <table:table-cell ns41:value-type="float" table:style-name="ce58" office:value="70" office:value-type="float">
            <text:p>70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80" office:value-type="float">
            <text:p>80</text:p>
          </table:table-cell>
          <table:table-cell ns41:value-type="float" table:style-name="ce58" office:value="70" office:value-type="float">
            <text:p>70</text:p>
          </table:table-cell>
          <table:table-cell ns41:value-type="float" table:style-name="ce58" office:value="1" office:value-type="float">
            <text:p>1</text:p>
          </table:table-cell>
          <table:table-cell table:style-name="ce69"/>
          <table:table-cell ns41:value-type="float" table:style-name="ce76" office:value="138" office:value-type="float">
            <text:p>138</text:p>
          </table:table-cell>
          <table:table-cell ns41:value-type="float" table:style-name="ce82" office:value="10872" office:value-type="float">
            <text:p>1087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3" office:value-type="float">
            <text:p>23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Meppen</text:p>
          </table:table-cell>
          <table:table-cell table:style-name="ce40"/>
          <table:table-cell table:style-name="Default"/>
          <table:table-cell ns41:value-type="float" table:style-name="ce50" office:value="50" office:value-type="float">
            <text:p>5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28" office:value-type="float">
            <text:p>128</text:p>
          </table:table-cell>
          <table:table-cell ns41:value-type="float" table:style-name="ce58" office:value="131" office:value-type="float">
            <text:p>131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129" office:value-type="float">
            <text:p>129</text:p>
          </table:table-cell>
          <table:table-cell ns41:value-type="float" table:style-name="ce58" office:value="132" office:value-type="float">
            <text:p>132</text:p>
          </table:table-cell>
          <table:table-cell table:style-name="ce58"/>
          <table:table-cell ns41:value-type="float" table:style-name="ce69" office:value="1" office:value-type="float">
            <text:p>1</text:p>
          </table:table-cell>
          <table:table-cell ns41:value-type="float" table:style-name="ce76" office:value="138" office:value-type="float">
            <text:p>138</text:p>
          </table:table-cell>
          <table:table-cell ns41:value-type="float" table:style-name="ce82" office:value="10872" office:value-type="float">
            <text:p>1087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3" office:value-type="float">
            <text:p>23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Wezup</text:p>
          </table:table-cell>
          <table:table-cell table:style-name="ce40"/>
          <table:table-cell table:style-name="Default"/>
          <table:table-cell ns41:value-type="float" table:style-name="ce50" office:value="38" office:value-type="float">
            <text:p>3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89" office:value-type="float">
            <text:p>89</text:p>
          </table:table-cell>
          <table:table-cell ns41:value-type="float" table:style-name="ce58" office:value="87" office:value-type="float">
            <text:p>8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91" office:value-type="float">
            <text:p>91</text:p>
          </table:table-cell>
          <table:table-cell ns41:value-type="float" table:style-name="ce58" office:value="88" office:value-type="float">
            <text:p>88</text:p>
          </table:table-cell>
          <table:table-cell table:style-name="ce58"/>
          <table:table-cell table:style-name="ce69"/>
          <table:table-cell ns41:value-type="float" table:style-name="ce76" office:value="138" office:value-type="float">
            <text:p>138</text:p>
          </table:table-cell>
          <table:table-cell ns41:value-type="float" table:style-name="ce82" office:value="10872" office:value-type="float">
            <text:p>1087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3" office:value-type="float">
            <text:p>23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Wezupperveld</text:p>
          </table:table-cell>
          <table:table-cell table:style-name="ce40"/>
          <table:table-cell table:style-name="Default"/>
          <table:table-cell ns41:value-type="float" table:style-name="ce50" office:value="9" office:value-type="float">
            <text:p>9</text:p>
          </table:table-cell>
          <table:table-cell table:style-name="ce58" table:number-columns-repeated="4"/>
          <table:table-cell ns41:value-type="float" table:style-name="ce58" office:value="32" office:value-type="float">
            <text:p>32</text:p>
          </table:table-cell>
          <table:table-cell ns41:value-type="float" table:style-name="ce58" office:value="22" office:value-type="float">
            <text:p>22</text:p>
          </table:table-cell>
          <table:table-cell table:style-name="ce58" table:number-columns-repeated="2"/>
          <table:table-cell ns41:value-type="float" table:style-name="ce58" office:value="32" office:value-type="float">
            <text:p>32</text:p>
          </table:table-cell>
          <table:table-cell ns41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1:value-type="float" table:style-name="ce76" office:value="138" office:value-type="float">
            <text:p>138</text:p>
          </table:table-cell>
          <table:table-cell ns41:value-type="float" table:style-name="ce82" office:value="10872" office:value-type="float">
            <text:p>1087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3" office:value-type="float">
            <text:p>23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1:value-type="string" table:style-name="ce29" office:value-type="string">
            <text:p>Ellertsveld</text:p>
          </table:table-cell>
          <table:table-cell table:style-name="ce40"/>
          <table:table-cell table:style-name="Default"/>
          <table:table-cell ns41:value-type="float" table:style-name="ce50" office:value="11" office:value-type="float">
            <text:p>11</text:p>
          </table:table-cell>
          <table:table-cell table:style-name="ce58" table:number-columns-repeated="4"/>
          <table:table-cell ns41:value-type="float" table:style-name="ce58" office:value="22" office:value-type="float">
            <text:p>22</text:p>
          </table:table-cell>
          <table:table-cell ns41:value-type="float" table:style-name="ce58" office:value="27" office:value-type="float">
            <text:p>27</text:p>
          </table:table-cell>
          <table:table-cell table:style-name="ce58" table:number-columns-repeated="2"/>
          <table:table-cell ns41:value-type="float" table:style-name="ce58" office:value="22" office:value-type="float">
            <text:p>22</text:p>
          </table:table-cell>
          <table:table-cell ns41:value-type="float" table:style-name="ce58" office:value="27" office:value-type="float">
            <text:p>27</text:p>
          </table:table-cell>
          <table:table-cell table:style-name="ce58"/>
          <table:table-cell table:style-name="ce69"/>
          <table:table-cell ns41:value-type="float" table:style-name="ce76" office:value="138" office:value-type="float">
            <text:p>138</text:p>
          </table:table-cell>
          <table:table-cell ns41:value-type="float" table:style-name="ce82" office:value="10872" office:value-type="float">
            <text:p>1087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3" office:value-type="float">
            <text:p>23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49" office:value-type="float">
            <text:p>49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33" office:value-type="float">
            <text:p>133</text:p>
          </table:table-cell>
          <table:table-cell ns41:value-type="float" table:style-name="ce58" office:value="126" office:value-type="float">
            <text:p>12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34" office:value-type="float">
            <text:p>134</text:p>
          </table:table-cell>
          <table:table-cell ns41:value-type="float" table:style-name="ce58" office:value="129" office:value-type="float">
            <text:p>129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38" office:value-type="float">
            <text:p>138</text:p>
          </table:table-cell>
          <table:table-cell ns41:value-type="float" table:style-name="ce82" office:value="10872" office:value-type="float">
            <text:p>1087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3" office:value-type="float">
            <text:p>23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ns41:value-type="float" table:style-name="ce50" office:value="169" office:value-type="float">
            <text:p>169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439" office:value-type="float">
            <text:p>439</text:p>
          </table:table-cell>
          <table:table-cell ns41:value-type="float" table:style-name="ce58" office:value="406" office:value-type="float">
            <text:p>406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445" office:value-type="float">
            <text:p>445</text:p>
          </table:table-cell>
          <table:table-cell ns41:value-type="float" table:style-name="ce58" office:value="408" office:value-type="float">
            <text:p>40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9" office:value="1" office:value-type="float">
            <text:p>1</text:p>
          </table:table-cell>
          <table:table-cell ns41:value-type="float" table:style-name="ce76" office:value="138" office:value-type="float">
            <text:p>138</text:p>
          </table:table-cell>
          <table:table-cell ns41:value-type="float" table:style-name="ce82" office:value="10872" office:value-type="float">
            <text:p>10872</text:p>
          </table:table-cell>
          <table:table-cell ns41:value-type="float" table:style-name="ce84" office:value="4" office:value-type="float">
            <text:p>4</text:p>
          </table:table-cell>
          <table:table-cell ns41:value-type="string" table:style-name="ce90" office:value-type="string">
            <text:p>DR</text:p>
          </table:table-cell>
          <table:table-cell ns41:value-type="string" table:style-name="ce99" office:value-type="string">
            <text:p>VT_1889</text:p>
          </table:table-cell>
          <table:table-cell ns41:value-type="string" table:style-name="ce82" office:value-type="string">
            <text:p>05_H1</text:p>
          </table:table-cell>
          <table:table-cell ns41:value-type="float" table:style-name="ce84" office:value="23" office:value-type="float">
            <text:p>23</text:p>
          </table:table-cell>
          <table:table-cell ns41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1">
          <table:covered-table-cell table:style-name="ce13"/>
          <table:table-cell ns41:value-type="string" table:style-name="ce22" office:value-type="string">
            <text:p>TOT</text:p>
          </table:table-cell>
          <table:table-cell table:style-name="ce31" table:number-columns-repeated="3"/>
          <table:table-cell table:style-name="ce43"/>
          <table:table-cell table:style-name="Default"/>
          <table:table-cell ns41:value-type="float" table:style-name="ce52" office:value="218" office:value-type="float">
            <text:p>218</text:p>
          </table:table-cell>
          <table:table-cell ns41:value-type="float" table:style-name="ce60" office:value="3" office:value-type="float">
            <text:p>3</text:p>
          </table:table-cell>
          <table:table-cell table:style-name="ce60" table:number-columns-repeated="3"/>
          <table:table-cell ns41:value-type="float" table:style-name="ce60" office:value="572" office:value-type="float">
            <text:p>572</text:p>
          </table:table-cell>
          <table:table-cell ns41:value-type="float" table:style-name="ce60" office:value="532" office:value-type="float">
            <text:p>532</text:p>
          </table:table-cell>
          <table:table-cell ns41:value-type="float" table:style-name="ce60" office:value="7" office:value-type="float">
            <text:p>7</text:p>
          </table:table-cell>
          <table:table-cell ns41:value-type="float" table:style-name="ce60" office:value="5" office:value-type="float">
            <text:p>5</text:p>
          </table:table-cell>
          <table:table-cell ns41:value-type="float" table:style-name="ce60" office:value="579" office:value-type="float">
            <text:p>579</text:p>
          </table:table-cell>
          <table:table-cell ns41:value-type="float" table:style-name="ce60" office:value="537" office:value-type="float">
            <text:p>537</text:p>
          </table:table-cell>
          <table:table-cell ns41:value-type="float" table:style-name="ce60" office:value="4" office:value-type="float">
            <text:p>4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7" office:value="138" office:value-type="float">
            <text:p>138</text:p>
          </table:table-cell>
          <table:table-cell ns41:value-type="float" table:style-name="ce83" office:value="10872" office:value-type="float">
            <text:p>10872</text:p>
          </table:table-cell>
          <table:table-cell ns41:value-type="float" table:style-name="ce85" office:value="4" office:value-type="float">
            <text:p>4</text:p>
          </table:table-cell>
          <table:table-cell ns41:value-type="string" table:style-name="ce91" office:value-type="string">
            <text:p>DR</text:p>
          </table:table-cell>
          <table:table-cell ns41:value-type="string" table:style-name="ce100" office:value-type="string">
            <text:p>VT_1889</text:p>
          </table:table-cell>
          <table:table-cell ns41:value-type="string" table:style-name="ce83" office:value-type="string">
            <text:p>05_H1</text:p>
          </table:table-cell>
          <table:table-cell ns41:value-type="float" table:style-name="ce85" office:value="23" office:value-type="float">
            <text:p>23</text:p>
          </table:table-cell>
          <table:table-cell ns41:value-type="float" table:style-name="ce104" office:value="260012" office:value-type="float">
            <text:p>260012</text:p>
          </table:table-cell>
          <table:table-cell table:number-columns-repeated="996"/>
        </table:table-row>
        <table:table-row table:style-name="ro7" table:number-rows-repeated="104777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-</number:text>
      <number:number number:grouping="true" number:decimal-places="0" number:min-integer-digits="1"/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-</number:text>
      <number:number number:grouping="true" number:decimal-places="0" number:min-integer-digits="1"/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-</number:text>
      <number:number number:grouping="true" number:decimal-places="2" number:min-integer-digits="1"/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-</number:text>
      <number:number number:grouping="true" number:decimal-places="2" number:min-integer-digits="1"/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-</number:text>
      <number:number number:grouping="true" number:decimal-places="0" number:min-integer-digits="1"/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-</number:text>
      <number:number number:grouping="true" number:decimal-places="0" number:min-integer-digits="1"/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-</number:text>
      <number:number number:grouping="true" number:decimal-places="2" number:min-integer-digits="1"/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-</number:text>
      <number:number number:grouping="true" number:decimal-places="2" number:min-integer-digits="1"/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0P0">
      <number:text>€ </number:text>
      <number:number number:grouping="true" number:decimal-places="0" number:min-integer-digits="1"/>
    </number:number-style>
    <number:number-style style:name="N150">
      <number:text>€ </number:text>
      <number:number number:grouping="true" number:decimal-places="0" number:min-integer-digits="1"/>
      <number:text>-</number:text>
      <style:map style:condition="value()&gt;=0" style:apply-style-name="N150P0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2" number:min-integer-digits="1"/>
    </number:number-style>
    <number:number-style style:name="N152">
      <number:text>€ </number:text>
      <number:number number:grouping="true" number:decimal-places="2" number:min-integer-digits="1"/>
      <number:text>-</number:text>
      <style:map style:condition="value()&gt;=0" style:apply-style-name="N152P0"/>
    </number:number-style>
    <number:number-style style:volatile="true" style:name="N153P0">
      <number:text>€ </number:text>
      <number:number number:grouping="true" number:decimal-places="2" number:min-integer-digits="1"/>
    </number:number-style>
    <number:number-style style:name="N15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3P0"/>
    </number:number-style>
    <number:number-style style:volatile="true" style:name="N155P0">
      <number:text> € </number:text>
      <number:number number:grouping="true" number:decimal-places="0" number:min-integer-digits="1"/>
    </number:number-style>
    <number:number-style style:volatile="true" style:name="N155P1">
      <number:text> € </number:text>
      <number:number number:grouping="true" number:decimal-places="0" number:min-integer-digits="1"/>
      <number:text>-</number:text>
    </number:number-style>
    <number:number-style style:volatile="true" style:name="N155P2">
      <number:text> € - </number:text>
    </number:number-style>
    <number:text-style style:name="N155">
      <number:text-conten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volatile="true" style:name="N157P0">
      <number:number number:grouping="true" number:decimal-places="0" number:min-integer-digits="1"/>
    </number:number-style>
    <number:number-style style:volatile="true" style:name="N157P1">
      <number:number number:grouping="true" number:decimal-places="0" number:min-integer-digits="1"/>
      <number:text>-</number:text>
    </number:number-style>
    <number:number-style style:volatile="true" style:name="N157P2">
      <number:text>- </number:text>
    </number:number-style>
    <number:text-style style:name="N157">
      <number:text-content/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volatile="true" style:name="N159P0">
      <number:text> € </number:text>
      <number:number number:grouping="true" number:decimal-places="2" number:min-integer-digits="1"/>
    </number:number-style>
    <number:number-style style:volatile="true" style:name="N159P1">
      <number:text> € </number:text>
      <number:number number:grouping="true" number:decimal-places="2" number:min-integer-digits="1"/>
      <number:text>-</number:text>
    </number:number-style>
    <number:number-style style:volatile="true" style:name="N159P2">
      <number:text> € -</number:text>
      <number:number number:decimal-places="0" number:min-integer-digits="0"/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2" number:min-integer-digits="1"/>
    </number:number-style>
    <number:number-style style:volatile="true" style:name="N161P1">
      <number:number number:grouping="true" number:decimal-places="2" number:min-integer-digits="1"/>
      <number:text>-</number:text>
    </number:number-style>
    <number:number-style style:volatile="true" style:name="N161P2">
      <number:text>-</number:text>
      <number:number number:decimal-places="0" number:min-integer-digits="0"/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3P0">
      <number:text>fl </number:text>
      <number:number number:grouping="true" number:decimal-places="0" number:min-integer-digits="1"/>
    </number:number-style>
    <number:number-style style:name="N163">
      <number:text>fl </number:text>
      <number:number number:grouping="true" number:decimal-places="0" number:min-integer-digits="1"/>
      <number:text>-</number:text>
      <style:map style:condition="value()&gt;=0" style:apply-style-name="N163P0"/>
    </number:number-style>
    <number:number-style style:volatile="true" style:name="N164P0">
      <number:text>fl </number:text>
      <number:number number:grouping="true" number:decimal-places="0" number:min-integer-digits="1"/>
    </number:number-style>
    <number:number-style style:name="N164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64P0"/>
    </number:number-style>
    <number:number-style style:volatile="true" style:name="N166P0">
      <number:text>fl </number:text>
      <number:number number:grouping="true" number:decimal-places="2" number:min-integer-digits="1"/>
    </number:number-style>
    <number:number-style style:name="N166">
      <number:text>fl </number:text>
      <number:number number:grouping="true" number:decimal-places="2" number:min-integer-digits="1"/>
      <number:text>-</number:text>
      <style:map style:condition="value()&gt;=0" style:apply-style-name="N166P0"/>
    </number:number-style>
    <number:number-style style:volatile="true" style:name="N167P0">
      <number:text>fl </number:text>
      <number:number number:grouping="true" number:decimal-places="2" number:min-integer-digits="1"/>
    </number:number-style>
    <number:number-style style:name="N16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7P0"/>
    </number:number-style>
    <number:number-style style:volatile="true" style:name="N171P0">
      <number:text> fl </number:text>
      <number:number number:grouping="true" number:decimal-places="0" number:min-integer-digits="1"/>
    </number:number-style>
    <number:number-style style:volatile="true" style:name="N171P1">
      <number:text> fl </number:text>
      <number:number number:grouping="true" number:decimal-places="0" number:min-integer-digits="1"/>
      <number:text>-</number:text>
    </number:number-style>
    <number:number-style style:volatile="true" style:name="N171P2">
      <number:text> fl - </number:text>
    </number:number-style>
    <number:text-style style:name="N171">
      <number:text-content/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volatile="true" style:name="N175P0">
      <number:text> fl </number:text>
      <number:number number:grouping="true" number:decimal-places="2" number:min-integer-digits="1"/>
    </number:number-style>
    <number:number-style style:volatile="true" style:name="N175P1">
      <number:text> fl </number:text>
      <number:number number:grouping="true" number:decimal-places="2" number:min-integer-digits="1"/>
      <number:text>-</number:text>
    </number:number-style>
    <number:number-style style:volatile="true" style:name="N175P2">
      <number:text> fl -</number:text>
      <number:number number:decimal-places="0" number:min-integer-digits="0"/>
    </number:number-style>
    <number:text-style style:name="N175">
      <number:text-content/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volatile="true" style:name="N177P0">
      <number:text>£</number:text>
      <number:number number:grouping="true" number:decimal-places="0" number:min-integer-digits="1"/>
    </number:number-style>
    <number:number-style style:name="N177">
      <number:text>-£</number:text>
      <number:number number:grouping="true" number:decimal-places="0" number:min-integer-digits="1"/>
      <style:map style:condition="value()&gt;=0" style:apply-style-name="N177P0"/>
    </number:number-style>
    <number:number-style style:volatile="true" style:name="N178P0">
      <number:text>£</number:text>
      <number:number number:grouping="true" number:decimal-places="0" number:min-integer-digits="1"/>
    </number:number-style>
    <number:number-style style:name="N178">
      <style:text-properties fo:color="#ff0000"/>
      <number:text>-£</number:text>
      <number:number number:grouping="true" number:decimal-places="0" number:min-integer-digits="1"/>
      <style:map style:condition="value()&gt;=0" style:apply-style-name="N178P0"/>
    </number:number-style>
    <number:number-style style:volatile="true" style:name="N180P0">
      <number:text>£</number:text>
      <number:number number:grouping="true" number:decimal-places="2" number:min-integer-digits="1"/>
    </number:number-style>
    <number:number-style style:name="N180">
      <number:text>-£</number:text>
      <number:number number:grouping="true" number:decimal-places="2" number:min-integer-digits="1"/>
      <style:map style:condition="value()&gt;=0" style:apply-style-name="N180P0"/>
    </number:number-style>
    <number:number-style style:volatile="true" style:name="N181P0">
      <number:text>£</number:text>
      <number:number number:grouping="true" number:decimal-places="2" number:min-integer-digits="1"/>
    </number:number-style>
    <number:number-style style:name="N181">
      <style:text-properties fo:color="#ff0000"/>
      <number:text>-£</number:text>
      <number:number number:grouping="true" number:decimal-places="2" number:min-integer-digits="1"/>
      <style:map style:condition="value()&gt;=0" style:apply-style-name="N181P0"/>
    </number:number-style>
    <number:number-style style:volatile="true" style:name="N185P0">
      <number:text> £</number:text>
      <number:number number:grouping="true" number:decimal-places="0" number:min-integer-digits="1"/>
    </number:number-style>
    <number:number-style style:volatile="true" style:name="N185P1">
      <number:text>-£</number:text>
      <number:number number:grouping="true" number:decimal-places="0" number:min-integer-digits="1"/>
    </number:number-style>
    <number:number-style style:volatile="true" style:name="N185P2">
      <number:text> £- </number:text>
    </number:number-style>
    <number:text-style style:name="N185">
      <number:text-content/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volatile="true" style:name="N189P0">
      <number:text> £</number:text>
      <number:number number:grouping="true" number:decimal-places="2" number:min-integer-digits="1"/>
    </number:number-style>
    <number:number-style style:volatile="true" style:name="N189P1">
      <number:text>-£</number:text>
      <number:number number:grouping="true" number:decimal-places="2" number:min-integer-digits="1"/>
    </number:number-style>
    <number:number-style style:volatile="true" style:name="N189P2">
      <number:text> £-</number:text>
      <number:number number:decimal-places="0" number:min-integer-digits="0"/>
    </number:number-style>
    <number:text-style style:name="N189">
      <number:text-content/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volatile="true" style:name="N191P0">
      <number:text>$</number:text>
      <number:number number:grouping="true" number:decimal-places="0" number:min-integer-digits="1"/>
    </number:number-style>
    <number:number-style style:name="N191">
      <number:text>($</number:text>
      <number:number number:grouping="true" number:decimal-places="0" number:min-integer-digits="1"/>
      <number:text>)</number:text>
      <style:map style:condition="value()&gt;=0" style:apply-style-name="N191P0"/>
    </number:number-style>
    <number:number-style style:volatile="true" style:name="N192P0">
      <number:text>$</number:text>
      <number:number number:grouping="true" number:decimal-places="0" number:min-integer-digits="1"/>
    </number:number-style>
    <number:number-style style:name="N192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92P0"/>
    </number:number-style>
    <number:number-style style:volatile="true" style:name="N194P0">
      <number:text>$</number:text>
      <number:number number:grouping="true" number:decimal-places="2" number:min-integer-digits="1"/>
    </number:number-style>
    <number:number-style style:name="N194">
      <number:text>($</number:text>
      <number:number number:grouping="true" number:decimal-places="2" number:min-integer-digits="1"/>
      <number:text>)</number:text>
      <style:map style:condition="value()&gt;=0" style:apply-style-name="N194P0"/>
    </number:number-style>
    <number:number-style style:volatile="true" style:name="N195P0">
      <number:text>$</number:text>
      <number:number number:grouping="true" number:decimal-places="2" number:min-integer-digits="1"/>
    </number:number-style>
    <number:number-style style:name="N195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95P0"/>
    </number:number-style>
    <number:number-style style:volatile="true" style:name="N199P0">
      <number:text> $</number:text>
      <number:number number:grouping="true" number:decimal-places="0" number:min-integer-digits="1"/>
    </number:number-style>
    <number:number-style style:volatile="true" style:name="N199P1">
      <number:text> $(</number:text>
      <number:number number:grouping="true" number:decimal-places="0" number:min-integer-digits="1"/>
      <number:text>)</number:text>
    </number:number-style>
    <number:number-style style:volatile="true" style:name="N199P2">
      <number:text> $- </number:text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volatile="true" style:name="N201P0">
      <number:number number:grouping="true" number:decimal-places="0" number:min-integer-digits="1"/>
    </number:number-style>
    <number:number-style style:volatile="true" style:name="N201P1">
      <number:text>(</number:text>
      <number:number number:grouping="true" number:decimal-places="0" number:min-integer-digits="1"/>
      <number:text>)</number:text>
    </number:number-style>
    <number:number-style style:volatile="true" style:name="N201P2">
      <number:text>- </number:text>
    </number:number-style>
    <number:text-style style:name="N201">
      <number:text-content/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volatile="true" style:name="N205P0">
      <number:text> $</number:text>
      <number:number number:grouping="true" number:decimal-places="2" number:min-integer-digits="1"/>
    </number:number-style>
    <number:number-style style:volatile="true" style:name="N205P1">
      <number:text> $(</number:text>
      <number:number number:grouping="true" number:decimal-places="2" number:min-integer-digits="1"/>
      <number:text>)</number:text>
    </number:number-style>
    <number:number-style style:volatile="true" style:name="N205P2">
      <number:text> $-</number:text>
      <number:number number:decimal-places="0" number:min-integer-digits="0"/>
    </number:number-style>
    <number:text-style style:name="N205">
      <number:text-content/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volatile="true" style:name="N207P0">
      <number:number number:grouping="true" number:decimal-places="2" number:min-integer-digits="1"/>
    </number:number-style>
    <number:number-style style:volatile="true" style:name="N207P1">
      <number:text>(</number:text>
      <number:number number:grouping="true" number:decimal-places="2" number:min-integer-digits="1"/>
      <number:text>)</number:text>
    </number:number-style>
    <number:number-style style:volatile="true" style:name="N207P2">
      <number:text>-</number:text>
      <number:number number:decimal-places="0" number:min-integer-digits="0"/>
    </number:number-style>
    <number:text-style style:name="N207">
      <number:text-content/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volatile="true" style:name="N210P0">
      <number:number number:decimal-places="1" number:min-integer-digits="1"/>
      <number:text>-</number:text>
    </number:number-style>
    <number:number-style style:volatile="true" style:name="N210P1">
      <number:text/>
    </number:number-style>
    <number:text-style style:name="N210">
      <number:text-content/>
      <style:map style:condition="value()&gt;0" style:apply-style-name="N210P0"/>
      <style:map style:condition="value()&lt;0" style:apply-style-name="N210P1"/>
    </number:text-style>
    <number:number-style style:volatile="true" style:name="N212P0">
      <number:number number:decimal-places="0" number:min-integer-digits="1"/>
    </number:number-style>
    <number:number-style style:volatile="true" style:name="N212P1">
      <number:text>-</number:text>
      <number:number number:decimal-places="0" number:min-integer-digits="1"/>
    </number:number-style>
    <number:number-style style:volatile="true" style:name="N212P2">
      <number:text/>
    </number:number-style>
    <number:text-style style:name="N212">
      <number:text-content/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4pt" fo:margin-top="72pt" fo:page-width="595.3pt" fo:margin-left="54pt" style:num-format="1" style:print-orientation="portrait" style:scale-to="100%" fo:page-height="841.89pt" style:writing-mode="lr-tb" fo:margin-bottom="72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5">00/00/0000</text:date>, <text:time style:data-style-name="N2" text:time-value="16:21:24.20294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rste_20_gedeelte" style:page-layout-name="Mpm3" style:display-name="PageStyle_Eerst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Peter K. Doorn</meta:initial-creator>
    <meta:creation-date>2003-02-13T22:48:08</meta:creation-date>
    <dc:date>2015-07-15T16:21:39.715827000</dc:date>
    <meta:editing-duration>PT1M51S</meta:editing-duration>
    <meta:editing-cycles>4</meta:editing-cycles>
    <meta:document-statistic meta:object-count="0" meta:cell-count="13166" meta:table-count="1"/>
    <meta:generator>ODFPY/1.3.5</meta:generator>
  </office:meta>
</office:document-meta>
</file>